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17pt" svg:height="255pt" svg:x="1495.7pt" svg:y="11.76pt">
            <draw:object draw:notify-on-update-of-ranges="Sheet1.R2:Sheet1.R2 Sheet1.R3:Sheet1.R101 Sheet1.S2:Sheet1.S2 Sheet1.S3:Sheet1.S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90.05pt" svg:height="275.64pt" svg:x="1498.54pt" svg:y="292.17pt">
            <draw:object draw:notify-on-update-of-ranges="Sheet1.U2:Sheet1.U2 Sheet1.U3:Sheet1.U101 Sheet1.V2:Sheet1.V2 Sheet1.V3:Sheet1.V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oneSubstitutionDifference</text:p>
          </table:table-cell>
          <table:table-cell office:value-type="string" calcext:value-type="string">
            <text:p>oneInsertionDifference</text:p>
          </table:table-cell>
          <table:table-cell office:value-type="string" calcext:value-type="string">
            <text:p>oneDeletion</text:p>
          </table:table-cell>
          <table:table-cell office:value-type="string" calcext:value-type="string">
            <text:p>oneCap</text:p>
          </table:table-cell>
          <table:table-cell office:value-type="string" calcext:value-type="string">
            <text:p>subPunc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stdev</text:p>
          </table:table-cell>
          <table:table-cell table:style-name="Default" office:value-type="string" calcext:value-type="string">
            <text:p>sem</text:p>
          </table:table-cell>
          <table:table-cell office:value-type="string" calcext:value-type="string">
            <text:p>upper(stdv)</text:p>
          </table:table-cell>
          <table:table-cell office:value-type="string" calcext:value-type="string">
            <text:p>lower(stdv)</text:p>
          </table:table-cell>
          <table:table-cell office:value-type="string" calcext:value-type="string">
            <text:p>stdev diff</text:p>
          </table:table-cell>
          <table:table-cell office:value-type="string" calcext:value-type="string">
            <text:p>upper(sem)</text:p>
          </table:table-cell>
          <table:table-cell office:value-type="string" calcext:value-type="string">
            <text:p>lower(sem)</text:p>
          </table:table-cell>
          <table:table-cell office:value-type="string" calcext:value-type="string">
            <text:p>sem diff</text:p>
          </table:table-cell>
        </table:table-row>
        <table:table-row table:style-name="ro1">
          <table:table-cell table:number-columns-repeated="6"/>
          <table:table-cell table:formula="of:=[.G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table:formula="of:=AVERAGE([.H2:.N2])" office:value-type="float" office:value="71.4285714285714" calcext:value-type="float">
            <text:p>71.4285714285714</text:p>
          </table:table-cell>
          <table:table-cell table:formula="of:=STDEV([.H2:.N2])" office:value-type="float" office:value="81.3344067064223" calcext:value-type="float">
            <text:p>81.33</text:p>
          </table:table-cell>
          <table:table-cell table:formula="of:=[.P2]/SQRT(5)" office:value-type="float" office:value="36.373852461035" calcext:value-type="float">
            <text:p>36.37</text:p>
          </table:table-cell>
          <table:table-cell table:formula="of:=[.O2]+[.P2]" office:value-type="float" office:value="152.762978134994" calcext:value-type="float">
            <text:p>152.762978134994</text:p>
          </table:table-cell>
          <table:table-cell table:formula="of:=[.O2]-[.P2]" office:value-type="float" office:value="-9.90583527785087" calcext:value-type="float">
            <text:p>-9.90583527785087</text:p>
          </table:table-cell>
          <table:table-cell table:formula="of:=[.R2]-[.S2]" office:value-type="float" office:value="162.668813412845" calcext:value-type="float">
            <text:p>162.668813412845</text:p>
          </table:table-cell>
          <table:table-cell table:formula="of:=[.O2]+[.Q2]" office:value-type="float" office:value="107.802423889606" calcext:value-type="float">
            <text:p>107.802423889606</text:p>
          </table:table-cell>
          <table:table-cell table:formula="of:=[.O2]-[.Q2]" office:value-type="float" office:value="35.0547189675364" calcext:value-type="float">
            <text:p>35.0547189675364</text:p>
          </table:table-cell>
          <table:table-cell table:formula="of:=[.U2]-[.V2]" office:value-type="float" office:value="72.74770492207" calcext:value-type="float">
            <text:p>72.74770492207</text:p>
          </table:table-cell>
        </table:table-row>
        <table:table-row table:style-name="ro1">
          <table:table-cell office:value-type="string" calcext:value-type="string">
            <text:p>cxaQjm%9ggH</text:p>
          </table:table-cell>
          <table:table-cell table:number-columns-repeated="5"/>
          <table:table-cell table:formula="of:=[.G2]+1" office:value-type="float" office:value="2" calcext:value-type="float">
            <text:p>2</text:p>
          </table:table-cell>
          <table:table-cell table:formula="of:=[.H2]+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[.N2]+0" office:value-type="float" office:value="250" calcext:value-type="float">
            <text:p>250</text:p>
          </table:table-cell>
          <table:table-cell table:formula="of:=AVERAGE([.H3:.N3])" office:value-type="float" office:value="79" calcext:value-type="float">
            <text:p>79</text:p>
          </table:table-cell>
          <table:table-cell table:formula="of:=STDEV([.H3:.N3])" office:value-type="float" office:value="79.6596928607352" calcext:value-type="float">
            <text:p>79.66</text:p>
          </table:table-cell>
          <table:table-cell table:formula="of:=[.P3]/SQRT(5)" office:value-type="float" office:value="35.6248976606717" calcext:value-type="float">
            <text:p>35.62</text:p>
          </table:table-cell>
          <table:table-cell table:formula="of:=[.O3]+[.P3]" office:value-type="float" office:value="158.659692860735" calcext:value-type="float">
            <text:p>158.659692860735</text:p>
          </table:table-cell>
          <table:table-cell table:formula="of:=[.O3]-[.P3]" office:value-type="float" office:value="-0.659692860735206" calcext:value-type="float">
            <text:p>-0.659692860735206</text:p>
          </table:table-cell>
          <table:table-cell table:formula="of:=[.R3]-[.S3]" office:value-type="float" office:value="159.31938572147" calcext:value-type="float">
            <text:p>159.31938572147</text:p>
          </table:table-cell>
          <table:table-cell table:formula="of:=[.O3]+[.Q3]" office:value-type="float" office:value="114.624897660672" calcext:value-type="float">
            <text:p>114.624897660672</text:p>
          </table:table-cell>
          <table:table-cell table:formula="of:=[.O3]-[.Q3]" office:value-type="float" office:value="43.3751023393283" calcext:value-type="float">
            <text:p>43.3751023393283</text:p>
          </table:table-cell>
          <table:table-cell table:formula="of:=[.U3]-[.V3]" office:value-type="float" office:value="71.2497953213434" calcext:value-type="float">
            <text:p>71.2497953213434</text:p>
          </table:table-cell>
        </table:table-row>
        <table:table-row table:style-name="ro1">
          <table:table-cell office:value-type="string" calcext:value-type="string">
            <text:p>37k:ABAe[R</text:p>
          </table:table-cell>
          <table:table-cell table:number-columns-repeated="5"/>
          <table:table-cell table:formula="of:=[.G3]+1" office:value-type="float" office:value="3" calcext:value-type="float">
            <text:p>3</text:p>
          </table:table-cell>
          <table:table-cell table:formula="of:=[.H3]+0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table:formula="of:=[.N3]+0" office:value-type="float" office:value="250" calcext:value-type="float">
            <text:p>250</text:p>
          </table:table-cell>
          <table:table-cell table:formula="of:=AVERAGE([.H4:.N4])" office:value-type="float" office:value="111.571428571429" calcext:value-type="float">
            <text:p>111.571428571429</text:p>
          </table:table-cell>
          <table:table-cell table:formula="of:=STDEV([.H4:.N4])" office:value-type="float" office:value="88.1189672031645" calcext:value-type="float">
            <text:p>88.12</text:p>
          </table:table-cell>
          <table:table-cell table:formula="of:=[.P4]/SQRT(5)" office:value-type="float" office:value="39.4080001546701" calcext:value-type="float">
            <text:p>39.41</text:p>
          </table:table-cell>
          <table:table-cell table:formula="of:=[.O4]+[.P4]" office:value-type="float" office:value="199.690395774593" calcext:value-type="float">
            <text:p>199.690395774593</text:p>
          </table:table-cell>
          <table:table-cell table:formula="of:=[.O4]-[.P4]" office:value-type="float" office:value="23.4524613682641" calcext:value-type="float">
            <text:p>23.4524613682641</text:p>
          </table:table-cell>
          <table:table-cell table:formula="of:=[.R4]-[.S4]" office:value-type="float" office:value="176.237934406329" calcext:value-type="float">
            <text:p>176.237934406329</text:p>
          </table:table-cell>
          <table:table-cell table:formula="of:=[.O4]+[.Q4]" office:value-type="float" office:value="150.979428726099" calcext:value-type="float">
            <text:p>150.979428726099</text:p>
          </table:table-cell>
          <table:table-cell table:formula="of:=[.O4]-[.Q4]" office:value-type="float" office:value="72.1634284167585" calcext:value-type="float">
            <text:p>72.1634284167585</text:p>
          </table:table-cell>
          <table:table-cell table:formula="of:=[.U4]-[.V4]" office:value-type="float" office:value="78.8160003093401" calcext:value-type="float">
            <text:p>78.8160003093401</text:p>
          </table:table-cell>
        </table:table-row>
        <table:table-row table:style-name="ro1">
          <table:table-cell office:value-type="string" calcext:value-type="string">
            <text:p>rO5`=qLroK</text:p>
          </table:table-cell>
          <table:table-cell table:number-columns-repeated="5"/>
          <table:table-cell table:formula="of:=[.G4]+1" office:value-type="float" office:value="4" calcext:value-type="float">
            <text:p>4</text:p>
          </table:table-cell>
          <table:table-cell table:formula="of:=[.H4]+0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formula="of:=[.N4]+0" office:value-type="float" office:value="250" calcext:value-type="float">
            <text:p>250</text:p>
          </table:table-cell>
          <table:table-cell table:formula="of:=AVERAGE([.H5:.N5])" office:value-type="float" office:value="79" calcext:value-type="float">
            <text:p>79</text:p>
          </table:table-cell>
          <table:table-cell table:formula="of:=STDEV([.H5:.N5])" office:value-type="float" office:value="81.5516196446562" calcext:value-type="float">
            <text:p>81.55</text:p>
          </table:table-cell>
          <table:table-cell table:formula="of:=[.P5]/SQRT(5)" office:value-type="float" office:value="36.4709930401317" calcext:value-type="float">
            <text:p>36.47</text:p>
          </table:table-cell>
          <table:table-cell table:formula="of:=[.O5]+[.P5]" office:value-type="float" office:value="160.551619644656" calcext:value-type="float">
            <text:p>160.551619644656</text:p>
          </table:table-cell>
          <table:table-cell table:formula="of:=[.O5]-[.P5]" office:value-type="float" office:value="-2.55161964465616" calcext:value-type="float">
            <text:p>-2.55161964465616</text:p>
          </table:table-cell>
          <table:table-cell table:formula="of:=[.R5]-[.S5]" office:value-type="float" office:value="163.103239289312" calcext:value-type="float">
            <text:p>163.103239289312</text:p>
          </table:table-cell>
          <table:table-cell table:formula="of:=[.O5]+[.Q5]" office:value-type="float" office:value="115.470993040132" calcext:value-type="float">
            <text:p>115.470993040132</text:p>
          </table:table-cell>
          <table:table-cell table:formula="of:=[.O5]-[.Q5]" office:value-type="float" office:value="42.5290069598683" calcext:value-type="float">
            <text:p>42.5290069598683</text:p>
          </table:table-cell>
          <table:table-cell table:formula="of:=[.U5]-[.V5]" office:value-type="float" office:value="72.9419860802634" calcext:value-type="float">
            <text:p>72.9419860802634</text:p>
          </table:table-cell>
        </table:table-row>
        <table:table-row table:style-name="ro1">
          <table:table-cell office:value-type="string" calcext:value-type="string">
            <text:p>nhOv1Te@bv</text:p>
          </table:table-cell>
          <table:table-cell table:number-columns-repeated="5"/>
          <table:table-cell table:formula="of:=[.G5]+1" office:value-type="float" office:value="5" calcext:value-type="float">
            <text:p>5</text:p>
          </table:table-cell>
          <table:table-cell table:formula="of:=[.H5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formula="of:=[.N5]+0" office:value-type="float" office:value="250" calcext:value-type="float">
            <text:p>250</text:p>
          </table:table-cell>
          <table:table-cell table:formula="of:=AVERAGE([.H6:.N6])" office:value-type="float" office:value="69.5714285714286" calcext:value-type="float">
            <text:p>69.5714285714286</text:p>
          </table:table-cell>
          <table:table-cell table:formula="of:=STDEV([.H6:.N6])" office:value-type="float" office:value="81.9244716041492" calcext:value-type="float">
            <text:p>81.92</text:p>
          </table:table-cell>
          <table:table-cell table:formula="of:=[.P6]/SQRT(5)" office:value-type="float" office:value="36.6377375055258" calcext:value-type="float">
            <text:p>36.64</text:p>
          </table:table-cell>
          <table:table-cell table:formula="of:=[.O6]+[.P6]" office:value-type="float" office:value="151.495900175578" calcext:value-type="float">
            <text:p>151.495900175578</text:p>
          </table:table-cell>
          <table:table-cell table:formula="of:=[.O6]-[.P6]" office:value-type="float" office:value="-12.3530430327206" calcext:value-type="float">
            <text:p>-12.3530430327206</text:p>
          </table:table-cell>
          <table:table-cell table:formula="of:=[.R6]-[.S6]" office:value-type="float" office:value="163.848943208298" calcext:value-type="float">
            <text:p>163.848943208298</text:p>
          </table:table-cell>
          <table:table-cell table:formula="of:=[.O6]+[.Q6]" office:value-type="float" office:value="106.209166076954" calcext:value-type="float">
            <text:p>106.209166076954</text:p>
          </table:table-cell>
          <table:table-cell table:formula="of:=[.O6]-[.Q6]" office:value-type="float" office:value="32.9336910659028" calcext:value-type="float">
            <text:p>32.9336910659028</text:p>
          </table:table-cell>
          <table:table-cell table:formula="of:=[.U6]-[.V6]" office:value-type="float" office:value="73.2754750110516" calcext:value-type="float">
            <text:p>73.2754750110516</text:p>
          </table:table-cell>
        </table:table-row>
        <table:table-row table:style-name="ro1">
          <table:table-cell office:value-type="string" calcext:value-type="string">
            <text:p>Fx2qQXj+tce</text:p>
          </table:table-cell>
          <table:table-cell table:number-columns-repeated="5"/>
          <table:table-cell table:formula="of:=[.G6]+1" office:value-type="float" office:value="6" calcext:value-type="float">
            <text:p>6</text:p>
          </table:table-cell>
          <table:table-cell table:formula="of:=[.H6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 table:formula="of:=[.N6]+0" office:value-type="float" office:value="250" calcext:value-type="float">
            <text:p>250</text:p>
          </table:table-cell>
          <table:table-cell table:formula="of:=AVERAGE([.H7:.N7])" office:value-type="float" office:value="108.714285714286" calcext:value-type="float">
            <text:p>108.714285714286</text:p>
          </table:table-cell>
          <table:table-cell table:formula="of:=STDEV([.H7:.N7])" office:value-type="float" office:value="77.9480901748385" calcext:value-type="float">
            <text:p>77.95</text:p>
          </table:table-cell>
          <table:table-cell table:formula="of:=[.P7]/SQRT(5)" office:value-type="float" office:value="34.8594456694445" calcext:value-type="float">
            <text:p>34.86</text:p>
          </table:table-cell>
          <table:table-cell table:formula="of:=[.O7]+[.P7]" office:value-type="float" office:value="186.662375889124" calcext:value-type="float">
            <text:p>186.662375889124</text:p>
          </table:table-cell>
          <table:table-cell table:formula="of:=[.O7]-[.P7]" office:value-type="float" office:value="30.7661955394472" calcext:value-type="float">
            <text:p>30.7661955394472</text:p>
          </table:table-cell>
          <table:table-cell table:formula="of:=[.R7]-[.S7]" office:value-type="float" office:value="155.896180349677" calcext:value-type="float">
            <text:p>155.896180349677</text:p>
          </table:table-cell>
          <table:table-cell table:formula="of:=[.O7]+[.Q7]" office:value-type="float" office:value="143.57373138373" calcext:value-type="float">
            <text:p>143.57373138373</text:p>
          </table:table-cell>
          <table:table-cell table:formula="of:=[.O7]-[.Q7]" office:value-type="float" office:value="73.8548400448412" calcext:value-type="float">
            <text:p>73.8548400448412</text:p>
          </table:table-cell>
          <table:table-cell table:formula="of:=[.U7]-[.V7]" office:value-type="float" office:value="69.718891338889" calcext:value-type="float">
            <text:p>69.718891338889</text:p>
          </table:table-cell>
        </table:table-row>
        <table:table-row table:style-name="ro1">
          <table:table-cell office:value-type="string" calcext:value-type="string">
            <text:p>izuglq/2xaC</text:p>
          </table:table-cell>
          <table:table-cell table:number-columns-repeated="5"/>
          <table:table-cell table:formula="of:=[.G7]+1" office:value-type="float" office:value="7" calcext:value-type="float">
            <text:p>7</text:p>
          </table:table-cell>
          <table:table-cell table:formula="of:=[.H7]+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formula="of:=[.N7]+0" office:value-type="float" office:value="250" calcext:value-type="float">
            <text:p>250</text:p>
          </table:table-cell>
          <table:table-cell table:formula="of:=AVERAGE([.H8:.N8])" office:value-type="float" office:value="70.1428571428571" calcext:value-type="float">
            <text:p>70.1428571428571</text:p>
          </table:table-cell>
          <table:table-cell table:formula="of:=STDEV([.H8:.N8])" office:value-type="float" office:value="83.0249532197571" calcext:value-type="float">
            <text:p>83.02</text:p>
          </table:table-cell>
          <table:table-cell table:formula="of:=[.P8]/SQRT(5)" office:value-type="float" office:value="37.1298878456234" calcext:value-type="float">
            <text:p>37.13</text:p>
          </table:table-cell>
          <table:table-cell table:formula="of:=[.O8]+[.P8]" office:value-type="float" office:value="153.167810362614" calcext:value-type="float">
            <text:p>153.167810362614</text:p>
          </table:table-cell>
          <table:table-cell table:formula="of:=[.O8]-[.P8]" office:value-type="float" office:value="-12.8820960769" calcext:value-type="float">
            <text:p>-12.8820960769</text:p>
          </table:table-cell>
          <table:table-cell table:formula="of:=[.R8]-[.S8]" office:value-type="float" office:value="166.049906439514" calcext:value-type="float">
            <text:p>166.049906439514</text:p>
          </table:table-cell>
          <table:table-cell table:formula="of:=[.O8]+[.Q8]" office:value-type="float" office:value="107.272744988481" calcext:value-type="float">
            <text:p>107.272744988481</text:p>
          </table:table-cell>
          <table:table-cell table:formula="of:=[.O8]-[.Q8]" office:value-type="float" office:value="33.0129692972337" calcext:value-type="float">
            <text:p>33.0129692972337</text:p>
          </table:table-cell>
          <table:table-cell table:formula="of:=[.U8]-[.V8]" office:value-type="float" office:value="74.2597756912468" calcext:value-type="float">
            <text:p>74.2597756912468</text:p>
          </table:table-cell>
        </table:table-row>
        <table:table-row table:style-name="ro1">
          <table:table-cell office:value-type="string" calcext:value-type="string">
            <text:p>n4Ih=pC&amp;wo</text:p>
          </table:table-cell>
          <table:table-cell table:number-columns-repeated="5"/>
          <table:table-cell table:formula="of:=[.G8]+1" office:value-type="float" office:value="8" calcext:value-type="float">
            <text:p>8</text:p>
          </table:table-cell>
          <table:table-cell table:formula="of:=[.H8]+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formula="of:=[.N8]+0" office:value-type="float" office:value="250" calcext:value-type="float">
            <text:p>250</text:p>
          </table:table-cell>
          <table:table-cell table:formula="of:=AVERAGE([.H9:.N9])" office:value-type="float" office:value="70" calcext:value-type="float">
            <text:p>70</text:p>
          </table:table-cell>
          <table:table-cell table:formula="of:=STDEV([.H9:.N9])" office:value-type="float" office:value="84.1961994391671" calcext:value-type="float">
            <text:p>84.20</text:p>
          </table:table-cell>
          <table:table-cell table:formula="of:=[.P9]/SQRT(5)" office:value-type="float" office:value="37.6536850786215" calcext:value-type="float">
            <text:p>37.65</text:p>
          </table:table-cell>
          <table:table-cell table:formula="of:=[.O9]+[.P9]" office:value-type="float" office:value="154.196199439167" calcext:value-type="float">
            <text:p>154.196199439167</text:p>
          </table:table-cell>
          <table:table-cell table:formula="of:=[.O9]-[.P9]" office:value-type="float" office:value="-14.1961994391671" calcext:value-type="float">
            <text:p>-14.1961994391671</text:p>
          </table:table-cell>
          <table:table-cell table:formula="of:=[.R9]-[.S9]" office:value-type="float" office:value="168.392398878334" calcext:value-type="float">
            <text:p>168.392398878334</text:p>
          </table:table-cell>
          <table:table-cell table:formula="of:=[.O9]+[.Q9]" office:value-type="float" office:value="107.653685078621" calcext:value-type="float">
            <text:p>107.653685078621</text:p>
          </table:table-cell>
          <table:table-cell table:formula="of:=[.O9]-[.Q9]" office:value-type="float" office:value="32.3463149213785" calcext:value-type="float">
            <text:p>32.3463149213785</text:p>
          </table:table-cell>
          <table:table-cell table:formula="of:=[.U9]-[.V9]" office:value-type="float" office:value="75.3073701572429" calcext:value-type="float">
            <text:p>75.3073701572429</text:p>
          </table:table-cell>
        </table:table-row>
        <table:table-row table:style-name="ro1">
          <table:table-cell office:value-type="string" calcext:value-type="string">
            <text:p>&gt;4uJ`1FbdD</text:p>
          </table:table-cell>
          <table:table-cell table:number-columns-repeated="5"/>
          <table:table-cell table:formula="of:=[.G9]+1" office:value-type="float" office:value="9" calcext:value-type="float">
            <text:p>9</text:p>
          </table:table-cell>
          <table:table-cell table:formula="of:=[.H9]+0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formula="of:=[.N9]+0" office:value-type="float" office:value="250" calcext:value-type="float">
            <text:p>250</text:p>
          </table:table-cell>
          <table:table-cell table:formula="of:=AVERAGE([.H10:.N10])" office:value-type="float" office:value="99.5714285714286" calcext:value-type="float">
            <text:p>99.5714285714286</text:p>
          </table:table-cell>
          <table:table-cell table:formula="of:=STDEV([.H10:.N10])" office:value-type="float" office:value="88.1643486957874" calcext:value-type="float">
            <text:p>88.16</text:p>
          </table:table-cell>
          <table:table-cell table:formula="of:=[.P10]/SQRT(5)" office:value-type="float" office:value="39.4282953751551" calcext:value-type="float">
            <text:p>39.43</text:p>
          </table:table-cell>
          <table:table-cell table:formula="of:=[.O10]+[.P10]" office:value-type="float" office:value="187.735777267216" calcext:value-type="float">
            <text:p>187.735777267216</text:p>
          </table:table-cell>
          <table:table-cell table:formula="of:=[.O10]-[.P10]" office:value-type="float" office:value="11.4070798756412" calcext:value-type="float">
            <text:p>11.4070798756412</text:p>
          </table:table-cell>
          <table:table-cell table:formula="of:=[.R10]-[.S10]" office:value-type="float" office:value="176.328697391575" calcext:value-type="float">
            <text:p>176.328697391575</text:p>
          </table:table-cell>
          <table:table-cell table:formula="of:=[.O10]+[.Q10]" office:value-type="float" office:value="138.999723946584" calcext:value-type="float">
            <text:p>138.999723946584</text:p>
          </table:table-cell>
          <table:table-cell table:formula="of:=[.O10]-[.Q10]" office:value-type="float" office:value="60.1431331962735" calcext:value-type="float">
            <text:p>60.1431331962735</text:p>
          </table:table-cell>
          <table:table-cell table:formula="of:=[.U10]-[.V10]" office:value-type="float" office:value="78.8565907503102" calcext:value-type="float">
            <text:p>78.8565907503102</text:p>
          </table:table-cell>
        </table:table-row>
        <table:table-row table:style-name="ro1">
          <table:table-cell office:value-type="string" calcext:value-type="string">
            <text:p>jldh1oul_Tl</text:p>
          </table:table-cell>
          <table:table-cell table:number-columns-repeated="5"/>
          <table:table-cell table:formula="of:=[.G10]+1" office:value-type="float" office:value="10" calcext:value-type="float">
            <text:p>10</text:p>
          </table:table-cell>
          <table:table-cell table:formula="of:=[.H10]+0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table:formula="of:=[.N10]+0" office:value-type="float" office:value="250" calcext:value-type="float">
            <text:p>250</text:p>
          </table:table-cell>
          <table:table-cell table:formula="of:=AVERAGE([.H11:.N11])" office:value-type="float" office:value="157.428571428571" calcext:value-type="float">
            <text:p>157.428571428571</text:p>
          </table:table-cell>
          <table:table-cell table:formula="of:=STDEV([.H11:.N11])" office:value-type="float" office:value="105.809352363669" calcext:value-type="float">
            <text:p>105.81</text:p>
          </table:table-cell>
          <table:table-cell table:formula="of:=[.P11]/SQRT(5)" office:value-type="float" office:value="47.3193809080783" calcext:value-type="float">
            <text:p>47.32</text:p>
          </table:table-cell>
          <table:table-cell table:formula="of:=[.O11]+[.P11]" office:value-type="float" office:value="263.23792379224" calcext:value-type="float">
            <text:p>263.23792379224</text:p>
          </table:table-cell>
          <table:table-cell table:formula="of:=[.O11]-[.P11]" office:value-type="float" office:value="51.6192190649025" calcext:value-type="float">
            <text:p>51.6192190649025</text:p>
          </table:table-cell>
          <table:table-cell table:formula="of:=[.R11]-[.S11]" office:value-type="float" office:value="211.618704727338" calcext:value-type="float">
            <text:p>211.618704727338</text:p>
          </table:table-cell>
          <table:table-cell table:formula="of:=[.O11]+[.Q11]" office:value-type="float" office:value="204.74795233665" calcext:value-type="float">
            <text:p>204.74795233665</text:p>
          </table:table-cell>
          <table:table-cell table:formula="of:=[.O11]-[.Q11]" office:value-type="float" office:value="110.109190520493" calcext:value-type="float">
            <text:p>110.109190520493</text:p>
          </table:table-cell>
          <table:table-cell table:formula="of:=[.U11]-[.V11]" office:value-type="float" office:value="94.6387618161567" calcext:value-type="float">
            <text:p>94.6387618161567</text:p>
          </table:table-cell>
        </table:table-row>
        <table:table-row table:style-name="ro1">
          <table:table-cell office:value-type="string" calcext:value-type="string">
            <text:p>2cxxbdSe=VM</text:p>
          </table:table-cell>
          <table:table-cell table:number-columns-repeated="5"/>
          <table:table-cell table:formula="of:=[.G11]+1" office:value-type="float" office:value="11" calcext:value-type="float">
            <text:p>11</text:p>
          </table:table-cell>
          <table:table-cell table:formula="of:=[.H11]+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7" calcext:value-type="float">
            <text:p>187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formula="of:=[.N11]+0" office:value-type="float" office:value="250" calcext:value-type="float">
            <text:p>250</text:p>
          </table:table-cell>
          <table:table-cell table:formula="of:=AVERAGE([.H12:.N12])" office:value-type="float" office:value="95" calcext:value-type="float">
            <text:p>95</text:p>
          </table:table-cell>
          <table:table-cell table:formula="of:=STDEV([.H12:.N12])" office:value-type="float" office:value="91.4002188181188" calcext:value-type="float">
            <text:p>91.40</text:p>
          </table:table-cell>
          <table:table-cell table:formula="of:=[.P12]/SQRT(5)" office:value-type="float" office:value="40.8754204871338" calcext:value-type="float">
            <text:p>40.88</text:p>
          </table:table-cell>
          <table:table-cell table:formula="of:=[.O12]+[.P12]" office:value-type="float" office:value="186.400218818119" calcext:value-type="float">
            <text:p>186.400218818119</text:p>
          </table:table-cell>
          <table:table-cell table:formula="of:=[.O12]-[.P12]" office:value-type="float" office:value="3.59978118188118" calcext:value-type="float">
            <text:p>3.59978118188118</text:p>
          </table:table-cell>
          <table:table-cell table:formula="of:=[.R12]-[.S12]" office:value-type="float" office:value="182.800437636238" calcext:value-type="float">
            <text:p>182.800437636238</text:p>
          </table:table-cell>
          <table:table-cell table:formula="of:=[.O12]+[.Q12]" office:value-type="float" office:value="135.875420487134" calcext:value-type="float">
            <text:p>135.875420487134</text:p>
          </table:table-cell>
          <table:table-cell table:formula="of:=[.O12]-[.Q12]" office:value-type="float" office:value="54.1245795128662" calcext:value-type="float">
            <text:p>54.1245795128662</text:p>
          </table:table-cell>
          <table:table-cell table:formula="of:=[.U12]-[.V12]" office:value-type="float" office:value="81.7508409742677" calcext:value-type="float">
            <text:p>81.7508409742677</text:p>
          </table:table-cell>
        </table:table-row>
        <table:table-row table:style-name="ro1">
          <table:table-cell table:number-columns-repeated="6"/>
          <table:table-cell table:formula="of:=[.G12]+1" office:value-type="float" office:value="12" calcext:value-type="float">
            <text:p>12</text:p>
          </table:table-cell>
          <table:table-cell table:formula="of:=[.H12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float" office:value="87" calcext:value-type="float">
            <text:p>87</text:p>
          </table:table-cell>
          <table:table-cell table:formula="of:=[.N12]+0" office:value-type="float" office:value="250" calcext:value-type="float">
            <text:p>250</text:p>
          </table:table-cell>
          <table:table-cell table:formula="of:=AVERAGE([.H13:.N13])" office:value-type="float" office:value="116.428571428571" calcext:value-type="float">
            <text:p>116.428571428571</text:p>
          </table:table-cell>
          <table:table-cell table:formula="of:=STDEV([.H13:.N13])" office:value-type="float" office:value="77.1748170127561" calcext:value-type="float">
            <text:p>77.17</text:p>
          </table:table-cell>
          <table:table-cell table:formula="of:=[.P13]/SQRT(5)" office:value-type="float" office:value="34.513627398326" calcext:value-type="float">
            <text:p>34.51</text:p>
          </table:table-cell>
          <table:table-cell table:formula="of:=[.O13]+[.P13]" office:value-type="float" office:value="193.603388441327" calcext:value-type="float">
            <text:p>193.603388441327</text:p>
          </table:table-cell>
          <table:table-cell table:formula="of:=[.O13]-[.P13]" office:value-type="float" office:value="39.2537544158154" calcext:value-type="float">
            <text:p>39.2537544158154</text:p>
          </table:table-cell>
          <table:table-cell table:formula="of:=[.R13]-[.S13]" office:value-type="float" office:value="154.349634025512" calcext:value-type="float">
            <text:p>154.349634025512</text:p>
          </table:table-cell>
          <table:table-cell table:formula="of:=[.O13]+[.Q13]" office:value-type="float" office:value="150.942198826897" calcext:value-type="float">
            <text:p>150.942198826897</text:p>
          </table:table-cell>
          <table:table-cell table:formula="of:=[.O13]-[.Q13]" office:value-type="float" office:value="81.9149440302455" calcext:value-type="float">
            <text:p>81.9149440302455</text:p>
          </table:table-cell>
          <table:table-cell table:formula="of:=[.U13]-[.V13]" office:value-type="float" office:value="69.0272547966519" calcext:value-type="float">
            <text:p>69.0272547966519</text:p>
          </table:table-cell>
        </table:table-row>
        <table:table-row table:style-name="ro1">
          <table:table-cell table:number-columns-repeated="6"/>
          <table:table-cell table:formula="of:=[.G13]+1" office:value-type="float" office:value="13" calcext:value-type="float">
            <text:p>13</text:p>
          </table:table-cell>
          <table:table-cell table:formula="of:=[.H13]+0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137" calcext:value-type="float">
            <text:p>137</text:p>
          </table:table-cell>
          <table:table-cell table:formula="of:=[.N13]+0" office:value-type="float" office:value="250" calcext:value-type="float">
            <text:p>250</text:p>
          </table:table-cell>
          <table:table-cell table:formula="of:=AVERAGE([.H14:.N14])" office:value-type="float" office:value="85.5714285714286" calcext:value-type="float">
            <text:p>85.5714285714286</text:p>
          </table:table-cell>
          <table:table-cell table:formula="of:=STDEV([.H14:.N14])" office:value-type="float" office:value="83.2863677177667" calcext:value-type="float">
            <text:p>83.29</text:p>
          </table:table-cell>
          <table:table-cell table:formula="of:=[.P14]/SQRT(5)" office:value-type="float" office:value="37.2467959631941" calcext:value-type="float">
            <text:p>37.25</text:p>
          </table:table-cell>
          <table:table-cell table:formula="of:=[.O14]+[.P14]" office:value-type="float" office:value="168.857796289195" calcext:value-type="float">
            <text:p>168.857796289195</text:p>
          </table:table-cell>
          <table:table-cell table:formula="of:=[.O14]-[.P14]" office:value-type="float" office:value="2.28506085366189" calcext:value-type="float">
            <text:p>2.28506085366189</text:p>
          </table:table-cell>
          <table:table-cell table:formula="of:=[.R14]-[.S14]" office:value-type="float" office:value="166.572735435533" calcext:value-type="float">
            <text:p>166.572735435533</text:p>
          </table:table-cell>
          <table:table-cell table:formula="of:=[.O14]+[.Q14]" office:value-type="float" office:value="122.818224534623" calcext:value-type="float">
            <text:p>122.818224534623</text:p>
          </table:table-cell>
          <table:table-cell table:formula="of:=[.O14]-[.Q14]" office:value-type="float" office:value="48.3246326082345" calcext:value-type="float">
            <text:p>48.3246326082345</text:p>
          </table:table-cell>
          <table:table-cell table:formula="of:=[.U14]-[.V14]" office:value-type="float" office:value="74.4935919263881" calcext:value-type="float">
            <text:p>74.4935919263881</text:p>
          </table:table-cell>
        </table:table-row>
        <table:table-row table:style-name="ro1">
          <table:table-cell table:number-columns-repeated="6"/>
          <table:table-cell table:formula="of:=[.G14]+1" office:value-type="float" office:value="14" calcext:value-type="float">
            <text:p>14</text:p>
          </table:table-cell>
          <table:table-cell table:formula="of:=[.H14]+0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[.N14]+0" office:value-type="float" office:value="250" calcext:value-type="float">
            <text:p>250</text:p>
          </table:table-cell>
          <table:table-cell table:formula="of:=AVERAGE([.H15:.N15])" office:value-type="float" office:value="113.857142857143" calcext:value-type="float">
            <text:p>113.857142857143</text:p>
          </table:table-cell>
          <table:table-cell table:formula="of:=STDEV([.H15:.N15])" office:value-type="float" office:value="102.410006951516" calcext:value-type="float">
            <text:p>102.41</text:p>
          </table:table-cell>
          <table:table-cell table:formula="of:=[.P15]/SQRT(5)" office:value-type="float" office:value="45.7991474239631" calcext:value-type="float">
            <text:p>45.80</text:p>
          </table:table-cell>
          <table:table-cell table:formula="of:=[.O15]+[.P15]" office:value-type="float" office:value="216.267149808659" calcext:value-type="float">
            <text:p>216.267149808659</text:p>
          </table:table-cell>
          <table:table-cell table:formula="of:=[.O15]-[.P15]" office:value-type="float" office:value="11.447135905627" calcext:value-type="float">
            <text:p>11.447135905627</text:p>
          </table:table-cell>
          <table:table-cell table:formula="of:=[.R15]-[.S15]" office:value-type="float" office:value="204.820013903032" calcext:value-type="float">
            <text:p>204.820013903032</text:p>
          </table:table-cell>
          <table:table-cell table:formula="of:=[.O15]+[.Q15]" office:value-type="float" office:value="159.656290281106" calcext:value-type="float">
            <text:p>159.656290281106</text:p>
          </table:table-cell>
          <table:table-cell table:formula="of:=[.O15]-[.Q15]" office:value-type="float" office:value="68.0579954331798" calcext:value-type="float">
            <text:p>68.0579954331798</text:p>
          </table:table-cell>
          <table:table-cell table:formula="of:=[.U15]-[.V15]" office:value-type="float" office:value="91.5982948479262" calcext:value-type="float">
            <text:p>91.5982948479262</text:p>
          </table:table-cell>
        </table:table-row>
        <table:table-row table:style-name="ro1">
          <table:table-cell table:number-columns-repeated="6"/>
          <table:table-cell table:formula="of:=[.G15]+1" office:value-type="float" office:value="15" calcext:value-type="float">
            <text:p>15</text:p>
          </table:table-cell>
          <table:table-cell table:formula="of:=[.H15]+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formula="of:=[.N15]+0" office:value-type="float" office:value="250" calcext:value-type="float">
            <text:p>250</text:p>
          </table:table-cell>
          <table:table-cell table:formula="of:=AVERAGE([.H16:.N16])" office:value-type="float" office:value="66.5714285714286" calcext:value-type="float">
            <text:p>66.5714285714286</text:p>
          </table:table-cell>
          <table:table-cell table:formula="of:=STDEV([.H16:.N16])" office:value-type="float" office:value="82.6919124277119" calcext:value-type="float">
            <text:p>82.69</text:p>
          </table:table-cell>
          <table:table-cell table:formula="of:=[.P16]/SQRT(5)" office:value-type="float" office:value="36.9809474755647" calcext:value-type="float">
            <text:p>36.98</text:p>
          </table:table-cell>
          <table:table-cell table:formula="of:=[.O16]+[.P16]" office:value-type="float" office:value="149.263340999141" calcext:value-type="float">
            <text:p>149.263340999141</text:p>
          </table:table-cell>
          <table:table-cell table:formula="of:=[.O16]-[.P16]" office:value-type="float" office:value="-16.1204838562834" calcext:value-type="float">
            <text:p>-16.1204838562834</text:p>
          </table:table-cell>
          <table:table-cell table:formula="of:=[.R16]-[.S16]" office:value-type="float" office:value="165.383824855424" calcext:value-type="float">
            <text:p>165.383824855424</text:p>
          </table:table-cell>
          <table:table-cell table:formula="of:=[.O16]+[.Q16]" office:value-type="float" office:value="103.552376046993" calcext:value-type="float">
            <text:p>103.552376046993</text:p>
          </table:table-cell>
          <table:table-cell table:formula="of:=[.O16]-[.Q16]" office:value-type="float" office:value="29.5904810958639" calcext:value-type="float">
            <text:p>29.5904810958639</text:p>
          </table:table-cell>
          <table:table-cell table:formula="of:=[.U16]-[.V16]" office:value-type="float" office:value="73.9618949511294" calcext:value-type="float">
            <text:p>73.9618949511294</text:p>
          </table:table-cell>
        </table:table-row>
        <table:table-row table:style-name="ro1">
          <table:table-cell table:number-columns-repeated="6"/>
          <table:table-cell table:formula="of:=[.G16]+1" office:value-type="float" office:value="16" calcext:value-type="float">
            <text:p>16</text:p>
          </table:table-cell>
          <table:table-cell table:formula="of:=[.H16]+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132" calcext:value-type="float">
            <text:p>132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table:formula="of:=[.N16]+0" office:value-type="float" office:value="250" calcext:value-type="float">
            <text:p>250</text:p>
          </table:table-cell>
          <table:table-cell table:formula="of:=AVERAGE([.H17:.N17])" office:value-type="float" office:value="139.142857142857" calcext:value-type="float">
            <text:p>139.142857142857</text:p>
          </table:table-cell>
          <table:table-cell table:formula="of:=STDEV([.H17:.N17])" office:value-type="float" office:value="76.6081557264599" calcext:value-type="float">
            <text:p>76.61</text:p>
          </table:table-cell>
          <table:table-cell table:formula="of:=[.P17]/SQRT(5)" office:value-type="float" office:value="34.2602087670508" calcext:value-type="float">
            <text:p>34.26</text:p>
          </table:table-cell>
          <table:table-cell table:formula="of:=[.O17]+[.P17]" office:value-type="float" office:value="215.751012869317" calcext:value-type="float">
            <text:p>215.751012869317</text:p>
          </table:table-cell>
          <table:table-cell table:formula="of:=[.O17]-[.P17]" office:value-type="float" office:value="62.5347014163973" calcext:value-type="float">
            <text:p>62.5347014163973</text:p>
          </table:table-cell>
          <table:table-cell table:formula="of:=[.R17]-[.S17]" office:value-type="float" office:value="153.21631145292" calcext:value-type="float">
            <text:p>153.21631145292</text:p>
          </table:table-cell>
          <table:table-cell table:formula="of:=[.O17]+[.Q17]" office:value-type="float" office:value="173.403065909908" calcext:value-type="float">
            <text:p>173.403065909908</text:p>
          </table:table-cell>
          <table:table-cell table:formula="of:=[.O17]-[.Q17]" office:value-type="float" office:value="104.882648375806" calcext:value-type="float">
            <text:p>104.882648375806</text:p>
          </table:table-cell>
          <table:table-cell table:formula="of:=[.U17]-[.V17]" office:value-type="float" office:value="68.5204175341016" calcext:value-type="float">
            <text:p>68.5204175341016</text:p>
          </table:table-cell>
        </table:table-row>
        <table:table-row table:style-name="ro1">
          <table:table-cell table:number-columns-repeated="6"/>
          <table:table-cell table:formula="of:=[.G17]+1" office:value-type="float" office:value="17" calcext:value-type="float">
            <text:p>17</text:p>
          </table:table-cell>
          <table:table-cell table:formula="of:=[.H17]+0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formula="of:=[.N17]+0" office:value-type="float" office:value="250" calcext:value-type="float">
            <text:p>250</text:p>
          </table:table-cell>
          <table:table-cell table:formula="of:=AVERAGE([.H18:.N18])" office:value-type="float" office:value="84.2857142857143" calcext:value-type="float">
            <text:p>84.2857142857143</text:p>
          </table:table-cell>
          <table:table-cell table:formula="of:=STDEV([.H18:.N18])" office:value-type="float" office:value="82.4170578737887" calcext:value-type="float">
            <text:p>82.42</text:p>
          </table:table-cell>
          <table:table-cell table:formula="of:=[.P18]/SQRT(5)" office:value-type="float" office:value="36.8580287822651" calcext:value-type="float">
            <text:p>36.86</text:p>
          </table:table-cell>
          <table:table-cell table:formula="of:=[.O18]+[.P18]" office:value-type="float" office:value="166.702772159503" calcext:value-type="float">
            <text:p>166.702772159503</text:p>
          </table:table-cell>
          <table:table-cell table:formula="of:=[.O18]-[.P18]" office:value-type="float" office:value="1.86865641192563" calcext:value-type="float">
            <text:p>1.86865641192563</text:p>
          </table:table-cell>
          <table:table-cell table:formula="of:=[.R18]-[.S18]" office:value-type="float" office:value="164.834115747577" calcext:value-type="float">
            <text:p>164.834115747577</text:p>
          </table:table-cell>
          <table:table-cell table:formula="of:=[.O18]+[.Q18]" office:value-type="float" office:value="121.143743067979" calcext:value-type="float">
            <text:p>121.143743067979</text:p>
          </table:table-cell>
          <table:table-cell table:formula="of:=[.O18]-[.Q18]" office:value-type="float" office:value="47.4276855034491" calcext:value-type="float">
            <text:p>47.4276855034491</text:p>
          </table:table-cell>
          <table:table-cell table:formula="of:=[.U18]-[.V18]" office:value-type="float" office:value="73.7160575645303" calcext:value-type="float">
            <text:p>73.7160575645303</text:p>
          </table:table-cell>
        </table:table-row>
        <table:table-row table:style-name="ro1">
          <table:table-cell table:number-columns-repeated="6"/>
          <table:table-cell table:formula="of:=[.G18]+1" office:value-type="float" office:value="18" calcext:value-type="float">
            <text:p>18</text:p>
          </table:table-cell>
          <table:table-cell table:formula="of:=[.H18]+0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[.N18]+0" office:value-type="float" office:value="250" calcext:value-type="float">
            <text:p>250</text:p>
          </table:table-cell>
          <table:table-cell table:formula="of:=AVERAGE([.H19:.N19])" office:value-type="float" office:value="85.4285714285714" calcext:value-type="float">
            <text:p>85.4285714285714</text:p>
          </table:table-cell>
          <table:table-cell table:formula="of:=STDEV([.H19:.N19])" office:value-type="float" office:value="87.9334163687828" calcext:value-type="float">
            <text:p>87.93</text:p>
          </table:table-cell>
          <table:table-cell table:formula="of:=[.P19]/SQRT(5)" office:value-type="float" office:value="39.3250192988782" calcext:value-type="float">
            <text:p>39.33</text:p>
          </table:table-cell>
          <table:table-cell table:formula="of:=[.O19]+[.P19]" office:value-type="float" office:value="173.361987797354" calcext:value-type="float">
            <text:p>173.361987797354</text:p>
          </table:table-cell>
          <table:table-cell table:formula="of:=[.O19]-[.P19]" office:value-type="float" office:value="-2.50484494021134" calcext:value-type="float">
            <text:p>-2.50484494021134</text:p>
          </table:table-cell>
          <table:table-cell table:formula="of:=[.R19]-[.S19]" office:value-type="float" office:value="175.866832737566" calcext:value-type="float">
            <text:p>175.866832737566</text:p>
          </table:table-cell>
          <table:table-cell table:formula="of:=[.O19]+[.Q19]" office:value-type="float" office:value="124.75359072745" calcext:value-type="float">
            <text:p>124.75359072745</text:p>
          </table:table-cell>
          <table:table-cell table:formula="of:=[.O19]-[.Q19]" office:value-type="float" office:value="46.1035521296932" calcext:value-type="float">
            <text:p>46.1035521296932</text:p>
          </table:table-cell>
          <table:table-cell table:formula="of:=[.U19]-[.V19]" office:value-type="float" office:value="78.6500385977564" calcext:value-type="float">
            <text:p>78.6500385977564</text:p>
          </table:table-cell>
        </table:table-row>
        <table:table-row table:style-name="ro1">
          <table:table-cell table:number-columns-repeated="6"/>
          <table:table-cell table:formula="of:=[.G19]+1" office:value-type="float" office:value="19" calcext:value-type="float">
            <text:p>19</text:p>
          </table:table-cell>
          <table:table-cell table:formula="of:=[.H19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table:formula="of:=[.N19]+0" office:value-type="float" office:value="250" calcext:value-type="float">
            <text:p>250</text:p>
          </table:table-cell>
          <table:table-cell table:formula="of:=AVERAGE([.H20:.N20])" office:value-type="float" office:value="74.4285714285714" calcext:value-type="float">
            <text:p>74.4285714285714</text:p>
          </table:table-cell>
          <table:table-cell table:formula="of:=STDEV([.H20:.N20])" office:value-type="float" office:value="82.3181979533427" calcext:value-type="float">
            <text:p>82.32</text:p>
          </table:table-cell>
          <table:table-cell table:formula="of:=[.P20]/SQRT(5)" office:value-type="float" office:value="36.8138172817917" calcext:value-type="float">
            <text:p>36.81</text:p>
          </table:table-cell>
          <table:table-cell table:formula="of:=[.O20]+[.P20]" office:value-type="float" office:value="156.746769381914" calcext:value-type="float">
            <text:p>156.746769381914</text:p>
          </table:table-cell>
          <table:table-cell table:formula="of:=[.O20]-[.P20]" office:value-type="float" office:value="-7.88962652477126" calcext:value-type="float">
            <text:p>-7.88962652477126</text:p>
          </table:table-cell>
          <table:table-cell table:formula="of:=[.R20]-[.S20]" office:value-type="float" office:value="164.636395906685" calcext:value-type="float">
            <text:p>164.636395906685</text:p>
          </table:table-cell>
          <table:table-cell table:formula="of:=[.O20]+[.Q20]" office:value-type="float" office:value="111.242388710363" calcext:value-type="float">
            <text:p>111.242388710363</text:p>
          </table:table-cell>
          <table:table-cell table:formula="of:=[.O20]-[.Q20]" office:value-type="float" office:value="37.6147541467798" calcext:value-type="float">
            <text:p>37.6147541467798</text:p>
          </table:table-cell>
          <table:table-cell table:formula="of:=[.U20]-[.V20]" office:value-type="float" office:value="73.6276345635833" calcext:value-type="float">
            <text:p>73.6276345635833</text:p>
          </table:table-cell>
        </table:table-row>
        <table:table-row table:style-name="ro1">
          <table:table-cell table:number-columns-repeated="6"/>
          <table:table-cell table:formula="of:=[.G20]+1" office:value-type="float" office:value="20" calcext:value-type="float">
            <text:p>20</text:p>
          </table:table-cell>
          <table:table-cell table:formula="of:=[.H20]+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148" calcext:value-type="float">
            <text:p>14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[.N20]+0" office:value-type="float" office:value="250" calcext:value-type="float">
            <text:p>250</text:p>
          </table:table-cell>
          <table:table-cell table:formula="of:=AVERAGE([.H21:.N21])" office:value-type="float" office:value="105.142857142857" calcext:value-type="float">
            <text:p>105.142857142857</text:p>
          </table:table-cell>
          <table:table-cell table:formula="of:=STDEV([.H21:.N21])" office:value-type="float" office:value="98.9181961208833" calcext:value-type="float">
            <text:p>98.92</text:p>
          </table:table-cell>
          <table:table-cell table:formula="of:=[.P21]/SQRT(5)" office:value-type="float" office:value="44.2375621475902" calcext:value-type="float">
            <text:p>44.24</text:p>
          </table:table-cell>
          <table:table-cell table:formula="of:=[.O21]+[.P21]" office:value-type="float" office:value="204.06105326374" calcext:value-type="float">
            <text:p>204.06105326374</text:p>
          </table:table-cell>
          <table:table-cell table:formula="of:=[.O21]-[.P21]" office:value-type="float" office:value="6.22466102197387" calcext:value-type="float">
            <text:p>6.22466102197387</text:p>
          </table:table-cell>
          <table:table-cell table:formula="of:=[.R21]-[.S21]" office:value-type="float" office:value="197.836392241767" calcext:value-type="float">
            <text:p>197.836392241767</text:p>
          </table:table-cell>
          <table:table-cell table:formula="of:=[.O21]+[.Q21]" office:value-type="float" office:value="149.380419290447" calcext:value-type="float">
            <text:p>149.380419290447</text:p>
          </table:table-cell>
          <table:table-cell table:formula="of:=[.O21]-[.Q21]" office:value-type="float" office:value="60.9052949952669" calcext:value-type="float">
            <text:p>60.9052949952669</text:p>
          </table:table-cell>
          <table:table-cell table:formula="of:=[.U21]-[.V21]" office:value-type="float" office:value="88.4751242951804" calcext:value-type="float">
            <text:p>88.4751242951804</text:p>
          </table:table-cell>
        </table:table-row>
        <table:table-row table:style-name="ro1">
          <table:table-cell table:number-columns-repeated="6"/>
          <table:table-cell table:formula="of:=[.G21]+1" office:value-type="float" office:value="21" calcext:value-type="float">
            <text:p>21</text:p>
          </table:table-cell>
          <table:table-cell table:formula="of:=[.H21]+0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186" calcext:value-type="float">
            <text:p>186</text:p>
          </table:table-cell>
          <table:table-cell office:value-type="float" office:value="40" calcext:value-type="float">
            <text:p>40</text:p>
          </table:table-cell>
          <table:table-cell table:formula="of:=[.N21]+0" office:value-type="float" office:value="250" calcext:value-type="float">
            <text:p>250</text:p>
          </table:table-cell>
          <table:table-cell table:formula="of:=AVERAGE([.H22:.N22])" office:value-type="float" office:value="98.8571428571429" calcext:value-type="float">
            <text:p>98.8571428571429</text:p>
          </table:table-cell>
          <table:table-cell table:formula="of:=STDEV([.H22:.N22])" office:value-type="float" office:value="87.7504578742633" calcext:value-type="float">
            <text:p>87.75</text:p>
          </table:table-cell>
          <table:table-cell table:formula="of:=[.P22]/SQRT(5)" office:value-type="float" office:value="39.2431977727169" calcext:value-type="float">
            <text:p>39.24</text:p>
          </table:table-cell>
          <table:table-cell table:formula="of:=[.O22]+[.P22]" office:value-type="float" office:value="186.607600731406" calcext:value-type="float">
            <text:p>186.607600731406</text:p>
          </table:table-cell>
          <table:table-cell table:formula="of:=[.O22]-[.P22]" office:value-type="float" office:value="11.1066849828796" calcext:value-type="float">
            <text:p>11.1066849828796</text:p>
          </table:table-cell>
          <table:table-cell table:formula="of:=[.R22]-[.S22]" office:value-type="float" office:value="175.500915748527" calcext:value-type="float">
            <text:p>175.500915748527</text:p>
          </table:table-cell>
          <table:table-cell table:formula="of:=[.O22]+[.Q22]" office:value-type="float" office:value="138.10034062986" calcext:value-type="float">
            <text:p>138.10034062986</text:p>
          </table:table-cell>
          <table:table-cell table:formula="of:=[.O22]-[.Q22]" office:value-type="float" office:value="59.613945084426" calcext:value-type="float">
            <text:p>59.613945084426</text:p>
          </table:table-cell>
          <table:table-cell table:formula="of:=[.U22]-[.V22]" office:value-type="float" office:value="78.4863955454338" calcext:value-type="float">
            <text:p>78.4863955454338</text:p>
          </table:table-cell>
        </table:table-row>
        <table:table-row table:style-name="ro1">
          <table:table-cell table:number-columns-repeated="6"/>
          <table:table-cell table:formula="of:=[.G22]+1" office:value-type="float" office:value="22" calcext:value-type="float">
            <text:p>22</text:p>
          </table:table-cell>
          <table:table-cell table:formula="of:=[.H22]+0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133" calcext:value-type="float">
            <text:p>133</text:p>
          </table:table-cell>
          <table:table-cell office:value-type="float" office:value="234" calcext:value-type="float">
            <text:p>234</text:p>
          </table:table-cell>
          <table:table-cell office:value-type="float" office:value="217" calcext:value-type="float">
            <text:p>217</text:p>
          </table:table-cell>
          <table:table-cell table:formula="of:=[.N22]+0" office:value-type="float" office:value="250" calcext:value-type="float">
            <text:p>250</text:p>
          </table:table-cell>
          <table:table-cell table:formula="of:=AVERAGE([.H23:.N23])" office:value-type="float" office:value="178" calcext:value-type="float">
            <text:p>178</text:p>
          </table:table-cell>
          <table:table-cell table:formula="of:=STDEV([.H23:.N23])" office:value-type="float" office:value="86.9079973305104" calcext:value-type="float">
            <text:p>86.91</text:p>
          </table:table-cell>
          <table:table-cell table:formula="of:=[.P23]/SQRT(5)" office:value-type="float" office:value="38.8664379638783" calcext:value-type="float">
            <text:p>38.87</text:p>
          </table:table-cell>
          <table:table-cell table:formula="of:=[.O23]+[.P23]" office:value-type="float" office:value="264.90799733051" calcext:value-type="float">
            <text:p>264.90799733051</text:p>
          </table:table-cell>
          <table:table-cell table:formula="of:=[.O23]-[.P23]" office:value-type="float" office:value="91.0920026694896" calcext:value-type="float">
            <text:p>91.0920026694896</text:p>
          </table:table-cell>
          <table:table-cell table:formula="of:=[.R23]-[.S23]" office:value-type="float" office:value="173.815994661021" calcext:value-type="float">
            <text:p>173.815994661021</text:p>
          </table:table-cell>
          <table:table-cell table:formula="of:=[.O23]+[.Q23]" office:value-type="float" office:value="216.866437963878" calcext:value-type="float">
            <text:p>216.866437963878</text:p>
          </table:table-cell>
          <table:table-cell table:formula="of:=[.O23]-[.Q23]" office:value-type="float" office:value="139.133562036122" calcext:value-type="float">
            <text:p>139.133562036122</text:p>
          </table:table-cell>
          <table:table-cell table:formula="of:=[.U23]-[.V23]" office:value-type="float" office:value="77.7328759277566" calcext:value-type="float">
            <text:p>77.7328759277566</text:p>
          </table:table-cell>
        </table:table-row>
        <table:table-row table:style-name="ro1">
          <table:table-cell table:number-columns-repeated="6"/>
          <table:table-cell table:formula="of:=[.G23]+1" office:value-type="float" office:value="23" calcext:value-type="float">
            <text:p>23</text:p>
          </table:table-cell>
          <table:table-cell table:formula="of:=[.H23]+0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formula="of:=[.N23]+0" office:value-type="float" office:value="250" calcext:value-type="float">
            <text:p>250</text:p>
          </table:table-cell>
          <table:table-cell table:formula="of:=AVERAGE([.H24:.N24])" office:value-type="float" office:value="104.714285714286" calcext:value-type="float">
            <text:p>104.714285714286</text:p>
          </table:table-cell>
          <table:table-cell table:formula="of:=STDEV([.H24:.N24])" office:value-type="float" office:value="74.376775689087" calcext:value-type="float">
            <text:p>74.38</text:p>
          </table:table-cell>
          <table:table-cell table:formula="of:=[.P24]/SQRT(5)" office:value-type="float" office:value="33.2623052776105" calcext:value-type="float">
            <text:p>33.26</text:p>
          </table:table-cell>
          <table:table-cell table:formula="of:=[.O24]+[.P24]" office:value-type="float" office:value="179.091061403373" calcext:value-type="float">
            <text:p>179.091061403373</text:p>
          </table:table-cell>
          <table:table-cell table:formula="of:=[.O24]-[.P24]" office:value-type="float" office:value="30.3375100251987" calcext:value-type="float">
            <text:p>30.3375100251987</text:p>
          </table:table-cell>
          <table:table-cell table:formula="of:=[.R24]-[.S24]" office:value-type="float" office:value="148.753551378174" calcext:value-type="float">
            <text:p>148.753551378174</text:p>
          </table:table-cell>
          <table:table-cell table:formula="of:=[.O24]+[.Q24]" office:value-type="float" office:value="137.976590991896" calcext:value-type="float">
            <text:p>137.976590991896</text:p>
          </table:table-cell>
          <table:table-cell table:formula="of:=[.O24]-[.Q24]" office:value-type="float" office:value="71.4519804366753" calcext:value-type="float">
            <text:p>71.4519804366753</text:p>
          </table:table-cell>
          <table:table-cell table:formula="of:=[.U24]-[.V24]" office:value-type="float" office:value="66.5246105552209" calcext:value-type="float">
            <text:p>66.5246105552209</text:p>
          </table:table-cell>
        </table:table-row>
        <table:table-row table:style-name="ro1">
          <table:table-cell table:number-columns-repeated="6"/>
          <table:table-cell table:formula="of:=[.G24]+1" office:value-type="float" office:value="24" calcext:value-type="float">
            <text:p>24</text:p>
          </table:table-cell>
          <table:table-cell table:formula="of:=[.H24]+0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formula="of:=[.N24]+0" office:value-type="float" office:value="250" calcext:value-type="float">
            <text:p>250</text:p>
          </table:table-cell>
          <table:table-cell table:formula="of:=AVERAGE([.H25:.N25])" office:value-type="float" office:value="82.1428571428571" calcext:value-type="float">
            <text:p>82.1428571428571</text:p>
          </table:table-cell>
          <table:table-cell table:formula="of:=STDEV([.H25:.N25])" office:value-type="float" office:value="83.5572230498927" calcext:value-type="float">
            <text:p>83.56</text:p>
          </table:table-cell>
          <table:table-cell table:formula="of:=[.P25]/SQRT(5)" office:value-type="float" office:value="37.3679261501345" calcext:value-type="float">
            <text:p>37.37</text:p>
          </table:table-cell>
          <table:table-cell table:formula="of:=[.O25]+[.P25]" office:value-type="float" office:value="165.70008019275" calcext:value-type="float">
            <text:p>165.70008019275</text:p>
          </table:table-cell>
          <table:table-cell table:formula="of:=[.O25]-[.P25]" office:value-type="float" office:value="-1.41436590703559" calcext:value-type="float">
            <text:p>-1.41436590703559</text:p>
          </table:table-cell>
          <table:table-cell table:formula="of:=[.R25]-[.S25]" office:value-type="float" office:value="167.114446099785" calcext:value-type="float">
            <text:p>167.114446099785</text:p>
          </table:table-cell>
          <table:table-cell table:formula="of:=[.O25]+[.Q25]" office:value-type="float" office:value="119.510783292992" calcext:value-type="float">
            <text:p>119.510783292992</text:p>
          </table:table-cell>
          <table:table-cell table:formula="of:=[.O25]-[.Q25]" office:value-type="float" office:value="44.7749309927227" calcext:value-type="float">
            <text:p>44.7749309927227</text:p>
          </table:table-cell>
          <table:table-cell table:formula="of:=[.U25]-[.V25]" office:value-type="float" office:value="74.735852300269" calcext:value-type="float">
            <text:p>74.735852300269</text:p>
          </table:table-cell>
        </table:table-row>
        <table:table-row table:style-name="ro1">
          <table:table-cell table:number-columns-repeated="6"/>
          <table:table-cell table:formula="of:=[.G25]+1" office:value-type="float" office:value="25" calcext:value-type="float">
            <text:p>25</text:p>
          </table:table-cell>
          <table:table-cell table:formula="of:=[.H25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formula="of:=[.N25]+0" office:value-type="float" office:value="250" calcext:value-type="float">
            <text:p>250</text:p>
          </table:table-cell>
          <table:table-cell table:formula="of:=AVERAGE([.H26:.N26])" office:value-type="float" office:value="105.142857142857" calcext:value-type="float">
            <text:p>105.142857142857</text:p>
          </table:table-cell>
          <table:table-cell table:formula="of:=STDEV([.H26:.N26])" office:value-type="float" office:value="87.3125202389451" calcext:value-type="float">
            <text:p>87.31</text:p>
          </table:table-cell>
          <table:table-cell table:formula="of:=[.P26]/SQRT(5)" office:value-type="float" office:value="39.0473461082215" calcext:value-type="float">
            <text:p>39.05</text:p>
          </table:table-cell>
          <table:table-cell table:formula="of:=[.O26]+[.P26]" office:value-type="float" office:value="192.455377381802" calcext:value-type="float">
            <text:p>192.455377381802</text:p>
          </table:table-cell>
          <table:table-cell table:formula="of:=[.O26]-[.P26]" office:value-type="float" office:value="17.8303369039121" calcext:value-type="float">
            <text:p>17.8303369039121</text:p>
          </table:table-cell>
          <table:table-cell table:formula="of:=[.R26]-[.S26]" office:value-type="float" office:value="174.62504047789" calcext:value-type="float">
            <text:p>174.62504047789</text:p>
          </table:table-cell>
          <table:table-cell table:formula="of:=[.O26]+[.Q26]" office:value-type="float" office:value="144.190203251079" calcext:value-type="float">
            <text:p>144.190203251079</text:p>
          </table:table-cell>
          <table:table-cell table:formula="of:=[.O26]-[.Q26]" office:value-type="float" office:value="66.0955110346357" calcext:value-type="float">
            <text:p>66.0955110346357</text:p>
          </table:table-cell>
          <table:table-cell table:formula="of:=[.U26]-[.V26]" office:value-type="float" office:value="78.0946922164429" calcext:value-type="float">
            <text:p>78.0946922164429</text:p>
          </table:table-cell>
        </table:table-row>
        <table:table-row table:style-name="ro1">
          <table:table-cell table:number-columns-repeated="6"/>
          <table:table-cell table:formula="of:=[.G26]+1" office:value-type="float" office:value="26" calcext:value-type="float">
            <text:p>26</text:p>
          </table:table-cell>
          <table:table-cell table:formula="of:=[.H26]+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0" calcext:value-type="float">
            <text:p>140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75" calcext:value-type="float">
            <text:p>75</text:p>
          </table:table-cell>
          <table:table-cell table:formula="of:=[.N26]+0" office:value-type="float" office:value="250" calcext:value-type="float">
            <text:p>250</text:p>
          </table:table-cell>
          <table:table-cell table:formula="of:=AVERAGE([.H27:.N27])" office:value-type="float" office:value="126.857142857143" calcext:value-type="float">
            <text:p>126.857142857143</text:p>
          </table:table-cell>
          <table:table-cell table:formula="of:=STDEV([.H27:.N27])" office:value-type="float" office:value="90.2929095987582" calcext:value-type="float">
            <text:p>90.29</text:p>
          </table:table-cell>
          <table:table-cell table:formula="of:=[.P27]/SQRT(5)" office:value-type="float" office:value="40.3802167498133" calcext:value-type="float">
            <text:p>40.38</text:p>
          </table:table-cell>
          <table:table-cell table:formula="of:=[.O27]+[.P27]" office:value-type="float" office:value="217.150052455901" calcext:value-type="float">
            <text:p>217.150052455901</text:p>
          </table:table-cell>
          <table:table-cell table:formula="of:=[.O27]-[.P27]" office:value-type="float" office:value="36.5642332583846" calcext:value-type="float">
            <text:p>36.5642332583846</text:p>
          </table:table-cell>
          <table:table-cell table:formula="of:=[.R27]-[.S27]" office:value-type="float" office:value="180.585819197516" calcext:value-type="float">
            <text:p>180.585819197516</text:p>
          </table:table-cell>
          <table:table-cell table:formula="of:=[.O27]+[.Q27]" office:value-type="float" office:value="167.237359606956" calcext:value-type="float">
            <text:p>167.237359606956</text:p>
          </table:table-cell>
          <table:table-cell table:formula="of:=[.O27]-[.Q27]" office:value-type="float" office:value="86.4769261073296" calcext:value-type="float">
            <text:p>86.4769261073296</text:p>
          </table:table-cell>
          <table:table-cell table:formula="of:=[.U27]-[.V27]" office:value-type="float" office:value="80.7604334996266" calcext:value-type="float">
            <text:p>80.7604334996266</text:p>
          </table:table-cell>
        </table:table-row>
        <table:table-row table:style-name="ro1">
          <table:table-cell table:number-columns-repeated="6"/>
          <table:table-cell table:formula="of:=[.G27]+1" office:value-type="float" office:value="27" calcext:value-type="float">
            <text:p>27</text:p>
          </table:table-cell>
          <table:table-cell table:formula="of:=[.H27]+0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office:value-type="float" office:value="49" calcext:value-type="float">
            <text:p>49</text:p>
          </table:table-cell>
          <table:table-cell table:formula="of:=[.N27]+0" office:value-type="float" office:value="250" calcext:value-type="float">
            <text:p>250</text:p>
          </table:table-cell>
          <table:table-cell table:formula="of:=AVERAGE([.H28:.N28])" office:value-type="float" office:value="128.714285714286" calcext:value-type="float">
            <text:p>128.714285714286</text:p>
          </table:table-cell>
          <table:table-cell table:formula="of:=STDEV([.H28:.N28])" office:value-type="float" office:value="88.7237553415361" calcext:value-type="float">
            <text:p>88.72</text:p>
          </table:table-cell>
          <table:table-cell table:formula="of:=[.P28]/SQRT(5)" office:value-type="float" office:value="39.678469632547" calcext:value-type="float">
            <text:p>39.68</text:p>
          </table:table-cell>
          <table:table-cell table:formula="of:=[.O28]+[.P28]" office:value-type="float" office:value="217.438041055822" calcext:value-type="float">
            <text:p>217.438041055822</text:p>
          </table:table-cell>
          <table:table-cell table:formula="of:=[.O28]-[.P28]" office:value-type="float" office:value="39.9905303727496" calcext:value-type="float">
            <text:p>39.9905303727496</text:p>
          </table:table-cell>
          <table:table-cell table:formula="of:=[.R28]-[.S28]" office:value-type="float" office:value="177.447510683072" calcext:value-type="float">
            <text:p>177.447510683072</text:p>
          </table:table-cell>
          <table:table-cell table:formula="of:=[.O28]+[.Q28]" office:value-type="float" office:value="168.392755346833" calcext:value-type="float">
            <text:p>168.392755346833</text:p>
          </table:table-cell>
          <table:table-cell table:formula="of:=[.O28]-[.Q28]" office:value-type="float" office:value="89.0358160817388" calcext:value-type="float">
            <text:p>89.0358160817388</text:p>
          </table:table-cell>
          <table:table-cell table:formula="of:=[.U28]-[.V28]" office:value-type="float" office:value="79.356939265094" calcext:value-type="float">
            <text:p>79.356939265094</text:p>
          </table:table-cell>
        </table:table-row>
        <table:table-row table:style-name="ro1">
          <table:table-cell table:number-columns-repeated="6"/>
          <table:table-cell table:formula="of:=[.G28]+1" office:value-type="float" office:value="28" calcext:value-type="float">
            <text:p>28</text:p>
          </table:table-cell>
          <table:table-cell table:formula="of:=[.H28]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79" calcext:value-type="float">
            <text:p>179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table:formula="of:=[.N28]+0" office:value-type="float" office:value="250" calcext:value-type="float">
            <text:p>250</text:p>
          </table:table-cell>
          <table:table-cell table:formula="of:=AVERAGE([.H29:.N29])" office:value-type="float" office:value="98.4285714285714" calcext:value-type="float">
            <text:p>98.4285714285714</text:p>
          </table:table-cell>
          <table:table-cell table:formula="of:=STDEV([.H29:.N29])" office:value-type="float" office:value="91.7784599690239" calcext:value-type="float">
            <text:p>91.78</text:p>
          </table:table-cell>
          <table:table-cell table:formula="of:=[.P29]/SQRT(5)" office:value-type="float" office:value="41.0445750721961" calcext:value-type="float">
            <text:p>41.04</text:p>
          </table:table-cell>
          <table:table-cell table:formula="of:=[.O29]+[.P29]" office:value-type="float" office:value="190.207031397595" calcext:value-type="float">
            <text:p>190.207031397595</text:p>
          </table:table-cell>
          <table:table-cell table:formula="of:=[.O29]-[.P29]" office:value-type="float" office:value="6.65011145954757" calcext:value-type="float">
            <text:p>6.65011145954757</text:p>
          </table:table-cell>
          <table:table-cell table:formula="of:=[.R29]-[.S29]" office:value-type="float" office:value="183.556919938048" calcext:value-type="float">
            <text:p>183.556919938048</text:p>
          </table:table-cell>
          <table:table-cell table:formula="of:=[.O29]+[.Q29]" office:value-type="float" office:value="139.473146500768" calcext:value-type="float">
            <text:p>139.473146500768</text:p>
          </table:table-cell>
          <table:table-cell table:formula="of:=[.O29]-[.Q29]" office:value-type="float" office:value="57.3839963563753" calcext:value-type="float">
            <text:p>57.3839963563753</text:p>
          </table:table-cell>
          <table:table-cell table:formula="of:=[.U29]-[.V29]" office:value-type="float" office:value="82.0891501443922" calcext:value-type="float">
            <text:p>82.0891501443922</text:p>
          </table:table-cell>
        </table:table-row>
        <table:table-row table:style-name="ro1">
          <table:table-cell table:number-columns-repeated="6"/>
          <table:table-cell table:formula="of:=[.G29]+1" office:value-type="float" office:value="29" calcext:value-type="float">
            <text:p>29</text:p>
          </table:table-cell>
          <table:table-cell table:formula="of:=[.H29]+0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241" calcext:value-type="float">
            <text:p>241</text:p>
          </table:table-cell>
          <table:table-cell table:formula="of:=[.N29]+0" office:value-type="float" office:value="250" calcext:value-type="float">
            <text:p>250</text:p>
          </table:table-cell>
          <table:table-cell table:formula="of:=AVERAGE([.H30:.N30])" office:value-type="float" office:value="142" calcext:value-type="float">
            <text:p>142</text:p>
          </table:table-cell>
          <table:table-cell table:formula="of:=STDEV([.H30:.N30])" office:value-type="float" office:value="99.7563698885105" calcext:value-type="float">
            <text:p>99.76</text:p>
          </table:table-cell>
          <table:table-cell table:formula="of:=[.P30]/SQRT(5)" office:value-type="float" office:value="44.6124048518645" calcext:value-type="float">
            <text:p>44.61</text:p>
          </table:table-cell>
          <table:table-cell table:formula="of:=[.O30]+[.P30]" office:value-type="float" office:value="241.756369888511" calcext:value-type="float">
            <text:p>241.756369888511</text:p>
          </table:table-cell>
          <table:table-cell table:formula="of:=[.O30]-[.P30]" office:value-type="float" office:value="42.2436301114895" calcext:value-type="float">
            <text:p>42.2436301114895</text:p>
          </table:table-cell>
          <table:table-cell table:formula="of:=[.R30]-[.S30]" office:value-type="float" office:value="199.512739777021" calcext:value-type="float">
            <text:p>199.512739777021</text:p>
          </table:table-cell>
          <table:table-cell table:formula="of:=[.O30]+[.Q30]" office:value-type="float" office:value="186.612404851865" calcext:value-type="float">
            <text:p>186.612404851865</text:p>
          </table:table-cell>
          <table:table-cell table:formula="of:=[.O30]-[.Q30]" office:value-type="float" office:value="97.3875951481355" calcext:value-type="float">
            <text:p>97.3875951481355</text:p>
          </table:table-cell>
          <table:table-cell table:formula="of:=[.U30]-[.V30]" office:value-type="float" office:value="89.2248097037291" calcext:value-type="float">
            <text:p>89.2248097037291</text:p>
          </table:table-cell>
        </table:table-row>
        <table:table-row table:style-name="ro1">
          <table:table-cell table:number-columns-repeated="6"/>
          <table:table-cell table:formula="of:=[.G30]+1" office:value-type="float" office:value="30" calcext:value-type="float">
            <text:p>30</text:p>
          </table:table-cell>
          <table:table-cell table:formula="of:=[.H30]+0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table:formula="of:=[.N30]+0" office:value-type="float" office:value="250" calcext:value-type="float">
            <text:p>250</text:p>
          </table:table-cell>
          <table:table-cell table:formula="of:=AVERAGE([.H31:.N31])" office:value-type="float" office:value="140" calcext:value-type="float">
            <text:p>140</text:p>
          </table:table-cell>
          <table:table-cell table:formula="of:=STDEV([.H31:.N31])" office:value-type="float" office:value="82.9035584278504" calcext:value-type="float">
            <text:p>82.90</text:p>
          </table:table-cell>
          <table:table-cell table:formula="of:=[.P31]/SQRT(5)" office:value-type="float" office:value="37.0755984442598" calcext:value-type="float">
            <text:p>37.08</text:p>
          </table:table-cell>
          <table:table-cell table:formula="of:=[.O31]+[.P31]" office:value-type="float" office:value="222.90355842785" calcext:value-type="float">
            <text:p>222.90355842785</text:p>
          </table:table-cell>
          <table:table-cell table:formula="of:=[.O31]-[.P31]" office:value-type="float" office:value="57.0964415721496" calcext:value-type="float">
            <text:p>57.0964415721496</text:p>
          </table:table-cell>
          <table:table-cell table:formula="of:=[.R31]-[.S31]" office:value-type="float" office:value="165.807116855701" calcext:value-type="float">
            <text:p>165.807116855701</text:p>
          </table:table-cell>
          <table:table-cell table:formula="of:=[.O31]+[.Q31]" office:value-type="float" office:value="177.07559844426" calcext:value-type="float">
            <text:p>177.07559844426</text:p>
          </table:table-cell>
          <table:table-cell table:formula="of:=[.O31]-[.Q31]" office:value-type="float" office:value="102.92440155574" calcext:value-type="float">
            <text:p>102.92440155574</text:p>
          </table:table-cell>
          <table:table-cell table:formula="of:=[.U31]-[.V31]" office:value-type="float" office:value="74.1511968885196" calcext:value-type="float">
            <text:p>74.1511968885196</text:p>
          </table:table-cell>
        </table:table-row>
        <table:table-row table:style-name="ro1">
          <table:table-cell table:number-columns-repeated="6"/>
          <table:table-cell table:formula="of:=[.G31]+1" office:value-type="float" office:value="31" calcext:value-type="float">
            <text:p>31</text:p>
          </table:table-cell>
          <table:table-cell table:formula="of:=[.H31]+0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table:formula="of:=[.N31]+0" office:value-type="float" office:value="250" calcext:value-type="float">
            <text:p>250</text:p>
          </table:table-cell>
          <table:table-cell table:formula="of:=AVERAGE([.H32:.N32])" office:value-type="float" office:value="102.285714285714" calcext:value-type="float">
            <text:p>102.285714285714</text:p>
          </table:table-cell>
          <table:table-cell table:formula="of:=STDEV([.H32:.N32])" office:value-type="float" office:value="79.256365224324" calcext:value-type="float">
            <text:p>79.26</text:p>
          </table:table-cell>
          <table:table-cell table:formula="of:=[.P32]/SQRT(5)" office:value-type="float" office:value="35.4445240582277" calcext:value-type="float">
            <text:p>35.44</text:p>
          </table:table-cell>
          <table:table-cell table:formula="of:=[.O32]+[.P32]" office:value-type="float" office:value="181.542079510038" calcext:value-type="float">
            <text:p>181.542079510038</text:p>
          </table:table-cell>
          <table:table-cell table:formula="of:=[.O32]-[.P32]" office:value-type="float" office:value="23.0293490613903" calcext:value-type="float">
            <text:p>23.0293490613903</text:p>
          </table:table-cell>
          <table:table-cell table:formula="of:=[.R32]-[.S32]" office:value-type="float" office:value="158.512730448648" calcext:value-type="float">
            <text:p>158.512730448648</text:p>
          </table:table-cell>
          <table:table-cell table:formula="of:=[.O32]+[.Q32]" office:value-type="float" office:value="137.730238343942" calcext:value-type="float">
            <text:p>137.730238343942</text:p>
          </table:table-cell>
          <table:table-cell table:formula="of:=[.O32]-[.Q32]" office:value-type="float" office:value="66.8411902274866" calcext:value-type="float">
            <text:p>66.8411902274866</text:p>
          </table:table-cell>
          <table:table-cell table:formula="of:=[.U32]-[.V32]" office:value-type="float" office:value="70.8890481164555" calcext:value-type="float">
            <text:p>70.8890481164555</text:p>
          </table:table-cell>
        </table:table-row>
        <table:table-row table:style-name="ro1">
          <table:table-cell table:number-columns-repeated="6"/>
          <table:table-cell table:formula="of:=[.G32]+1" office:value-type="float" office:value="32" calcext:value-type="float">
            <text:p>32</text:p>
          </table:table-cell>
          <table:table-cell table:formula="of:=[.H32]+0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[.N32]+0" office:value-type="float" office:value="250" calcext:value-type="float">
            <text:p>250</text:p>
          </table:table-cell>
          <table:table-cell table:formula="of:=AVERAGE([.H33:.N33])" office:value-type="float" office:value="87.5714285714286" calcext:value-type="float">
            <text:p>87.5714285714286</text:p>
          </table:table-cell>
          <table:table-cell table:formula="of:=STDEV([.H33:.N33])" office:value-type="float" office:value="77.2762515111794" calcext:value-type="float">
            <text:p>77.28</text:p>
          </table:table-cell>
          <table:table-cell table:formula="of:=[.P33]/SQRT(5)" office:value-type="float" office:value="34.5589902850736" calcext:value-type="float">
            <text:p>34.56</text:p>
          </table:table-cell>
          <table:table-cell table:formula="of:=[.O33]+[.P33]" office:value-type="float" office:value="164.847680082608" calcext:value-type="float">
            <text:p>164.847680082608</text:p>
          </table:table-cell>
          <table:table-cell table:formula="of:=[.O33]-[.P33]" office:value-type="float" office:value="10.2951770602492" calcext:value-type="float">
            <text:p>10.2951770602492</text:p>
          </table:table-cell>
          <table:table-cell table:formula="of:=[.R33]-[.S33]" office:value-type="float" office:value="154.552503022359" calcext:value-type="float">
            <text:p>154.552503022359</text:p>
          </table:table-cell>
          <table:table-cell table:formula="of:=[.O33]+[.Q33]" office:value-type="float" office:value="122.130418856502" calcext:value-type="float">
            <text:p>122.130418856502</text:p>
          </table:table-cell>
          <table:table-cell table:formula="of:=[.O33]-[.Q33]" office:value-type="float" office:value="53.012438286355" calcext:value-type="float">
            <text:p>53.012438286355</text:p>
          </table:table-cell>
          <table:table-cell table:formula="of:=[.U33]-[.V33]" office:value-type="float" office:value="69.1179805701472" calcext:value-type="float">
            <text:p>69.1179805701472</text:p>
          </table:table-cell>
        </table:table-row>
        <table:table-row table:style-name="ro1">
          <table:table-cell table:number-columns-repeated="6"/>
          <table:table-cell table:formula="of:=[.G33]+1" office:value-type="float" office:value="33" calcext:value-type="float">
            <text:p>33</text:p>
          </table:table-cell>
          <table:table-cell table:formula="of:=[.H33]+0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249" calcext:value-type="float">
            <text:p>249</text:p>
          </table:table-cell>
          <table:table-cell table:formula="of:=[.N33]+0" office:value-type="float" office:value="250" calcext:value-type="float">
            <text:p>250</text:p>
          </table:table-cell>
          <table:table-cell table:formula="of:=AVERAGE([.H34:.N34])" office:value-type="float" office:value="131.714285714286" calcext:value-type="float">
            <text:p>131.714285714286</text:p>
          </table:table-cell>
          <table:table-cell table:formula="of:=STDEV([.H34:.N34])" office:value-type="float" office:value="111.992134077524" calcext:value-type="float">
            <text:p>111.99</text:p>
          </table:table-cell>
          <table:table-cell table:formula="of:=[.P34]/SQRT(5)" office:value-type="float" office:value="50.0844049485228" calcext:value-type="float">
            <text:p>50.08</text:p>
          </table:table-cell>
          <table:table-cell table:formula="of:=[.O34]+[.P34]" office:value-type="float" office:value="243.70641979181" calcext:value-type="float">
            <text:p>243.70641979181</text:p>
          </table:table-cell>
          <table:table-cell table:formula="of:=[.O34]-[.P34]" office:value-type="float" office:value="19.7221516367618" calcext:value-type="float">
            <text:p>19.7221516367618</text:p>
          </table:table-cell>
          <table:table-cell table:formula="of:=[.R34]-[.S34]" office:value-type="float" office:value="223.984268155048" calcext:value-type="float">
            <text:p>223.984268155048</text:p>
          </table:table-cell>
          <table:table-cell table:formula="of:=[.O34]+[.Q34]" office:value-type="float" office:value="181.798690662809" calcext:value-type="float">
            <text:p>181.798690662809</text:p>
          </table:table-cell>
          <table:table-cell table:formula="of:=[.O34]-[.Q34]" office:value-type="float" office:value="81.6298807657629" calcext:value-type="float">
            <text:p>81.6298807657629</text:p>
          </table:table-cell>
          <table:table-cell table:formula="of:=[.U34]-[.V34]" office:value-type="float" office:value="100.168809897046" calcext:value-type="float">
            <text:p>100.168809897046</text:p>
          </table:table-cell>
        </table:table-row>
        <table:table-row table:style-name="ro1">
          <table:table-cell table:number-columns-repeated="6"/>
          <table:table-cell table:formula="of:=[.G34]+1" office:value-type="float" office:value="34" calcext:value-type="float">
            <text:p>34</text:p>
          </table:table-cell>
          <table:table-cell table:formula="of:=[.H34]+0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formula="of:=[.N34]+0" office:value-type="float" office:value="250" calcext:value-type="float">
            <text:p>250</text:p>
          </table:table-cell>
          <table:table-cell table:formula="of:=AVERAGE([.H35:.N35])" office:value-type="float" office:value="96.7142857142857" calcext:value-type="float">
            <text:p>96.7142857142857</text:p>
          </table:table-cell>
          <table:table-cell table:formula="of:=STDEV([.H35:.N35])" office:value-type="float" office:value="76.7435432370139" calcext:value-type="float">
            <text:p>76.74</text:p>
          </table:table-cell>
          <table:table-cell table:formula="of:=[.P35]/SQRT(5)" office:value-type="float" office:value="34.3207559024315" calcext:value-type="float">
            <text:p>34.32</text:p>
          </table:table-cell>
          <table:table-cell table:formula="of:=[.O35]+[.P35]" office:value-type="float" office:value="173.4578289513" calcext:value-type="float">
            <text:p>173.4578289513</text:p>
          </table:table-cell>
          <table:table-cell table:formula="of:=[.O35]-[.P35]" office:value-type="float" office:value="19.9707424772718" calcext:value-type="float">
            <text:p>19.9707424772718</text:p>
          </table:table-cell>
          <table:table-cell table:formula="of:=[.R35]-[.S35]" office:value-type="float" office:value="153.487086474028" calcext:value-type="float">
            <text:p>153.487086474028</text:p>
          </table:table-cell>
          <table:table-cell table:formula="of:=[.O35]+[.Q35]" office:value-type="float" office:value="131.035041616717" calcext:value-type="float">
            <text:p>131.035041616717</text:p>
          </table:table-cell>
          <table:table-cell table:formula="of:=[.O35]-[.Q35]" office:value-type="float" office:value="62.3935298118542" calcext:value-type="float">
            <text:p>62.3935298118542</text:p>
          </table:table-cell>
          <table:table-cell table:formula="of:=[.U35]-[.V35]" office:value-type="float" office:value="68.641511804863" calcext:value-type="float">
            <text:p>68.641511804863</text:p>
          </table:table-cell>
        </table:table-row>
        <table:table-row table:style-name="ro1">
          <table:table-cell table:number-columns-repeated="6"/>
          <table:table-cell table:formula="of:=[.G35]+1" office:value-type="float" office:value="35" calcext:value-type="float">
            <text:p>35</text:p>
          </table:table-cell>
          <table:table-cell table:formula="of:=[.H35]+0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formula="of:=[.N35]+0" office:value-type="float" office:value="250" calcext:value-type="float">
            <text:p>250</text:p>
          </table:table-cell>
          <table:table-cell table:formula="of:=AVERAGE([.H36:.N36])" office:value-type="float" office:value="100" calcext:value-type="float">
            <text:p>100</text:p>
          </table:table-cell>
          <table:table-cell table:formula="of:=STDEV([.H36:.N36])" office:value-type="float" office:value="98.1427531710824" calcext:value-type="float">
            <text:p>98.14</text:p>
          </table:table-cell>
          <table:table-cell table:formula="of:=[.P36]/SQRT(5)" office:value-type="float" office:value="43.8907735179046" calcext:value-type="float">
            <text:p>43.89</text:p>
          </table:table-cell>
          <table:table-cell table:formula="of:=[.O36]+[.P36]" office:value-type="float" office:value="198.142753171082" calcext:value-type="float">
            <text:p>198.142753171082</text:p>
          </table:table-cell>
          <table:table-cell table:formula="of:=[.O36]-[.P36]" office:value-type="float" office:value="1.85724682891762" calcext:value-type="float">
            <text:p>1.85724682891762</text:p>
          </table:table-cell>
          <table:table-cell table:formula="of:=[.R36]-[.S36]" office:value-type="float" office:value="196.285506342165" calcext:value-type="float">
            <text:p>196.285506342165</text:p>
          </table:table-cell>
          <table:table-cell table:formula="of:=[.O36]+[.Q36]" office:value-type="float" office:value="143.890773517905" calcext:value-type="float">
            <text:p>143.890773517905</text:p>
          </table:table-cell>
          <table:table-cell table:formula="of:=[.O36]-[.Q36]" office:value-type="float" office:value="56.1092264820954" calcext:value-type="float">
            <text:p>56.1092264820954</text:p>
          </table:table-cell>
          <table:table-cell table:formula="of:=[.U36]-[.V36]" office:value-type="float" office:value="87.7815470358093" calcext:value-type="float">
            <text:p>87.7815470358093</text:p>
          </table:table-cell>
        </table:table-row>
        <table:table-row table:style-name="ro1">
          <table:table-cell table:number-columns-repeated="6"/>
          <table:table-cell table:formula="of:=[.G36]+1" office:value-type="float" office:value="36" calcext:value-type="float">
            <text:p>36</text:p>
          </table:table-cell>
          <table:table-cell table:formula="of:=[.H36]+0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65" calcext:value-type="float">
            <text:p>265</text:p>
          </table:table-cell>
          <table:table-cell office:value-type="float" office:value="229" calcext:value-type="float">
            <text:p>229</text:p>
          </table:table-cell>
          <table:table-cell office:value-type="float" office:value="235" calcext:value-type="float">
            <text:p>235</text:p>
          </table:table-cell>
          <table:table-cell office:value-type="float" office:value="258" calcext:value-type="float">
            <text:p>258</text:p>
          </table:table-cell>
          <table:table-cell table:formula="of:=[.N36]+0" office:value-type="float" office:value="250" calcext:value-type="float">
            <text:p>250</text:p>
          </table:table-cell>
          <table:table-cell table:formula="of:=AVERAGE([.H37:.N37])" office:value-type="float" office:value="212" calcext:value-type="float">
            <text:p>212</text:p>
          </table:table-cell>
          <table:table-cell table:formula="of:=STDEV([.H37:.N37])" office:value-type="float" office:value="94.3009367221061" calcext:value-type="float">
            <text:p>94.30</text:p>
          </table:table-cell>
          <table:table-cell table:formula="of:=[.P37]/SQRT(5)" office:value-type="float" office:value="42.1726609705071" calcext:value-type="float">
            <text:p>42.17</text:p>
          </table:table-cell>
          <table:table-cell table:formula="of:=[.O37]+[.P37]" office:value-type="float" office:value="306.300936722106" calcext:value-type="float">
            <text:p>306.300936722106</text:p>
          </table:table-cell>
          <table:table-cell table:formula="of:=[.O37]-[.P37]" office:value-type="float" office:value="117.699063277894" calcext:value-type="float">
            <text:p>117.699063277894</text:p>
          </table:table-cell>
          <table:table-cell table:formula="of:=[.R37]-[.S37]" office:value-type="float" office:value="188.601873444212" calcext:value-type="float">
            <text:p>188.601873444212</text:p>
          </table:table-cell>
          <table:table-cell table:formula="of:=[.O37]+[.Q37]" office:value-type="float" office:value="254.172660970507" calcext:value-type="float">
            <text:p>254.172660970507</text:p>
          </table:table-cell>
          <table:table-cell table:formula="of:=[.O37]-[.Q37]" office:value-type="float" office:value="169.827339029493" calcext:value-type="float">
            <text:p>169.827339029493</text:p>
          </table:table-cell>
          <table:table-cell table:formula="of:=[.U37]-[.V37]" office:value-type="float" office:value="84.3453219410142" calcext:value-type="float">
            <text:p>84.3453219410142</text:p>
          </table:table-cell>
        </table:table-row>
        <table:table-row table:style-name="ro1">
          <table:table-cell table:number-columns-repeated="6"/>
          <table:table-cell table:formula="of:=[.G37]+1" office:value-type="float" office:value="37" calcext:value-type="float">
            <text:p>37</text:p>
          </table:table-cell>
          <table:table-cell table:formula="of:=[.H37]+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3" calcext:value-type="float">
            <text:p>18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table:formula="of:=[.N37]+0" office:value-type="float" office:value="250" calcext:value-type="float">
            <text:p>250</text:p>
          </table:table-cell>
          <table:table-cell table:formula="of:=AVERAGE([.H38:.N38])" office:value-type="float" office:value="99.4285714285714" calcext:value-type="float">
            <text:p>99.4285714285714</text:p>
          </table:table-cell>
          <table:table-cell table:formula="of:=STDEV([.H38:.N38])" office:value-type="float" office:value="85.9648322336081" calcext:value-type="float">
            <text:p>85.96</text:p>
          </table:table-cell>
          <table:table-cell table:formula="of:=[.P38]/SQRT(5)" office:value-type="float" office:value="38.4446417097425" calcext:value-type="float">
            <text:p>38.44</text:p>
          </table:table-cell>
          <table:table-cell table:formula="of:=[.O38]+[.P38]" office:value-type="float" office:value="185.393403662179" calcext:value-type="float">
            <text:p>185.393403662179</text:p>
          </table:table-cell>
          <table:table-cell table:formula="of:=[.O38]-[.P38]" office:value-type="float" office:value="13.4637391949634" calcext:value-type="float">
            <text:p>13.4637391949634</text:p>
          </table:table-cell>
          <table:table-cell table:formula="of:=[.R38]-[.S38]" office:value-type="float" office:value="171.929664467216" calcext:value-type="float">
            <text:p>171.929664467216</text:p>
          </table:table-cell>
          <table:table-cell table:formula="of:=[.O38]+[.Q38]" office:value-type="float" office:value="137.873213138314" calcext:value-type="float">
            <text:p>137.873213138314</text:p>
          </table:table-cell>
          <table:table-cell table:formula="of:=[.O38]-[.Q38]" office:value-type="float" office:value="60.9839297188289" calcext:value-type="float">
            <text:p>60.9839297188289</text:p>
          </table:table-cell>
          <table:table-cell table:formula="of:=[.U38]-[.V38]" office:value-type="float" office:value="76.8892834194851" calcext:value-type="float">
            <text:p>76.8892834194851</text:p>
          </table:table-cell>
        </table:table-row>
        <table:table-row table:style-name="ro1">
          <table:table-cell table:number-columns-repeated="6"/>
          <table:table-cell table:formula="of:=[.G38]+1" office:value-type="float" office:value="38" calcext:value-type="float">
            <text:p>38</text:p>
          </table:table-cell>
          <table:table-cell table:formula="of:=[.H38]+0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2" calcext:value-type="float">
            <text:p>152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table:formula="of:=[.N38]+0" office:value-type="float" office:value="250" calcext:value-type="float">
            <text:p>250</text:p>
          </table:table-cell>
          <table:table-cell table:formula="of:=AVERAGE([.H39:.N39])" office:value-type="float" office:value="112.428571428571" calcext:value-type="float">
            <text:p>112.428571428571</text:p>
          </table:table-cell>
          <table:table-cell table:formula="of:=STDEV([.H39:.N39])" office:value-type="float" office:value="76.6678053745663" calcext:value-type="float">
            <text:p>76.67</text:p>
          </table:table-cell>
          <table:table-cell table:formula="of:=[.P39]/SQRT(5)" office:value-type="float" office:value="34.2868849006508" calcext:value-type="float">
            <text:p>34.29</text:p>
          </table:table-cell>
          <table:table-cell table:formula="of:=[.O39]+[.P39]" office:value-type="float" office:value="189.096376803138" calcext:value-type="float">
            <text:p>189.096376803138</text:p>
          </table:table-cell>
          <table:table-cell table:formula="of:=[.O39]-[.P39]" office:value-type="float" office:value="35.7607660540051" calcext:value-type="float">
            <text:p>35.7607660540051</text:p>
          </table:table-cell>
          <table:table-cell table:formula="of:=[.R39]-[.S39]" office:value-type="float" office:value="153.335610749133" calcext:value-type="float">
            <text:p>153.335610749133</text:p>
          </table:table-cell>
          <table:table-cell table:formula="of:=[.O39]+[.Q39]" office:value-type="float" office:value="146.715456329222" calcext:value-type="float">
            <text:p>146.715456329222</text:p>
          </table:table-cell>
          <table:table-cell table:formula="of:=[.O39]-[.Q39]" office:value-type="float" office:value="78.1416865279206" calcext:value-type="float">
            <text:p>78.1416865279206</text:p>
          </table:table-cell>
          <table:table-cell table:formula="of:=[.U39]-[.V39]" office:value-type="float" office:value="68.5737698013016" calcext:value-type="float">
            <text:p>68.5737698013016</text:p>
          </table:table-cell>
        </table:table-row>
        <table:table-row table:style-name="ro1">
          <table:table-cell table:number-columns-repeated="6"/>
          <table:table-cell table:formula="of:=[.G39]+1" office:value-type="float" office:value="39" calcext:value-type="float">
            <text:p>39</text:p>
          </table:table-cell>
          <table:table-cell table:formula="of:=[.H39]+0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128" calcext:value-type="float">
            <text:p>128</text:p>
          </table:table-cell>
          <table:table-cell office:value-type="float" office:value="166" calcext:value-type="float">
            <text:p>166</text:p>
          </table:table-cell>
          <table:table-cell table:formula="of:=[.N39]+0" office:value-type="float" office:value="250" calcext:value-type="float">
            <text:p>250</text:p>
          </table:table-cell>
          <table:table-cell table:formula="of:=AVERAGE([.H40:.N40])" office:value-type="float" office:value="149.285714285714" calcext:value-type="float">
            <text:p>149.285714285714</text:p>
          </table:table-cell>
          <table:table-cell table:formula="of:=STDEV([.H40:.N40])" office:value-type="float" office:value="81.1597484095704" calcext:value-type="float">
            <text:p>81.16</text:p>
          </table:table-cell>
          <table:table-cell table:formula="of:=[.P40]/SQRT(5)" office:value-type="float" office:value="36.295742896116" calcext:value-type="float">
            <text:p>36.30</text:p>
          </table:table-cell>
          <table:table-cell table:formula="of:=[.O40]+[.P40]" office:value-type="float" office:value="230.445462695285" calcext:value-type="float">
            <text:p>230.445462695285</text:p>
          </table:table-cell>
          <table:table-cell table:formula="of:=[.O40]-[.P40]" office:value-type="float" office:value="68.1259658761439" calcext:value-type="float">
            <text:p>68.1259658761439</text:p>
          </table:table-cell>
          <table:table-cell table:formula="of:=[.R40]-[.S40]" office:value-type="float" office:value="162.319496819141" calcext:value-type="float">
            <text:p>162.319496819141</text:p>
          </table:table-cell>
          <table:table-cell table:formula="of:=[.O40]+[.Q40]" office:value-type="float" office:value="185.58145718183" calcext:value-type="float">
            <text:p>185.58145718183</text:p>
          </table:table-cell>
          <table:table-cell table:formula="of:=[.O40]-[.Q40]" office:value-type="float" office:value="112.989971389598" calcext:value-type="float">
            <text:p>112.989971389598</text:p>
          </table:table-cell>
          <table:table-cell table:formula="of:=[.U40]-[.V40]" office:value-type="float" office:value="72.5914857922319" calcext:value-type="float">
            <text:p>72.5914857922319</text:p>
          </table:table-cell>
        </table:table-row>
        <table:table-row table:style-name="ro1">
          <table:table-cell table:number-columns-repeated="6"/>
          <table:table-cell table:formula="of:=[.G40]+1" office:value-type="float" office:value="40" calcext:value-type="float">
            <text:p>40</text:p>
          </table:table-cell>
          <table:table-cell table:formula="of:=[.H40]+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N40]+0" office:value-type="float" office:value="250" calcext:value-type="float">
            <text:p>250</text:p>
          </table:table-cell>
          <table:table-cell table:formula="of:=AVERAGE([.H41:.N41])" office:value-type="float" office:value="81.2857142857143" calcext:value-type="float">
            <text:p>81.2857142857143</text:p>
          </table:table-cell>
          <table:table-cell table:formula="of:=STDEV([.H41:.N41])" office:value-type="float" office:value="83.9617259742285" calcext:value-type="float">
            <text:p>83.96</text:p>
          </table:table-cell>
          <table:table-cell table:formula="of:=[.P41]/SQRT(5)" office:value-type="float" office:value="37.5488253573169" calcext:value-type="float">
            <text:p>37.55</text:p>
          </table:table-cell>
          <table:table-cell table:formula="of:=[.O41]+[.P41]" office:value-type="float" office:value="165.247440259943" calcext:value-type="float">
            <text:p>165.247440259943</text:p>
          </table:table-cell>
          <table:table-cell table:formula="of:=[.O41]-[.P41]" office:value-type="float" office:value="-2.67601168851417" calcext:value-type="float">
            <text:p>-2.67601168851417</text:p>
          </table:table-cell>
          <table:table-cell table:formula="of:=[.R41]-[.S41]" office:value-type="float" office:value="167.923451948457" calcext:value-type="float">
            <text:p>167.923451948457</text:p>
          </table:table-cell>
          <table:table-cell table:formula="of:=[.O41]+[.Q41]" office:value-type="float" office:value="118.834539643031" calcext:value-type="float">
            <text:p>118.834539643031</text:p>
          </table:table-cell>
          <table:table-cell table:formula="of:=[.O41]-[.Q41]" office:value-type="float" office:value="43.7368889283974" calcext:value-type="float">
            <text:p>43.7368889283974</text:p>
          </table:table-cell>
          <table:table-cell table:formula="of:=[.U41]-[.V41]" office:value-type="float" office:value="75.0976507146338" calcext:value-type="float">
            <text:p>75.0976507146338</text:p>
          </table:table-cell>
        </table:table-row>
        <table:table-row table:style-name="ro1">
          <table:table-cell table:number-columns-repeated="6"/>
          <table:table-cell table:formula="of:=[.G41]+1" office:value-type="float" office:value="41" calcext:value-type="float">
            <text:p>41</text:p>
          </table:table-cell>
          <table:table-cell table:formula="of:=[.H41]+0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formula="of:=[.N41]+0" office:value-type="float" office:value="250" calcext:value-type="float">
            <text:p>250</text:p>
          </table:table-cell>
          <table:table-cell table:formula="of:=AVERAGE([.H42:.N42])" office:value-type="float" office:value="100.142857142857" calcext:value-type="float">
            <text:p>100.142857142857</text:p>
          </table:table-cell>
          <table:table-cell table:formula="of:=STDEV([.H42:.N42])" office:value-type="float" office:value="82.8118924056776" calcext:value-type="float">
            <text:p>82.81</text:p>
          </table:table-cell>
          <table:table-cell table:formula="of:=[.P42]/SQRT(5)" office:value-type="float" office:value="37.0346041528987" calcext:value-type="float">
            <text:p>37.03</text:p>
          </table:table-cell>
          <table:table-cell table:formula="of:=[.O42]+[.P42]" office:value-type="float" office:value="182.954749548535" calcext:value-type="float">
            <text:p>182.954749548535</text:p>
          </table:table-cell>
          <table:table-cell table:formula="of:=[.O42]-[.P42]" office:value-type="float" office:value="17.3309647371795" calcext:value-type="float">
            <text:p>17.3309647371795</text:p>
          </table:table-cell>
          <table:table-cell table:formula="of:=[.R42]-[.S42]" office:value-type="float" office:value="165.623784811355" calcext:value-type="float">
            <text:p>165.623784811355</text:p>
          </table:table-cell>
          <table:table-cell table:formula="of:=[.O42]+[.Q42]" office:value-type="float" office:value="137.177461295756" calcext:value-type="float">
            <text:p>137.177461295756</text:p>
          </table:table-cell>
          <table:table-cell table:formula="of:=[.O42]-[.Q42]" office:value-type="float" office:value="63.1082529899584" calcext:value-type="float">
            <text:p>63.1082529899584</text:p>
          </table:table-cell>
          <table:table-cell table:formula="of:=[.U42]-[.V42]" office:value-type="float" office:value="74.0692083057975" calcext:value-type="float">
            <text:p>74.0692083057975</text:p>
          </table:table-cell>
        </table:table-row>
        <table:table-row table:style-name="ro1">
          <table:table-cell table:number-columns-repeated="6"/>
          <table:table-cell table:formula="of:=[.G42]+1" office:value-type="float" office:value="42" calcext:value-type="float">
            <text:p>42</text:p>
          </table:table-cell>
          <table:table-cell table:formula="of:=[.H42]+0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5" calcext:value-type="float">
            <text:p>155</text:p>
          </table:table-cell>
          <table:table-cell office:value-type="float" office:value="244" calcext:value-type="float">
            <text:p>244</text:p>
          </table:table-cell>
          <table:table-cell office:value-type="float" office:value="48" calcext:value-type="float">
            <text:p>48</text:p>
          </table:table-cell>
          <table:table-cell office:value-type="float" office:value="217" calcext:value-type="float">
            <text:p>217</text:p>
          </table:table-cell>
          <table:table-cell table:formula="of:=[.N42]+0" office:value-type="float" office:value="250" calcext:value-type="float">
            <text:p>250</text:p>
          </table:table-cell>
          <table:table-cell table:formula="of:=AVERAGE([.H43:.N43])" office:value-type="float" office:value="140" calcext:value-type="float">
            <text:p>140</text:p>
          </table:table-cell>
          <table:table-cell table:formula="of:=STDEV([.H43:.N43])" office:value-type="float" office:value="102.151847756171" calcext:value-type="float">
            <text:p>102.15</text:p>
          </table:table-cell>
          <table:table-cell table:formula="of:=[.P43]/SQRT(5)" office:value-type="float" office:value="45.6836951220017" calcext:value-type="float">
            <text:p>45.68</text:p>
          </table:table-cell>
          <table:table-cell table:formula="of:=[.O43]+[.P43]" office:value-type="float" office:value="242.151847756171" calcext:value-type="float">
            <text:p>242.151847756171</text:p>
          </table:table-cell>
          <table:table-cell table:formula="of:=[.O43]-[.P43]" office:value-type="float" office:value="37.8481522438287" calcext:value-type="float">
            <text:p>37.8481522438287</text:p>
          </table:table-cell>
          <table:table-cell table:formula="of:=[.R43]-[.S43]" office:value-type="float" office:value="204.303695512343" calcext:value-type="float">
            <text:p>204.303695512343</text:p>
          </table:table-cell>
          <table:table-cell table:formula="of:=[.O43]+[.Q43]" office:value-type="float" office:value="185.683695122002" calcext:value-type="float">
            <text:p>185.683695122002</text:p>
          </table:table-cell>
          <table:table-cell table:formula="of:=[.O43]-[.Q43]" office:value-type="float" office:value="94.3163048779983" calcext:value-type="float">
            <text:p>94.3163048779983</text:p>
          </table:table-cell>
          <table:table-cell table:formula="of:=[.U43]-[.V43]" office:value-type="float" office:value="91.3673902440033" calcext:value-type="float">
            <text:p>91.3673902440033</text:p>
          </table:table-cell>
        </table:table-row>
        <table:table-row table:style-name="ro1">
          <table:table-cell table:number-columns-repeated="6"/>
          <table:table-cell table:formula="of:=[.G43]+1" office:value-type="float" office:value="43" calcext:value-type="float">
            <text:p>43</text:p>
          </table:table-cell>
          <table:table-cell table:formula="of:=[.H43]+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57" calcext:value-type="float">
            <text:p>57</text:p>
          </table:table-cell>
          <table:table-cell table:formula="of:=[.N43]+0" office:value-type="float" office:value="250" calcext:value-type="float">
            <text:p>250</text:p>
          </table:table-cell>
          <table:table-cell table:formula="of:=AVERAGE([.H44:.N44])" office:value-type="float" office:value="107.142857142857" calcext:value-type="float">
            <text:p>107.142857142857</text:p>
          </table:table-cell>
          <table:table-cell table:formula="of:=STDEV([.H44:.N44])" office:value-type="float" office:value="91.7086483952096" calcext:value-type="float">
            <text:p>91.71</text:p>
          </table:table-cell>
          <table:table-cell table:formula="of:=[.P44]/SQRT(5)" office:value-type="float" office:value="41.0133543872632" calcext:value-type="float">
            <text:p>41.01</text:p>
          </table:table-cell>
          <table:table-cell table:formula="of:=[.O44]+[.P44]" office:value-type="float" office:value="198.851505538067" calcext:value-type="float">
            <text:p>198.851505538067</text:p>
          </table:table-cell>
          <table:table-cell table:formula="of:=[.O44]-[.P44]" office:value-type="float" office:value="15.4342087476475" calcext:value-type="float">
            <text:p>15.4342087476475</text:p>
          </table:table-cell>
          <table:table-cell table:formula="of:=[.R44]-[.S44]" office:value-type="float" office:value="183.417296790419" calcext:value-type="float">
            <text:p>183.417296790419</text:p>
          </table:table-cell>
          <table:table-cell table:formula="of:=[.O44]+[.Q44]" office:value-type="float" office:value="148.15621153012" calcext:value-type="float">
            <text:p>148.15621153012</text:p>
          </table:table-cell>
          <table:table-cell table:formula="of:=[.O44]-[.Q44]" office:value-type="float" office:value="66.129502755594" calcext:value-type="float">
            <text:p>66.129502755594</text:p>
          </table:table-cell>
          <table:table-cell table:formula="of:=[.U44]-[.V44]" office:value-type="float" office:value="82.0267087745263" calcext:value-type="float">
            <text:p>82.0267087745263</text:p>
          </table:table-cell>
        </table:table-row>
        <table:table-row table:style-name="ro1">
          <table:table-cell table:number-columns-repeated="6"/>
          <table:table-cell table:formula="of:=[.G44]+1" office:value-type="float" office:value="44" calcext:value-type="float">
            <text:p>44</text:p>
          </table:table-cell>
          <table:table-cell table:formula="of:=[.H44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[.N44]+0" office:value-type="float" office:value="250" calcext:value-type="float">
            <text:p>250</text:p>
          </table:table-cell>
          <table:table-cell table:formula="of:=AVERAGE([.H45:.N45])" office:value-type="float" office:value="74" calcext:value-type="float">
            <text:p>74</text:p>
          </table:table-cell>
          <table:table-cell table:formula="of:=STDEV([.H45:.N45])" office:value-type="float" office:value="80.6804395955633" calcext:value-type="float">
            <text:p>80.68</text:p>
          </table:table-cell>
          <table:table-cell table:formula="of:=[.P45]/SQRT(5)" office:value-type="float" office:value="36.081389478049" calcext:value-type="float">
            <text:p>36.08</text:p>
          </table:table-cell>
          <table:table-cell table:formula="of:=[.O45]+[.P45]" office:value-type="float" office:value="154.680439595563" calcext:value-type="float">
            <text:p>154.680439595563</text:p>
          </table:table-cell>
          <table:table-cell table:formula="of:=[.O45]-[.P45]" office:value-type="float" office:value="-6.68043959556327" calcext:value-type="float">
            <text:p>-6.68043959556327</text:p>
          </table:table-cell>
          <table:table-cell table:formula="of:=[.R45]-[.S45]" office:value-type="float" office:value="161.360879191127" calcext:value-type="float">
            <text:p>161.360879191127</text:p>
          </table:table-cell>
          <table:table-cell table:formula="of:=[.O45]+[.Q45]" office:value-type="float" office:value="110.081389478049" calcext:value-type="float">
            <text:p>110.081389478049</text:p>
          </table:table-cell>
          <table:table-cell table:formula="of:=[.O45]-[.Q45]" office:value-type="float" office:value="37.918610521951" calcext:value-type="float">
            <text:p>37.918610521951</text:p>
          </table:table-cell>
          <table:table-cell table:formula="of:=[.U45]-[.V45]" office:value-type="float" office:value="72.162778956098" calcext:value-type="float">
            <text:p>72.162778956098</text:p>
          </table:table-cell>
        </table:table-row>
        <table:table-row table:style-name="ro1">
          <table:table-cell table:number-columns-repeated="6"/>
          <table:table-cell table:formula="of:=[.G45]+1" office:value-type="float" office:value="45" calcext:value-type="float">
            <text:p>45</text:p>
          </table:table-cell>
          <table:table-cell table:formula="of:=[.H45]+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formula="of:=[.N45]+0" office:value-type="float" office:value="250" calcext:value-type="float">
            <text:p>250</text:p>
          </table:table-cell>
          <table:table-cell table:formula="of:=AVERAGE([.H46:.N46])" office:value-type="float" office:value="101.857142857143" calcext:value-type="float">
            <text:p>101.857142857143</text:p>
          </table:table-cell>
          <table:table-cell table:formula="of:=STDEV([.H46:.N46])" office:value-type="float" office:value="99.1773303590234" calcext:value-type="float">
            <text:p>99.18</text:p>
          </table:table-cell>
          <table:table-cell table:formula="of:=[.P46]/SQRT(5)" office:value-type="float" office:value="44.353450501946" calcext:value-type="float">
            <text:p>44.35</text:p>
          </table:table-cell>
          <table:table-cell table:formula="of:=[.O46]+[.P46]" office:value-type="float" office:value="201.034473216166" calcext:value-type="float">
            <text:p>201.034473216166</text:p>
          </table:table-cell>
          <table:table-cell table:formula="of:=[.O46]-[.P46]" office:value-type="float" office:value="2.6798124981195" calcext:value-type="float">
            <text:p>2.6798124981195</text:p>
          </table:table-cell>
          <table:table-cell table:formula="of:=[.R46]-[.S46]" office:value-type="float" office:value="198.354660718047" calcext:value-type="float">
            <text:p>198.354660718047</text:p>
          </table:table-cell>
          <table:table-cell table:formula="of:=[.O46]+[.Q46]" office:value-type="float" office:value="146.210593359089" calcext:value-type="float">
            <text:p>146.210593359089</text:p>
          </table:table-cell>
          <table:table-cell table:formula="of:=[.O46]-[.Q46]" office:value-type="float" office:value="57.5036923551969" calcext:value-type="float">
            <text:p>57.5036923551969</text:p>
          </table:table-cell>
          <table:table-cell table:formula="of:=[.U46]-[.V46]" office:value-type="float" office:value="88.7069010038919" calcext:value-type="float">
            <text:p>88.7069010038919</text:p>
          </table:table-cell>
        </table:table-row>
        <table:table-row table:style-name="ro1">
          <table:table-cell table:number-columns-repeated="6"/>
          <table:table-cell table:formula="of:=[.G46]+1" office:value-type="float" office:value="46" calcext:value-type="float">
            <text:p>46</text:p>
          </table:table-cell>
          <table:table-cell table:formula="of:=[.H46]+0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office:value-type="float" office:value="155" calcext:value-type="float">
            <text:p>155</text:p>
          </table:table-cell>
          <table:table-cell table:formula="of:=[.N46]+0" office:value-type="float" office:value="250" calcext:value-type="float">
            <text:p>250</text:p>
          </table:table-cell>
          <table:table-cell table:formula="of:=AVERAGE([.H47:.N47])" office:value-type="float" office:value="116.857142857143" calcext:value-type="float">
            <text:p>116.857142857143</text:p>
          </table:table-cell>
          <table:table-cell table:formula="of:=STDEV([.H47:.N47])" office:value-type="float" office:value="84.3651361077323" calcext:value-type="float">
            <text:p>84.37</text:p>
          </table:table-cell>
          <table:table-cell table:formula="of:=[.P47]/SQRT(5)" office:value-type="float" office:value="37.7292358535823" calcext:value-type="float">
            <text:p>37.73</text:p>
          </table:table-cell>
          <table:table-cell table:formula="of:=[.O47]+[.P47]" office:value-type="float" office:value="201.222278964875" calcext:value-type="float">
            <text:p>201.222278964875</text:p>
          </table:table-cell>
          <table:table-cell table:formula="of:=[.O47]-[.P47]" office:value-type="float" office:value="32.4920067494106" calcext:value-type="float">
            <text:p>32.4920067494106</text:p>
          </table:table-cell>
          <table:table-cell table:formula="of:=[.R47]-[.S47]" office:value-type="float" office:value="168.730272215465" calcext:value-type="float">
            <text:p>168.730272215465</text:p>
          </table:table-cell>
          <table:table-cell table:formula="of:=[.O47]+[.Q47]" office:value-type="float" office:value="154.586378710725" calcext:value-type="float">
            <text:p>154.586378710725</text:p>
          </table:table-cell>
          <table:table-cell table:formula="of:=[.O47]-[.Q47]" office:value-type="float" office:value="79.1279070035606" calcext:value-type="float">
            <text:p>79.1279070035606</text:p>
          </table:table-cell>
          <table:table-cell table:formula="of:=[.U47]-[.V47]" office:value-type="float" office:value="75.4584717071646" calcext:value-type="float">
            <text:p>75.4584717071646</text:p>
          </table:table-cell>
        </table:table-row>
        <table:table-row table:style-name="ro1">
          <table:table-cell table:number-columns-repeated="6"/>
          <table:table-cell table:formula="of:=[.G47]+1" office:value-type="float" office:value="47" calcext:value-type="float">
            <text:p>47</text:p>
          </table:table-cell>
          <table:table-cell table:formula="of:=[.H47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151" calcext:value-type="float">
            <text:p>151</text:p>
          </table:table-cell>
          <table:table-cell office:value-type="float" office:value="42" calcext:value-type="float">
            <text:p>42</text:p>
          </table:table-cell>
          <table:table-cell office:value-type="float" office:value="181" calcext:value-type="float">
            <text:p>181</text:p>
          </table:table-cell>
          <table:table-cell table:formula="of:=[.N47]+0" office:value-type="float" office:value="250" calcext:value-type="float">
            <text:p>250</text:p>
          </table:table-cell>
          <table:table-cell table:formula="of:=AVERAGE([.H48:.N48])" office:value-type="float" office:value="123.714285714286" calcext:value-type="float">
            <text:p>123.714285714286</text:p>
          </table:table-cell>
          <table:table-cell table:formula="of:=STDEV([.H48:.N48])" office:value-type="float" office:value="92.1497228892818" calcext:value-type="float">
            <text:p>92.15</text:p>
          </table:table-cell>
          <table:table-cell table:formula="of:=[.P48]/SQRT(5)" office:value-type="float" office:value="41.2106088976405" calcext:value-type="float">
            <text:p>41.21</text:p>
          </table:table-cell>
          <table:table-cell table:formula="of:=[.O48]+[.P48]" office:value-type="float" office:value="215.864008603568" calcext:value-type="float">
            <text:p>215.864008603568</text:p>
          </table:table-cell>
          <table:table-cell table:formula="of:=[.O48]-[.P48]" office:value-type="float" office:value="31.5645628250039" calcext:value-type="float">
            <text:p>31.5645628250039</text:p>
          </table:table-cell>
          <table:table-cell table:formula="of:=[.R48]-[.S48]" office:value-type="float" office:value="184.299445778564" calcext:value-type="float">
            <text:p>184.299445778564</text:p>
          </table:table-cell>
          <table:table-cell table:formula="of:=[.O48]+[.Q48]" office:value-type="float" office:value="164.924894611926" calcext:value-type="float">
            <text:p>164.924894611926</text:p>
          </table:table-cell>
          <table:table-cell table:formula="of:=[.O48]-[.Q48]" office:value-type="float" office:value="82.5036768166452" calcext:value-type="float">
            <text:p>82.5036768166452</text:p>
          </table:table-cell>
          <table:table-cell table:formula="of:=[.U48]-[.V48]" office:value-type="float" office:value="82.421217795281" calcext:value-type="float">
            <text:p>82.421217795281</text:p>
          </table:table-cell>
        </table:table-row>
        <table:table-row table:style-name="ro1">
          <table:table-cell table:number-columns-repeated="6"/>
          <table:table-cell table:formula="of:=[.G48]+1" office:value-type="float" office:value="48" calcext:value-type="float">
            <text:p>48</text:p>
          </table:table-cell>
          <table:table-cell table:formula="of:=[.H48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71" calcext:value-type="float">
            <text:p>71</text:p>
          </table:table-cell>
          <table:table-cell office:value-type="float" office:value="208" calcext:value-type="float">
            <text:p>208</text:p>
          </table:table-cell>
          <table:table-cell table:formula="of:=[.N48]+0" office:value-type="float" office:value="250" calcext:value-type="float">
            <text:p>250</text:p>
          </table:table-cell>
          <table:table-cell table:formula="of:=AVERAGE([.H49:.N49])" office:value-type="float" office:value="159.285714285714" calcext:value-type="float">
            <text:p>159.285714285714</text:p>
          </table:table-cell>
          <table:table-cell table:formula="of:=STDEV([.H49:.N49])" office:value-type="float" office:value="114.68756730892" calcext:value-type="float">
            <text:p>114.69</text:p>
          </table:table-cell>
          <table:table-cell table:formula="of:=[.P49]/SQRT(5)" office:value-type="float" office:value="51.2898393353656" calcext:value-type="float">
            <text:p>51.29</text:p>
          </table:table-cell>
          <table:table-cell table:formula="of:=[.O49]+[.P49]" office:value-type="float" office:value="273.973281594634" calcext:value-type="float">
            <text:p>273.973281594634</text:p>
          </table:table-cell>
          <table:table-cell table:formula="of:=[.O49]-[.P49]" office:value-type="float" office:value="44.5981469767941" calcext:value-type="float">
            <text:p>44.5981469767941</text:p>
          </table:table-cell>
          <table:table-cell table:formula="of:=[.R49]-[.S49]" office:value-type="float" office:value="229.37513461784" calcext:value-type="float">
            <text:p>229.37513461784</text:p>
          </table:table-cell>
          <table:table-cell table:formula="of:=[.O49]+[.Q49]" office:value-type="float" office:value="210.57555362108" calcext:value-type="float">
            <text:p>210.57555362108</text:p>
          </table:table-cell>
          <table:table-cell table:formula="of:=[.O49]-[.Q49]" office:value-type="float" office:value="107.995874950349" calcext:value-type="float">
            <text:p>107.995874950349</text:p>
          </table:table-cell>
          <table:table-cell table:formula="of:=[.U49]-[.V49]" office:value-type="float" office:value="102.579678670731" calcext:value-type="float">
            <text:p>102.579678670731</text:p>
          </table:table-cell>
        </table:table-row>
        <table:table-row table:style-name="ro1">
          <table:table-cell table:number-columns-repeated="6"/>
          <table:table-cell table:formula="of:=[.G49]+1" office:value-type="float" office:value="49" calcext:value-type="float">
            <text:p>49</text:p>
          </table:table-cell>
          <table:table-cell table:formula="of:=[.H49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 table:formula="of:=[.N49]+0" office:value-type="float" office:value="250" calcext:value-type="float">
            <text:p>250</text:p>
          </table:table-cell>
          <table:table-cell table:formula="of:=AVERAGE([.H50:.N50])" office:value-type="float" office:value="121.857142857143" calcext:value-type="float">
            <text:p>121.857142857143</text:p>
          </table:table-cell>
          <table:table-cell table:formula="of:=STDEV([.H50:.N50])" office:value-type="float" office:value="82.1876482435744" calcext:value-type="float">
            <text:p>82.19</text:p>
          </table:table-cell>
          <table:table-cell table:formula="of:=[.P50]/SQRT(5)" office:value-type="float" office:value="36.7554336766947" calcext:value-type="float">
            <text:p>36.76</text:p>
          </table:table-cell>
          <table:table-cell table:formula="of:=[.O50]+[.P50]" office:value-type="float" office:value="204.044791100717" calcext:value-type="float">
            <text:p>204.044791100717</text:p>
          </table:table-cell>
          <table:table-cell table:formula="of:=[.O50]-[.P50]" office:value-type="float" office:value="39.6694946135684" calcext:value-type="float">
            <text:p>39.6694946135684</text:p>
          </table:table-cell>
          <table:table-cell table:formula="of:=[.R50]-[.S50]" office:value-type="float" office:value="164.375296487149" calcext:value-type="float">
            <text:p>164.375296487149</text:p>
          </table:table-cell>
          <table:table-cell table:formula="of:=[.O50]+[.Q50]" office:value-type="float" office:value="158.612576533838" calcext:value-type="float">
            <text:p>158.612576533838</text:p>
          </table:table-cell>
          <table:table-cell table:formula="of:=[.O50]-[.Q50]" office:value-type="float" office:value="85.1017091804481" calcext:value-type="float">
            <text:p>85.1017091804481</text:p>
          </table:table-cell>
          <table:table-cell table:formula="of:=[.U50]-[.V50]" office:value-type="float" office:value="73.5108673533894" calcext:value-type="float">
            <text:p>73.5108673533894</text:p>
          </table:table-cell>
        </table:table-row>
        <table:table-row table:style-name="ro1">
          <table:table-cell table:number-columns-repeated="6"/>
          <table:table-cell table:formula="of:=[.G50]+1" office:value-type="float" office:value="50" calcext:value-type="float">
            <text:p>50</text:p>
          </table:table-cell>
          <table:table-cell table:formula="of:=[.H50]+0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[.N50]+0" office:value-type="float" office:value="250" calcext:value-type="float">
            <text:p>250</text:p>
          </table:table-cell>
          <table:table-cell table:formula="of:=AVERAGE([.H51:.N51])" office:value-type="float" office:value="75" calcext:value-type="float">
            <text:p>75</text:p>
          </table:table-cell>
          <table:table-cell table:formula="of:=STDEV([.H51:.N51])" office:value-type="float" office:value="85.8603517346627" calcext:value-type="float">
            <text:p>85.86</text:p>
          </table:table-cell>
          <table:table-cell table:formula="of:=[.P51]/SQRT(5)" office:value-type="float" office:value="38.3979166101496" calcext:value-type="float">
            <text:p>38.40</text:p>
          </table:table-cell>
          <table:table-cell table:formula="of:=[.O51]+[.P51]" office:value-type="float" office:value="160.860351734663" calcext:value-type="float">
            <text:p>160.860351734663</text:p>
          </table:table-cell>
          <table:table-cell table:formula="of:=[.O51]-[.P51]" office:value-type="float" office:value="-10.8603517346627" calcext:value-type="float">
            <text:p>-10.8603517346627</text:p>
          </table:table-cell>
          <table:table-cell table:formula="of:=[.R51]-[.S51]" office:value-type="float" office:value="171.720703469325" calcext:value-type="float">
            <text:p>171.720703469325</text:p>
          </table:table-cell>
          <table:table-cell table:formula="of:=[.O51]+[.Q51]" office:value-type="float" office:value="113.39791661015" calcext:value-type="float">
            <text:p>113.39791661015</text:p>
          </table:table-cell>
          <table:table-cell table:formula="of:=[.O51]-[.Q51]" office:value-type="float" office:value="36.6020833898504" calcext:value-type="float">
            <text:p>36.6020833898504</text:p>
          </table:table-cell>
          <table:table-cell table:formula="of:=[.U51]-[.V51]" office:value-type="float" office:value="76.7958332202991" calcext:value-type="float">
            <text:p>76.7958332202991</text:p>
          </table:table-cell>
        </table:table-row>
        <table:table-row table:style-name="ro1">
          <table:table-cell table:number-columns-repeated="6"/>
          <table:table-cell table:formula="of:=[.G51]+1" office:value-type="float" office:value="51" calcext:value-type="float">
            <text:p>51</text:p>
          </table:table-cell>
          <table:table-cell table:formula="of:=[.H51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table:formula="of:=[.N51]+0" office:value-type="float" office:value="250" calcext:value-type="float">
            <text:p>250</text:p>
          </table:table-cell>
          <table:table-cell table:formula="of:=AVERAGE([.H52:.N52])" office:value-type="float" office:value="118.571428571429" calcext:value-type="float">
            <text:p>118.571428571429</text:p>
          </table:table-cell>
          <table:table-cell table:formula="of:=STDEV([.H52:.N52])" office:value-type="float" office:value="86.2976576407825" calcext:value-type="float">
            <text:p>86.30</text:p>
          </table:table-cell>
          <table:table-cell table:formula="of:=[.P52]/SQRT(5)" office:value-type="float" office:value="38.5934857567588" calcext:value-type="float">
            <text:p>38.59</text:p>
          </table:table-cell>
          <table:table-cell table:formula="of:=[.O52]+[.P52]" office:value-type="float" office:value="204.869086212211" calcext:value-type="float">
            <text:p>204.869086212211</text:p>
          </table:table-cell>
          <table:table-cell table:formula="of:=[.O52]-[.P52]" office:value-type="float" office:value="32.273770930646" calcext:value-type="float">
            <text:p>32.273770930646</text:p>
          </table:table-cell>
          <table:table-cell table:formula="of:=[.R52]-[.S52]" office:value-type="float" office:value="172.595315281565" calcext:value-type="float">
            <text:p>172.595315281565</text:p>
          </table:table-cell>
          <table:table-cell table:formula="of:=[.O52]+[.Q52]" office:value-type="float" office:value="157.164914328187" calcext:value-type="float">
            <text:p>157.164914328187</text:p>
          </table:table-cell>
          <table:table-cell table:formula="of:=[.O52]-[.Q52]" office:value-type="float" office:value="79.9779428146698" calcext:value-type="float">
            <text:p>79.9779428146698</text:p>
          </table:table-cell>
          <table:table-cell table:formula="of:=[.U52]-[.V52]" office:value-type="float" office:value="77.1869715135176" calcext:value-type="float">
            <text:p>77.1869715135176</text:p>
          </table:table-cell>
        </table:table-row>
        <table:table-row table:style-name="ro1">
          <table:table-cell table:number-columns-repeated="6"/>
          <table:table-cell table:formula="of:=[.G52]+1" office:value-type="float" office:value="52" calcext:value-type="float">
            <text:p>52</text:p>
          </table:table-cell>
          <table:table-cell table:formula="of:=[.H52]+0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278" calcext:value-type="float">
            <text:p>278</text:p>
          </table:table-cell>
          <table:table-cell table:formula="of:=[.N52]+0" office:value-type="float" office:value="250" calcext:value-type="float">
            <text:p>250</text:p>
          </table:table-cell>
          <table:table-cell table:formula="of:=AVERAGE([.H53:.N53])" office:value-type="float" office:value="113.428571428571" calcext:value-type="float">
            <text:p>113.428571428571</text:p>
          </table:table-cell>
          <table:table-cell table:formula="of:=STDEV([.H53:.N53])" office:value-type="float" office:value="106.787728918725" calcext:value-type="float">
            <text:p>106.79</text:p>
          </table:table-cell>
          <table:table-cell table:formula="of:=[.P53]/SQRT(5)" office:value-type="float" office:value="47.7569242050177" calcext:value-type="float">
            <text:p>47.76</text:p>
          </table:table-cell>
          <table:table-cell table:formula="of:=[.O53]+[.P53]" office:value-type="float" office:value="220.216300347296" calcext:value-type="float">
            <text:p>220.216300347296</text:p>
          </table:table-cell>
          <table:table-cell table:formula="of:=[.O53]-[.P53]" office:value-type="float" office:value="6.64084250984666" calcext:value-type="float">
            <text:p>6.64084250984666</text:p>
          </table:table-cell>
          <table:table-cell table:formula="of:=[.R53]-[.S53]" office:value-type="float" office:value="213.57545783745" calcext:value-type="float">
            <text:p>213.57545783745</text:p>
          </table:table-cell>
          <table:table-cell table:formula="of:=[.O53]+[.Q53]" office:value-type="float" office:value="161.185495633589" calcext:value-type="float">
            <text:p>161.185495633589</text:p>
          </table:table-cell>
          <table:table-cell table:formula="of:=[.O53]-[.Q53]" office:value-type="float" office:value="65.6716472235537" calcext:value-type="float">
            <text:p>65.6716472235537</text:p>
          </table:table-cell>
          <table:table-cell table:formula="of:=[.U53]-[.V53]" office:value-type="float" office:value="95.5138484100355" calcext:value-type="float">
            <text:p>95.5138484100355</text:p>
          </table:table-cell>
        </table:table-row>
        <table:table-row table:style-name="ro1">
          <table:table-cell table:number-columns-repeated="6"/>
          <table:table-cell table:formula="of:=[.G53]+1" office:value-type="float" office:value="53" calcext:value-type="float">
            <text:p>53</text:p>
          </table:table-cell>
          <table:table-cell table:formula="of:=[.H53]+0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61" calcext:value-type="float">
            <text:p>61</text:p>
          </table:table-cell>
          <table:table-cell office:value-type="float" office:value="289" calcext:value-type="float">
            <text:p>289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formula="of:=[.N53]+0" office:value-type="float" office:value="250" calcext:value-type="float">
            <text:p>250</text:p>
          </table:table-cell>
          <table:table-cell table:formula="of:=AVERAGE([.H54:.N54])" office:value-type="float" office:value="154.571428571429" calcext:value-type="float">
            <text:p>154.571428571429</text:p>
          </table:table-cell>
          <table:table-cell table:formula="of:=STDEV([.H54:.N54])" office:value-type="float" office:value="100.834612349228" calcext:value-type="float">
            <text:p>100.83</text:p>
          </table:table-cell>
          <table:table-cell table:formula="of:=[.P54]/SQRT(5)" office:value-type="float" office:value="45.0946095395426" calcext:value-type="float">
            <text:p>45.09</text:p>
          </table:table-cell>
          <table:table-cell table:formula="of:=[.O54]+[.P54]" office:value-type="float" office:value="255.406040920656" calcext:value-type="float">
            <text:p>255.406040920656</text:p>
          </table:table-cell>
          <table:table-cell table:formula="of:=[.O54]-[.P54]" office:value-type="float" office:value="53.7368162222008" calcext:value-type="float">
            <text:p>53.7368162222008</text:p>
          </table:table-cell>
          <table:table-cell table:formula="of:=[.R54]-[.S54]" office:value-type="float" office:value="201.669224698456" calcext:value-type="float">
            <text:p>201.669224698456</text:p>
          </table:table-cell>
          <table:table-cell table:formula="of:=[.O54]+[.Q54]" office:value-type="float" office:value="199.666038110971" calcext:value-type="float">
            <text:p>199.666038110971</text:p>
          </table:table-cell>
          <table:table-cell table:formula="of:=[.O54]-[.Q54]" office:value-type="float" office:value="109.476819031886" calcext:value-type="float">
            <text:p>109.476819031886</text:p>
          </table:table-cell>
          <table:table-cell table:formula="of:=[.U54]-[.V54]" office:value-type="float" office:value="90.1892190790853" calcext:value-type="float">
            <text:p>90.1892190790853</text:p>
          </table:table-cell>
        </table:table-row>
        <table:table-row table:style-name="ro1">
          <table:table-cell table:number-columns-repeated="6"/>
          <table:table-cell table:formula="of:=[.G54]+1" office:value-type="float" office:value="54" calcext:value-type="float">
            <text:p>54</text:p>
          </table:table-cell>
          <table:table-cell table:formula="of:=[.H54]+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formula="of:=[.N54]+0" office:value-type="float" office:value="250" calcext:value-type="float">
            <text:p>250</text:p>
          </table:table-cell>
          <table:table-cell table:formula="of:=AVERAGE([.H55:.N55])" office:value-type="float" office:value="90" calcext:value-type="float">
            <text:p>90</text:p>
          </table:table-cell>
          <table:table-cell table:formula="of:=STDEV([.H55:.N55])" office:value-type="float" office:value="77.0951792699561" calcext:value-type="float">
            <text:p>77.10</text:p>
          </table:table-cell>
          <table:table-cell table:formula="of:=[.P55]/SQRT(5)" office:value-type="float" office:value="34.4780123170309" calcext:value-type="float">
            <text:p>34.48</text:p>
          </table:table-cell>
          <table:table-cell table:formula="of:=[.O55]+[.P55]" office:value-type="float" office:value="167.095179269956" calcext:value-type="float">
            <text:p>167.095179269956</text:p>
          </table:table-cell>
          <table:table-cell table:formula="of:=[.O55]-[.P55]" office:value-type="float" office:value="12.9048207300439" calcext:value-type="float">
            <text:p>12.9048207300439</text:p>
          </table:table-cell>
          <table:table-cell table:formula="of:=[.R55]-[.S55]" office:value-type="float" office:value="154.190358539912" calcext:value-type="float">
            <text:p>154.190358539912</text:p>
          </table:table-cell>
          <table:table-cell table:formula="of:=[.O55]+[.Q55]" office:value-type="float" office:value="124.478012317031" calcext:value-type="float">
            <text:p>124.478012317031</text:p>
          </table:table-cell>
          <table:table-cell table:formula="of:=[.O55]-[.Q55]" office:value-type="float" office:value="55.5219876829691" calcext:value-type="float">
            <text:p>55.5219876829691</text:p>
          </table:table-cell>
          <table:table-cell table:formula="of:=[.U55]-[.V55]" office:value-type="float" office:value="68.9560246340618" calcext:value-type="float">
            <text:p>68.9560246340618</text:p>
          </table:table-cell>
        </table:table-row>
        <table:table-row table:style-name="ro1">
          <table:table-cell table:number-columns-repeated="6"/>
          <table:table-cell table:formula="of:=[.G55]+1" office:value-type="float" office:value="55" calcext:value-type="float">
            <text:p>55</text:p>
          </table:table-cell>
          <table:table-cell table:formula="of:=[.H55]+0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formula="of:=[.N55]+0" office:value-type="float" office:value="250" calcext:value-type="float">
            <text:p>250</text:p>
          </table:table-cell>
          <table:table-cell table:formula="of:=AVERAGE([.H56:.N56])" office:value-type="float" office:value="91.2857142857143" calcext:value-type="float">
            <text:p>91.2857142857143</text:p>
          </table:table-cell>
          <table:table-cell table:formula="of:=STDEV([.H56:.N56])" office:value-type="float" office:value="75.8852517197606" calcext:value-type="float">
            <text:p>75.89</text:p>
          </table:table-cell>
          <table:table-cell table:formula="of:=[.P56]/SQRT(5)" office:value-type="float" office:value="33.9369162670135" calcext:value-type="float">
            <text:p>33.94</text:p>
          </table:table-cell>
          <table:table-cell table:formula="of:=[.O56]+[.P56]" office:value-type="float" office:value="167.170966005475" calcext:value-type="float">
            <text:p>167.170966005475</text:p>
          </table:table-cell>
          <table:table-cell table:formula="of:=[.O56]-[.P56]" office:value-type="float" office:value="15.4004625659537" calcext:value-type="float">
            <text:p>15.4004625659537</text:p>
          </table:table-cell>
          <table:table-cell table:formula="of:=[.R56]-[.S56]" office:value-type="float" office:value="151.770503439521" calcext:value-type="float">
            <text:p>151.770503439521</text:p>
          </table:table-cell>
          <table:table-cell table:formula="of:=[.O56]+[.Q56]" office:value-type="float" office:value="125.222630552728" calcext:value-type="float">
            <text:p>125.222630552728</text:p>
          </table:table-cell>
          <table:table-cell table:formula="of:=[.O56]-[.Q56]" office:value-type="float" office:value="57.3487980187008" calcext:value-type="float">
            <text:p>57.3487980187008</text:p>
          </table:table-cell>
          <table:table-cell table:formula="of:=[.U56]-[.V56]" office:value-type="float" office:value="67.873832534027" calcext:value-type="float">
            <text:p>67.873832534027</text:p>
          </table:table-cell>
        </table:table-row>
        <table:table-row table:style-name="ro1">
          <table:table-cell table:number-columns-repeated="6"/>
          <table:table-cell table:formula="of:=[.G56]+1" office:value-type="float" office:value="56" calcext:value-type="float">
            <text:p>56</text:p>
          </table:table-cell>
          <table:table-cell table:formula="of:=[.H56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14" calcext:value-type="float">
            <text:p>21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formula="of:=[.N56]+0" office:value-type="float" office:value="250" calcext:value-type="float">
            <text:p>250</text:p>
          </table:table-cell>
          <table:table-cell table:formula="of:=AVERAGE([.H57:.N57])" office:value-type="float" office:value="116.571428571429" calcext:value-type="float">
            <text:p>116.571428571429</text:p>
          </table:table-cell>
          <table:table-cell table:formula="of:=STDEV([.H57:.N57])" office:value-type="float" office:value="98.0541638464122" calcext:value-type="float">
            <text:p>98.05</text:p>
          </table:table-cell>
          <table:table-cell table:formula="of:=[.P57]/SQRT(5)" office:value-type="float" office:value="43.851155167496" calcext:value-type="float">
            <text:p>43.85</text:p>
          </table:table-cell>
          <table:table-cell table:formula="of:=[.O57]+[.P57]" office:value-type="float" office:value="214.625592417841" calcext:value-type="float">
            <text:p>214.625592417841</text:p>
          </table:table-cell>
          <table:table-cell table:formula="of:=[.O57]-[.P57]" office:value-type="float" office:value="18.5172647250164" calcext:value-type="float">
            <text:p>18.5172647250164</text:p>
          </table:table-cell>
          <table:table-cell table:formula="of:=[.R57]-[.S57]" office:value-type="float" office:value="196.108327692824" calcext:value-type="float">
            <text:p>196.108327692824</text:p>
          </table:table-cell>
          <table:table-cell table:formula="of:=[.O57]+[.Q57]" office:value-type="float" office:value="160.422583738925" calcext:value-type="float">
            <text:p>160.422583738925</text:p>
          </table:table-cell>
          <table:table-cell table:formula="of:=[.O57]-[.Q57]" office:value-type="float" office:value="72.7202734039326" calcext:value-type="float">
            <text:p>72.7202734039326</text:p>
          </table:table-cell>
          <table:table-cell table:formula="of:=[.U57]-[.V57]" office:value-type="float" office:value="87.702310334992" calcext:value-type="float">
            <text:p>87.702310334992</text:p>
          </table:table-cell>
        </table:table-row>
        <table:table-row table:style-name="ro1">
          <table:table-cell table:number-columns-repeated="6"/>
          <table:table-cell table:formula="of:=[.G57]+1" office:value-type="float" office:value="57" calcext:value-type="float">
            <text:p>57</text:p>
          </table:table-cell>
          <table:table-cell table:formula="of:=[.H57]+0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162" calcext:value-type="float">
            <text:p>162</text:p>
          </table:table-cell>
          <table:table-cell office:value-type="float" office:value="184" calcext:value-type="float">
            <text:p>184</text:p>
          </table:table-cell>
          <table:table-cell table:formula="of:=[.N57]+0" office:value-type="float" office:value="250" calcext:value-type="float">
            <text:p>250</text:p>
          </table:table-cell>
          <table:table-cell table:formula="of:=AVERAGE([.H58:.N58])" office:value-type="float" office:value="157.857142857143" calcext:value-type="float">
            <text:p>157.857142857143</text:p>
          </table:table-cell>
          <table:table-cell table:formula="of:=STDEV([.H58:.N58])" office:value-type="float" office:value="76.1105086292919" calcext:value-type="float">
            <text:p>76.11</text:p>
          </table:table-cell>
          <table:table-cell table:formula="of:=[.P58]/SQRT(5)" office:value-type="float" office:value="34.0376542194362" calcext:value-type="float">
            <text:p>34.04</text:p>
          </table:table-cell>
          <table:table-cell table:formula="of:=[.O58]+[.P58]" office:value-type="float" office:value="233.967651486435" calcext:value-type="float">
            <text:p>233.967651486435</text:p>
          </table:table-cell>
          <table:table-cell table:formula="of:=[.O58]-[.P58]" office:value-type="float" office:value="81.7466342278509" calcext:value-type="float">
            <text:p>81.7466342278509</text:p>
          </table:table-cell>
          <table:table-cell table:formula="of:=[.R58]-[.S58]" office:value-type="float" office:value="152.221017258584" calcext:value-type="float">
            <text:p>152.221017258584</text:p>
          </table:table-cell>
          <table:table-cell table:formula="of:=[.O58]+[.Q58]" office:value-type="float" office:value="191.894797076579" calcext:value-type="float">
            <text:p>191.894797076579</text:p>
          </table:table-cell>
          <table:table-cell table:formula="of:=[.O58]-[.Q58]" office:value-type="float" office:value="123.819488637707" calcext:value-type="float">
            <text:p>123.819488637707</text:p>
          </table:table-cell>
          <table:table-cell table:formula="of:=[.U58]-[.V58]" office:value-type="float" office:value="68.0753084388725" calcext:value-type="float">
            <text:p>68.0753084388725</text:p>
          </table:table-cell>
        </table:table-row>
        <table:table-row table:style-name="ro1">
          <table:table-cell table:number-columns-repeated="6"/>
          <table:table-cell table:formula="of:=[.G58]+1" office:value-type="float" office:value="58" calcext:value-type="float">
            <text:p>58</text:p>
          </table:table-cell>
          <table:table-cell table:formula="of:=[.H58]+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formula="of:=[.N58]+0" office:value-type="float" office:value="250" calcext:value-type="float">
            <text:p>250</text:p>
          </table:table-cell>
          <table:table-cell table:formula="of:=AVERAGE([.H59:.N59])" office:value-type="float" office:value="86.7142857142857" calcext:value-type="float">
            <text:p>86.7142857142857</text:p>
          </table:table-cell>
          <table:table-cell table:formula="of:=STDEV([.H59:.N59])" office:value-type="float" office:value="94.9994987455448" calcext:value-type="float">
            <text:p>95.00</text:p>
          </table:table-cell>
          <table:table-cell table:formula="of:=[.P59]/SQRT(5)" office:value-type="float" office:value="42.4850674046888" calcext:value-type="float">
            <text:p>42.49</text:p>
          </table:table-cell>
          <table:table-cell table:formula="of:=[.O59]+[.P59]" office:value-type="float" office:value="181.713784459831" calcext:value-type="float">
            <text:p>181.713784459831</text:p>
          </table:table-cell>
          <table:table-cell table:formula="of:=[.O59]-[.P59]" office:value-type="float" office:value="-8.28521303125906" calcext:value-type="float">
            <text:p>-8.28521303125906</text:p>
          </table:table-cell>
          <table:table-cell table:formula="of:=[.R59]-[.S59]" office:value-type="float" office:value="189.99899749109" calcext:value-type="float">
            <text:p>189.99899749109</text:p>
          </table:table-cell>
          <table:table-cell table:formula="of:=[.O59]+[.Q59]" office:value-type="float" office:value="129.199353118975" calcext:value-type="float">
            <text:p>129.199353118975</text:p>
          </table:table-cell>
          <table:table-cell table:formula="of:=[.O59]-[.Q59]" office:value-type="float" office:value="44.2292183095969" calcext:value-type="float">
            <text:p>44.2292183095969</text:p>
          </table:table-cell>
          <table:table-cell table:formula="of:=[.U59]-[.V59]" office:value-type="float" office:value="84.9701348093776" calcext:value-type="float">
            <text:p>84.9701348093776</text:p>
          </table:table-cell>
        </table:table-row>
        <table:table-row table:style-name="ro1">
          <table:table-cell table:number-columns-repeated="6"/>
          <table:table-cell table:formula="of:=[.G59]+1" office:value-type="float" office:value="59" calcext:value-type="float">
            <text:p>59</text:p>
          </table:table-cell>
          <table:table-cell table:formula="of:=[.H59]+0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formula="of:=[.N59]+0" office:value-type="float" office:value="250" calcext:value-type="float">
            <text:p>250</text:p>
          </table:table-cell>
          <table:table-cell table:formula="of:=AVERAGE([.H60:.N60])" office:value-type="float" office:value="115.714285714286" calcext:value-type="float">
            <text:p>115.714285714286</text:p>
          </table:table-cell>
          <table:table-cell table:formula="of:=STDEV([.H60:.N60])" office:value-type="float" office:value="79.4789579820015" calcext:value-type="float">
            <text:p>79.48</text:p>
          </table:table-cell>
          <table:table-cell table:formula="of:=[.P60]/SQRT(5)" office:value-type="float" office:value="35.544070565721" calcext:value-type="float">
            <text:p>35.54</text:p>
          </table:table-cell>
          <table:table-cell table:formula="of:=[.O60]+[.P60]" office:value-type="float" office:value="195.193243696287" calcext:value-type="float">
            <text:p>195.193243696287</text:p>
          </table:table-cell>
          <table:table-cell table:formula="of:=[.O60]-[.P60]" office:value-type="float" office:value="36.2353277322842" calcext:value-type="float">
            <text:p>36.2353277322842</text:p>
          </table:table-cell>
          <table:table-cell table:formula="of:=[.R60]-[.S60]" office:value-type="float" office:value="158.957915964003" calcext:value-type="float">
            <text:p>158.957915964003</text:p>
          </table:table-cell>
          <table:table-cell table:formula="of:=[.O60]+[.Q60]" office:value-type="float" office:value="151.258356280007" calcext:value-type="float">
            <text:p>151.258356280007</text:p>
          </table:table-cell>
          <table:table-cell table:formula="of:=[.O60]-[.Q60]" office:value-type="float" office:value="80.1702151485647" calcext:value-type="float">
            <text:p>80.1702151485647</text:p>
          </table:table-cell>
          <table:table-cell table:formula="of:=[.U60]-[.V60]" office:value-type="float" office:value="71.088141131442" calcext:value-type="float">
            <text:p>71.088141131442</text:p>
          </table:table-cell>
        </table:table-row>
        <table:table-row table:style-name="ro1">
          <table:table-cell table:number-columns-repeated="6"/>
          <table:table-cell table:formula="of:=[.G60]+1" office:value-type="float" office:value="60" calcext:value-type="float">
            <text:p>60</text:p>
          </table:table-cell>
          <table:table-cell table:formula="of:=[.H60]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54" calcext:value-type="float">
            <text:p>54</text:p>
          </table:table-cell>
          <table:table-cell office:value-type="float" office:value="244" calcext:value-type="float">
            <text:p>244</text:p>
          </table:table-cell>
          <table:table-cell table:formula="of:=[.N60]+0" office:value-type="float" office:value="250" calcext:value-type="float">
            <text:p>250</text:p>
          </table:table-cell>
          <table:table-cell table:formula="of:=AVERAGE([.H61:.N61])" office:value-type="float" office:value="157" calcext:value-type="float">
            <text:p>157</text:p>
          </table:table-cell>
          <table:table-cell table:formula="of:=STDEV([.H61:.N61])" office:value-type="float" office:value="131.788972730397" calcext:value-type="float">
            <text:p>131.79</text:p>
          </table:table-cell>
          <table:table-cell table:formula="of:=[.P61]/SQRT(5)" office:value-type="float" office:value="58.9378203420068" calcext:value-type="float">
            <text:p>58.94</text:p>
          </table:table-cell>
          <table:table-cell table:formula="of:=[.O61]+[.P61]" office:value-type="float" office:value="288.788972730397" calcext:value-type="float">
            <text:p>288.788972730397</text:p>
          </table:table-cell>
          <table:table-cell table:formula="of:=[.O61]-[.P61]" office:value-type="float" office:value="25.211027269603" calcext:value-type="float">
            <text:p>25.211027269603</text:p>
          </table:table-cell>
          <table:table-cell table:formula="of:=[.R61]-[.S61]" office:value-type="float" office:value="263.577945460794" calcext:value-type="float">
            <text:p>263.577945460794</text:p>
          </table:table-cell>
          <table:table-cell table:formula="of:=[.O61]+[.Q61]" office:value-type="float" office:value="215.937820342007" calcext:value-type="float">
            <text:p>215.937820342007</text:p>
          </table:table-cell>
          <table:table-cell table:formula="of:=[.O61]-[.Q61]" office:value-type="float" office:value="98.0621796579932" calcext:value-type="float">
            <text:p>98.0621796579932</text:p>
          </table:table-cell>
          <table:table-cell table:formula="of:=[.U61]-[.V61]" office:value-type="float" office:value="117.875640684014" calcext:value-type="float">
            <text:p>117.875640684014</text:p>
          </table:table-cell>
        </table:table-row>
        <table:table-row table:style-name="ro1">
          <table:table-cell table:number-columns-repeated="6"/>
          <table:table-cell table:formula="of:=[.G61]+1" office:value-type="float" office:value="61" calcext:value-type="float">
            <text:p>61</text:p>
          </table:table-cell>
          <table:table-cell table:formula="of:=[.H61]+0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2" calcext:value-type="float">
            <text:p>13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[.N61]+0" office:value-type="float" office:value="250" calcext:value-type="float">
            <text:p>250</text:p>
          </table:table-cell>
          <table:table-cell table:formula="of:=AVERAGE([.H62:.N62])" office:value-type="float" office:value="81" calcext:value-type="float">
            <text:p>81</text:p>
          </table:table-cell>
          <table:table-cell table:formula="of:=STDEV([.H62:.N62])" office:value-type="float" office:value="84.3879928267839" calcext:value-type="float">
            <text:p>84.39</text:p>
          </table:table-cell>
          <table:table-cell table:formula="of:=[.P62]/SQRT(5)" office:value-type="float" office:value="37.7394576890907" calcext:value-type="float">
            <text:p>37.74</text:p>
          </table:table-cell>
          <table:table-cell table:formula="of:=[.O62]+[.P62]" office:value-type="float" office:value="165.387992826784" calcext:value-type="float">
            <text:p>165.387992826784</text:p>
          </table:table-cell>
          <table:table-cell table:formula="of:=[.O62]-[.P62]" office:value-type="float" office:value="-3.38799282678391" calcext:value-type="float">
            <text:p>-3.38799282678391</text:p>
          </table:table-cell>
          <table:table-cell table:formula="of:=[.R62]-[.S62]" office:value-type="float" office:value="168.775985653568" calcext:value-type="float">
            <text:p>168.775985653568</text:p>
          </table:table-cell>
          <table:table-cell table:formula="of:=[.O62]+[.Q62]" office:value-type="float" office:value="118.739457689091" calcext:value-type="float">
            <text:p>118.739457689091</text:p>
          </table:table-cell>
          <table:table-cell table:formula="of:=[.O62]-[.Q62]" office:value-type="float" office:value="43.2605423109093" calcext:value-type="float">
            <text:p>43.2605423109093</text:p>
          </table:table-cell>
          <table:table-cell table:formula="of:=[.U62]-[.V62]" office:value-type="float" office:value="75.4789153781814" calcext:value-type="float">
            <text:p>75.4789153781814</text:p>
          </table:table-cell>
        </table:table-row>
        <table:table-row table:style-name="ro1">
          <table:table-cell table:number-columns-repeated="6"/>
          <table:table-cell table:formula="of:=[.G62]+1" office:value-type="float" office:value="62" calcext:value-type="float">
            <text:p>62</text:p>
          </table:table-cell>
          <table:table-cell table:formula="of:=[.H62]+0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table:formula="of:=[.N62]+0" office:value-type="float" office:value="250" calcext:value-type="float">
            <text:p>250</text:p>
          </table:table-cell>
          <table:table-cell table:formula="of:=AVERAGE([.H63:.N63])" office:value-type="float" office:value="117.428571428571" calcext:value-type="float">
            <text:p>117.428571428571</text:p>
          </table:table-cell>
          <table:table-cell table:formula="of:=STDEV([.H63:.N63])" office:value-type="float" office:value="82.0139360979932" calcext:value-type="float">
            <text:p>82.01</text:p>
          </table:table-cell>
          <table:table-cell table:formula="of:=[.P63]/SQRT(5)" office:value-type="float" office:value="36.6777472434873" calcext:value-type="float">
            <text:p>36.68</text:p>
          </table:table-cell>
          <table:table-cell table:formula="of:=[.O63]+[.P63]" office:value-type="float" office:value="199.442507526565" calcext:value-type="float">
            <text:p>199.442507526565</text:p>
          </table:table-cell>
          <table:table-cell table:formula="of:=[.O63]-[.P63]" office:value-type="float" office:value="35.4146353305782" calcext:value-type="float">
            <text:p>35.4146353305782</text:p>
          </table:table-cell>
          <table:table-cell table:formula="of:=[.R63]-[.S63]" office:value-type="float" office:value="164.027872195986" calcext:value-type="float">
            <text:p>164.027872195986</text:p>
          </table:table-cell>
          <table:table-cell table:formula="of:=[.O63]+[.Q63]" office:value-type="float" office:value="154.106318672059" calcext:value-type="float">
            <text:p>154.106318672059</text:p>
          </table:table-cell>
          <table:table-cell table:formula="of:=[.O63]-[.Q63]" office:value-type="float" office:value="80.7508241850841" calcext:value-type="float">
            <text:p>80.7508241850841</text:p>
          </table:table-cell>
          <table:table-cell table:formula="of:=[.U63]-[.V63]" office:value-type="float" office:value="73.3554944869747" calcext:value-type="float">
            <text:p>73.3554944869747</text:p>
          </table:table-cell>
        </table:table-row>
        <table:table-row table:style-name="ro1">
          <table:table-cell table:number-columns-repeated="6"/>
          <table:table-cell table:formula="of:=[.G63]+1" office:value-type="float" office:value="63" calcext:value-type="float">
            <text:p>63</text:p>
          </table:table-cell>
          <table:table-cell table:formula="of:=[.H63]+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table:formula="of:=[.N63]+0" office:value-type="float" office:value="250" calcext:value-type="float">
            <text:p>250</text:p>
          </table:table-cell>
          <table:table-cell table:formula="of:=AVERAGE([.H64:.N64])" office:value-type="float" office:value="81.1428571428571" calcext:value-type="float">
            <text:p>81.1428571428571</text:p>
          </table:table-cell>
          <table:table-cell table:formula="of:=STDEV([.H64:.N64])" office:value-type="float" office:value="80.1486713789413" calcext:value-type="float">
            <text:p>80.15</text:p>
          </table:table-cell>
          <table:table-cell table:formula="of:=[.P64]/SQRT(5)" office:value-type="float" office:value="35.8435755019209" calcext:value-type="float">
            <text:p>35.84</text:p>
          </table:table-cell>
          <table:table-cell table:formula="of:=[.O64]+[.P64]" office:value-type="float" office:value="161.291528521798" calcext:value-type="float">
            <text:p>161.291528521798</text:p>
          </table:table-cell>
          <table:table-cell table:formula="of:=[.O64]-[.P64]" office:value-type="float" office:value="0.994185763915837" calcext:value-type="float">
            <text:p>0.994185763915837</text:p>
          </table:table-cell>
          <table:table-cell table:formula="of:=[.R64]-[.S64]" office:value-type="float" office:value="160.297342757883" calcext:value-type="float">
            <text:p>160.297342757883</text:p>
          </table:table-cell>
          <table:table-cell table:formula="of:=[.O64]+[.Q64]" office:value-type="float" office:value="116.986432644778" calcext:value-type="float">
            <text:p>116.986432644778</text:p>
          </table:table-cell>
          <table:table-cell table:formula="of:=[.O64]-[.Q64]" office:value-type="float" office:value="45.2992816409362" calcext:value-type="float">
            <text:p>45.2992816409362</text:p>
          </table:table-cell>
          <table:table-cell table:formula="of:=[.U64]-[.V64]" office:value-type="float" office:value="71.6871510038418" calcext:value-type="float">
            <text:p>71.6871510038418</text:p>
          </table:table-cell>
        </table:table-row>
        <table:table-row table:style-name="ro1">
          <table:table-cell table:number-columns-repeated="6"/>
          <table:table-cell table:formula="of:=[.G64]+1" office:value-type="float" office:value="64" calcext:value-type="float">
            <text:p>64</text:p>
          </table:table-cell>
          <table:table-cell table:formula="of:=[.H64]+0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89" calcext:value-type="float">
            <text:p>189</text:p>
          </table:table-cell>
          <table:table-cell office:value-type="float" office:value="66" calcext:value-type="float">
            <text:p>66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table:formula="of:=[.N64]+0" office:value-type="float" office:value="250" calcext:value-type="float">
            <text:p>250</text:p>
          </table:table-cell>
          <table:table-cell table:formula="of:=AVERAGE([.H65:.N65])" office:value-type="float" office:value="121.714285714286" calcext:value-type="float">
            <text:p>121.714285714286</text:p>
          </table:table-cell>
          <table:table-cell table:formula="of:=STDEV([.H65:.N65])" office:value-type="float" office:value="93.4535790035429" calcext:value-type="float">
            <text:p>93.45</text:p>
          </table:table-cell>
          <table:table-cell table:formula="of:=[.P65]/SQRT(5)" office:value-type="float" office:value="41.7937110785138" calcext:value-type="float">
            <text:p>41.79</text:p>
          </table:table-cell>
          <table:table-cell table:formula="of:=[.O65]+[.P65]" office:value-type="float" office:value="215.167864717829" calcext:value-type="float">
            <text:p>215.167864717829</text:p>
          </table:table-cell>
          <table:table-cell table:formula="of:=[.O65]-[.P65]" office:value-type="float" office:value="28.2607067107428" calcext:value-type="float">
            <text:p>28.2607067107428</text:p>
          </table:table-cell>
          <table:table-cell table:formula="of:=[.R65]-[.S65]" office:value-type="float" office:value="186.907158007086" calcext:value-type="float">
            <text:p>186.907158007086</text:p>
          </table:table-cell>
          <table:table-cell table:formula="of:=[.O65]+[.Q65]" office:value-type="float" office:value="163.507996792799" calcext:value-type="float">
            <text:p>163.507996792799</text:p>
          </table:table-cell>
          <table:table-cell table:formula="of:=[.O65]-[.Q65]" office:value-type="float" office:value="79.9205746357719" calcext:value-type="float">
            <text:p>79.9205746357719</text:p>
          </table:table-cell>
          <table:table-cell table:formula="of:=[.U65]-[.V65]" office:value-type="float" office:value="83.5874221570275" calcext:value-type="float">
            <text:p>83.5874221570275</text:p>
          </table:table-cell>
        </table:table-row>
        <table:table-row table:style-name="ro1">
          <table:table-cell table:number-columns-repeated="6"/>
          <table:table-cell table:formula="of:=[.G65]+1" office:value-type="float" office:value="65" calcext:value-type="float">
            <text:p>65</text:p>
          </table:table-cell>
          <table:table-cell table:formula="of:=[.H65]+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table:formula="of:=[.N65]+0" office:value-type="float" office:value="250" calcext:value-type="float">
            <text:p>250</text:p>
          </table:table-cell>
          <table:table-cell table:formula="of:=AVERAGE([.H66:.N66])" office:value-type="float" office:value="79.2857142857143" calcext:value-type="float">
            <text:p>79.2857142857143</text:p>
          </table:table-cell>
          <table:table-cell table:formula="of:=STDEV([.H66:.N66])" office:value-type="float" office:value="86.3321382524382" calcext:value-type="float">
            <text:p>86.33</text:p>
          </table:table-cell>
          <table:table-cell table:formula="of:=[.P66]/SQRT(5)" office:value-type="float" office:value="38.6089059550723" calcext:value-type="float">
            <text:p>38.61</text:p>
          </table:table-cell>
          <table:table-cell table:formula="of:=[.O66]+[.P66]" office:value-type="float" office:value="165.617852538152" calcext:value-type="float">
            <text:p>165.617852538152</text:p>
          </table:table-cell>
          <table:table-cell table:formula="of:=[.O66]-[.P66]" office:value-type="float" office:value="-7.04642396672386" calcext:value-type="float">
            <text:p>-7.04642396672386</text:p>
          </table:table-cell>
          <table:table-cell table:formula="of:=[.R66]-[.S66]" office:value-type="float" office:value="172.664276504876" calcext:value-type="float">
            <text:p>172.664276504876</text:p>
          </table:table-cell>
          <table:table-cell table:formula="of:=[.O66]+[.Q66]" office:value-type="float" office:value="117.894620240787" calcext:value-type="float">
            <text:p>117.894620240787</text:p>
          </table:table-cell>
          <table:table-cell table:formula="of:=[.O66]-[.Q66]" office:value-type="float" office:value="40.676808330642" calcext:value-type="float">
            <text:p>40.676808330642</text:p>
          </table:table-cell>
          <table:table-cell table:formula="of:=[.U66]-[.V66]" office:value-type="float" office:value="77.2178119101447" calcext:value-type="float">
            <text:p>77.2178119101447</text:p>
          </table:table-cell>
        </table:table-row>
        <table:table-row table:style-name="ro1">
          <table:table-cell table:number-columns-repeated="6"/>
          <table:table-cell table:formula="of:=[.G66]+1" office:value-type="float" office:value="66" calcext:value-type="float">
            <text:p>66</text:p>
          </table:table-cell>
          <table:table-cell table:formula="of:=[.H66]+0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table:formula="of:=[.N66]+0" office:value-type="float" office:value="250" calcext:value-type="float">
            <text:p>250</text:p>
          </table:table-cell>
          <table:table-cell table:formula="of:=AVERAGE([.H67:.N67])" office:value-type="float" office:value="139.285714285714" calcext:value-type="float">
            <text:p>139.285714285714</text:p>
          </table:table-cell>
          <table:table-cell table:formula="of:=STDEV([.H67:.N67])" office:value-type="float" office:value="74.0781440680814" calcext:value-type="float">
            <text:p>74.08</text:p>
          </table:table-cell>
          <table:table-cell table:formula="of:=[.P67]/SQRT(5)" office:value-type="float" office:value="33.1287531566506" calcext:value-type="float">
            <text:p>33.13</text:p>
          </table:table-cell>
          <table:table-cell table:formula="of:=[.O67]+[.P67]" office:value-type="float" office:value="213.363858353796" calcext:value-type="float">
            <text:p>213.363858353796</text:p>
          </table:table-cell>
          <table:table-cell table:formula="of:=[.O67]-[.P67]" office:value-type="float" office:value="65.2075702176329" calcext:value-type="float">
            <text:p>65.2075702176329</text:p>
          </table:table-cell>
          <table:table-cell table:formula="of:=[.R67]-[.S67]" office:value-type="float" office:value="148.156288136163" calcext:value-type="float">
            <text:p>148.156288136163</text:p>
          </table:table-cell>
          <table:table-cell table:formula="of:=[.O67]+[.Q67]" office:value-type="float" office:value="172.414467442365" calcext:value-type="float">
            <text:p>172.414467442365</text:p>
          </table:table-cell>
          <table:table-cell table:formula="of:=[.O67]-[.Q67]" office:value-type="float" office:value="106.156961129064" calcext:value-type="float">
            <text:p>106.156961129064</text:p>
          </table:table-cell>
          <table:table-cell table:formula="of:=[.U67]-[.V67]" office:value-type="float" office:value="66.2575063133012" calcext:value-type="float">
            <text:p>66.2575063133012</text:p>
          </table:table-cell>
        </table:table-row>
        <table:table-row table:style-name="ro1">
          <table:table-cell table:number-columns-repeated="6"/>
          <table:table-cell table:formula="of:=[.G67]+1" office:value-type="float" office:value="67" calcext:value-type="float">
            <text:p>67</text:p>
          </table:table-cell>
          <table:table-cell table:formula="of:=[.H67]+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formula="of:=[.N67]+0" office:value-type="float" office:value="250" calcext:value-type="float">
            <text:p>250</text:p>
          </table:table-cell>
          <table:table-cell table:formula="of:=AVERAGE([.H68:.N68])" office:value-type="float" office:value="111.571428571429" calcext:value-type="float">
            <text:p>111.571428571429</text:p>
          </table:table-cell>
          <table:table-cell table:formula="of:=STDEV([.H68:.N68])" office:value-type="float" office:value="85.9512597209549" calcext:value-type="float">
            <text:p>85.95</text:p>
          </table:table-cell>
          <table:table-cell table:formula="of:=[.P68]/SQRT(5)" office:value-type="float" office:value="38.438571897559" calcext:value-type="float">
            <text:p>38.44</text:p>
          </table:table-cell>
          <table:table-cell table:formula="of:=[.O68]+[.P68]" office:value-type="float" office:value="197.522688292383" calcext:value-type="float">
            <text:p>197.522688292383</text:p>
          </table:table-cell>
          <table:table-cell table:formula="of:=[.O68]-[.P68]" office:value-type="float" office:value="25.6201688504736" calcext:value-type="float">
            <text:p>25.6201688504736</text:p>
          </table:table-cell>
          <table:table-cell table:formula="of:=[.R68]-[.S68]" office:value-type="float" office:value="171.90251944191" calcext:value-type="float">
            <text:p>171.90251944191</text:p>
          </table:table-cell>
          <table:table-cell table:formula="of:=[.O68]+[.Q68]" office:value-type="float" office:value="150.010000468988" calcext:value-type="float">
            <text:p>150.010000468988</text:p>
          </table:table-cell>
          <table:table-cell table:formula="of:=[.O68]-[.Q68]" office:value-type="float" office:value="73.1328566738696" calcext:value-type="float">
            <text:p>73.1328566738696</text:p>
          </table:table-cell>
          <table:table-cell table:formula="of:=[.U68]-[.V68]" office:value-type="float" office:value="76.8771437951179" calcext:value-type="float">
            <text:p>76.8771437951179</text:p>
          </table:table-cell>
        </table:table-row>
        <table:table-row table:style-name="ro1">
          <table:table-cell table:number-columns-repeated="6"/>
          <table:table-cell table:formula="of:=[.G68]+1" office:value-type="float" office:value="68" calcext:value-type="float">
            <text:p>68</text:p>
          </table:table-cell>
          <table:table-cell table:formula="of:=[.H68]+0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formula="of:=[.N68]+0" office:value-type="float" office:value="250" calcext:value-type="float">
            <text:p>250</text:p>
          </table:table-cell>
          <table:table-cell table:formula="of:=AVERAGE([.H69:.N69])" office:value-type="float" office:value="82.4285714285714" calcext:value-type="float">
            <text:p>82.4285714285714</text:p>
          </table:table-cell>
          <table:table-cell table:formula="of:=STDEV([.H69:.N69])" office:value-type="float" office:value="81.1682555823748" calcext:value-type="float">
            <text:p>81.17</text:p>
          </table:table-cell>
          <table:table-cell table:formula="of:=[.P69]/SQRT(5)" office:value-type="float" office:value="36.2995474194534" calcext:value-type="float">
            <text:p>36.30</text:p>
          </table:table-cell>
          <table:table-cell table:formula="of:=[.O69]+[.P69]" office:value-type="float" office:value="163.596827010946" calcext:value-type="float">
            <text:p>163.596827010946</text:p>
          </table:table-cell>
          <table:table-cell table:formula="of:=[.O69]-[.P69]" office:value-type="float" office:value="1.26031584619666" calcext:value-type="float">
            <text:p>1.26031584619666</text:p>
          </table:table-cell>
          <table:table-cell table:formula="of:=[.R69]-[.S69]" office:value-type="float" office:value="162.33651116475" calcext:value-type="float">
            <text:p>162.33651116475</text:p>
          </table:table-cell>
          <table:table-cell table:formula="of:=[.O69]+[.Q69]" office:value-type="float" office:value="118.728118848025" calcext:value-type="float">
            <text:p>118.728118848025</text:p>
          </table:table-cell>
          <table:table-cell table:formula="of:=[.O69]-[.Q69]" office:value-type="float" office:value="46.1290240091181" calcext:value-type="float">
            <text:p>46.1290240091181</text:p>
          </table:table-cell>
          <table:table-cell table:formula="of:=[.U69]-[.V69]" office:value-type="float" office:value="72.5990948389067" calcext:value-type="float">
            <text:p>72.5990948389067</text:p>
          </table:table-cell>
        </table:table-row>
        <table:table-row table:style-name="ro1">
          <table:table-cell table:number-columns-repeated="6"/>
          <table:table-cell table:formula="of:=[.G69]+1" office:value-type="float" office:value="69" calcext:value-type="float">
            <text:p>69</text:p>
          </table:table-cell>
          <table:table-cell table:formula="of:=[.H69]+0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table:formula="of:=[.N69]+0" office:value-type="float" office:value="250" calcext:value-type="float">
            <text:p>250</text:p>
          </table:table-cell>
          <table:table-cell table:formula="of:=AVERAGE([.H70:.N70])" office:value-type="float" office:value="113.571428571429" calcext:value-type="float">
            <text:p>113.571428571429</text:p>
          </table:table-cell>
          <table:table-cell table:formula="of:=STDEV([.H70:.N70])" office:value-type="float" office:value="96.968821695184" calcext:value-type="float">
            <text:p>96.97</text:p>
          </table:table-cell>
          <table:table-cell table:formula="of:=[.P70]/SQRT(5)" office:value-type="float" office:value="43.3657754016975" calcext:value-type="float">
            <text:p>43.37</text:p>
          </table:table-cell>
          <table:table-cell table:formula="of:=[.O70]+[.P70]" office:value-type="float" office:value="210.540250266613" calcext:value-type="float">
            <text:p>210.540250266613</text:p>
          </table:table-cell>
          <table:table-cell table:formula="of:=[.O70]-[.P70]" office:value-type="float" office:value="16.6026068762446" calcext:value-type="float">
            <text:p>16.6026068762446</text:p>
          </table:table-cell>
          <table:table-cell table:formula="of:=[.R70]-[.S70]" office:value-type="float" office:value="193.937643390368" calcext:value-type="float">
            <text:p>193.937643390368</text:p>
          </table:table-cell>
          <table:table-cell table:formula="of:=[.O70]+[.Q70]" office:value-type="float" office:value="156.937203973126" calcext:value-type="float">
            <text:p>156.937203973126</text:p>
          </table:table-cell>
          <table:table-cell table:formula="of:=[.O70]-[.Q70]" office:value-type="float" office:value="70.205653169731" calcext:value-type="float">
            <text:p>70.205653169731</text:p>
          </table:table-cell>
          <table:table-cell table:formula="of:=[.U70]-[.V70]" office:value-type="float" office:value="86.7315508033951" calcext:value-type="float">
            <text:p>86.7315508033951</text:p>
          </table:table-cell>
        </table:table-row>
        <table:table-row table:style-name="ro1">
          <table:table-cell table:number-columns-repeated="6"/>
          <table:table-cell table:formula="of:=[.G70]+1" office:value-type="float" office:value="70" calcext:value-type="float">
            <text:p>70</text:p>
          </table:table-cell>
          <table:table-cell table:formula="of:=[.H70]+0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table:formula="of:=[.N70]+0" office:value-type="float" office:value="250" calcext:value-type="float">
            <text:p>250</text:p>
          </table:table-cell>
          <table:table-cell table:formula="of:=AVERAGE([.H71:.N71])" office:value-type="float" office:value="107.714285714286" calcext:value-type="float">
            <text:p>107.714285714286</text:p>
          </table:table-cell>
          <table:table-cell table:formula="of:=STDEV([.H71:.N71])" office:value-type="float" office:value="81.9790914109898" calcext:value-type="float">
            <text:p>81.98</text:p>
          </table:table-cell>
          <table:table-cell table:formula="of:=[.P71]/SQRT(5)" office:value-type="float" office:value="36.6621642257285" calcext:value-type="float">
            <text:p>36.66</text:p>
          </table:table-cell>
          <table:table-cell table:formula="of:=[.O71]+[.P71]" office:value-type="float" office:value="189.693377125276" calcext:value-type="float">
            <text:p>189.693377125276</text:p>
          </table:table-cell>
          <table:table-cell table:formula="of:=[.O71]-[.P71]" office:value-type="float" office:value="25.7351943032959" calcext:value-type="float">
            <text:p>25.7351943032959</text:p>
          </table:table-cell>
          <table:table-cell table:formula="of:=[.R71]-[.S71]" office:value-type="float" office:value="163.95818282198" calcext:value-type="float">
            <text:p>163.95818282198</text:p>
          </table:table-cell>
          <table:table-cell table:formula="of:=[.O71]+[.Q71]" office:value-type="float" office:value="144.376449940014" calcext:value-type="float">
            <text:p>144.376449940014</text:p>
          </table:table-cell>
          <table:table-cell table:formula="of:=[.O71]-[.Q71]" office:value-type="float" office:value="71.0521214885572" calcext:value-type="float">
            <text:p>71.0521214885572</text:p>
          </table:table-cell>
          <table:table-cell table:formula="of:=[.U71]-[.V71]" office:value-type="float" office:value="73.324328451457" calcext:value-type="float">
            <text:p>73.324328451457</text:p>
          </table:table-cell>
        </table:table-row>
        <table:table-row table:style-name="ro1">
          <table:table-cell table:number-columns-repeated="6"/>
          <table:table-cell table:formula="of:=[.G71]+1" office:value-type="float" office:value="71" calcext:value-type="float">
            <text:p>71</text:p>
          </table:table-cell>
          <table:table-cell table:formula="of:=[.H71]+0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table:formula="of:=[.N71]+0" office:value-type="float" office:value="250" calcext:value-type="float">
            <text:p>250</text:p>
          </table:table-cell>
          <table:table-cell table:formula="of:=AVERAGE([.H72:.N72])" office:value-type="float" office:value="95" calcext:value-type="float">
            <text:p>95</text:p>
          </table:table-cell>
          <table:table-cell table:formula="of:=STDEV([.H72:.N72])" office:value-type="float" office:value="86.2940708662343" calcext:value-type="float">
            <text:p>86.29</text:p>
          </table:table-cell>
          <table:table-cell table:formula="of:=[.P72]/SQRT(5)" office:value-type="float" office:value="38.5918817024168" calcext:value-type="float">
            <text:p>38.59</text:p>
          </table:table-cell>
          <table:table-cell table:formula="of:=[.O72]+[.P72]" office:value-type="float" office:value="181.294070866234" calcext:value-type="float">
            <text:p>181.294070866234</text:p>
          </table:table-cell>
          <table:table-cell table:formula="of:=[.O72]-[.P72]" office:value-type="float" office:value="8.70592913376571" calcext:value-type="float">
            <text:p>8.70592913376571</text:p>
          </table:table-cell>
          <table:table-cell table:formula="of:=[.R72]-[.S72]" office:value-type="float" office:value="172.588141732469" calcext:value-type="float">
            <text:p>172.588141732469</text:p>
          </table:table-cell>
          <table:table-cell table:formula="of:=[.O72]+[.Q72]" office:value-type="float" office:value="133.591881702417" calcext:value-type="float">
            <text:p>133.591881702417</text:p>
          </table:table-cell>
          <table:table-cell table:formula="of:=[.O72]-[.Q72]" office:value-type="float" office:value="56.4081182975832" calcext:value-type="float">
            <text:p>56.4081182975832</text:p>
          </table:table-cell>
          <table:table-cell table:formula="of:=[.U72]-[.V72]" office:value-type="float" office:value="77.1837634048336" calcext:value-type="float">
            <text:p>77.1837634048336</text:p>
          </table:table-cell>
        </table:table-row>
        <table:table-row table:style-name="ro1">
          <table:table-cell table:number-columns-repeated="6"/>
          <table:table-cell table:formula="of:=[.G72]+1" office:value-type="float" office:value="72" calcext:value-type="float">
            <text:p>72</text:p>
          </table:table-cell>
          <table:table-cell table:formula="of:=[.H72]+0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float" office:value="196" calcext:value-type="float">
            <text:p>196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table:formula="of:=[.N72]+0" office:value-type="float" office:value="250" calcext:value-type="float">
            <text:p>250</text:p>
          </table:table-cell>
          <table:table-cell table:formula="of:=AVERAGE([.H73:.N73])" office:value-type="float" office:value="147.428571428571" calcext:value-type="float">
            <text:p>147.428571428571</text:p>
          </table:table-cell>
          <table:table-cell table:formula="of:=STDEV([.H73:.N73])" office:value-type="float" office:value="82.4901148478958" calcext:value-type="float">
            <text:p>82.49</text:p>
          </table:table-cell>
          <table:table-cell table:formula="of:=[.P73]/SQRT(5)" office:value-type="float" office:value="36.890700854332" calcext:value-type="float">
            <text:p>36.89</text:p>
          </table:table-cell>
          <table:table-cell table:formula="of:=[.O73]+[.P73]" office:value-type="float" office:value="229.918686276467" calcext:value-type="float">
            <text:p>229.918686276467</text:p>
          </table:table-cell>
          <table:table-cell table:formula="of:=[.O73]-[.P73]" office:value-type="float" office:value="64.9384565806756" calcext:value-type="float">
            <text:p>64.9384565806756</text:p>
          </table:table-cell>
          <table:table-cell table:formula="of:=[.R73]-[.S73]" office:value-type="float" office:value="164.980229695792" calcext:value-type="float">
            <text:p>164.980229695792</text:p>
          </table:table-cell>
          <table:table-cell table:formula="of:=[.O73]+[.Q73]" office:value-type="float" office:value="184.319272282903" calcext:value-type="float">
            <text:p>184.319272282903</text:p>
          </table:table-cell>
          <table:table-cell table:formula="of:=[.O73]-[.Q73]" office:value-type="float" office:value="110.537870574239" calcext:value-type="float">
            <text:p>110.537870574239</text:p>
          </table:table-cell>
          <table:table-cell table:formula="of:=[.U73]-[.V73]" office:value-type="float" office:value="73.7814017086639" calcext:value-type="float">
            <text:p>73.7814017086639</text:p>
          </table:table-cell>
        </table:table-row>
        <table:table-row table:style-name="ro1">
          <table:table-cell table:number-columns-repeated="6"/>
          <table:table-cell table:formula="of:=[.G73]+1" office:value-type="float" office:value="73" calcext:value-type="float">
            <text:p>73</text:p>
          </table:table-cell>
          <table:table-cell table:formula="of:=[.H73]+0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187" calcext:value-type="float">
            <text:p>187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table:formula="of:=[.N73]+0" office:value-type="float" office:value="250" calcext:value-type="float">
            <text:p>250</text:p>
          </table:table-cell>
          <table:table-cell table:formula="of:=AVERAGE([.H74:.N74])" office:value-type="float" office:value="104.571428571429" calcext:value-type="float">
            <text:p>104.571428571429</text:p>
          </table:table-cell>
          <table:table-cell table:formula="of:=STDEV([.H74:.N74])" office:value-type="float" office:value="89.5020616947959" calcext:value-type="float">
            <text:p>89.50</text:p>
          </table:table-cell>
          <table:table-cell table:formula="of:=[.P74]/SQRT(5)" office:value-type="float" office:value="40.0265388151887" calcext:value-type="float">
            <text:p>40.03</text:p>
          </table:table-cell>
          <table:table-cell table:formula="of:=[.O74]+[.P74]" office:value-type="float" office:value="194.073490266224" calcext:value-type="float">
            <text:p>194.073490266224</text:p>
          </table:table-cell>
          <table:table-cell table:formula="of:=[.O74]-[.P74]" office:value-type="float" office:value="15.0693668766327" calcext:value-type="float">
            <text:p>15.0693668766327</text:p>
          </table:table-cell>
          <table:table-cell table:formula="of:=[.R74]-[.S74]" office:value-type="float" office:value="179.004123389592" calcext:value-type="float">
            <text:p>179.004123389592</text:p>
          </table:table-cell>
          <table:table-cell table:formula="of:=[.O74]+[.Q74]" office:value-type="float" office:value="144.597967386617" calcext:value-type="float">
            <text:p>144.597967386617</text:p>
          </table:table-cell>
          <table:table-cell table:formula="of:=[.O74]-[.Q74]" office:value-type="float" office:value="64.5448897562399" calcext:value-type="float">
            <text:p>64.5448897562399</text:p>
          </table:table-cell>
          <table:table-cell table:formula="of:=[.U74]-[.V74]" office:value-type="float" office:value="80.0530776303774" calcext:value-type="float">
            <text:p>80.0530776303774</text:p>
          </table:table-cell>
        </table:table-row>
        <table:table-row table:style-name="ro1">
          <table:table-cell table:number-columns-repeated="6"/>
          <table:table-cell table:formula="of:=[.G74]+1" office:value-type="float" office:value="74" calcext:value-type="float">
            <text:p>74</text:p>
          </table:table-cell>
          <table:table-cell table:formula="of:=[.H74]+0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149" calcext:value-type="float">
            <text:p>149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formula="of:=[.N74]+0" office:value-type="float" office:value="250" calcext:value-type="float">
            <text:p>250</text:p>
          </table:table-cell>
          <table:table-cell table:formula="of:=AVERAGE([.H75:.N75])" office:value-type="float" office:value="95.8571428571429" calcext:value-type="float">
            <text:p>95.8571428571429</text:p>
          </table:table-cell>
          <table:table-cell table:formula="of:=STDEV([.H75:.N75])" office:value-type="float" office:value="88.4692575068285" calcext:value-type="float">
            <text:p>88.47</text:p>
          </table:table-cell>
          <table:table-cell table:formula="of:=[.P75]/SQRT(5)" office:value-type="float" office:value="39.5646547408404" calcext:value-type="float">
            <text:p>39.56</text:p>
          </table:table-cell>
          <table:table-cell table:formula="of:=[.O75]+[.P75]" office:value-type="float" office:value="184.326400363971" calcext:value-type="float">
            <text:p>184.326400363971</text:p>
          </table:table-cell>
          <table:table-cell table:formula="of:=[.O75]-[.P75]" office:value-type="float" office:value="7.38788535031441" calcext:value-type="float">
            <text:p>7.38788535031441</text:p>
          </table:table-cell>
          <table:table-cell table:formula="of:=[.R75]-[.S75]" office:value-type="float" office:value="176.938515013657" calcext:value-type="float">
            <text:p>176.938515013657</text:p>
          </table:table-cell>
          <table:table-cell table:formula="of:=[.O75]+[.Q75]" office:value-type="float" office:value="135.421797597983" calcext:value-type="float">
            <text:p>135.421797597983</text:p>
          </table:table-cell>
          <table:table-cell table:formula="of:=[.O75]-[.Q75]" office:value-type="float" office:value="56.2924881163025" calcext:value-type="float">
            <text:p>56.2924881163025</text:p>
          </table:table-cell>
          <table:table-cell table:formula="of:=[.U75]-[.V75]" office:value-type="float" office:value="79.1293094816808" calcext:value-type="float">
            <text:p>79.1293094816808</text:p>
          </table:table-cell>
        </table:table-row>
        <table:table-row table:style-name="ro1">
          <table:table-cell table:number-columns-repeated="6"/>
          <table:table-cell table:formula="of:=[.G75]+1" office:value-type="float" office:value="75" calcext:value-type="float">
            <text:p>75</text:p>
          </table:table-cell>
          <table:table-cell table:formula="of:=[.H75]+0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table:formula="of:=[.N75]+0" office:value-type="float" office:value="250" calcext:value-type="float">
            <text:p>250</text:p>
          </table:table-cell>
          <table:table-cell table:formula="of:=AVERAGE([.H76:.N76])" office:value-type="float" office:value="122.857142857143" calcext:value-type="float">
            <text:p>122.857142857143</text:p>
          </table:table-cell>
          <table:table-cell table:formula="of:=STDEV([.H76:.N76])" office:value-type="float" office:value="84.8418697173917" calcext:value-type="float">
            <text:p>84.84</text:p>
          </table:table-cell>
          <table:table-cell table:formula="of:=[.P76]/SQRT(5)" office:value-type="float" office:value="37.9424376052537" calcext:value-type="float">
            <text:p>37.94</text:p>
          </table:table-cell>
          <table:table-cell table:formula="of:=[.O76]+[.P76]" office:value-type="float" office:value="207.699012574535" calcext:value-type="float">
            <text:p>207.699012574535</text:p>
          </table:table-cell>
          <table:table-cell table:formula="of:=[.O76]-[.P76]" office:value-type="float" office:value="38.0152731397512" calcext:value-type="float">
            <text:p>38.0152731397512</text:p>
          </table:table-cell>
          <table:table-cell table:formula="of:=[.R76]-[.S76]" office:value-type="float" office:value="169.683739434783" calcext:value-type="float">
            <text:p>169.683739434783</text:p>
          </table:table-cell>
          <table:table-cell table:formula="of:=[.O76]+[.Q76]" office:value-type="float" office:value="160.799580462397" calcext:value-type="float">
            <text:p>160.799580462397</text:p>
          </table:table-cell>
          <table:table-cell table:formula="of:=[.O76]-[.Q76]" office:value-type="float" office:value="84.9147052518891" calcext:value-type="float">
            <text:p>84.9147052518891</text:p>
          </table:table-cell>
          <table:table-cell table:formula="of:=[.U76]-[.V76]" office:value-type="float" office:value="75.8848752105074" calcext:value-type="float">
            <text:p>75.8848752105074</text:p>
          </table:table-cell>
        </table:table-row>
        <table:table-row table:style-name="ro1">
          <table:table-cell table:number-columns-repeated="6"/>
          <table:table-cell table:formula="of:=[.G76]+1" office:value-type="float" office:value="76" calcext:value-type="float">
            <text:p>76</text:p>
          </table:table-cell>
          <table:table-cell table:formula="of:=[.H76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[.N76]+0" office:value-type="float" office:value="250" calcext:value-type="float">
            <text:p>250</text:p>
          </table:table-cell>
          <table:table-cell table:formula="of:=AVERAGE([.H77:.N77])" office:value-type="float" office:value="74.5714285714286" calcext:value-type="float">
            <text:p>74.5714285714286</text:p>
          </table:table-cell>
          <table:table-cell table:formula="of:=STDEV([.H77:.N77])" office:value-type="float" office:value="83.0338427848492" calcext:value-type="float">
            <text:p>83.03</text:p>
          </table:table-cell>
          <table:table-cell table:formula="of:=[.P77]/SQRT(5)" office:value-type="float" office:value="37.1338633799906" calcext:value-type="float">
            <text:p>37.13</text:p>
          </table:table-cell>
          <table:table-cell table:formula="of:=[.O77]+[.P77]" office:value-type="float" office:value="157.605271356278" calcext:value-type="float">
            <text:p>157.605271356278</text:p>
          </table:table-cell>
          <table:table-cell table:formula="of:=[.O77]-[.P77]" office:value-type="float" office:value="-8.4624142134206" calcext:value-type="float">
            <text:p>-8.4624142134206</text:p>
          </table:table-cell>
          <table:table-cell table:formula="of:=[.R77]-[.S77]" office:value-type="float" office:value="166.067685569698" calcext:value-type="float">
            <text:p>166.067685569698</text:p>
          </table:table-cell>
          <table:table-cell table:formula="of:=[.O77]+[.Q77]" office:value-type="float" office:value="111.705291951419" calcext:value-type="float">
            <text:p>111.705291951419</text:p>
          </table:table-cell>
          <table:table-cell table:formula="of:=[.O77]-[.Q77]" office:value-type="float" office:value="37.4375651914379" calcext:value-type="float">
            <text:p>37.4375651914379</text:p>
          </table:table-cell>
          <table:table-cell table:formula="of:=[.U77]-[.V77]" office:value-type="float" office:value="74.2677267599813" calcext:value-type="float">
            <text:p>74.2677267599813</text:p>
          </table:table-cell>
        </table:table-row>
        <table:table-row table:style-name="ro1">
          <table:table-cell table:number-columns-repeated="6"/>
          <table:table-cell table:formula="of:=[.G77]+1" office:value-type="float" office:value="77" calcext:value-type="float">
            <text:p>77</text:p>
          </table:table-cell>
          <table:table-cell table:formula="of:=[.H77]+0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203" calcext:value-type="float">
            <text:p>203</text:p>
          </table:table-cell>
          <table:table-cell table:formula="of:=[.N77]+0" office:value-type="float" office:value="250" calcext:value-type="float">
            <text:p>250</text:p>
          </table:table-cell>
          <table:table-cell table:formula="of:=AVERAGE([.H78:.N78])" office:value-type="float" office:value="103.714285714286" calcext:value-type="float">
            <text:p>103.714285714286</text:p>
          </table:table-cell>
          <table:table-cell table:formula="of:=STDEV([.H78:.N78])" office:value-type="float" office:value="89.840069541592" calcext:value-type="float">
            <text:p>89.84</text:p>
          </table:table-cell>
          <table:table-cell table:formula="of:=[.P78]/SQRT(5)" office:value-type="float" office:value="40.1777005196616" calcext:value-type="float">
            <text:p>40.18</text:p>
          </table:table-cell>
          <table:table-cell table:formula="of:=[.O78]+[.P78]" office:value-type="float" office:value="193.554355255878" calcext:value-type="float">
            <text:p>193.554355255878</text:p>
          </table:table-cell>
          <table:table-cell table:formula="of:=[.O78]-[.P78]" office:value-type="float" office:value="13.8742161726937" calcext:value-type="float">
            <text:p>13.8742161726937</text:p>
          </table:table-cell>
          <table:table-cell table:formula="of:=[.R78]-[.S78]" office:value-type="float" office:value="179.680139083184" calcext:value-type="float">
            <text:p>179.680139083184</text:p>
          </table:table-cell>
          <table:table-cell table:formula="of:=[.O78]+[.Q78]" office:value-type="float" office:value="143.891986233947" calcext:value-type="float">
            <text:p>143.891986233947</text:p>
          </table:table-cell>
          <table:table-cell table:formula="of:=[.O78]-[.Q78]" office:value-type="float" office:value="63.5365851946241" calcext:value-type="float">
            <text:p>63.5365851946241</text:p>
          </table:table-cell>
          <table:table-cell table:formula="of:=[.U78]-[.V78]" office:value-type="float" office:value="80.3554010393233" calcext:value-type="float">
            <text:p>80.3554010393233</text:p>
          </table:table-cell>
        </table:table-row>
        <table:table-row table:style-name="ro1">
          <table:table-cell table:number-columns-repeated="6"/>
          <table:table-cell table:formula="of:=[.G78]+1" office:value-type="float" office:value="78" calcext:value-type="float">
            <text:p>78</text:p>
          </table:table-cell>
          <table:table-cell table:formula="of:=[.H78]+0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formula="of:=[.N78]+0" office:value-type="float" office:value="250" calcext:value-type="float">
            <text:p>250</text:p>
          </table:table-cell>
          <table:table-cell table:formula="of:=AVERAGE([.H79:.N79])" office:value-type="float" office:value="76.2857142857143" calcext:value-type="float">
            <text:p>76.2857142857143</text:p>
          </table:table-cell>
          <table:table-cell table:formula="of:=STDEV([.H79:.N79])" office:value-type="float" office:value="87.9255637565365" calcext:value-type="float">
            <text:p>87.93</text:p>
          </table:table-cell>
          <table:table-cell table:formula="of:=[.P79]/SQRT(5)" office:value-type="float" office:value="39.3215075039215" calcext:value-type="float">
            <text:p>39.32</text:p>
          </table:table-cell>
          <table:table-cell table:formula="of:=[.O79]+[.P79]" office:value-type="float" office:value="164.211278042251" calcext:value-type="float">
            <text:p>164.211278042251</text:p>
          </table:table-cell>
          <table:table-cell table:formula="of:=[.O79]-[.P79]" office:value-type="float" office:value="-11.6398494708222" calcext:value-type="float">
            <text:p>-11.6398494708222</text:p>
          </table:table-cell>
          <table:table-cell table:formula="of:=[.R79]-[.S79]" office:value-type="float" office:value="175.851127513073" calcext:value-type="float">
            <text:p>175.851127513073</text:p>
          </table:table-cell>
          <table:table-cell table:formula="of:=[.O79]+[.Q79]" office:value-type="float" office:value="115.607221789636" calcext:value-type="float">
            <text:p>115.607221789636</text:p>
          </table:table-cell>
          <table:table-cell table:formula="of:=[.O79]-[.Q79]" office:value-type="float" office:value="36.9642067817928" calcext:value-type="float">
            <text:p>36.9642067817928</text:p>
          </table:table-cell>
          <table:table-cell table:formula="of:=[.U79]-[.V79]" office:value-type="float" office:value="78.6430150078429" calcext:value-type="float">
            <text:p>78.6430150078429</text:p>
          </table:table-cell>
        </table:table-row>
        <table:table-row table:style-name="ro1">
          <table:table-cell table:number-columns-repeated="6"/>
          <table:table-cell table:formula="of:=[.G79]+1" office:value-type="float" office:value="79" calcext:value-type="float">
            <text:p>79</text:p>
          </table:table-cell>
          <table:table-cell table:formula="of:=[.H79]+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formula="of:=[.N79]+0" office:value-type="float" office:value="250" calcext:value-type="float">
            <text:p>250</text:p>
          </table:table-cell>
          <table:table-cell table:formula="of:=AVERAGE([.H80:.N80])" office:value-type="float" office:value="103.142857142857" calcext:value-type="float">
            <text:p>103.142857142857</text:p>
          </table:table-cell>
          <table:table-cell table:formula="of:=STDEV([.H80:.N80])" office:value-type="float" office:value="80.5696977186597" calcext:value-type="float">
            <text:p>80.57</text:p>
          </table:table-cell>
          <table:table-cell table:formula="of:=[.P80]/SQRT(5)" office:value-type="float" office:value="36.0318642051065" calcext:value-type="float">
            <text:p>36.03</text:p>
          </table:table-cell>
          <table:table-cell table:formula="of:=[.O80]+[.P80]" office:value-type="float" office:value="183.712554861517" calcext:value-type="float">
            <text:p>183.712554861517</text:p>
          </table:table-cell>
          <table:table-cell table:formula="of:=[.O80]-[.P80]" office:value-type="float" office:value="22.5731594241975" calcext:value-type="float">
            <text:p>22.5731594241975</text:p>
          </table:table-cell>
          <table:table-cell table:formula="of:=[.R80]-[.S80]" office:value-type="float" office:value="161.139395437319" calcext:value-type="float">
            <text:p>161.139395437319</text:p>
          </table:table-cell>
          <table:table-cell table:formula="of:=[.O80]+[.Q80]" office:value-type="float" office:value="139.174721347964" calcext:value-type="float">
            <text:p>139.174721347964</text:p>
          </table:table-cell>
          <table:table-cell table:formula="of:=[.O80]-[.Q80]" office:value-type="float" office:value="67.1109929377506" calcext:value-type="float">
            <text:p>67.1109929377506</text:p>
          </table:table-cell>
          <table:table-cell table:formula="of:=[.U80]-[.V80]" office:value-type="float" office:value="72.0637284102131" calcext:value-type="float">
            <text:p>72.0637284102131</text:p>
          </table:table-cell>
        </table:table-row>
        <table:table-row table:style-name="ro1">
          <table:table-cell table:number-columns-repeated="6"/>
          <table:table-cell table:formula="of:=[.G80]+1" office:value-type="float" office:value="80" calcext:value-type="float">
            <text:p>80</text:p>
          </table:table-cell>
          <table:table-cell table:formula="of:=[.H80]+0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table:formula="of:=[.N80]+0" office:value-type="float" office:value="250" calcext:value-type="float">
            <text:p>250</text:p>
          </table:table-cell>
          <table:table-cell table:formula="of:=AVERAGE([.H81:.N81])" office:value-type="float" office:value="110.857142857143" calcext:value-type="float">
            <text:p>110.857142857143</text:p>
          </table:table-cell>
          <table:table-cell table:formula="of:=STDEV([.H81:.N81])" office:value-type="float" office:value="80.6854562925863" calcext:value-type="float">
            <text:p>80.69</text:p>
          </table:table-cell>
          <table:table-cell table:formula="of:=[.P81]/SQRT(5)" office:value-type="float" office:value="36.0836330131622" calcext:value-type="float">
            <text:p>36.08</text:p>
          </table:table-cell>
          <table:table-cell table:formula="of:=[.O81]+[.P81]" office:value-type="float" office:value="191.542599149729" calcext:value-type="float">
            <text:p>191.542599149729</text:p>
          </table:table-cell>
          <table:table-cell table:formula="of:=[.O81]-[.P81]" office:value-type="float" office:value="30.1716865645565" calcext:value-type="float">
            <text:p>30.1716865645565</text:p>
          </table:table-cell>
          <table:table-cell table:formula="of:=[.R81]-[.S81]" office:value-type="float" office:value="161.370912585173" calcext:value-type="float">
            <text:p>161.370912585173</text:p>
          </table:table-cell>
          <table:table-cell table:formula="of:=[.O81]+[.Q81]" office:value-type="float" office:value="146.940775870305" calcext:value-type="float">
            <text:p>146.940775870305</text:p>
          </table:table-cell>
          <table:table-cell table:formula="of:=[.O81]-[.Q81]" office:value-type="float" office:value="74.7735098439806" calcext:value-type="float">
            <text:p>74.7735098439806</text:p>
          </table:table-cell>
          <table:table-cell table:formula="of:=[.U81]-[.V81]" office:value-type="float" office:value="72.1672660263245" calcext:value-type="float">
            <text:p>72.1672660263245</text:p>
          </table:table-cell>
        </table:table-row>
        <table:table-row table:style-name="ro1">
          <table:table-cell table:number-columns-repeated="6"/>
          <table:table-cell table:formula="of:=[.G81]+1" office:value-type="float" office:value="81" calcext:value-type="float">
            <text:p>81</text:p>
          </table:table-cell>
          <table:table-cell table:formula="of:=[.H81]+0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  <table:table-cell table:formula="of:=[.N81]+0" office:value-type="float" office:value="250" calcext:value-type="float">
            <text:p>250</text:p>
          </table:table-cell>
          <table:table-cell table:formula="of:=AVERAGE([.H82:.N82])" office:value-type="float" office:value="118" calcext:value-type="float">
            <text:p>118</text:p>
          </table:table-cell>
          <table:table-cell table:formula="of:=STDEV([.H82:.N82])" office:value-type="float" office:value="108.098720313116" calcext:value-type="float">
            <text:p>108.10</text:p>
          </table:table-cell>
          <table:table-cell table:formula="of:=[.P82]/SQRT(5)" office:value-type="float" office:value="48.3432173801731" calcext:value-type="float">
            <text:p>48.34</text:p>
          </table:table-cell>
          <table:table-cell table:formula="of:=[.O82]+[.P82]" office:value-type="float" office:value="226.098720313116" calcext:value-type="float">
            <text:p>226.098720313116</text:p>
          </table:table-cell>
          <table:table-cell table:formula="of:=[.O82]-[.P82]" office:value-type="float" office:value="9.90127968688374" calcext:value-type="float">
            <text:p>9.90127968688374</text:p>
          </table:table-cell>
          <table:table-cell table:formula="of:=[.R82]-[.S82]" office:value-type="float" office:value="216.197440626232" calcext:value-type="float">
            <text:p>216.197440626232</text:p>
          </table:table-cell>
          <table:table-cell table:formula="of:=[.O82]+[.Q82]" office:value-type="float" office:value="166.343217380173" calcext:value-type="float">
            <text:p>166.343217380173</text:p>
          </table:table-cell>
          <table:table-cell table:formula="of:=[.O82]-[.Q82]" office:value-type="float" office:value="69.6567826198269" calcext:value-type="float">
            <text:p>69.6567826198269</text:p>
          </table:table-cell>
          <table:table-cell table:formula="of:=[.U82]-[.V82]" office:value-type="float" office:value="96.6864347603461" calcext:value-type="float">
            <text:p>96.6864347603461</text:p>
          </table:table-cell>
        </table:table-row>
        <table:table-row table:style-name="ro1">
          <table:table-cell table:number-columns-repeated="6"/>
          <table:table-cell table:formula="of:=[.G82]+1" office:value-type="float" office:value="82" calcext:value-type="float">
            <text:p>82</text:p>
          </table:table-cell>
          <table:table-cell table:formula="of:=[.H82]+0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57" calcext:value-type="float">
            <text:p>257</text:p>
          </table:table-cell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formula="of:=[.N82]+0" office:value-type="float" office:value="250" calcext:value-type="float">
            <text:p>250</text:p>
          </table:table-cell>
          <table:table-cell table:formula="of:=AVERAGE([.H83:.N83])" office:value-type="float" office:value="111.857142857143" calcext:value-type="float">
            <text:p>111.857142857143</text:p>
          </table:table-cell>
          <table:table-cell table:formula="of:=STDEV([.H83:.N83])" office:value-type="float" office:value="101.615990492685" calcext:value-type="float">
            <text:p>101.62</text:p>
          </table:table-cell>
          <table:table-cell table:formula="of:=[.P83]/SQRT(5)" office:value-type="float" office:value="45.4440524685234" calcext:value-type="float">
            <text:p>45.44</text:p>
          </table:table-cell>
          <table:table-cell table:formula="of:=[.O83]+[.P83]" office:value-type="float" office:value="213.473133349828" calcext:value-type="float">
            <text:p>213.473133349828</text:p>
          </table:table-cell>
          <table:table-cell table:formula="of:=[.O83]-[.P83]" office:value-type="float" office:value="10.2411523644575" calcext:value-type="float">
            <text:p>10.2411523644575</text:p>
          </table:table-cell>
          <table:table-cell table:formula="of:=[.R83]-[.S83]" office:value-type="float" office:value="203.231980985371" calcext:value-type="float">
            <text:p>203.231980985371</text:p>
          </table:table-cell>
          <table:table-cell table:formula="of:=[.O83]+[.Q83]" office:value-type="float" office:value="157.301195325666" calcext:value-type="float">
            <text:p>157.301195325666</text:p>
          </table:table-cell>
          <table:table-cell table:formula="of:=[.O83]-[.Q83]" office:value-type="float" office:value="66.4130903886195" calcext:value-type="float">
            <text:p>66.4130903886195</text:p>
          </table:table-cell>
          <table:table-cell table:formula="of:=[.U83]-[.V83]" office:value-type="float" office:value="90.8881049370467" calcext:value-type="float">
            <text:p>90.8881049370467</text:p>
          </table:table-cell>
        </table:table-row>
        <table:table-row table:style-name="ro1">
          <table:table-cell table:number-columns-repeated="6"/>
          <table:table-cell table:formula="of:=[.G83]+1" office:value-type="float" office:value="83" calcext:value-type="float">
            <text:p>83</text:p>
          </table:table-cell>
          <table:table-cell table:formula="of:=[.H83]+0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63" calcext:value-type="float">
            <text:p>263</text:p>
          </table:table-cell>
          <table:table-cell office:value-type="float" office:value="32" calcext:value-type="float">
            <text:p>32</text:p>
          </table:table-cell>
          <table:table-cell table:formula="of:=[.N83]+0" office:value-type="float" office:value="250" calcext:value-type="float">
            <text:p>250</text:p>
          </table:table-cell>
          <table:table-cell table:formula="of:=AVERAGE([.H84:.N84])" office:value-type="float" office:value="101.571428571429" calcext:value-type="float">
            <text:p>101.571428571429</text:p>
          </table:table-cell>
          <table:table-cell table:formula="of:=STDEV([.H84:.N84])" office:value-type="float" office:value="108.123166100605" calcext:value-type="float">
            <text:p>108.12</text:p>
          </table:table-cell>
          <table:table-cell table:formula="of:=[.P84]/SQRT(5)" office:value-type="float" office:value="48.3541498686908" calcext:value-type="float">
            <text:p>48.35</text:p>
          </table:table-cell>
          <table:table-cell table:formula="of:=[.O84]+[.P84]" office:value-type="float" office:value="209.694594672034" calcext:value-type="float">
            <text:p>209.694594672034</text:p>
          </table:table-cell>
          <table:table-cell table:formula="of:=[.O84]-[.P84]" office:value-type="float" office:value="-6.55173752917656" calcext:value-type="float">
            <text:p>-6.55173752917656</text:p>
          </table:table-cell>
          <table:table-cell table:formula="of:=[.R84]-[.S84]" office:value-type="float" office:value="216.24633220121" calcext:value-type="float">
            <text:p>216.24633220121</text:p>
          </table:table-cell>
          <table:table-cell table:formula="of:=[.O84]+[.Q84]" office:value-type="float" office:value="149.925578440119" calcext:value-type="float">
            <text:p>149.925578440119</text:p>
          </table:table-cell>
          <table:table-cell table:formula="of:=[.O84]-[.Q84]" office:value-type="float" office:value="53.2172787027378" calcext:value-type="float">
            <text:p>53.2172787027378</text:p>
          </table:table-cell>
          <table:table-cell table:formula="of:=[.U84]-[.V84]" office:value-type="float" office:value="96.7082997373816" calcext:value-type="float">
            <text:p>96.7082997373816</text:p>
          </table:table-cell>
        </table:table-row>
        <table:table-row table:style-name="ro1">
          <table:table-cell table:number-columns-repeated="6"/>
          <table:table-cell table:formula="of:=[.G84]+1" office:value-type="float" office:value="84" calcext:value-type="float">
            <text:p>84</text:p>
          </table:table-cell>
          <table:table-cell table:formula="of:=[.H84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168" calcext:value-type="float">
            <text:p>168</text:p>
          </table:table-cell>
          <table:table-cell table:formula="of:=[.N84]+0" office:value-type="float" office:value="250" calcext:value-type="float">
            <text:p>250</text:p>
          </table:table-cell>
          <table:table-cell table:formula="of:=AVERAGE([.H85:.N85])" office:value-type="float" office:value="124.571428571429" calcext:value-type="float">
            <text:p>124.571428571429</text:p>
          </table:table-cell>
          <table:table-cell table:formula="of:=STDEV([.H85:.N85])" office:value-type="float" office:value="84.3205335665779" calcext:value-type="float">
            <text:p>84.32</text:p>
          </table:table-cell>
          <table:table-cell table:formula="of:=[.P85]/SQRT(5)" office:value-type="float" office:value="37.7092889907842" calcext:value-type="float">
            <text:p>37.71</text:p>
          </table:table-cell>
          <table:table-cell table:formula="of:=[.O85]+[.P85]" office:value-type="float" office:value="208.891962138006" calcext:value-type="float">
            <text:p>208.891962138006</text:p>
          </table:table-cell>
          <table:table-cell table:formula="of:=[.O85]-[.P85]" office:value-type="float" office:value="40.2508950048507" calcext:value-type="float">
            <text:p>40.2508950048507</text:p>
          </table:table-cell>
          <table:table-cell table:formula="of:=[.R85]-[.S85]" office:value-type="float" office:value="168.641067133156" calcext:value-type="float">
            <text:p>168.641067133156</text:p>
          </table:table-cell>
          <table:table-cell table:formula="of:=[.O85]+[.Q85]" office:value-type="float" office:value="162.280717562213" calcext:value-type="float">
            <text:p>162.280717562213</text:p>
          </table:table-cell>
          <table:table-cell table:formula="of:=[.O85]-[.Q85]" office:value-type="float" office:value="86.8621395806444" calcext:value-type="float">
            <text:p>86.8621395806444</text:p>
          </table:table-cell>
          <table:table-cell table:formula="of:=[.U85]-[.V85]" office:value-type="float" office:value="75.4185779815684" calcext:value-type="float">
            <text:p>75.4185779815684</text:p>
          </table:table-cell>
        </table:table-row>
        <table:table-row table:style-name="ro1">
          <table:table-cell table:number-columns-repeated="6"/>
          <table:table-cell table:formula="of:=[.G85]+1" office:value-type="float" office:value="85" calcext:value-type="float">
            <text:p>85</text:p>
          </table:table-cell>
          <table:table-cell table:formula="of:=[.H85]+0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formula="of:=[.N85]+0" office:value-type="float" office:value="250" calcext:value-type="float">
            <text:p>250</text:p>
          </table:table-cell>
          <table:table-cell table:formula="of:=AVERAGE([.H86:.N86])" office:value-type="float" office:value="89.8571428571429" calcext:value-type="float">
            <text:p>89.8571428571429</text:p>
          </table:table-cell>
          <table:table-cell table:formula="of:=STDEV([.H86:.N86])" office:value-type="float" office:value="76.6929561551093" calcext:value-type="float">
            <text:p>76.69</text:p>
          </table:table-cell>
          <table:table-cell table:formula="of:=[.P86]/SQRT(5)" office:value-type="float" office:value="34.2981326716471" calcext:value-type="float">
            <text:p>34.30</text:p>
          </table:table-cell>
          <table:table-cell table:formula="of:=[.O86]+[.P86]" office:value-type="float" office:value="166.550099012252" calcext:value-type="float">
            <text:p>166.550099012252</text:p>
          </table:table-cell>
          <table:table-cell table:formula="of:=[.O86]-[.P86]" office:value-type="float" office:value="13.1641867020335" calcext:value-type="float">
            <text:p>13.1641867020335</text:p>
          </table:table-cell>
          <table:table-cell table:formula="of:=[.R86]-[.S86]" office:value-type="float" office:value="153.385912310219" calcext:value-type="float">
            <text:p>153.385912310219</text:p>
          </table:table-cell>
          <table:table-cell table:formula="of:=[.O86]+[.Q86]" office:value-type="float" office:value="124.15527552879" calcext:value-type="float">
            <text:p>124.15527552879</text:p>
          </table:table-cell>
          <table:table-cell table:formula="of:=[.O86]-[.Q86]" office:value-type="float" office:value="55.5590101854958" calcext:value-type="float">
            <text:p>55.5590101854958</text:p>
          </table:table-cell>
          <table:table-cell table:formula="of:=[.U86]-[.V86]" office:value-type="float" office:value="68.5962653432941" calcext:value-type="float">
            <text:p>68.5962653432941</text:p>
          </table:table-cell>
        </table:table-row>
        <table:table-row table:style-name="ro1">
          <table:table-cell table:number-columns-repeated="6"/>
          <table:table-cell table:formula="of:=[.G86]+1" office:value-type="float" office:value="86" calcext:value-type="float">
            <text:p>86</text:p>
          </table:table-cell>
          <table:table-cell table:formula="of:=[.H86]+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formula="of:=[.N86]+0" office:value-type="float" office:value="250" calcext:value-type="float">
            <text:p>250</text:p>
          </table:table-cell>
          <table:table-cell table:formula="of:=AVERAGE([.H87:.N87])" office:value-type="float" office:value="84.5714285714286" calcext:value-type="float">
            <text:p>84.5714285714286</text:p>
          </table:table-cell>
          <table:table-cell table:formula="of:=STDEV([.H87:.N87])" office:value-type="float" office:value="81.4367999184176" calcext:value-type="float">
            <text:p>81.44</text:p>
          </table:table-cell>
          <table:table-cell table:formula="of:=[.P87]/SQRT(5)" office:value-type="float" office:value="36.4196440975262" calcext:value-type="float">
            <text:p>36.42</text:p>
          </table:table-cell>
          <table:table-cell table:formula="of:=[.O87]+[.P87]" office:value-type="float" office:value="166.008228489846" calcext:value-type="float">
            <text:p>166.008228489846</text:p>
          </table:table-cell>
          <table:table-cell table:formula="of:=[.O87]-[.P87]" office:value-type="float" office:value="3.13462865301096" calcext:value-type="float">
            <text:p>3.13462865301096</text:p>
          </table:table-cell>
          <table:table-cell table:formula="of:=[.R87]-[.S87]" office:value-type="float" office:value="162.873599836835" calcext:value-type="float">
            <text:p>162.873599836835</text:p>
          </table:table-cell>
          <table:table-cell table:formula="of:=[.O87]+[.Q87]" office:value-type="float" office:value="120.991072668955" calcext:value-type="float">
            <text:p>120.991072668955</text:p>
          </table:table-cell>
          <table:table-cell table:formula="of:=[.O87]-[.Q87]" office:value-type="float" office:value="48.1517844739024" calcext:value-type="float">
            <text:p>48.1517844739024</text:p>
          </table:table-cell>
          <table:table-cell table:formula="of:=[.U87]-[.V87]" office:value-type="float" office:value="72.8392881950524" calcext:value-type="float">
            <text:p>72.8392881950524</text:p>
          </table:table-cell>
        </table:table-row>
        <table:table-row table:style-name="ro1">
          <table:table-cell table:number-columns-repeated="6"/>
          <table:table-cell table:formula="of:=[.G87]+1" office:value-type="float" office:value="87" calcext:value-type="float">
            <text:p>87</text:p>
          </table:table-cell>
          <table:table-cell table:formula="of:=[.H87]+0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N87]+0" office:value-type="float" office:value="250" calcext:value-type="float">
            <text:p>250</text:p>
          </table:table-cell>
          <table:table-cell table:formula="of:=AVERAGE([.H88:.N88])" office:value-type="float" office:value="76.5714285714286" calcext:value-type="float">
            <text:p>76.5714285714286</text:p>
          </table:table-cell>
          <table:table-cell table:formula="of:=STDEV([.H88:.N88])" office:value-type="float" office:value="82.6031822285662" calcext:value-type="float">
            <text:p>82.60</text:p>
          </table:table-cell>
          <table:table-cell table:formula="of:=[.P88]/SQRT(5)" office:value-type="float" office:value="36.9412661241753" calcext:value-type="float">
            <text:p>36.94</text:p>
          </table:table-cell>
          <table:table-cell table:formula="of:=[.O88]+[.P88]" office:value-type="float" office:value="159.174610799995" calcext:value-type="float">
            <text:p>159.174610799995</text:p>
          </table:table-cell>
          <table:table-cell table:formula="of:=[.O88]-[.P88]" office:value-type="float" office:value="-6.03175365713763" calcext:value-type="float">
            <text:p>-6.03175365713763</text:p>
          </table:table-cell>
          <table:table-cell table:formula="of:=[.R88]-[.S88]" office:value-type="float" office:value="165.206364457132" calcext:value-type="float">
            <text:p>165.206364457132</text:p>
          </table:table-cell>
          <table:table-cell table:formula="of:=[.O88]+[.Q88]" office:value-type="float" office:value="113.512694695604" calcext:value-type="float">
            <text:p>113.512694695604</text:p>
          </table:table-cell>
          <table:table-cell table:formula="of:=[.O88]-[.Q88]" office:value-type="float" office:value="39.6301624472533" calcext:value-type="float">
            <text:p>39.6301624472533</text:p>
          </table:table-cell>
          <table:table-cell table:formula="of:=[.U88]-[.V88]" office:value-type="float" office:value="73.8825322483506" calcext:value-type="float">
            <text:p>73.8825322483506</text:p>
          </table:table-cell>
        </table:table-row>
        <table:table-row table:style-name="ro1">
          <table:table-cell table:number-columns-repeated="6"/>
          <table:table-cell table:formula="of:=[.G88]+1" office:value-type="float" office:value="88" calcext:value-type="float">
            <text:p>88</text:p>
          </table:table-cell>
          <table:table-cell table:formula="of:=[.H88]+0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29" calcext:value-type="float">
            <text:p>229</text:p>
          </table:table-cell>
          <table:table-cell table:formula="of:=[.N88]+0" office:value-type="float" office:value="250" calcext:value-type="float">
            <text:p>250</text:p>
          </table:table-cell>
          <table:table-cell table:formula="of:=AVERAGE([.H89:.N89])" office:value-type="float" office:value="208" calcext:value-type="float">
            <text:p>208</text:p>
          </table:table-cell>
          <table:table-cell table:formula="of:=STDEV([.H89:.N89])" office:value-type="float" office:value="92.0814856526544" calcext:value-type="float">
            <text:p>92.08</text:p>
          </table:table-cell>
          <table:table-cell table:formula="of:=[.P89]/SQRT(5)" office:value-type="float" office:value="41.1800922777014" calcext:value-type="float">
            <text:p>41.18</text:p>
          </table:table-cell>
          <table:table-cell table:formula="of:=[.O89]+[.P89]" office:value-type="float" office:value="300.081485652654" calcext:value-type="float">
            <text:p>300.081485652654</text:p>
          </table:table-cell>
          <table:table-cell table:formula="of:=[.O89]-[.P89]" office:value-type="float" office:value="115.918514347346" calcext:value-type="float">
            <text:p>115.918514347346</text:p>
          </table:table-cell>
          <table:table-cell table:formula="of:=[.R89]-[.S89]" office:value-type="float" office:value="184.162971305309" calcext:value-type="float">
            <text:p>184.162971305309</text:p>
          </table:table-cell>
          <table:table-cell table:formula="of:=[.O89]+[.Q89]" office:value-type="float" office:value="249.180092277701" calcext:value-type="float">
            <text:p>249.180092277701</text:p>
          </table:table-cell>
          <table:table-cell table:formula="of:=[.O89]-[.Q89]" office:value-type="float" office:value="166.819907722299" calcext:value-type="float">
            <text:p>166.819907722299</text:p>
          </table:table-cell>
          <table:table-cell table:formula="of:=[.U89]-[.V89]" office:value-type="float" office:value="82.3601845554027" calcext:value-type="float">
            <text:p>82.3601845554027</text:p>
          </table:table-cell>
        </table:table-row>
        <table:table-row table:style-name="ro1">
          <table:table-cell table:number-columns-repeated="6"/>
          <table:table-cell table:formula="of:=[.G89]+1" office:value-type="float" office:value="89" calcext:value-type="float">
            <text:p>89</text:p>
          </table:table-cell>
          <table:table-cell table:formula="of:=[.H89]+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N89]+0" office:value-type="float" office:value="250" calcext:value-type="float">
            <text:p>250</text:p>
          </table:table-cell>
          <table:table-cell table:formula="of:=AVERAGE([.H90:.N90])" office:value-type="float" office:value="73.1428571428571" calcext:value-type="float">
            <text:p>73.1428571428571</text:p>
          </table:table-cell>
          <table:table-cell table:formula="of:=STDEV([.H90:.N90])" office:value-type="float" office:value="91.145357481751" calcext:value-type="float">
            <text:p>91.15</text:p>
          </table:table-cell>
          <table:table-cell table:formula="of:=[.P90]/SQRT(5)" office:value-type="float" office:value="40.7614430325429" calcext:value-type="float">
            <text:p>40.76</text:p>
          </table:table-cell>
          <table:table-cell table:formula="of:=[.O90]+[.P90]" office:value-type="float" office:value="164.288214624608" calcext:value-type="float">
            <text:p>164.288214624608</text:p>
          </table:table-cell>
          <table:table-cell table:formula="of:=[.O90]-[.P90]" office:value-type="float" office:value="-18.0025003388939" calcext:value-type="float">
            <text:p>-18.0025003388939</text:p>
          </table:table-cell>
          <table:table-cell table:formula="of:=[.R90]-[.S90]" office:value-type="float" office:value="182.290714963502" calcext:value-type="float">
            <text:p>182.290714963502</text:p>
          </table:table-cell>
          <table:table-cell table:formula="of:=[.O90]+[.Q90]" office:value-type="float" office:value="113.9043001754" calcext:value-type="float">
            <text:p>113.9043001754</text:p>
          </table:table-cell>
          <table:table-cell table:formula="of:=[.O90]-[.Q90]" office:value-type="float" office:value="32.3814141103143" calcext:value-type="float">
            <text:p>32.3814141103143</text:p>
          </table:table-cell>
          <table:table-cell table:formula="of:=[.U90]-[.V90]" office:value-type="float" office:value="81.5228860650857" calcext:value-type="float">
            <text:p>81.5228860650857</text:p>
          </table:table-cell>
        </table:table-row>
        <table:table-row table:style-name="ro1">
          <table:table-cell table:number-columns-repeated="6"/>
          <table:table-cell table:formula="of:=[.G90]+1" office:value-type="float" office:value="90" calcext:value-type="float">
            <text:p>90</text:p>
          </table:table-cell>
          <table:table-cell table:formula="of:=[.H90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table:formula="of:=[.N90]+0" office:value-type="float" office:value="250" calcext:value-type="float">
            <text:p>250</text:p>
          </table:table-cell>
          <table:table-cell table:formula="of:=AVERAGE([.H91:.N91])" office:value-type="float" office:value="122" calcext:value-type="float">
            <text:p>122</text:p>
          </table:table-cell>
          <table:table-cell table:formula="of:=STDEV([.H91:.N91])" office:value-type="float" office:value="91.489525812157" calcext:value-type="float">
            <text:p>91.49</text:p>
          </table:table-cell>
          <table:table-cell table:formula="of:=[.P91]/SQRT(5)" office:value-type="float" office:value="40.9153597890409" calcext:value-type="float">
            <text:p>40.92</text:p>
          </table:table-cell>
          <table:table-cell table:formula="of:=[.O91]+[.P91]" office:value-type="float" office:value="213.489525812157" calcext:value-type="float">
            <text:p>213.489525812157</text:p>
          </table:table-cell>
          <table:table-cell table:formula="of:=[.O91]-[.P91]" office:value-type="float" office:value="30.510474187843" calcext:value-type="float">
            <text:p>30.510474187843</text:p>
          </table:table-cell>
          <table:table-cell table:formula="of:=[.R91]-[.S91]" office:value-type="float" office:value="182.979051624314" calcext:value-type="float">
            <text:p>182.979051624314</text:p>
          </table:table-cell>
          <table:table-cell table:formula="of:=[.O91]+[.Q91]" office:value-type="float" office:value="162.915359789041" calcext:value-type="float">
            <text:p>162.915359789041</text:p>
          </table:table-cell>
          <table:table-cell table:formula="of:=[.O91]-[.Q91]" office:value-type="float" office:value="81.0846402109591" calcext:value-type="float">
            <text:p>81.0846402109591</text:p>
          </table:table-cell>
          <table:table-cell table:formula="of:=[.U91]-[.V91]" office:value-type="float" office:value="81.8307195780818" calcext:value-type="float">
            <text:p>81.8307195780818</text:p>
          </table:table-cell>
        </table:table-row>
        <table:table-row table:style-name="ro1">
          <table:table-cell table:number-columns-repeated="6"/>
          <table:table-cell table:formula="of:=[.G91]+1" office:value-type="float" office:value="91" calcext:value-type="float">
            <text:p>91</text:p>
          </table:table-cell>
          <table:table-cell table:formula="of:=[.H91]+0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formula="of:=[.N91]+0" office:value-type="float" office:value="250" calcext:value-type="float">
            <text:p>250</text:p>
          </table:table-cell>
          <table:table-cell table:formula="of:=AVERAGE([.H92:.N92])" office:value-type="float" office:value="105.571428571429" calcext:value-type="float">
            <text:p>105.571428571429</text:p>
          </table:table-cell>
          <table:table-cell table:formula="of:=STDEV([.H92:.N92])" office:value-type="float" office:value="77.6119774752522" calcext:value-type="float">
            <text:p>77.61</text:p>
          </table:table-cell>
          <table:table-cell table:formula="of:=[.P92]/SQRT(5)" office:value-type="float" office:value="34.7091315005693" calcext:value-type="float">
            <text:p>34.71</text:p>
          </table:table-cell>
          <table:table-cell table:formula="of:=[.O92]+[.P92]" office:value-type="float" office:value="183.183406046681" calcext:value-type="float">
            <text:p>183.183406046681</text:p>
          </table:table-cell>
          <table:table-cell table:formula="of:=[.O92]-[.P92]" office:value-type="float" office:value="27.9594510961764" calcext:value-type="float">
            <text:p>27.9594510961764</text:p>
          </table:table-cell>
          <table:table-cell table:formula="of:=[.R92]-[.S92]" office:value-type="float" office:value="155.223954950504" calcext:value-type="float">
            <text:p>155.223954950504</text:p>
          </table:table-cell>
          <table:table-cell table:formula="of:=[.O92]+[.Q92]" office:value-type="float" office:value="140.280560071998" calcext:value-type="float">
            <text:p>140.280560071998</text:p>
          </table:table-cell>
          <table:table-cell table:formula="of:=[.O92]-[.Q92]" office:value-type="float" office:value="70.8622970708593" calcext:value-type="float">
            <text:p>70.8622970708593</text:p>
          </table:table-cell>
          <table:table-cell table:formula="of:=[.U92]-[.V92]" office:value-type="float" office:value="69.4182630011385" calcext:value-type="float">
            <text:p>69.4182630011385</text:p>
          </table:table-cell>
        </table:table-row>
        <table:table-row table:style-name="ro1">
          <table:table-cell table:number-columns-repeated="6"/>
          <table:table-cell table:formula="of:=[.G92]+1" office:value-type="float" office:value="92" calcext:value-type="float">
            <text:p>92</text:p>
          </table:table-cell>
          <table:table-cell table:formula="of:=[.H92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table:formula="of:=[.N92]+0" office:value-type="float" office:value="250" calcext:value-type="float">
            <text:p>250</text:p>
          </table:table-cell>
          <table:table-cell table:formula="of:=AVERAGE([.H93:.N93])" office:value-type="float" office:value="87.2857142857143" calcext:value-type="float">
            <text:p>87.2857142857143</text:p>
          </table:table-cell>
          <table:table-cell table:formula="of:=STDEV([.H93:.N93])" office:value-type="float" office:value="78.7860272842723" calcext:value-type="float">
            <text:p>78.79</text:p>
          </table:table-cell>
          <table:table-cell table:formula="of:=[.P93]/SQRT(5)" office:value-type="float" office:value="35.2341825369572" calcext:value-type="float">
            <text:p>35.23</text:p>
          </table:table-cell>
          <table:table-cell table:formula="of:=[.O93]+[.P93]" office:value-type="float" office:value="166.071741569987" calcext:value-type="float">
            <text:p>166.071741569987</text:p>
          </table:table-cell>
          <table:table-cell table:formula="of:=[.O93]-[.P93]" office:value-type="float" office:value="8.49968700144201" calcext:value-type="float">
            <text:p>8.49968700144201</text:p>
          </table:table-cell>
          <table:table-cell table:formula="of:=[.R93]-[.S93]" office:value-type="float" office:value="157.572054568545" calcext:value-type="float">
            <text:p>157.572054568545</text:p>
          </table:table-cell>
          <table:table-cell table:formula="of:=[.O93]+[.Q93]" office:value-type="float" office:value="122.519896822671" calcext:value-type="float">
            <text:p>122.519896822671</text:p>
          </table:table-cell>
          <table:table-cell table:formula="of:=[.O93]-[.Q93]" office:value-type="float" office:value="52.0515317487571" calcext:value-type="float">
            <text:p>52.0515317487571</text:p>
          </table:table-cell>
          <table:table-cell table:formula="of:=[.U93]-[.V93]" office:value-type="float" office:value="70.4683650739144" calcext:value-type="float">
            <text:p>70.4683650739144</text:p>
          </table:table-cell>
        </table:table-row>
        <table:table-row table:style-name="ro1">
          <table:table-cell table:number-columns-repeated="6"/>
          <table:table-cell table:formula="of:=[.G93]+1" office:value-type="float" office:value="93" calcext:value-type="float">
            <text:p>93</text:p>
          </table:table-cell>
          <table:table-cell table:formula="of:=[.H93]+0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82" calcext:value-type="float">
            <text:p>182</text:p>
          </table:table-cell>
          <table:table-cell office:value-type="float" office:value="248" calcext:value-type="float">
            <text:p>248</text:p>
          </table:table-cell>
          <table:table-cell office:value-type="float" office:value="171" calcext:value-type="float">
            <text:p>171</text:p>
          </table:table-cell>
          <table:table-cell office:value-type="float" office:value="275" calcext:value-type="float">
            <text:p>275</text:p>
          </table:table-cell>
          <table:table-cell table:formula="of:=[.N93]+0" office:value-type="float" office:value="250" calcext:value-type="float">
            <text:p>250</text:p>
          </table:table-cell>
          <table:table-cell table:formula="of:=AVERAGE([.H94:.N94])" office:value-type="float" office:value="196" calcext:value-type="float">
            <text:p>196</text:p>
          </table:table-cell>
          <table:table-cell table:formula="of:=STDEV([.H94:.N94])" office:value-type="float" office:value="94.5145491445629" calcext:value-type="float">
            <text:p>94.51</text:p>
          </table:table-cell>
          <table:table-cell table:formula="of:=[.P94]/SQRT(5)" office:value-type="float" office:value="42.2681913499975" calcext:value-type="float">
            <text:p>42.27</text:p>
          </table:table-cell>
          <table:table-cell table:formula="of:=[.O94]+[.P94]" office:value-type="float" office:value="290.514549144563" calcext:value-type="float">
            <text:p>290.514549144563</text:p>
          </table:table-cell>
          <table:table-cell table:formula="of:=[.O94]-[.P94]" office:value-type="float" office:value="101.485450855437" calcext:value-type="float">
            <text:p>101.485450855437</text:p>
          </table:table-cell>
          <table:table-cell table:formula="of:=[.R94]-[.S94]" office:value-type="float" office:value="189.029098289126" calcext:value-type="float">
            <text:p>189.029098289126</text:p>
          </table:table-cell>
          <table:table-cell table:formula="of:=[.O94]+[.Q94]" office:value-type="float" office:value="238.268191349997" calcext:value-type="float">
            <text:p>238.268191349997</text:p>
          </table:table-cell>
          <table:table-cell table:formula="of:=[.O94]-[.Q94]" office:value-type="float" office:value="153.731808650003" calcext:value-type="float">
            <text:p>153.731808650003</text:p>
          </table:table-cell>
          <table:table-cell table:formula="of:=[.U94]-[.V94]" office:value-type="float" office:value="84.5363826999949" calcext:value-type="float">
            <text:p>84.5363826999949</text:p>
          </table:table-cell>
        </table:table-row>
        <table:table-row table:style-name="ro1">
          <table:table-cell table:number-columns-repeated="6"/>
          <table:table-cell table:formula="of:=[.G94]+1" office:value-type="float" office:value="94" calcext:value-type="float">
            <text:p>94</text:p>
          </table:table-cell>
          <table:table-cell table:formula="of:=[.H94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61" calcext:value-type="float">
            <text:p>61</text:p>
          </table:table-cell>
          <table:table-cell table:formula="of:=[.N94]+0" office:value-type="float" office:value="250" calcext:value-type="float">
            <text:p>250</text:p>
          </table:table-cell>
          <table:table-cell table:formula="of:=AVERAGE([.H95:.N95])" office:value-type="float" office:value="103" calcext:value-type="float">
            <text:p>103</text:p>
          </table:table-cell>
          <table:table-cell table:formula="of:=STDEV([.H95:.N95])" office:value-type="float" office:value="82.4418987327843" calcext:value-type="float">
            <text:p>82.44</text:p>
          </table:table-cell>
          <table:table-cell table:formula="of:=[.P95]/SQRT(5)" office:value-type="float" office:value="36.8691379521319" calcext:value-type="float">
            <text:p>36.87</text:p>
          </table:table-cell>
          <table:table-cell table:formula="of:=[.O95]+[.P95]" office:value-type="float" office:value="185.441898732784" calcext:value-type="float">
            <text:p>185.441898732784</text:p>
          </table:table-cell>
          <table:table-cell table:formula="of:=[.O95]-[.P95]" office:value-type="float" office:value="20.5581012672157" calcext:value-type="float">
            <text:p>20.5581012672157</text:p>
          </table:table-cell>
          <table:table-cell table:formula="of:=[.R95]-[.S95]" office:value-type="float" office:value="164.883797465569" calcext:value-type="float">
            <text:p>164.883797465569</text:p>
          </table:table-cell>
          <table:table-cell table:formula="of:=[.O95]+[.Q95]" office:value-type="float" office:value="139.869137952132" calcext:value-type="float">
            <text:p>139.869137952132</text:p>
          </table:table-cell>
          <table:table-cell table:formula="of:=[.O95]-[.Q95]" office:value-type="float" office:value="66.1308620478681" calcext:value-type="float">
            <text:p>66.1308620478681</text:p>
          </table:table-cell>
          <table:table-cell table:formula="of:=[.U95]-[.V95]" office:value-type="float" office:value="73.7382759042638" calcext:value-type="float">
            <text:p>73.7382759042638</text:p>
          </table:table-cell>
        </table:table-row>
        <table:table-row table:style-name="ro1">
          <table:table-cell table:number-columns-repeated="6"/>
          <table:table-cell table:formula="of:=[.G95]+1" office:value-type="float" office:value="95" calcext:value-type="float">
            <text:p>95</text:p>
          </table:table-cell>
          <table:table-cell table:formula="of:=[.H95]+0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formula="of:=[.N95]+0" office:value-type="float" office:value="250" calcext:value-type="float">
            <text:p>250</text:p>
          </table:table-cell>
          <table:table-cell table:formula="of:=AVERAGE([.H96:.N96])" office:value-type="float" office:value="108.857142857143" calcext:value-type="float">
            <text:p>108.857142857143</text:p>
          </table:table-cell>
          <table:table-cell table:formula="of:=STDEV([.H96:.N96])" office:value-type="float" office:value="73.5740637530839" calcext:value-type="float">
            <text:p>73.57</text:p>
          </table:table-cell>
          <table:table-cell table:formula="of:=[.P96]/SQRT(5)" office:value-type="float" office:value="32.9033215865598" calcext:value-type="float">
            <text:p>32.90</text:p>
          </table:table-cell>
          <table:table-cell table:formula="of:=[.O96]+[.P96]" office:value-type="float" office:value="182.431206610227" calcext:value-type="float">
            <text:p>182.431206610227</text:p>
          </table:table-cell>
          <table:table-cell table:formula="of:=[.O96]-[.P96]" office:value-type="float" office:value="35.2830791040589" calcext:value-type="float">
            <text:p>35.2830791040589</text:p>
          </table:table-cell>
          <table:table-cell table:formula="of:=[.R96]-[.S96]" office:value-type="float" office:value="147.148127506168" calcext:value-type="float">
            <text:p>147.148127506168</text:p>
          </table:table-cell>
          <table:table-cell table:formula="of:=[.O96]+[.Q96]" office:value-type="float" office:value="141.760464443703" calcext:value-type="float">
            <text:p>141.760464443703</text:p>
          </table:table-cell>
          <table:table-cell table:formula="of:=[.O96]-[.Q96]" office:value-type="float" office:value="75.9538212705831" calcext:value-type="float">
            <text:p>75.9538212705831</text:p>
          </table:table-cell>
          <table:table-cell table:formula="of:=[.U96]-[.V96]" office:value-type="float" office:value="65.8066431731196" calcext:value-type="float">
            <text:p>65.8066431731196</text:p>
          </table:table-cell>
        </table:table-row>
        <table:table-row table:style-name="ro1">
          <table:table-cell table:number-columns-repeated="6"/>
          <table:table-cell table:formula="of:=[.G96]+1" office:value-type="float" office:value="96" calcext:value-type="float">
            <text:p>96</text:p>
          </table:table-cell>
          <table:table-cell table:formula="of:=[.H96]+0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[.N96]+0" office:value-type="float" office:value="250" calcext:value-type="float">
            <text:p>250</text:p>
          </table:table-cell>
          <table:table-cell table:formula="of:=AVERAGE([.H97:.N97])" office:value-type="float" office:value="57.1428571428571" calcext:value-type="float">
            <text:p>57.1428571428571</text:p>
          </table:table-cell>
          <table:table-cell table:formula="of:=STDEV([.H97:.N97])" office:value-type="float" office:value="85.9930783482573" calcext:value-type="float">
            <text:p>85.99</text:p>
          </table:table-cell>
          <table:table-cell table:formula="of:=[.P97]/SQRT(5)" office:value-type="float" office:value="38.4572737562337" calcext:value-type="float">
            <text:p>38.46</text:p>
          </table:table-cell>
          <table:table-cell table:formula="of:=[.O97]+[.P97]" office:value-type="float" office:value="143.135935491114" calcext:value-type="float">
            <text:p>143.135935491114</text:p>
          </table:table-cell>
          <table:table-cell table:formula="of:=[.O97]-[.P97]" office:value-type="float" office:value="-28.8502212054002" calcext:value-type="float">
            <text:p>-28.8502212054002</text:p>
          </table:table-cell>
          <table:table-cell table:formula="of:=[.R97]-[.S97]" office:value-type="float" office:value="171.986156696515" calcext:value-type="float">
            <text:p>171.986156696515</text:p>
          </table:table-cell>
          <table:table-cell table:formula="of:=[.O97]+[.Q97]" office:value-type="float" office:value="95.6001308990909" calcext:value-type="float">
            <text:p>95.6001308990909</text:p>
          </table:table-cell>
          <table:table-cell table:formula="of:=[.O97]-[.Q97]" office:value-type="float" office:value="18.6855833866234" calcext:value-type="float">
            <text:p>18.6855833866234</text:p>
          </table:table-cell>
          <table:table-cell table:formula="of:=[.U97]-[.V97]" office:value-type="float" office:value="76.9145475124675" calcext:value-type="float">
            <text:p>76.9145475124675</text:p>
          </table:table-cell>
        </table:table-row>
        <table:table-row table:style-name="ro1">
          <table:table-cell table:number-columns-repeated="6"/>
          <table:table-cell table:formula="of:=[.G97]+1" office:value-type="float" office:value="97" calcext:value-type="float">
            <text:p>97</text:p>
          </table:table-cell>
          <table:table-cell table:formula="of:=[.H97]+0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formula="of:=[.N97]+0" office:value-type="float" office:value="250" calcext:value-type="float">
            <text:p>250</text:p>
          </table:table-cell>
          <table:table-cell table:formula="of:=AVERAGE([.H98:.N98])" office:value-type="float" office:value="84.1428571428571" calcext:value-type="float">
            <text:p>84.1428571428571</text:p>
          </table:table-cell>
          <table:table-cell table:formula="of:=STDEV([.H98:.N98])" office:value-type="float" office:value="77.7998041373468" calcext:value-type="float">
            <text:p>77.80</text:p>
          </table:table-cell>
          <table:table-cell table:formula="of:=[.P98]/SQRT(5)" office:value-type="float" office:value="34.7931301374554" calcext:value-type="float">
            <text:p>34.79</text:p>
          </table:table-cell>
          <table:table-cell table:formula="of:=[.O98]+[.P98]" office:value-type="float" office:value="161.942661280204" calcext:value-type="float">
            <text:p>161.942661280204</text:p>
          </table:table-cell>
          <table:table-cell table:formula="of:=[.O98]-[.P98]" office:value-type="float" office:value="6.34305300551034" calcext:value-type="float">
            <text:p>6.34305300551034</text:p>
          </table:table-cell>
          <table:table-cell table:formula="of:=[.R98]-[.S98]" office:value-type="float" office:value="155.599608274694" calcext:value-type="float">
            <text:p>155.599608274694</text:p>
          </table:table-cell>
          <table:table-cell table:formula="of:=[.O98]+[.Q98]" office:value-type="float" office:value="118.935987280313" calcext:value-type="float">
            <text:p>118.935987280313</text:p>
          </table:table-cell>
          <table:table-cell table:formula="of:=[.O98]-[.Q98]" office:value-type="float" office:value="49.3497270054018" calcext:value-type="float">
            <text:p>49.3497270054018</text:p>
          </table:table-cell>
          <table:table-cell table:formula="of:=[.U98]-[.V98]" office:value-type="float" office:value="69.5862602749107" calcext:value-type="float">
            <text:p>69.5862602749107</text:p>
          </table:table-cell>
        </table:table-row>
        <table:table-row table:style-name="ro1">
          <table:table-cell table:number-columns-repeated="6"/>
          <table:table-cell table:formula="of:=[.G98]+1" office:value-type="float" office:value="98" calcext:value-type="float">
            <text:p>98</text:p>
          </table:table-cell>
          <table:table-cell table:formula="of:=[.H98]+0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172" calcext:value-type="float">
            <text:p>172</text:p>
          </table:table-cell>
          <table:table-cell office:value-type="float" office:value="158" calcext:value-type="float">
            <text:p>158</text:p>
          </table:table-cell>
          <table:table-cell table:formula="of:=[.N98]+0" office:value-type="float" office:value="250" calcext:value-type="float">
            <text:p>250</text:p>
          </table:table-cell>
          <table:table-cell table:formula="of:=AVERAGE([.H99:.N99])" office:value-type="float" office:value="121.285714285714" calcext:value-type="float">
            <text:p>121.285714285714</text:p>
          </table:table-cell>
          <table:table-cell table:formula="of:=STDEV([.H99:.N99])" office:value-type="float" office:value="80.1139070027052" calcext:value-type="float">
            <text:p>80.11</text:p>
          </table:table-cell>
          <table:table-cell table:formula="of:=[.P99]/SQRT(5)" office:value-type="float" office:value="35.828028400229" calcext:value-type="float">
            <text:p>35.83</text:p>
          </table:table-cell>
          <table:table-cell table:formula="of:=[.O99]+[.P99]" office:value-type="float" office:value="201.399621288419" calcext:value-type="float">
            <text:p>201.399621288419</text:p>
          </table:table-cell>
          <table:table-cell table:formula="of:=[.O99]-[.P99]" office:value-type="float" office:value="41.1718072830091" calcext:value-type="float">
            <text:p>41.1718072830091</text:p>
          </table:table-cell>
          <table:table-cell table:formula="of:=[.R99]-[.S99]" office:value-type="float" office:value="160.22781400541" calcext:value-type="float">
            <text:p>160.22781400541</text:p>
          </table:table-cell>
          <table:table-cell table:formula="of:=[.O99]+[.Q99]" office:value-type="float" office:value="157.113742685943" calcext:value-type="float">
            <text:p>157.113742685943</text:p>
          </table:table-cell>
          <table:table-cell table:formula="of:=[.O99]-[.Q99]" office:value-type="float" office:value="85.4576858854852" calcext:value-type="float">
            <text:p>85.4576858854852</text:p>
          </table:table-cell>
          <table:table-cell table:formula="of:=[.U99]-[.V99]" office:value-type="float" office:value="71.6560568004581" calcext:value-type="float">
            <text:p>71.6560568004581</text:p>
          </table:table-cell>
        </table:table-row>
        <table:table-row table:style-name="ro1">
          <table:table-cell table:number-columns-repeated="6"/>
          <table:table-cell table:formula="of:=[.G99]+1" office:value-type="float" office:value="99" calcext:value-type="float">
            <text:p>99</text:p>
          </table:table-cell>
          <table:table-cell table:formula="of:=[.H99]+0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16" calcext:value-type="float">
            <text:p>216</text:p>
          </table:table-cell>
          <table:table-cell office:value-type="float" office:value="85" calcext:value-type="float">
            <text:p>85</text:p>
          </table:table-cell>
          <table:table-cell office:value-type="float" office:value="149" calcext:value-type="float">
            <text:p>149</text:p>
          </table:table-cell>
          <table:table-cell office:value-type="float" office:value="83" calcext:value-type="float">
            <text:p>83</text:p>
          </table:table-cell>
          <table:table-cell table:formula="of:=[.N99]+0" office:value-type="float" office:value="250" calcext:value-type="float">
            <text:p>250</text:p>
          </table:table-cell>
          <table:table-cell table:formula="of:=AVERAGE([.H100:.N100])" office:value-type="float" office:value="124.285714285714" calcext:value-type="float">
            <text:p>124.285714285714</text:p>
          </table:table-cell>
          <table:table-cell table:formula="of:=STDEV([.H100:.N100])" office:value-type="float" office:value="86.5172705027042" calcext:value-type="float">
            <text:p>86.52</text:p>
          </table:table-cell>
          <table:table-cell table:formula="of:=[.P100]/SQRT(5)" office:value-type="float" office:value="38.6916996143568" calcext:value-type="float">
            <text:p>38.69</text:p>
          </table:table-cell>
          <table:table-cell table:formula="of:=[.O100]+[.P100]" office:value-type="float" office:value="210.802984788419" calcext:value-type="float">
            <text:p>210.802984788419</text:p>
          </table:table-cell>
          <table:table-cell table:formula="of:=[.O100]-[.P100]" office:value-type="float" office:value="37.7684437830101" calcext:value-type="float">
            <text:p>37.7684437830101</text:p>
          </table:table-cell>
          <table:table-cell table:formula="of:=[.R100]-[.S100]" office:value-type="float" office:value="173.034541005408" calcext:value-type="float">
            <text:p>173.034541005408</text:p>
          </table:table-cell>
          <table:table-cell table:formula="of:=[.O100]+[.Q100]" office:value-type="float" office:value="162.977413900071" calcext:value-type="float">
            <text:p>162.977413900071</text:p>
          </table:table-cell>
          <table:table-cell table:formula="of:=[.O100]-[.Q100]" office:value-type="float" office:value="85.5940146713575" calcext:value-type="float">
            <text:p>85.5940146713575</text:p>
          </table:table-cell>
          <table:table-cell table:formula="of:=[.U100]-[.V100]" office:value-type="float" office:value="77.3833992287136" calcext:value-type="float">
            <text:p>77.3833992287136</text:p>
          </table:table-cell>
        </table:table-row>
        <table:table-row table:style-name="ro1">
          <table:table-cell table:number-columns-repeated="6"/>
          <table:table-cell table:formula="of:=[.G100]+1" office:value-type="float" office:value="100" calcext:value-type="float">
            <text:p>100</text:p>
          </table:table-cell>
          <table:table-cell table:formula="of:=[.H100]+0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 table:formula="of:=[.N100]+0" office:value-type="float" office:value="250" calcext:value-type="float">
            <text:p>250</text:p>
          </table:table-cell>
          <table:table-cell table:formula="of:=AVERAGE([.H101:.N101])" office:value-type="float" office:value="123.428571428571" calcext:value-type="float">
            <text:p>123.428571428571</text:p>
          </table:table-cell>
          <table:table-cell table:formula="of:=STDEV([.H101:.N101])" office:value-type="float" office:value="84.0255063316236" calcext:value-type="float">
            <text:p>84.03</text:p>
          </table:table-cell>
          <table:table-cell table:formula="of:=[.P101]/SQRT(5)" office:value-type="float" office:value="37.5773488002699" calcext:value-type="float">
            <text:p>37.58</text:p>
          </table:table-cell>
          <table:table-cell table:formula="of:=[.O101]+[.P101]" office:value-type="float" office:value="207.454077760195" calcext:value-type="float">
            <text:p>207.454077760195</text:p>
          </table:table-cell>
          <table:table-cell table:formula="of:=[.O101]-[.P101]" office:value-type="float" office:value="39.4030650969478" calcext:value-type="float">
            <text:p>39.4030650969478</text:p>
          </table:table-cell>
          <table:table-cell table:formula="of:=[.R101]-[.S101]" office:value-type="float" office:value="168.051012663247" calcext:value-type="float">
            <text:p>168.051012663247</text:p>
          </table:table-cell>
          <table:table-cell table:formula="of:=[.O101]+[.Q101]" office:value-type="float" office:value="161.005920228841" calcext:value-type="float">
            <text:p>161.005920228841</text:p>
          </table:table-cell>
          <table:table-cell table:formula="of:=[.O101]-[.Q101]" office:value-type="float" office:value="85.8512226283016" calcext:value-type="float">
            <text:p>85.8512226283016</text:p>
          </table:table-cell>
          <table:table-cell table:formula="of:=[.U101]-[.V101]" office:value-type="float" office:value="75.1546976005397" calcext:value-type="float">
            <text:p>75.1546976005397</text:p>
          </table:table-cell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table:formula="of:=AVERAGE([.I2:.I101])" office:value-type="float" office:value="90.1" calcext:value-type="float">
            <text:p>90.1</text:p>
          </table:table-cell>
          <table:table-cell table:formula="of:=AVERAGE([.J2:.J101])" office:value-type="float" office:value="117.38" calcext:value-type="float">
            <text:p>117.38</text:p>
          </table:table-cell>
          <table:table-cell table:formula="of:=AVERAGE([.K2:.K101])" office:value-type="float" office:value="112.33" calcext:value-type="float">
            <text:p>112.33</text:p>
          </table:table-cell>
          <table:table-cell table:formula="of:=AVERAGE([.L2:.L101])" office:value-type="float" office:value="93.64" calcext:value-type="float">
            <text:p>93.64</text:p>
          </table:table-cell>
          <table:table-cell table:formula="of:=AVERAGE([.M2:.M101])" office:value-type="float" office:value="97.59" calcext:value-type="float">
            <text:p>97.59</text:p>
          </table:table-cell>
          <table:table-cell table:number-columns-repeated="2"/>
          <table:table-cell table:style-name="Default" table:formula="of:=AVERAGE([.P2:.P101])" office:value-type="float" office:value="87.3794938405386" calcext:value-type="float">
            <text:p>87.3794938405386</text:p>
          </table:table-cell>
          <table:table-cell table:style-name="Default"/>
          <table:table-cell table:number-columns-repeated="3"/>
          <table:table-cell table:formula="of:=AVERAGE([.U2:.U101])" office:value-type="float" office:value="147.797297613394" calcext:value-type="float">
            <text:p>147.797297613394</text:p>
          </table:table-cell>
          <table:table-cell table:formula="of:=AVERAGE([.V2:.V101])" office:value-type="float" office:value="69.6427023866063" calcext:value-type="float">
            <text:p>69.6427023866063</text:p>
          </table:table-cell>
          <table:table-cell table:formula="of:=AVERAGE([.W2:.W101])" office:value-type="float" office:value="78.1545952267874" calcext:value-type="float">
            <text:p>78.1545952267874</text:p>
          </table:table-cell>
        </table:table-row>
        <table:table-row table:style-name="ro1">
          <table:table-cell table:number-columns-repeated="8"/>
          <table:table-cell table:formula="of:=STDEV([.I2:.I101])/10" office:value-type="float" office:value="6.10592525603804" calcext:value-type="float">
            <text:p>6.10592525603804</text:p>
          </table:table-cell>
          <table:table-cell table:formula="of:=STDEV([.J2:.J101])/10" office:value-type="float" office:value="6.19647635288954" calcext:value-type="float">
            <text:p>6.19647635288954</text:p>
          </table:table-cell>
          <table:table-cell table:formula="of:=STDEV([.K2:.K101])/10" office:value-type="float" office:value="6.34444089759139" calcext:value-type="float">
            <text:p>6.34444089759139</text:p>
          </table:table-cell>
          <table:table-cell table:formula="of:=STDEV([.L2:.L101])/10" office:value-type="float" office:value="6.03494068661069" calcext:value-type="float">
            <text:p>6.03494068661069</text:p>
          </table:table-cell>
          <table:table-cell table:formula="of:=STDEV([.M2:.M101])/10" office:value-type="float" office:value="7.03921332553747" calcext:value-type="float">
            <text:p>7.03921332553747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formula="of:=STDEV([.U2:.U101])/10" office:value-type="float" office:value="3.16817878403269" calcext:value-type="float">
            <text:p>3.16817878403269</text:p>
          </table:table-cell>
          <table:table-cell table:formula="of:=STDEV([.V2:.V101])/10" office:value-type="float" office:value="2.8500925914736" calcext:value-type="float">
            <text:p>2.8500925914736</text:p>
          </table:table-cell>
          <table:table-cell table:formula="of:=STDEV([.W2:.W101])/10" office:value-type="float" office:value="0.889821699494658" calcext:value-type="float">
            <text:p>0.889821699494658</text:p>
          </table:table-cell>
        </table:table-row>
        <table:table-row table:style-name="ro1" table:number-rows-repeated="2">
          <table:table-cell table:number-columns-repeated="15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twoSubstitutionDifference</text:p>
          </table:table-cell>
          <table:table-cell office:value-type="string" calcext:value-type="string">
            <text:p>twoInsertionDifference</text:p>
          </table:table-cell>
          <table:table-cell office:value-type="string" calcext:value-type="string">
            <text:p>twoDeletionDiffernce</text:p>
          </table:table-cell>
          <table:table-cell office:value-type="string" calcext:value-type="string">
            <text:p>twoCapDifference</text:p>
          </table:table-cell>
          <table:table-cell office:value-type="string" calcext:value-type="string">
            <text:p>subPuncDifference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stdev</text:p>
          </table:table-cell>
          <table:table-cell table:style-name="Default" office:value-type="string" calcext:value-type="string">
            <text:p>sem</text:p>
          </table:table-cell>
          <table:table-cell office:value-type="string" calcext:value-type="string">
            <text:p>upper(stdv)</text:p>
          </table:table-cell>
          <table:table-cell office:value-type="string" calcext:value-type="string">
            <text:p>lower(stdv)</text:p>
          </table:table-cell>
          <table:table-cell office:value-type="string" calcext:value-type="string">
            <text:p>stdev diff</text:p>
          </table:table-cell>
          <table:table-cell office:value-type="string" calcext:value-type="string">
            <text:p>upper(sem)</text:p>
          </table:table-cell>
          <table:table-cell office:value-type="string" calcext:value-type="string">
            <text:p>lower(sem)</text:p>
          </table:table-cell>
          <table:table-cell office:value-type="string" calcext:value-type="string">
            <text:p>sem diff</text:p>
          </table:table-cell>
        </table:table-row>
        <table:table-row table:style-name="ro1">
          <table:table-cell table:number-columns-repeated="6"/>
          <table:table-cell table:formula="of:=[.G10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96" calcext:value-type="float">
            <text:p>96</text:p>
          </table:table-cell>
          <table:table-cell office:value-type="float" office:value="257" calcext:value-type="float">
            <text:p>257</text:p>
          </table:table-cell>
          <table:table-cell office:value-type="float" office:value="74" calcext:value-type="float">
            <text:p>74</text:p>
          </table:table-cell>
          <table:table-cell office:value-type="float" office:value="300" calcext:value-type="float">
            <text:p>300</text:p>
          </table:table-cell>
          <table:table-cell table:formula="of:=AVERAGE([.H108:.N108])" office:value-type="float" office:value="141.571428571429" calcext:value-type="float">
            <text:p>141.571428571429</text:p>
          </table:table-cell>
          <table:table-cell table:formula="of:=STDEV([.H108:.N108])" office:value-type="float" office:value="107.230059751386" calcext:value-type="float">
            <text:p>107.23</text:p>
          </table:table-cell>
          <table:table-cell table:formula="of:=[.P108]/SQRT(5)" office:value-type="float" office:value="47.9547405670925" calcext:value-type="float">
            <text:p>47.95</text:p>
          </table:table-cell>
          <table:table-cell table:formula="of:=[.O108]+[.P108]" office:value-type="float" office:value="248.801488322814" calcext:value-type="float">
            <text:p>248.801488322814</text:p>
          </table:table-cell>
          <table:table-cell table:formula="of:=[.O108]-[.P108]" office:value-type="float" office:value="34.341368820043" calcext:value-type="float">
            <text:p>34.341368820043</text:p>
          </table:table-cell>
          <table:table-cell table:formula="of:=[.R108]-[.S108]" office:value-type="float" office:value="214.460119502771" calcext:value-type="float">
            <text:p>214.460119502771</text:p>
          </table:table-cell>
          <table:table-cell table:formula="of:=[.O108]+[.Q108]" office:value-type="float" office:value="189.526169138521" calcext:value-type="float">
            <text:p>189.526169138521</text:p>
          </table:table-cell>
          <table:table-cell table:formula="of:=[.O108]-[.Q108]" office:value-type="float" office:value="93.6166880043361" calcext:value-type="float">
            <text:p>93.6166880043361</text:p>
          </table:table-cell>
          <table:table-cell table:formula="of:=[.U108]-[.V108]" office:value-type="float" office:value="95.9094811341849" calcext:value-type="float">
            <text:p>95.9094811341849</text:p>
          </table:table-cell>
        </table:table-row>
        <table:table-row table:style-name="ro1">
          <table:table-cell table:number-columns-repeated="6"/>
          <table:table-cell table:formula="of:=[.G108]+1" office:value-type="float" office:value="2" calcext:value-type="float">
            <text:p>2</text:p>
          </table:table-cell>
          <table:table-cell table:formula="of:=[.H108]+0"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181" calcext:value-type="float">
            <text:p>181</text:p>
          </table:table-cell>
          <table:table-cell office:value-type="float" office:value="74" calcext:value-type="float">
            <text:p>74</text:p>
          </table:table-cell>
          <table:table-cell table:formula="of:=[.N108]+0" office:value-type="float" office:value="300" calcext:value-type="float">
            <text:p>300</text:p>
          </table:table-cell>
          <table:table-cell table:formula="of:=AVERAGE([.H109:.N109])" office:value-type="float" office:value="111.285714285714" calcext:value-type="float">
            <text:p>111.285714285714</text:p>
          </table:table-cell>
          <table:table-cell table:formula="of:=STDEV([.H109:.N109])" office:value-type="float" office:value="98.7736710628804" calcext:value-type="float">
            <text:p>98.77</text:p>
          </table:table-cell>
          <table:table-cell table:formula="of:=[.P109]/SQRT(5)" office:value-type="float" office:value="44.1729285767609" calcext:value-type="float">
            <text:p>44.17</text:p>
          </table:table-cell>
          <table:table-cell table:formula="of:=[.O109]+[.P109]" office:value-type="float" office:value="210.059385348595" calcext:value-type="float">
            <text:p>210.059385348595</text:p>
          </table:table-cell>
          <table:table-cell table:formula="of:=[.O109]-[.P109]" office:value-type="float" office:value="12.5120432228339" calcext:value-type="float">
            <text:p>12.5120432228339</text:p>
          </table:table-cell>
          <table:table-cell table:formula="of:=[.R109]-[.S109]" office:value-type="float" office:value="197.547342125761" calcext:value-type="float">
            <text:p>197.547342125761</text:p>
          </table:table-cell>
          <table:table-cell table:formula="of:=[.O109]+[.Q109]" office:value-type="float" office:value="155.458642862475" calcext:value-type="float">
            <text:p>155.458642862475</text:p>
          </table:table-cell>
          <table:table-cell table:formula="of:=[.O109]-[.Q109]" office:value-type="float" office:value="67.1127857089534" calcext:value-type="float">
            <text:p>67.1127857089534</text:p>
          </table:table-cell>
          <table:table-cell table:formula="of:=[.U109]-[.V109]" office:value-type="float" office:value="88.3458571535218" calcext:value-type="float">
            <text:p>88.3458571535218</text:p>
          </table:table-cell>
        </table:table-row>
        <table:table-row table:style-name="ro1">
          <table:table-cell table:number-columns-repeated="6"/>
          <table:table-cell table:formula="of:=[.G109]+1" office:value-type="float" office:value="3" calcext:value-type="float">
            <text:p>3</text:p>
          </table:table-cell>
          <table:table-cell table:formula="of:=[.H109]+0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226" calcext:value-type="float">
            <text:p>226</text:p>
          </table:table-cell>
          <table:table-cell office:value-type="float" office:value="78" calcext:value-type="float">
            <text:p>78</text:p>
          </table:table-cell>
          <table:table-cell office:value-type="float" office:value="231" calcext:value-type="float">
            <text:p>231</text:p>
          </table:table-cell>
          <table:table-cell table:formula="of:=[.N109]+0" office:value-type="float" office:value="300" calcext:value-type="float">
            <text:p>300</text:p>
          </table:table-cell>
          <table:table-cell table:formula="of:=AVERAGE([.H110:.N110])" office:value-type="float" office:value="149.714285714286" calcext:value-type="float">
            <text:p>149.714285714286</text:p>
          </table:table-cell>
          <table:table-cell table:formula="of:=STDEV([.H110:.N110])" office:value-type="float" office:value="107.214293645506" calcext:value-type="float">
            <text:p>107.21</text:p>
          </table:table-cell>
          <table:table-cell table:formula="of:=[.P110]/SQRT(5)" office:value-type="float" office:value="47.947689750195" calcext:value-type="float">
            <text:p>47.95</text:p>
          </table:table-cell>
          <table:table-cell table:formula="of:=[.O110]+[.P110]" office:value-type="float" office:value="256.928579359792" calcext:value-type="float">
            <text:p>256.928579359792</text:p>
          </table:table-cell>
          <table:table-cell table:formula="of:=[.O110]-[.P110]" office:value-type="float" office:value="42.4999920687798" calcext:value-type="float">
            <text:p>42.4999920687798</text:p>
          </table:table-cell>
          <table:table-cell table:formula="of:=[.R110]-[.S110]" office:value-type="float" office:value="214.428587291012" calcext:value-type="float">
            <text:p>214.428587291012</text:p>
          </table:table-cell>
          <table:table-cell table:formula="of:=[.O110]+[.Q110]" office:value-type="float" office:value="197.661975464481" calcext:value-type="float">
            <text:p>197.661975464481</text:p>
          </table:table-cell>
          <table:table-cell table:formula="of:=[.O110]-[.Q110]" office:value-type="float" office:value="101.766595964091" calcext:value-type="float">
            <text:p>101.766595964091</text:p>
          </table:table-cell>
          <table:table-cell table:formula="of:=[.U110]-[.V110]" office:value-type="float" office:value="95.89537950039" calcext:value-type="float">
            <text:p>95.89537950039</text:p>
          </table:table-cell>
        </table:table-row>
        <table:table-row table:style-name="ro1">
          <table:table-cell table:number-columns-repeated="6"/>
          <table:table-cell table:formula="of:=[.G110]+1" office:value-type="float" office:value="4" calcext:value-type="float">
            <text:p>4</text:p>
          </table:table-cell>
          <table:table-cell table:formula="of:=[.H110]+0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81" calcext:value-type="float">
            <text:p>181</text:p>
          </table:table-cell>
          <table:table-cell office:value-type="float" office:value="106" calcext:value-type="float">
            <text:p>106</text:p>
          </table:table-cell>
          <table:table-cell table:formula="of:=[.N110]+0" office:value-type="float" office:value="300" calcext:value-type="float">
            <text:p>300</text:p>
          </table:table-cell>
          <table:table-cell table:formula="of:=AVERAGE([.H111:.N111])" office:value-type="float" office:value="125.857142857143" calcext:value-type="float">
            <text:p>125.857142857143</text:p>
          </table:table-cell>
          <table:table-cell table:formula="of:=STDEV([.H111:.N111])" office:value-type="float" office:value="94.3175992262819" calcext:value-type="float">
            <text:p>94.32</text:p>
          </table:table-cell>
          <table:table-cell table:formula="of:=[.P111]/SQRT(5)" office:value-type="float" office:value="42.1801126689096" calcext:value-type="float">
            <text:p>42.18</text:p>
          </table:table-cell>
          <table:table-cell table:formula="of:=[.O111]+[.P111]" office:value-type="float" office:value="220.174742083425" calcext:value-type="float">
            <text:p>220.174742083425</text:p>
          </table:table-cell>
          <table:table-cell table:formula="of:=[.O111]-[.P111]" office:value-type="float" office:value="31.539543630861" calcext:value-type="float">
            <text:p>31.539543630861</text:p>
          </table:table-cell>
          <table:table-cell table:formula="of:=[.R111]-[.S111]" office:value-type="float" office:value="188.635198452564" calcext:value-type="float">
            <text:p>188.635198452564</text:p>
          </table:table-cell>
          <table:table-cell table:formula="of:=[.O111]+[.Q111]" office:value-type="float" office:value="168.037255526052" calcext:value-type="float">
            <text:p>168.037255526052</text:p>
          </table:table-cell>
          <table:table-cell table:formula="of:=[.O111]-[.Q111]" office:value-type="float" office:value="83.6770301882333" calcext:value-type="float">
            <text:p>83.6770301882333</text:p>
          </table:table-cell>
          <table:table-cell table:formula="of:=[.U111]-[.V111]" office:value-type="float" office:value="84.3602253378191" calcext:value-type="float">
            <text:p>84.3602253378191</text:p>
          </table:table-cell>
        </table:table-row>
        <table:table-row table:style-name="ro1">
          <table:table-cell table:number-columns-repeated="6"/>
          <table:table-cell table:formula="of:=[.G111]+1" office:value-type="float" office:value="5" calcext:value-type="float">
            <text:p>5</text:p>
          </table:table-cell>
          <table:table-cell table:formula="of:=[.H111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table:formula="of:=[.N111]+0" office:value-type="float" office:value="300" calcext:value-type="float">
            <text:p>300</text:p>
          </table:table-cell>
          <table:table-cell table:formula="of:=AVERAGE([.H112:.N112])" office:value-type="float" office:value="100.142857142857" calcext:value-type="float">
            <text:p>100.142857142857</text:p>
          </table:table-cell>
          <table:table-cell table:formula="of:=STDEV([.H112:.N112])" office:value-type="float" office:value="97.7623454632518" calcext:value-type="float">
            <text:p>97.76</text:p>
          </table:table-cell>
          <table:table-cell table:formula="of:=[.P112]/SQRT(5)" office:value-type="float" office:value="43.7206500191298" calcext:value-type="float">
            <text:p>43.72</text:p>
          </table:table-cell>
          <table:table-cell table:formula="of:=[.O112]+[.P112]" office:value-type="float" office:value="197.905202606109" calcext:value-type="float">
            <text:p>197.905202606109</text:p>
          </table:table-cell>
          <table:table-cell table:formula="of:=[.O112]-[.P112]" office:value-type="float" office:value="2.38051167960533" calcext:value-type="float">
            <text:p>2.38051167960533</text:p>
          </table:table-cell>
          <table:table-cell table:formula="of:=[.R112]-[.S112]" office:value-type="float" office:value="195.524690926504" calcext:value-type="float">
            <text:p>195.524690926504</text:p>
          </table:table-cell>
          <table:table-cell table:formula="of:=[.O112]+[.Q112]" office:value-type="float" office:value="143.863507161987" calcext:value-type="float">
            <text:p>143.863507161987</text:p>
          </table:table-cell>
          <table:table-cell table:formula="of:=[.O112]-[.Q112]" office:value-type="float" office:value="56.4222071237273" calcext:value-type="float">
            <text:p>56.4222071237273</text:p>
          </table:table-cell>
          <table:table-cell table:formula="of:=[.U112]-[.V112]" office:value-type="float" office:value="87.4413000382597" calcext:value-type="float">
            <text:p>87.4413000382597</text:p>
          </table:table-cell>
        </table:table-row>
        <table:table-row table:style-name="ro1">
          <table:table-cell table:number-columns-repeated="6"/>
          <table:table-cell table:formula="of:=[.G112]+1" office:value-type="float" office:value="6" calcext:value-type="float">
            <text:p>6</text:p>
          </table:table-cell>
          <table:table-cell table:formula="of:=[.H112]+0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38" calcext:value-type="float">
            <text:p>138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table:formula="of:=[.N112]+0" office:value-type="float" office:value="300" calcext:value-type="float">
            <text:p>300</text:p>
          </table:table-cell>
          <table:table-cell table:formula="of:=AVERAGE([.H113:.N113])" office:value-type="float" office:value="110" calcext:value-type="float">
            <text:p>110</text:p>
          </table:table-cell>
          <table:table-cell table:formula="of:=STDEV([.H113:.N113])" office:value-type="float" office:value="94.5357075395324" calcext:value-type="float">
            <text:p>94.54</text:p>
          </table:table-cell>
          <table:table-cell table:formula="of:=[.P113]/SQRT(5)" office:value-type="float" office:value="42.2776536718868" calcext:value-type="float">
            <text:p>42.28</text:p>
          </table:table-cell>
          <table:table-cell table:formula="of:=[.O113]+[.P113]" office:value-type="float" office:value="204.535707539532" calcext:value-type="float">
            <text:p>204.535707539532</text:p>
          </table:table-cell>
          <table:table-cell table:formula="of:=[.O113]-[.P113]" office:value-type="float" office:value="15.4642924604676" calcext:value-type="float">
            <text:p>15.4642924604676</text:p>
          </table:table-cell>
          <table:table-cell table:formula="of:=[.R113]-[.S113]" office:value-type="float" office:value="189.071415079065" calcext:value-type="float">
            <text:p>189.071415079065</text:p>
          </table:table-cell>
          <table:table-cell table:formula="of:=[.O113]+[.Q113]" office:value-type="float" office:value="152.277653671887" calcext:value-type="float">
            <text:p>152.277653671887</text:p>
          </table:table-cell>
          <table:table-cell table:formula="of:=[.O113]-[.Q113]" office:value-type="float" office:value="67.7223463281132" calcext:value-type="float">
            <text:p>67.7223463281132</text:p>
          </table:table-cell>
          <table:table-cell table:formula="of:=[.U113]-[.V113]" office:value-type="float" office:value="84.5553073437735" calcext:value-type="float">
            <text:p>84.5553073437735</text:p>
          </table:table-cell>
        </table:table-row>
        <table:table-row table:style-name="ro1">
          <table:table-cell table:number-columns-repeated="6"/>
          <table:table-cell table:formula="of:=[.G113]+1" office:value-type="float" office:value="7" calcext:value-type="float">
            <text:p>7</text:p>
          </table:table-cell>
          <table:table-cell table:formula="of:=[.H113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6" calcext:value-type="float">
            <text:p>226</text:p>
          </table:table-cell>
          <table:table-cell office:value-type="float" office:value="66" calcext:value-type="float">
            <text:p>66</text:p>
          </table:table-cell>
          <table:table-cell office:value-type="float" office:value="254" calcext:value-type="float">
            <text:p>254</text:p>
          </table:table-cell>
          <table:table-cell office:value-type="float" office:value="106" calcext:value-type="float">
            <text:p>106</text:p>
          </table:table-cell>
          <table:table-cell table:formula="of:=[.N113]+0" office:value-type="float" office:value="300" calcext:value-type="float">
            <text:p>300</text:p>
          </table:table-cell>
          <table:table-cell table:formula="of:=AVERAGE([.H114:.N114])" office:value-type="float" office:value="143.285714285714" calcext:value-type="float">
            <text:p>143.285714285714</text:p>
          </table:table-cell>
          <table:table-cell table:formula="of:=STDEV([.H114:.N114])" office:value-type="float" office:value="115.520148726985" calcext:value-type="float">
            <text:p>115.52</text:p>
          </table:table-cell>
          <table:table-cell table:formula="of:=[.P114]/SQRT(5)" office:value-type="float" office:value="51.6621810648849" calcext:value-type="float">
            <text:p>51.66</text:p>
          </table:table-cell>
          <table:table-cell table:formula="of:=[.O114]+[.P114]" office:value-type="float" office:value="258.805863012699" calcext:value-type="float">
            <text:p>258.805863012699</text:p>
          </table:table-cell>
          <table:table-cell table:formula="of:=[.O114]-[.P114]" office:value-type="float" office:value="27.7655655587291" calcext:value-type="float">
            <text:p>27.7655655587291</text:p>
          </table:table-cell>
          <table:table-cell table:formula="of:=[.R114]-[.S114]" office:value-type="float" office:value="231.04029745397" calcext:value-type="float">
            <text:p>231.04029745397</text:p>
          </table:table-cell>
          <table:table-cell table:formula="of:=[.O114]+[.Q114]" office:value-type="float" office:value="194.947895350599" calcext:value-type="float">
            <text:p>194.947895350599</text:p>
          </table:table-cell>
          <table:table-cell table:formula="of:=[.O114]-[.Q114]" office:value-type="float" office:value="91.6235332208294" calcext:value-type="float">
            <text:p>91.6235332208294</text:p>
          </table:table-cell>
          <table:table-cell table:formula="of:=[.U114]-[.V114]" office:value-type="float" office:value="103.32436212977" calcext:value-type="float">
            <text:p>103.32436212977</text:p>
          </table:table-cell>
        </table:table-row>
        <table:table-row table:style-name="ro1">
          <table:table-cell table:number-columns-repeated="6"/>
          <table:table-cell table:formula="of:=[.G114]+1" office:value-type="float" office:value="8" calcext:value-type="float">
            <text:p>8</text:p>
          </table:table-cell>
          <table:table-cell table:formula="of:=[.H114]+0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84" calcext:value-type="float">
            <text:p>84</text:p>
          </table:table-cell>
          <table:table-cell office:value-type="float" office:value="167" calcext:value-type="float">
            <text:p>167</text:p>
          </table:table-cell>
          <table:table-cell office:value-type="float" office:value="83" calcext:value-type="float">
            <text:p>83</text:p>
          </table:table-cell>
          <table:table-cell table:formula="of:=[.N114]+0" office:value-type="float" office:value="300" calcext:value-type="float">
            <text:p>300</text:p>
          </table:table-cell>
          <table:table-cell table:formula="of:=AVERAGE([.H115:.N115])" office:value-type="float" office:value="122.857142857143" calcext:value-type="float">
            <text:p>122.857142857143</text:p>
          </table:table-cell>
          <table:table-cell table:formula="of:=STDEV([.H115:.N115])" office:value-type="float" office:value="96.7237105909207" calcext:value-type="float">
            <text:p>96.72</text:p>
          </table:table-cell>
          <table:table-cell table:formula="of:=[.P115]/SQRT(5)" office:value-type="float" office:value="43.256158383463" calcext:value-type="float">
            <text:p>43.26</text:p>
          </table:table-cell>
          <table:table-cell table:formula="of:=[.O115]+[.P115]" office:value-type="float" office:value="219.580853448064" calcext:value-type="float">
            <text:p>219.580853448064</text:p>
          </table:table-cell>
          <table:table-cell table:formula="of:=[.O115]-[.P115]" office:value-type="float" office:value="26.1334322662221" calcext:value-type="float">
            <text:p>26.1334322662221</text:p>
          </table:table-cell>
          <table:table-cell table:formula="of:=[.R115]-[.S115]" office:value-type="float" office:value="193.447421181841" calcext:value-type="float">
            <text:p>193.447421181841</text:p>
          </table:table-cell>
          <table:table-cell table:formula="of:=[.O115]+[.Q115]" office:value-type="float" office:value="166.113301240606" calcext:value-type="float">
            <text:p>166.113301240606</text:p>
          </table:table-cell>
          <table:table-cell table:formula="of:=[.O115]-[.Q115]" office:value-type="float" office:value="79.6009844736799" calcext:value-type="float">
            <text:p>79.6009844736799</text:p>
          </table:table-cell>
          <table:table-cell table:formula="of:=[.U115]-[.V115]" office:value-type="float" office:value="86.512316766926" calcext:value-type="float">
            <text:p>86.512316766926</text:p>
          </table:table-cell>
        </table:table-row>
        <table:table-row table:style-name="ro1">
          <table:table-cell table:number-columns-repeated="6"/>
          <table:table-cell table:formula="of:=[.G115]+1" office:value-type="float" office:value="9" calcext:value-type="float">
            <text:p>9</text:p>
          </table:table-cell>
          <table:table-cell table:formula="of:=[.H115]+0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table:formula="of:=[.N115]+0" office:value-type="float" office:value="300" calcext:value-type="float">
            <text:p>300</text:p>
          </table:table-cell>
          <table:table-cell table:formula="of:=AVERAGE([.H116:.N116])" office:value-type="float" office:value="117.428571428571" calcext:value-type="float">
            <text:p>117.428571428571</text:p>
          </table:table-cell>
          <table:table-cell table:formula="of:=STDEV([.H116:.N116])" office:value-type="float" office:value="90.8567684927897" calcext:value-type="float">
            <text:p>90.86</text:p>
          </table:table-cell>
          <table:table-cell table:formula="of:=[.P116]/SQRT(5)" office:value-type="float" office:value="40.6323821131678" calcext:value-type="float">
            <text:p>40.63</text:p>
          </table:table-cell>
          <table:table-cell table:formula="of:=[.O116]+[.P116]" office:value-type="float" office:value="208.285339921361" calcext:value-type="float">
            <text:p>208.285339921361</text:p>
          </table:table-cell>
          <table:table-cell table:formula="of:=[.O116]-[.P116]" office:value-type="float" office:value="26.5718029357817" calcext:value-type="float">
            <text:p>26.5718029357817</text:p>
          </table:table-cell>
          <table:table-cell table:formula="of:=[.R116]-[.S116]" office:value-type="float" office:value="181.713536985579" calcext:value-type="float">
            <text:p>181.713536985579</text:p>
          </table:table-cell>
          <table:table-cell table:formula="of:=[.O116]+[.Q116]" office:value-type="float" office:value="158.060953541739" calcext:value-type="float">
            <text:p>158.060953541739</text:p>
          </table:table-cell>
          <table:table-cell table:formula="of:=[.O116]-[.Q116]" office:value-type="float" office:value="76.7961893154037" calcext:value-type="float">
            <text:p>76.7961893154037</text:p>
          </table:table-cell>
          <table:table-cell table:formula="of:=[.U116]-[.V116]" office:value-type="float" office:value="81.2647642263355" calcext:value-type="float">
            <text:p>81.2647642263355</text:p>
          </table:table-cell>
        </table:table-row>
        <table:table-row table:style-name="ro1">
          <table:table-cell table:number-columns-repeated="6"/>
          <table:table-cell table:formula="of:=[.G116]+1" office:value-type="float" office:value="10" calcext:value-type="float">
            <text:p>10</text:p>
          </table:table-cell>
          <table:table-cell table:formula="of:=[.H116]+0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41" calcext:value-type="float">
            <text:p>241</text:p>
          </table:table-cell>
          <table:table-cell office:value-type="float" office:value="368" calcext:value-type="float">
            <text:p>368</text:p>
          </table:table-cell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table:formula="of:=[.N116]+0" office:value-type="float" office:value="300" calcext:value-type="float">
            <text:p>300</text:p>
          </table:table-cell>
          <table:table-cell table:formula="of:=AVERAGE([.H117:.N117])" office:value-type="float" office:value="215" calcext:value-type="float">
            <text:p>215</text:p>
          </table:table-cell>
          <table:table-cell table:formula="of:=STDEV([.H117:.N117])" office:value-type="float" office:value="118.894911581615" calcext:value-type="float">
            <text:p>118.89</text:p>
          </table:table-cell>
          <table:table-cell table:formula="of:=[.P117]/SQRT(5)" office:value-type="float" office:value="53.1714208950635" calcext:value-type="float">
            <text:p>53.17</text:p>
          </table:table-cell>
          <table:table-cell table:formula="of:=[.O117]+[.P117]" office:value-type="float" office:value="333.894911581615" calcext:value-type="float">
            <text:p>333.894911581615</text:p>
          </table:table-cell>
          <table:table-cell table:formula="of:=[.O117]-[.P117]" office:value-type="float" office:value="96.1050884183852" calcext:value-type="float">
            <text:p>96.1050884183852</text:p>
          </table:table-cell>
          <table:table-cell table:formula="of:=[.R117]-[.S117]" office:value-type="float" office:value="237.78982316323" calcext:value-type="float">
            <text:p>237.78982316323</text:p>
          </table:table-cell>
          <table:table-cell table:formula="of:=[.O117]+[.Q117]" office:value-type="float" office:value="268.171420895064" calcext:value-type="float">
            <text:p>268.171420895064</text:p>
          </table:table-cell>
          <table:table-cell table:formula="of:=[.O117]-[.Q117]" office:value-type="float" office:value="161.828579104936" calcext:value-type="float">
            <text:p>161.828579104936</text:p>
          </table:table-cell>
          <table:table-cell table:formula="of:=[.U117]-[.V117]" office:value-type="float" office:value="106.342841790127" calcext:value-type="float">
            <text:p>106.342841790127</text:p>
          </table:table-cell>
        </table:table-row>
        <table:table-row table:style-name="ro1">
          <table:table-cell table:number-columns-repeated="6"/>
          <table:table-cell table:formula="of:=[.G117]+1" office:value-type="float" office:value="11" calcext:value-type="float">
            <text:p>11</text:p>
          </table:table-cell>
          <table:table-cell table:formula="of:=[.H117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5" calcext:value-type="float">
            <text:p>205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table:formula="of:=[.N117]+0" office:value-type="float" office:value="300" calcext:value-type="float">
            <text:p>300</text:p>
          </table:table-cell>
          <table:table-cell table:formula="of:=AVERAGE([.H118:.N118])" office:value-type="float" office:value="127" calcext:value-type="float">
            <text:p>127</text:p>
          </table:table-cell>
          <table:table-cell table:formula="of:=STDEV([.H118:.N118])" office:value-type="float" office:value="97.6234261503525" calcext:value-type="float">
            <text:p>97.62</text:p>
          </table:table-cell>
          <table:table-cell table:formula="of:=[.P118]/SQRT(5)" office:value-type="float" office:value="43.6585234137238" calcext:value-type="float">
            <text:p>43.66</text:p>
          </table:table-cell>
          <table:table-cell table:formula="of:=[.O118]+[.P118]" office:value-type="float" office:value="224.623426150353" calcext:value-type="float">
            <text:p>224.623426150353</text:p>
          </table:table-cell>
          <table:table-cell table:formula="of:=[.O118]-[.P118]" office:value-type="float" office:value="29.3765738496475" calcext:value-type="float">
            <text:p>29.3765738496475</text:p>
          </table:table-cell>
          <table:table-cell table:formula="of:=[.R118]-[.S118]" office:value-type="float" office:value="195.246852300705" calcext:value-type="float">
            <text:p>195.246852300705</text:p>
          </table:table-cell>
          <table:table-cell table:formula="of:=[.O118]+[.Q118]" office:value-type="float" office:value="170.658523413724" calcext:value-type="float">
            <text:p>170.658523413724</text:p>
          </table:table-cell>
          <table:table-cell table:formula="of:=[.O118]-[.Q118]" office:value-type="float" office:value="83.3414765862762" calcext:value-type="float">
            <text:p>83.3414765862762</text:p>
          </table:table-cell>
          <table:table-cell table:formula="of:=[.U118]-[.V118]" office:value-type="float" office:value="87.3170468274475" calcext:value-type="float">
            <text:p>87.3170468274475</text:p>
          </table:table-cell>
        </table:table-row>
        <table:table-row table:style-name="ro1">
          <table:table-cell table:number-columns-repeated="6"/>
          <table:table-cell table:formula="of:=[.G118]+1" office:value-type="float" office:value="12" calcext:value-type="float">
            <text:p>12</text:p>
          </table:table-cell>
          <table:table-cell table:formula="of:=[.H118]+0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190" calcext:value-type="float">
            <text:p>190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table:formula="of:=[.N118]+0" office:value-type="float" office:value="300" calcext:value-type="float">
            <text:p>300</text:p>
          </table:table-cell>
          <table:table-cell table:formula="of:=AVERAGE([.H119:.N119])" office:value-type="float" office:value="150.428571428571" calcext:value-type="float">
            <text:p>150.428571428571</text:p>
          </table:table-cell>
          <table:table-cell table:formula="of:=STDEV([.H119:.N119])" office:value-type="float" office:value="89.3566955947849" calcext:value-type="float">
            <text:p>89.36</text:p>
          </table:table-cell>
          <table:table-cell table:formula="of:=[.P119]/SQRT(5)" office:value-type="float" office:value="39.961529118939" calcext:value-type="float">
            <text:p>39.96</text:p>
          </table:table-cell>
          <table:table-cell table:formula="of:=[.O119]+[.P119]" office:value-type="float" office:value="239.785267023356" calcext:value-type="float">
            <text:p>239.785267023356</text:p>
          </table:table-cell>
          <table:table-cell table:formula="of:=[.O119]-[.P119]" office:value-type="float" office:value="61.0718758337865" calcext:value-type="float">
            <text:p>61.0718758337865</text:p>
          </table:table-cell>
          <table:table-cell table:formula="of:=[.R119]-[.S119]" office:value-type="float" office:value="178.71339118957" calcext:value-type="float">
            <text:p>178.71339118957</text:p>
          </table:table-cell>
          <table:table-cell table:formula="of:=[.O119]+[.Q119]" office:value-type="float" office:value="190.39010054751" calcext:value-type="float">
            <text:p>190.39010054751</text:p>
          </table:table-cell>
          <table:table-cell table:formula="of:=[.O119]-[.Q119]" office:value-type="float" office:value="110.467042309632" calcext:value-type="float">
            <text:p>110.467042309632</text:p>
          </table:table-cell>
          <table:table-cell table:formula="of:=[.U119]-[.V119]" office:value-type="float" office:value="79.923058237878" calcext:value-type="float">
            <text:p>79.923058237878</text:p>
          </table:table-cell>
        </table:table-row>
        <table:table-row table:style-name="ro1">
          <table:table-cell table:number-columns-repeated="6"/>
          <table:table-cell table:formula="of:=[.G119]+1" office:value-type="float" office:value="13" calcext:value-type="float">
            <text:p>13</text:p>
          </table:table-cell>
          <table:table-cell table:formula="of:=[.H119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office:value-type="float" office:value="159" calcext:value-type="float">
            <text:p>159</text:p>
          </table:table-cell>
          <table:table-cell office:value-type="float" office:value="69" calcext:value-type="float">
            <text:p>69</text:p>
          </table:table-cell>
          <table:table-cell table:formula="of:=[.N119]+0" office:value-type="float" office:value="300" calcext:value-type="float">
            <text:p>300</text:p>
          </table:table-cell>
          <table:table-cell table:formula="of:=AVERAGE([.H120:.N120])" office:value-type="float" office:value="124.142857142857" calcext:value-type="float">
            <text:p>124.142857142857</text:p>
          </table:table-cell>
          <table:table-cell table:formula="of:=STDEV([.H120:.N120])" office:value-type="float" office:value="103.078333597041" calcext:value-type="float">
            <text:p>103.08</text:p>
          </table:table-cell>
          <table:table-cell table:formula="of:=[.P120]/SQRT(5)" office:value-type="float" office:value="46.0980321860768" calcext:value-type="float">
            <text:p>46.10</text:p>
          </table:table-cell>
          <table:table-cell table:formula="of:=[.O120]+[.P120]" office:value-type="float" office:value="227.221190739898" calcext:value-type="float">
            <text:p>227.221190739898</text:p>
          </table:table-cell>
          <table:table-cell table:formula="of:=[.O120]-[.P120]" office:value-type="float" office:value="21.0645235458162" calcext:value-type="float">
            <text:p>21.0645235458162</text:p>
          </table:table-cell>
          <table:table-cell table:formula="of:=[.R120]-[.S120]" office:value-type="float" office:value="206.156667194082" calcext:value-type="float">
            <text:p>206.156667194082</text:p>
          </table:table-cell>
          <table:table-cell table:formula="of:=[.O120]+[.Q120]" office:value-type="float" office:value="170.240889328934" calcext:value-type="float">
            <text:p>170.240889328934</text:p>
          </table:table-cell>
          <table:table-cell table:formula="of:=[.O120]-[.Q120]" office:value-type="float" office:value="78.0448249567804" calcext:value-type="float">
            <text:p>78.0448249567804</text:p>
          </table:table-cell>
          <table:table-cell table:formula="of:=[.U120]-[.V120]" office:value-type="float" office:value="92.1960643721536" calcext:value-type="float">
            <text:p>92.1960643721536</text:p>
          </table:table-cell>
        </table:table-row>
        <table:table-row table:style-name="ro1">
          <table:table-cell table:number-columns-repeated="6"/>
          <table:table-cell table:formula="of:=[.G120]+1" office:value-type="float" office:value="14" calcext:value-type="float">
            <text:p>14</text:p>
          </table:table-cell>
          <table:table-cell table:formula="of:=[.H120]+0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94" calcext:value-type="float">
            <text:p>294</text:p>
          </table:table-cell>
          <table:table-cell office:value-type="float" office:value="82" calcext:value-type="float">
            <text:p>82</text:p>
          </table:table-cell>
          <table:table-cell office:value-type="float" office:value="266" calcext:value-type="float">
            <text:p>266</text:p>
          </table:table-cell>
          <table:table-cell office:value-type="float" office:value="150" calcext:value-type="float">
            <text:p>150</text:p>
          </table:table-cell>
          <table:table-cell table:formula="of:=[.N120]+0" office:value-type="float" office:value="300" calcext:value-type="float">
            <text:p>300</text:p>
          </table:table-cell>
          <table:table-cell table:formula="of:=AVERAGE([.H121:.N121])" office:value-type="float" office:value="192.285714285714" calcext:value-type="float">
            <text:p>192.285714285714</text:p>
          </table:table-cell>
          <table:table-cell table:formula="of:=STDEV([.H121:.N121])" office:value-type="float" office:value="116.986771738965" calcext:value-type="float">
            <text:p>116.99</text:p>
          </table:table-cell>
          <table:table-cell table:formula="of:=[.P121]/SQRT(5)" office:value-type="float" office:value="52.3180748153155" calcext:value-type="float">
            <text:p>52.32</text:p>
          </table:table-cell>
          <table:table-cell table:formula="of:=[.O121]+[.P121]" office:value-type="float" office:value="309.27248602468" calcext:value-type="float">
            <text:p>309.27248602468</text:p>
          </table:table-cell>
          <table:table-cell table:formula="of:=[.O121]-[.P121]" office:value-type="float" office:value="75.298942546749" calcext:value-type="float">
            <text:p>75.298942546749</text:p>
          </table:table-cell>
          <table:table-cell table:formula="of:=[.R121]-[.S121]" office:value-type="float" office:value="233.973543477931" calcext:value-type="float">
            <text:p>233.973543477931</text:p>
          </table:table-cell>
          <table:table-cell table:formula="of:=[.O121]+[.Q121]" office:value-type="float" office:value="244.60378910103" calcext:value-type="float">
            <text:p>244.60378910103</text:p>
          </table:table-cell>
          <table:table-cell table:formula="of:=[.O121]-[.Q121]" office:value-type="float" office:value="139.967639470399" calcext:value-type="float">
            <text:p>139.967639470399</text:p>
          </table:table-cell>
          <table:table-cell table:formula="of:=[.U121]-[.V121]" office:value-type="float" office:value="104.636149630631" calcext:value-type="float">
            <text:p>104.636149630631</text:p>
          </table:table-cell>
        </table:table-row>
        <table:table-row table:style-name="ro1">
          <table:table-cell table:number-columns-repeated="6"/>
          <table:table-cell table:formula="of:=[.G121]+1" office:value-type="float" office:value="15" calcext:value-type="float">
            <text:p>15</text:p>
          </table:table-cell>
          <table:table-cell table:formula="of:=[.H121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formula="of:=[.N121]+0" office:value-type="float" office:value="300" calcext:value-type="float">
            <text:p>300</text:p>
          </table:table-cell>
          <table:table-cell table:formula="of:=AVERAGE([.H122:.N122])" office:value-type="float" office:value="97.5714285714286" calcext:value-type="float">
            <text:p>97.5714285714286</text:p>
          </table:table-cell>
          <table:table-cell table:formula="of:=STDEV([.H122:.N122])" office:value-type="float" office:value="94.5953789266987" calcext:value-type="float">
            <text:p>94.60</text:p>
          </table:table-cell>
          <table:table-cell table:formula="of:=[.P122]/SQRT(5)" office:value-type="float" office:value="42.3043395274899" calcext:value-type="float">
            <text:p>42.30</text:p>
          </table:table-cell>
          <table:table-cell table:formula="of:=[.O122]+[.P122]" office:value-type="float" office:value="192.166807498127" calcext:value-type="float">
            <text:p>192.166807498127</text:p>
          </table:table-cell>
          <table:table-cell table:formula="of:=[.O122]-[.P122]" office:value-type="float" office:value="2.97604964472985" calcext:value-type="float">
            <text:p>2.97604964472985</text:p>
          </table:table-cell>
          <table:table-cell table:formula="of:=[.R122]-[.S122]" office:value-type="float" office:value="189.190757853397" calcext:value-type="float">
            <text:p>189.190757853397</text:p>
          </table:table-cell>
          <table:table-cell table:formula="of:=[.O122]+[.Q122]" office:value-type="float" office:value="139.875768098918" calcext:value-type="float">
            <text:p>139.875768098918</text:p>
          </table:table-cell>
          <table:table-cell table:formula="of:=[.O122]-[.Q122]" office:value-type="float" office:value="55.2670890439387" calcext:value-type="float">
            <text:p>55.2670890439387</text:p>
          </table:table-cell>
          <table:table-cell table:formula="of:=[.U122]-[.V122]" office:value-type="float" office:value="84.6086790549798" calcext:value-type="float">
            <text:p>84.6086790549798</text:p>
          </table:table-cell>
        </table:table-row>
        <table:table-row table:style-name="ro1">
          <table:table-cell table:number-columns-repeated="6"/>
          <table:table-cell table:formula="of:=[.G122]+1" office:value-type="float" office:value="16" calcext:value-type="float">
            <text:p>16</text:p>
          </table:table-cell>
          <table:table-cell table:formula="of:=[.H122]+0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table:formula="of:=[.N122]+0" office:value-type="float" office:value="300" calcext:value-type="float">
            <text:p>300</text:p>
          </table:table-cell>
          <table:table-cell table:formula="of:=AVERAGE([.H123:.N123])" office:value-type="float" office:value="137.714285714286" calcext:value-type="float">
            <text:p>137.714285714286</text:p>
          </table:table-cell>
          <table:table-cell table:formula="of:=STDEV([.H123:.N123])" office:value-type="float" office:value="94.1960973814986" calcext:value-type="float">
            <text:p>94.20</text:p>
          </table:table-cell>
          <table:table-cell table:formula="of:=[.P123]/SQRT(5)" office:value-type="float" office:value="42.1257753920442" calcext:value-type="float">
            <text:p>42.13</text:p>
          </table:table-cell>
          <table:table-cell table:formula="of:=[.O123]+[.P123]" office:value-type="float" office:value="231.910383095784" calcext:value-type="float">
            <text:p>231.910383095784</text:p>
          </table:table-cell>
          <table:table-cell table:formula="of:=[.O123]-[.P123]" office:value-type="float" office:value="43.5181883327872" calcext:value-type="float">
            <text:p>43.5181883327872</text:p>
          </table:table-cell>
          <table:table-cell table:formula="of:=[.R123]-[.S123]" office:value-type="float" office:value="188.392194762997" calcext:value-type="float">
            <text:p>188.392194762997</text:p>
          </table:table-cell>
          <table:table-cell table:formula="of:=[.O123]+[.Q123]" office:value-type="float" office:value="179.84006110633" calcext:value-type="float">
            <text:p>179.84006110633</text:p>
          </table:table-cell>
          <table:table-cell table:formula="of:=[.O123]-[.Q123]" office:value-type="float" office:value="95.5885103222416" calcext:value-type="float">
            <text:p>95.5885103222416</text:p>
          </table:table-cell>
          <table:table-cell table:formula="of:=[.U123]-[.V123]" office:value-type="float" office:value="84.2515507840883" calcext:value-type="float">
            <text:p>84.2515507840883</text:p>
          </table:table-cell>
        </table:table-row>
        <table:table-row table:style-name="ro1">
          <table:table-cell table:number-columns-repeated="6"/>
          <table:table-cell table:formula="of:=[.G123]+1" office:value-type="float" office:value="17" calcext:value-type="float">
            <text:p>17</text:p>
          </table:table-cell>
          <table:table-cell table:formula="of:=[.H123]+0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table:formula="of:=[.N123]+0" office:value-type="float" office:value="300" calcext:value-type="float">
            <text:p>300</text:p>
          </table:table-cell>
          <table:table-cell table:formula="of:=AVERAGE([.H124:.N124])" office:value-type="float" office:value="121.571428571429" calcext:value-type="float">
            <text:p>121.571428571429</text:p>
          </table:table-cell>
          <table:table-cell table:formula="of:=STDEV([.H124:.N124])" office:value-type="float" office:value="100.118025587898" calcext:value-type="float">
            <text:p>100.12</text:p>
          </table:table-cell>
          <table:table-cell table:formula="of:=[.P124]/SQRT(5)" office:value-type="float" office:value="44.7741421975208" calcext:value-type="float">
            <text:p>44.77</text:p>
          </table:table-cell>
          <table:table-cell table:formula="of:=[.O124]+[.P124]" office:value-type="float" office:value="221.689454159327" calcext:value-type="float">
            <text:p>221.689454159327</text:p>
          </table:table-cell>
          <table:table-cell table:formula="of:=[.O124]-[.P124]" office:value-type="float" office:value="21.4534029835303" calcext:value-type="float">
            <text:p>21.4534029835303</text:p>
          </table:table-cell>
          <table:table-cell table:formula="of:=[.R124]-[.S124]" office:value-type="float" office:value="200.236051175796" calcext:value-type="float">
            <text:p>200.236051175796</text:p>
          </table:table-cell>
          <table:table-cell table:formula="of:=[.O124]+[.Q124]" office:value-type="float" office:value="166.345570768949" calcext:value-type="float">
            <text:p>166.345570768949</text:p>
          </table:table-cell>
          <table:table-cell table:formula="of:=[.O124]-[.Q124]" office:value-type="float" office:value="76.7972863739078" calcext:value-type="float">
            <text:p>76.7972863739078</text:p>
          </table:table-cell>
          <table:table-cell table:formula="of:=[.U124]-[.V124]" office:value-type="float" office:value="89.5482843950415" calcext:value-type="float">
            <text:p>89.5482843950415</text:p>
          </table:table-cell>
        </table:table-row>
        <table:table-row table:style-name="ro1">
          <table:table-cell table:number-columns-repeated="6"/>
          <table:table-cell table:formula="of:=[.G124]+1" office:value-type="float" office:value="18" calcext:value-type="float">
            <text:p>18</text:p>
          </table:table-cell>
          <table:table-cell table:formula="of:=[.H124]+0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280" calcext:value-type="float">
            <text:p>280</text:p>
          </table:table-cell>
          <table:table-cell office:value-type="float" office:value="53" calcext:value-type="float">
            <text:p>53</text:p>
          </table:table-cell>
          <table:table-cell table:formula="of:=[.N124]+0" office:value-type="float" office:value="300" calcext:value-type="float">
            <text:p>300</text:p>
          </table:table-cell>
          <table:table-cell table:formula="of:=AVERAGE([.H125:.N125])" office:value-type="float" office:value="143" calcext:value-type="float">
            <text:p>143</text:p>
          </table:table-cell>
          <table:table-cell table:formula="of:=STDEV([.H125:.N125])" office:value-type="float" office:value="111.672139169386" calcext:value-type="float">
            <text:p>111.67</text:p>
          </table:table-cell>
          <table:table-cell table:formula="of:=[.P125]/SQRT(5)" office:value-type="float" office:value="49.9412988751127" calcext:value-type="float">
            <text:p>49.94</text:p>
          </table:table-cell>
          <table:table-cell table:formula="of:=[.O125]+[.P125]" office:value-type="float" office:value="254.672139169386" calcext:value-type="float">
            <text:p>254.672139169386</text:p>
          </table:table-cell>
          <table:table-cell table:formula="of:=[.O125]-[.P125]" office:value-type="float" office:value="31.3278608306142" calcext:value-type="float">
            <text:p>31.3278608306142</text:p>
          </table:table-cell>
          <table:table-cell table:formula="of:=[.R125]-[.S125]" office:value-type="float" office:value="223.344278338772" calcext:value-type="float">
            <text:p>223.344278338772</text:p>
          </table:table-cell>
          <table:table-cell table:formula="of:=[.O125]+[.Q125]" office:value-type="float" office:value="192.941298875113" calcext:value-type="float">
            <text:p>192.941298875113</text:p>
          </table:table-cell>
          <table:table-cell table:formula="of:=[.O125]-[.Q125]" office:value-type="float" office:value="93.0587011248873" calcext:value-type="float">
            <text:p>93.0587011248873</text:p>
          </table:table-cell>
          <table:table-cell table:formula="of:=[.U125]-[.V125]" office:value-type="float" office:value="99.8825977502254" calcext:value-type="float">
            <text:p>99.8825977502254</text:p>
          </table:table-cell>
        </table:table-row>
        <table:table-row table:style-name="ro1">
          <table:table-cell table:number-columns-repeated="6"/>
          <table:table-cell table:formula="of:=[.G125]+1" office:value-type="float" office:value="19" calcext:value-type="float">
            <text:p>19</text:p>
          </table:table-cell>
          <table:table-cell table:formula="of:=[.H125]+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table:formula="of:=[.N125]+0" office:value-type="float" office:value="300" calcext:value-type="float">
            <text:p>300</text:p>
          </table:table-cell>
          <table:table-cell table:formula="of:=AVERAGE([.H126:.N126])" office:value-type="float" office:value="114.571428571429" calcext:value-type="float">
            <text:p>114.571428571429</text:p>
          </table:table-cell>
          <table:table-cell table:formula="of:=STDEV([.H126:.N126])" office:value-type="float" office:value="91.4181913750525" calcext:value-type="float">
            <text:p>91.42</text:p>
          </table:table-cell>
          <table:table-cell table:formula="of:=[.P126]/SQRT(5)" office:value-type="float" office:value="40.8834580589405" calcext:value-type="float">
            <text:p>40.88</text:p>
          </table:table-cell>
          <table:table-cell table:formula="of:=[.O126]+[.P126]" office:value-type="float" office:value="205.989619946481" calcext:value-type="float">
            <text:p>205.989619946481</text:p>
          </table:table-cell>
          <table:table-cell table:formula="of:=[.O126]-[.P126]" office:value-type="float" office:value="23.1532371963761" calcext:value-type="float">
            <text:p>23.1532371963761</text:p>
          </table:table-cell>
          <table:table-cell table:formula="of:=[.R126]-[.S126]" office:value-type="float" office:value="182.836382750105" calcext:value-type="float">
            <text:p>182.836382750105</text:p>
          </table:table-cell>
          <table:table-cell table:formula="of:=[.O126]+[.Q126]" office:value-type="float" office:value="155.454886630369" calcext:value-type="float">
            <text:p>155.454886630369</text:p>
          </table:table-cell>
          <table:table-cell table:formula="of:=[.O126]-[.Q126]" office:value-type="float" office:value="73.6879705124881" calcext:value-type="float">
            <text:p>73.6879705124881</text:p>
          </table:table-cell>
          <table:table-cell table:formula="of:=[.U126]-[.V126]" office:value-type="float" office:value="81.7669161178809" calcext:value-type="float">
            <text:p>81.7669161178809</text:p>
          </table:table-cell>
        </table:table-row>
        <table:table-row table:style-name="ro1">
          <table:table-cell table:number-columns-repeated="6"/>
          <table:table-cell table:formula="of:=[.G126]+1" office:value-type="float" office:value="20" calcext:value-type="float">
            <text:p>20</text:p>
          </table:table-cell>
          <table:table-cell table:formula="of:=[.H126]+0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156" calcext:value-type="float">
            <text:p>156</text:p>
          </table:table-cell>
          <table:table-cell table:formula="of:=[.N126]+0" office:value-type="float" office:value="300" calcext:value-type="float">
            <text:p>300</text:p>
          </table:table-cell>
          <table:table-cell table:formula="of:=AVERAGE([.H127:.N127])" office:value-type="float" office:value="139.285714285714" calcext:value-type="float">
            <text:p>139.285714285714</text:p>
          </table:table-cell>
          <table:table-cell table:formula="of:=STDEV([.H127:.N127])" office:value-type="float" office:value="105.853222728006" calcext:value-type="float">
            <text:p>105.85</text:p>
          </table:table-cell>
          <table:table-cell table:formula="of:=[.P127]/SQRT(5)" office:value-type="float" office:value="47.3390003314493" calcext:value-type="float">
            <text:p>47.34</text:p>
          </table:table-cell>
          <table:table-cell table:formula="of:=[.O127]+[.P127]" office:value-type="float" office:value="245.13893701372" calcext:value-type="float">
            <text:p>245.13893701372</text:p>
          </table:table-cell>
          <table:table-cell table:formula="of:=[.O127]-[.P127]" office:value-type="float" office:value="33.4324915577087" calcext:value-type="float">
            <text:p>33.4324915577087</text:p>
          </table:table-cell>
          <table:table-cell table:formula="of:=[.R127]-[.S127]" office:value-type="float" office:value="211.706445456011" calcext:value-type="float">
            <text:p>211.706445456011</text:p>
          </table:table-cell>
          <table:table-cell table:formula="of:=[.O127]+[.Q127]" office:value-type="float" office:value="186.624714617164" calcext:value-type="float">
            <text:p>186.624714617164</text:p>
          </table:table-cell>
          <table:table-cell table:formula="of:=[.O127]-[.Q127]" office:value-type="float" office:value="91.946713954265" calcext:value-type="float">
            <text:p>91.946713954265</text:p>
          </table:table-cell>
          <table:table-cell table:formula="of:=[.U127]-[.V127]" office:value-type="float" office:value="94.6780006628985" calcext:value-type="float">
            <text:p>94.6780006628985</text:p>
          </table:table-cell>
        </table:table-row>
        <table:table-row table:style-name="ro1">
          <table:table-cell table:number-columns-repeated="6"/>
          <table:table-cell table:formula="of:=[.G127]+1" office:value-type="float" office:value="21" calcext:value-type="float">
            <text:p>21</text:p>
          </table:table-cell>
          <table:table-cell table:formula="of:=[.H127]+0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96" calcext:value-type="float">
            <text:p>19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245" calcext:value-type="float">
            <text:p>245</text:p>
          </table:table-cell>
          <table:table-cell table:formula="of:=[.N127]+0" office:value-type="float" office:value="300" calcext:value-type="float">
            <text:p>300</text:p>
          </table:table-cell>
          <table:table-cell table:formula="of:=AVERAGE([.H128:.N128])" office:value-type="float" office:value="160.571428571429" calcext:value-type="float">
            <text:p>160.571428571429</text:p>
          </table:table-cell>
          <table:table-cell table:formula="of:=STDEV([.H128:.N128])" office:value-type="float" office:value="113.583826816522" calcext:value-type="float">
            <text:p>113.58</text:p>
          </table:table-cell>
          <table:table-cell table:formula="of:=[.P128]/SQRT(5)" office:value-type="float" office:value="50.7962315812615" calcext:value-type="float">
            <text:p>50.80</text:p>
          </table:table-cell>
          <table:table-cell table:formula="of:=[.O128]+[.P128]" office:value-type="float" office:value="274.155255387951" calcext:value-type="float">
            <text:p>274.155255387951</text:p>
          </table:table-cell>
          <table:table-cell table:formula="of:=[.O128]-[.P128]" office:value-type="float" office:value="46.9876017549064" calcext:value-type="float">
            <text:p>46.9876017549064</text:p>
          </table:table-cell>
          <table:table-cell table:formula="of:=[.R128]-[.S128]" office:value-type="float" office:value="227.167653633044" calcext:value-type="float">
            <text:p>227.167653633044</text:p>
          </table:table-cell>
          <table:table-cell table:formula="of:=[.O128]+[.Q128]" office:value-type="float" office:value="211.36766015269" calcext:value-type="float">
            <text:p>211.36766015269</text:p>
          </table:table-cell>
          <table:table-cell table:formula="of:=[.O128]-[.Q128]" office:value-type="float" office:value="109.775196990167" calcext:value-type="float">
            <text:p>109.775196990167</text:p>
          </table:table-cell>
          <table:table-cell table:formula="of:=[.U128]-[.V128]" office:value-type="float" office:value="101.592463162523" calcext:value-type="float">
            <text:p>101.592463162523</text:p>
          </table:table-cell>
        </table:table-row>
        <table:table-row table:style-name="ro1">
          <table:table-cell table:number-columns-repeated="6"/>
          <table:table-cell table:formula="of:=[.G128]+1" office:value-type="float" office:value="22" calcext:value-type="float">
            <text:p>22</text:p>
          </table:table-cell>
          <table:table-cell table:formula="of:=[.H128]+0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14" calcext:value-type="float">
            <text:p>214</text:p>
          </table:table-cell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office:value-type="float" office:value="248" calcext:value-type="float">
            <text:p>248</text:p>
          </table:table-cell>
          <table:table-cell table:formula="of:=[.N128]+0" office:value-type="float" office:value="300" calcext:value-type="float">
            <text:p>300</text:p>
          </table:table-cell>
          <table:table-cell table:formula="of:=AVERAGE([.H129:.N129])" office:value-type="float" office:value="158.142857142857" calcext:value-type="float">
            <text:p>158.142857142857</text:p>
          </table:table-cell>
          <table:table-cell table:formula="of:=STDEV([.H129:.N129])" office:value-type="float" office:value="102.872783202407" calcext:value-type="float">
            <text:p>102.87</text:p>
          </table:table-cell>
          <table:table-cell table:formula="of:=[.P129]/SQRT(5)" office:value-type="float" office:value="46.0061072550363" calcext:value-type="float">
            <text:p>46.01</text:p>
          </table:table-cell>
          <table:table-cell table:formula="of:=[.O129]+[.P129]" office:value-type="float" office:value="261.015640345265" calcext:value-type="float">
            <text:p>261.015640345265</text:p>
          </table:table-cell>
          <table:table-cell table:formula="of:=[.O129]-[.P129]" office:value-type="float" office:value="55.2700739404497" calcext:value-type="float">
            <text:p>55.2700739404497</text:p>
          </table:table-cell>
          <table:table-cell table:formula="of:=[.R129]-[.S129]" office:value-type="float" office:value="205.745566404815" calcext:value-type="float">
            <text:p>205.745566404815</text:p>
          </table:table-cell>
          <table:table-cell table:formula="of:=[.O129]+[.Q129]" office:value-type="float" office:value="204.148964397893" calcext:value-type="float">
            <text:p>204.148964397893</text:p>
          </table:table-cell>
          <table:table-cell table:formula="of:=[.O129]-[.Q129]" office:value-type="float" office:value="112.136749887821" calcext:value-type="float">
            <text:p>112.136749887821</text:p>
          </table:table-cell>
          <table:table-cell table:formula="of:=[.U129]-[.V129]" office:value-type="float" office:value="92.0122145100726" calcext:value-type="float">
            <text:p>92.0122145100726</text:p>
          </table:table-cell>
        </table:table-row>
        <table:table-row table:style-name="ro1">
          <table:table-cell table:number-columns-repeated="6"/>
          <table:table-cell table:formula="of:=[.G129]+1" office:value-type="float" office:value="23" calcext:value-type="float">
            <text:p>23</text:p>
          </table:table-cell>
          <table:table-cell table:formula="of:=[.H129]+0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37" calcext:value-type="float">
            <text:p>137</text:p>
          </table:table-cell>
          <table:table-cell table:formula="of:=[.N129]+0" office:value-type="float" office:value="300" calcext:value-type="float">
            <text:p>300</text:p>
          </table:table-cell>
          <table:table-cell table:formula="of:=AVERAGE([.H130:.N130])" office:value-type="float" office:value="156.142857142857" calcext:value-type="float">
            <text:p>156.142857142857</text:p>
          </table:table-cell>
          <table:table-cell table:formula="of:=STDEV([.H130:.N130])" office:value-type="float" office:value="88.3580378751297" calcext:value-type="float">
            <text:p>88.36</text:p>
          </table:table-cell>
          <table:table-cell table:formula="of:=[.P130]/SQRT(5)" office:value-type="float" office:value="39.5149158094582" calcext:value-type="float">
            <text:p>39.51</text:p>
          </table:table-cell>
          <table:table-cell table:formula="of:=[.O130]+[.P130]" office:value-type="float" office:value="244.500895017987" calcext:value-type="float">
            <text:p>244.500895017987</text:p>
          </table:table-cell>
          <table:table-cell table:formula="of:=[.O130]-[.P130]" office:value-type="float" office:value="67.7848192677274" calcext:value-type="float">
            <text:p>67.7848192677274</text:p>
          </table:table-cell>
          <table:table-cell table:formula="of:=[.R130]-[.S130]" office:value-type="float" office:value="176.716075750259" calcext:value-type="float">
            <text:p>176.716075750259</text:p>
          </table:table-cell>
          <table:table-cell table:formula="of:=[.O130]+[.Q130]" office:value-type="float" office:value="195.657772952315" calcext:value-type="float">
            <text:p>195.657772952315</text:p>
          </table:table-cell>
          <table:table-cell table:formula="of:=[.O130]-[.Q130]" office:value-type="float" office:value="116.627941333399" calcext:value-type="float">
            <text:p>116.627941333399</text:p>
          </table:table-cell>
          <table:table-cell table:formula="of:=[.U130]-[.V130]" office:value-type="float" office:value="79.0298316189164" calcext:value-type="float">
            <text:p>79.0298316189164</text:p>
          </table:table-cell>
        </table:table-row>
        <table:table-row table:style-name="ro1">
          <table:table-cell table:number-columns-repeated="6"/>
          <table:table-cell table:formula="of:=[.G130]+1" office:value-type="float" office:value="24" calcext:value-type="float">
            <text:p>24</text:p>
          </table:table-cell>
          <table:table-cell table:formula="of:=[.H130]+0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[.N130]+0" office:value-type="float" office:value="300" calcext:value-type="float">
            <text:p>300</text:p>
          </table:table-cell>
          <table:table-cell table:formula="of:=AVERAGE([.H131:.N131])" office:value-type="float" office:value="113.857142857143" calcext:value-type="float">
            <text:p>113.857142857143</text:p>
          </table:table-cell>
          <table:table-cell table:formula="of:=STDEV([.H131:.N131])" office:value-type="float" office:value="97.0007363742299" calcext:value-type="float">
            <text:p>97.00</text:p>
          </table:table-cell>
          <table:table-cell table:formula="of:=[.P131]/SQRT(5)" office:value-type="float" office:value="43.3800480800629" calcext:value-type="float">
            <text:p>43.38</text:p>
          </table:table-cell>
          <table:table-cell table:formula="of:=[.O131]+[.P131]" office:value-type="float" office:value="210.857879231373" calcext:value-type="float">
            <text:p>210.857879231373</text:p>
          </table:table-cell>
          <table:table-cell table:formula="of:=[.O131]-[.P131]" office:value-type="float" office:value="16.8564064829129" calcext:value-type="float">
            <text:p>16.8564064829129</text:p>
          </table:table-cell>
          <table:table-cell table:formula="of:=[.R131]-[.S131]" office:value-type="float" office:value="194.00147274846" calcext:value-type="float">
            <text:p>194.00147274846</text:p>
          </table:table-cell>
          <table:table-cell table:formula="of:=[.O131]+[.Q131]" office:value-type="float" office:value="157.237190937206" calcext:value-type="float">
            <text:p>157.237190937206</text:p>
          </table:table-cell>
          <table:table-cell table:formula="of:=[.O131]-[.Q131]" office:value-type="float" office:value="70.4770947770799" calcext:value-type="float">
            <text:p>70.4770947770799</text:p>
          </table:table-cell>
          <table:table-cell table:formula="of:=[.U131]-[.V131]" office:value-type="float" office:value="86.7600961601258" calcext:value-type="float">
            <text:p>86.7600961601258</text:p>
          </table:table-cell>
        </table:table-row>
        <table:table-row table:style-name="ro1">
          <table:table-cell table:number-columns-repeated="6"/>
          <table:table-cell table:formula="of:=[.G131]+1" office:value-type="float" office:value="25" calcext:value-type="float">
            <text:p>25</text:p>
          </table:table-cell>
          <table:table-cell table:formula="of:=[.H131]+0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168" calcext:value-type="float">
            <text:p>168</text:p>
          </table:table-cell>
          <table:table-cell office:value-type="float" office:value="112" calcext:value-type="float">
            <text:p>112</text:p>
          </table:table-cell>
          <table:table-cell table:formula="of:=[.N131]+0" office:value-type="float" office:value="300" calcext:value-type="float">
            <text:p>300</text:p>
          </table:table-cell>
          <table:table-cell table:formula="of:=AVERAGE([.H132:.N132])" office:value-type="float" office:value="186.571428571429" calcext:value-type="float">
            <text:p>186.571428571429</text:p>
          </table:table-cell>
          <table:table-cell table:formula="of:=STDEV([.H132:.N132])" office:value-type="float" office:value="117.359642613148" calcext:value-type="float">
            <text:p>117.36</text:p>
          </table:table-cell>
          <table:table-cell table:formula="of:=[.P132]/SQRT(5)" office:value-type="float" office:value="52.4848277396158" calcext:value-type="float">
            <text:p>52.48</text:p>
          </table:table-cell>
          <table:table-cell table:formula="of:=[.O132]+[.P132]" office:value-type="float" office:value="303.931071184576" calcext:value-type="float">
            <text:p>303.931071184576</text:p>
          </table:table-cell>
          <table:table-cell table:formula="of:=[.O132]-[.P132]" office:value-type="float" office:value="69.2117859582811" calcext:value-type="float">
            <text:p>69.2117859582811</text:p>
          </table:table-cell>
          <table:table-cell table:formula="of:=[.R132]-[.S132]" office:value-type="float" office:value="234.719285226295" calcext:value-type="float">
            <text:p>234.719285226295</text:p>
          </table:table-cell>
          <table:table-cell table:formula="of:=[.O132]+[.Q132]" office:value-type="float" office:value="239.056256311044" calcext:value-type="float">
            <text:p>239.056256311044</text:p>
          </table:table-cell>
          <table:table-cell table:formula="of:=[.O132]-[.Q132]" office:value-type="float" office:value="134.086600831813" calcext:value-type="float">
            <text:p>134.086600831813</text:p>
          </table:table-cell>
          <table:table-cell table:formula="of:=[.U132]-[.V132]" office:value-type="float" office:value="104.969655479232" calcext:value-type="float">
            <text:p>104.969655479232</text:p>
          </table:table-cell>
        </table:table-row>
        <table:table-row table:style-name="ro1">
          <table:table-cell table:number-columns-repeated="6"/>
          <table:table-cell table:formula="of:=[.G132]+1" office:value-type="float" office:value="26" calcext:value-type="float">
            <text:p>26</text:p>
          </table:table-cell>
          <table:table-cell table:formula="of:=[.H132]+0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34" calcext:value-type="float">
            <text:p>234</text:p>
          </table:table-cell>
          <table:table-cell office:value-type="float" office:value="263" calcext:value-type="float">
            <text:p>263</text:p>
          </table:table-cell>
          <table:table-cell office:value-type="float" office:value="231" calcext:value-type="float">
            <text:p>231</text:p>
          </table:table-cell>
          <table:table-cell office:value-type="float" office:value="180" calcext:value-type="float">
            <text:p>180</text:p>
          </table:table-cell>
          <table:table-cell table:formula="of:=[.N132]+0" office:value-type="float" office:value="300" calcext:value-type="float">
            <text:p>300</text:p>
          </table:table-cell>
          <table:table-cell table:formula="of:=AVERAGE([.H133:.N133])" office:value-type="float" office:value="201.285714285714" calcext:value-type="float">
            <text:p>201.285714285714</text:p>
          </table:table-cell>
          <table:table-cell table:formula="of:=STDEV([.H133:.N133])" office:value-type="float" office:value="97.0184076790143" calcext:value-type="float">
            <text:p>97.02</text:p>
          </table:table-cell>
          <table:table-cell table:formula="of:=[.P133]/SQRT(5)" office:value-type="float" office:value="43.3879509278127" calcext:value-type="float">
            <text:p>43.39</text:p>
          </table:table-cell>
          <table:table-cell table:formula="of:=[.O133]+[.P133]" office:value-type="float" office:value="298.304121964729" calcext:value-type="float">
            <text:p>298.304121964729</text:p>
          </table:table-cell>
          <table:table-cell table:formula="of:=[.O133]-[.P133]" office:value-type="float" office:value="104.2673066067" calcext:value-type="float">
            <text:p>104.2673066067</text:p>
          </table:table-cell>
          <table:table-cell table:formula="of:=[.R133]-[.S133]" office:value-type="float" office:value="194.036815358029" calcext:value-type="float">
            <text:p>194.036815358029</text:p>
          </table:table-cell>
          <table:table-cell table:formula="of:=[.O133]+[.Q133]" office:value-type="float" office:value="244.673665213527" calcext:value-type="float">
            <text:p>244.673665213527</text:p>
          </table:table-cell>
          <table:table-cell table:formula="of:=[.O133]-[.Q133]" office:value-type="float" office:value="157.897763357902" calcext:value-type="float">
            <text:p>157.897763357902</text:p>
          </table:table-cell>
          <table:table-cell table:formula="of:=[.U133]-[.V133]" office:value-type="float" office:value="86.7759018556255" calcext:value-type="float">
            <text:p>86.7759018556255</text:p>
          </table:table-cell>
        </table:table-row>
        <table:table-row table:style-name="ro1">
          <table:table-cell table:number-columns-repeated="6"/>
          <table:table-cell table:formula="of:=[.G133]+1" office:value-type="float" office:value="27" calcext:value-type="float">
            <text:p>27</text:p>
          </table:table-cell>
          <table:table-cell table:formula="of:=[.H133]+0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1" calcext:value-type="float">
            <text:p>121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[.N133]+0" office:value-type="float" office:value="300" calcext:value-type="float">
            <text:p>300</text:p>
          </table:table-cell>
          <table:table-cell table:formula="of:=AVERAGE([.H134:.N134])" office:value-type="float" office:value="120.142857142857" calcext:value-type="float">
            <text:p>120.142857142857</text:p>
          </table:table-cell>
          <table:table-cell table:formula="of:=STDEV([.H134:.N134])" office:value-type="float" office:value="92.5498578630794" calcext:value-type="float">
            <text:p>92.55</text:p>
          </table:table-cell>
          <table:table-cell table:formula="of:=[.P134]/SQRT(5)" office:value-type="float" office:value="41.3895546979578" calcext:value-type="float">
            <text:p>41.39</text:p>
          </table:table-cell>
          <table:table-cell table:formula="of:=[.O134]+[.P134]" office:value-type="float" office:value="212.692715005936" calcext:value-type="float">
            <text:p>212.692715005936</text:p>
          </table:table-cell>
          <table:table-cell table:formula="of:=[.O134]-[.P134]" office:value-type="float" office:value="27.5929992797778" calcext:value-type="float">
            <text:p>27.5929992797778</text:p>
          </table:table-cell>
          <table:table-cell table:formula="of:=[.R134]-[.S134]" office:value-type="float" office:value="185.099715726159" calcext:value-type="float">
            <text:p>185.099715726159</text:p>
          </table:table-cell>
          <table:table-cell table:formula="of:=[.O134]+[.Q134]" office:value-type="float" office:value="161.532411840815" calcext:value-type="float">
            <text:p>161.532411840815</text:p>
          </table:table-cell>
          <table:table-cell table:formula="of:=[.O134]-[.Q134]" office:value-type="float" office:value="78.7533024448994" calcext:value-type="float">
            <text:p>78.7533024448994</text:p>
          </table:table-cell>
          <table:table-cell table:formula="of:=[.U134]-[.V134]" office:value-type="float" office:value="82.7791093959156" calcext:value-type="float">
            <text:p>82.7791093959156</text:p>
          </table:table-cell>
        </table:table-row>
        <table:table-row table:style-name="ro1">
          <table:table-cell table:number-columns-repeated="6"/>
          <table:table-cell table:formula="of:=[.G134]+1" office:value-type="float" office:value="28" calcext:value-type="float">
            <text:p>28</text:p>
          </table:table-cell>
          <table:table-cell table:formula="of:=[.H134]+0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48" calcext:value-type="float">
            <text:p>148</text:p>
          </table:table-cell>
          <table:table-cell office:value-type="float" office:value="223" calcext:value-type="float">
            <text:p>223</text:p>
          </table:table-cell>
          <table:table-cell office:value-type="float" office:value="153" calcext:value-type="float">
            <text:p>153</text:p>
          </table:table-cell>
          <table:table-cell office:value-type="float" office:value="192" calcext:value-type="float">
            <text:p>192</text:p>
          </table:table-cell>
          <table:table-cell table:formula="of:=[.N134]+0" office:value-type="float" office:value="300" calcext:value-type="float">
            <text:p>300</text:p>
          </table:table-cell>
          <table:table-cell table:formula="of:=AVERAGE([.H135:.N135])" office:value-type="float" office:value="173.571428571429" calcext:value-type="float">
            <text:p>173.571428571429</text:p>
          </table:table-cell>
          <table:table-cell table:formula="of:=STDEV([.H135:.N135])" office:value-type="float" office:value="91.849255382315" calcext:value-type="float">
            <text:p>91.85</text:p>
          </table:table-cell>
          <table:table-cell table:formula="of:=[.P135]/SQRT(5)" office:value-type="float" office:value="41.0762357435189" calcext:value-type="float">
            <text:p>41.08</text:p>
          </table:table-cell>
          <table:table-cell table:formula="of:=[.O135]+[.P135]" office:value-type="float" office:value="265.420683953744" calcext:value-type="float">
            <text:p>265.420683953744</text:p>
          </table:table-cell>
          <table:table-cell table:formula="of:=[.O135]-[.P135]" office:value-type="float" office:value="81.7221731891136" calcext:value-type="float">
            <text:p>81.7221731891136</text:p>
          </table:table-cell>
          <table:table-cell table:formula="of:=[.R135]-[.S135]" office:value-type="float" office:value="183.69851076463" calcext:value-type="float">
            <text:p>183.69851076463</text:p>
          </table:table-cell>
          <table:table-cell table:formula="of:=[.O135]+[.Q135]" office:value-type="float" office:value="214.647664314948" calcext:value-type="float">
            <text:p>214.647664314948</text:p>
          </table:table-cell>
          <table:table-cell table:formula="of:=[.O135]-[.Q135]" office:value-type="float" office:value="132.49519282791" calcext:value-type="float">
            <text:p>132.49519282791</text:p>
          </table:table-cell>
          <table:table-cell table:formula="of:=[.U135]-[.V135]" office:value-type="float" office:value="82.1524714870379" calcext:value-type="float">
            <text:p>82.1524714870379</text:p>
          </table:table-cell>
        </table:table-row>
        <table:table-row table:style-name="ro1">
          <table:table-cell table:number-columns-repeated="6"/>
          <table:table-cell table:formula="of:=[.G135]+1" office:value-type="float" office:value="29" calcext:value-type="float">
            <text:p>29</text:p>
          </table:table-cell>
          <table:table-cell table:formula="of:=[.H135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81" calcext:value-type="float">
            <text:p>281</text:p>
          </table:table-cell>
          <table:table-cell office:value-type="float" office:value="62" calcext:value-type="float">
            <text:p>62</text:p>
          </table:table-cell>
          <table:table-cell office:value-type="float" office:value="149" calcext:value-type="float">
            <text:p>149</text:p>
          </table:table-cell>
          <table:table-cell office:value-type="float" office:value="83" calcext:value-type="float">
            <text:p>83</text:p>
          </table:table-cell>
          <table:table-cell table:formula="of:=[.N135]+0" office:value-type="float" office:value="300" calcext:value-type="float">
            <text:p>300</text:p>
          </table:table-cell>
          <table:table-cell table:formula="of:=AVERAGE([.H136:.N136])" office:value-type="float" office:value="140.714285714286" calcext:value-type="float">
            <text:p>140.714285714286</text:p>
          </table:table-cell>
          <table:table-cell table:formula="of:=STDEV([.H136:.N136])" office:value-type="float" office:value="112.094772827452" calcext:value-type="float">
            <text:p>112.09</text:p>
          </table:table-cell>
          <table:table-cell table:formula="of:=[.P136]/SQRT(5)" office:value-type="float" office:value="50.1303063929158" calcext:value-type="float">
            <text:p>50.13</text:p>
          </table:table-cell>
          <table:table-cell table:formula="of:=[.O136]+[.P136]" office:value-type="float" office:value="252.809058541738" calcext:value-type="float">
            <text:p>252.809058541738</text:p>
          </table:table-cell>
          <table:table-cell table:formula="of:=[.O136]-[.P136]" office:value-type="float" office:value="28.6195128868336" calcext:value-type="float">
            <text:p>28.6195128868336</text:p>
          </table:table-cell>
          <table:table-cell table:formula="of:=[.R136]-[.S136]" office:value-type="float" office:value="224.189545654904" calcext:value-type="float">
            <text:p>224.189545654904</text:p>
          </table:table-cell>
          <table:table-cell table:formula="of:=[.O136]+[.Q136]" office:value-type="float" office:value="190.844592107202" calcext:value-type="float">
            <text:p>190.844592107202</text:p>
          </table:table-cell>
          <table:table-cell table:formula="of:=[.O136]-[.Q136]" office:value-type="float" office:value="90.5839793213699" calcext:value-type="float">
            <text:p>90.5839793213699</text:p>
          </table:table-cell>
          <table:table-cell table:formula="of:=[.U136]-[.V136]" office:value-type="float" office:value="100.260612785832" calcext:value-type="float">
            <text:p>100.260612785832</text:p>
          </table:table-cell>
        </table:table-row>
        <table:table-row table:style-name="ro1">
          <table:table-cell table:number-columns-repeated="6"/>
          <table:table-cell table:formula="of:=[.G136]+1" office:value-type="float" office:value="30" calcext:value-type="float">
            <text:p>30</text:p>
          </table:table-cell>
          <table:table-cell table:formula="of:=[.H136]+0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96" calcext:value-type="float">
            <text:p>196</text:p>
          </table:table-cell>
          <table:table-cell office:value-type="float" office:value="234" calcext:value-type="float">
            <text:p>234</text:p>
          </table:table-cell>
          <table:table-cell office:value-type="float" office:value="220" calcext:value-type="float">
            <text:p>220</text:p>
          </table:table-cell>
          <table:table-cell office:value-type="float" office:value="112" calcext:value-type="float">
            <text:p>112</text:p>
          </table:table-cell>
          <table:table-cell table:formula="of:=[.N136]+0" office:value-type="float" office:value="300" calcext:value-type="float">
            <text:p>300</text:p>
          </table:table-cell>
          <table:table-cell table:formula="of:=AVERAGE([.H137:.N137])" office:value-type="float" office:value="182.285714285714" calcext:value-type="float">
            <text:p>182.285714285714</text:p>
          </table:table-cell>
          <table:table-cell table:formula="of:=STDEV([.H137:.N137])" office:value-type="float" office:value="97.7372571160631" calcext:value-type="float">
            <text:p>97.74</text:p>
          </table:table-cell>
          <table:table-cell table:formula="of:=[.P137]/SQRT(5)" office:value-type="float" office:value="43.7094301691784" calcext:value-type="float">
            <text:p>43.71</text:p>
          </table:table-cell>
          <table:table-cell table:formula="of:=[.O137]+[.P137]" office:value-type="float" office:value="280.022971401777" calcext:value-type="float">
            <text:p>280.022971401777</text:p>
          </table:table-cell>
          <table:table-cell table:formula="of:=[.O137]-[.P137]" office:value-type="float" office:value="84.5484571696512" calcext:value-type="float">
            <text:p>84.5484571696512</text:p>
          </table:table-cell>
          <table:table-cell table:formula="of:=[.R137]-[.S137]" office:value-type="float" office:value="195.474514232126" calcext:value-type="float">
            <text:p>195.474514232126</text:p>
          </table:table-cell>
          <table:table-cell table:formula="of:=[.O137]+[.Q137]" office:value-type="float" office:value="225.995144454893" calcext:value-type="float">
            <text:p>225.995144454893</text:p>
          </table:table-cell>
          <table:table-cell table:formula="of:=[.O137]-[.Q137]" office:value-type="float" office:value="138.576284116536" calcext:value-type="float">
            <text:p>138.576284116536</text:p>
          </table:table-cell>
          <table:table-cell table:formula="of:=[.U137]-[.V137]" office:value-type="float" office:value="87.4188603383569" calcext:value-type="float">
            <text:p>87.4188603383569</text:p>
          </table:table-cell>
        </table:table-row>
        <table:table-row table:style-name="ro1">
          <table:table-cell table:number-columns-repeated="6"/>
          <table:table-cell table:formula="of:=[.G137]+1" office:value-type="float" office:value="31" calcext:value-type="float">
            <text:p>31</text:p>
          </table:table-cell>
          <table:table-cell table:formula="of:=[.H137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206" calcext:value-type="float">
            <text:p>206</text:p>
          </table:table-cell>
          <table:table-cell office:value-type="float" office:value="130" calcext:value-type="float">
            <text:p>130</text:p>
          </table:table-cell>
          <table:table-cell table:formula="of:=[.N137]+0" office:value-type="float" office:value="300" calcext:value-type="float">
            <text:p>300</text:p>
          </table:table-cell>
          <table:table-cell table:formula="of:=AVERAGE([.H138:.N138])" office:value-type="float" office:value="170.714285714286" calcext:value-type="float">
            <text:p>170.714285714286</text:p>
          </table:table-cell>
          <table:table-cell table:formula="of:=STDEV([.H138:.N138])" office:value-type="float" office:value="109.781167610409" calcext:value-type="float">
            <text:p>109.78</text:p>
          </table:table-cell>
          <table:table-cell table:formula="of:=[.P138]/SQRT(5)" office:value-type="float" office:value="49.0956306852346" calcext:value-type="float">
            <text:p>49.10</text:p>
          </table:table-cell>
          <table:table-cell table:formula="of:=[.O138]+[.P138]" office:value-type="float" office:value="280.495453324695" calcext:value-type="float">
            <text:p>280.495453324695</text:p>
          </table:table-cell>
          <table:table-cell table:formula="of:=[.O138]-[.P138]" office:value-type="float" office:value="60.9331181038765" calcext:value-type="float">
            <text:p>60.9331181038765</text:p>
          </table:table-cell>
          <table:table-cell table:formula="of:=[.R138]-[.S138]" office:value-type="float" office:value="219.562335220818" calcext:value-type="float">
            <text:p>219.562335220818</text:p>
          </table:table-cell>
          <table:table-cell table:formula="of:=[.O138]+[.Q138]" office:value-type="float" office:value="219.80991639952" calcext:value-type="float">
            <text:p>219.80991639952</text:p>
          </table:table-cell>
          <table:table-cell table:formula="of:=[.O138]-[.Q138]" office:value-type="float" office:value="121.618655029051" calcext:value-type="float">
            <text:p>121.618655029051</text:p>
          </table:table-cell>
          <table:table-cell table:formula="of:=[.U138]-[.V138]" office:value-type="float" office:value="98.1912613704693" calcext:value-type="float">
            <text:p>98.1912613704693</text:p>
          </table:table-cell>
        </table:table-row>
        <table:table-row table:style-name="ro1">
          <table:table-cell table:number-columns-repeated="6"/>
          <table:table-cell table:formula="of:=[.G138]+1" office:value-type="float" office:value="32" calcext:value-type="float">
            <text:p>32</text:p>
          </table:table-cell>
          <table:table-cell table:formula="of:=[.H138]+0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float" office:value="90" calcext:value-type="float">
            <text:p>90</text:p>
          </table:table-cell>
          <table:table-cell office:value-type="float" office:value="256" calcext:value-type="float">
            <text:p>256</text:p>
          </table:table-cell>
          <table:table-cell office:value-type="float" office:value="103" calcext:value-type="float">
            <text:p>103</text:p>
          </table:table-cell>
          <table:table-cell table:formula="of:=[.N138]+0" office:value-type="float" office:value="300" calcext:value-type="float">
            <text:p>300</text:p>
          </table:table-cell>
          <table:table-cell table:formula="of:=AVERAGE([.H139:.N139])" office:value-type="float" office:value="188.285714285714" calcext:value-type="float">
            <text:p>188.285714285714</text:p>
          </table:table-cell>
          <table:table-cell table:formula="of:=STDEV([.H139:.N139])" office:value-type="float" office:value="121.109749519068" calcext:value-type="float">
            <text:p>121.11</text:p>
          </table:table-cell>
          <table:table-cell table:formula="of:=[.P139]/SQRT(5)" office:value-type="float" office:value="54.1619265325218" calcext:value-type="float">
            <text:p>54.16</text:p>
          </table:table-cell>
          <table:table-cell table:formula="of:=[.O139]+[.P139]" office:value-type="float" office:value="309.395463804782" calcext:value-type="float">
            <text:p>309.395463804782</text:p>
          </table:table-cell>
          <table:table-cell table:formula="of:=[.O139]-[.P139]" office:value-type="float" office:value="67.1759647666461" calcext:value-type="float">
            <text:p>67.1759647666461</text:p>
          </table:table-cell>
          <table:table-cell table:formula="of:=[.R139]-[.S139]" office:value-type="float" office:value="242.219499038136" calcext:value-type="float">
            <text:p>242.219499038136</text:p>
          </table:table-cell>
          <table:table-cell table:formula="of:=[.O139]+[.Q139]" office:value-type="float" office:value="242.447640818236" calcext:value-type="float">
            <text:p>242.447640818236</text:p>
          </table:table-cell>
          <table:table-cell table:formula="of:=[.O139]-[.Q139]" office:value-type="float" office:value="134.123787753193" calcext:value-type="float">
            <text:p>134.123787753193</text:p>
          </table:table-cell>
          <table:table-cell table:formula="of:=[.U139]-[.V139]" office:value-type="float" office:value="108.323853065044" calcext:value-type="float">
            <text:p>108.323853065044</text:p>
          </table:table-cell>
        </table:table-row>
        <table:table-row table:style-name="ro1">
          <table:table-cell table:number-columns-repeated="6"/>
          <table:table-cell table:formula="of:=[.G139]+1" office:value-type="float" office:value="33" calcext:value-type="float">
            <text:p>33</text:p>
          </table:table-cell>
          <table:table-cell table:formula="of:=[.H139]+0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table:formula="of:=[.N139]+0" office:value-type="float" office:value="300" calcext:value-type="float">
            <text:p>300</text:p>
          </table:table-cell>
          <table:table-cell table:formula="of:=AVERAGE([.H140:.N140])" office:value-type="float" office:value="156.428571428571" calcext:value-type="float">
            <text:p>156.428571428571</text:p>
          </table:table-cell>
          <table:table-cell table:formula="of:=STDEV([.H140:.N140])" office:value-type="float" office:value="91.9381261915809" calcext:value-type="float">
            <text:p>91.94</text:p>
          </table:table-cell>
          <table:table-cell table:formula="of:=[.P140]/SQRT(5)" office:value-type="float" office:value="41.1159799776657" calcext:value-type="float">
            <text:p>41.12</text:p>
          </table:table-cell>
          <table:table-cell table:formula="of:=[.O140]+[.P140]" office:value-type="float" office:value="248.366697620152" calcext:value-type="float">
            <text:p>248.366697620152</text:p>
          </table:table-cell>
          <table:table-cell table:formula="of:=[.O140]-[.P140]" office:value-type="float" office:value="64.4904452369906" calcext:value-type="float">
            <text:p>64.4904452369906</text:p>
          </table:table-cell>
          <table:table-cell table:formula="of:=[.R140]-[.S140]" office:value-type="float" office:value="183.876252383162" calcext:value-type="float">
            <text:p>183.876252383162</text:p>
          </table:table-cell>
          <table:table-cell table:formula="of:=[.O140]+[.Q140]" office:value-type="float" office:value="197.544551406237" calcext:value-type="float">
            <text:p>197.544551406237</text:p>
          </table:table-cell>
          <table:table-cell table:formula="of:=[.O140]-[.Q140]" office:value-type="float" office:value="115.312591450906" calcext:value-type="float">
            <text:p>115.312591450906</text:p>
          </table:table-cell>
          <table:table-cell table:formula="of:=[.U140]-[.V140]" office:value-type="float" office:value="82.2319599553314" calcext:value-type="float">
            <text:p>82.2319599553314</text:p>
          </table:table-cell>
        </table:table-row>
        <table:table-row table:style-name="ro1">
          <table:table-cell table:number-columns-repeated="6"/>
          <table:table-cell table:formula="of:=[.G140]+1" office:value-type="float" office:value="34" calcext:value-type="float">
            <text:p>34</text:p>
          </table:table-cell>
          <table:table-cell table:formula="of:=[.H140]+0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252" calcext:value-type="float">
            <text:p>252</text:p>
          </table:table-cell>
          <table:table-cell office:value-type="float" office:value="130" calcext:value-type="float">
            <text:p>130</text:p>
          </table:table-cell>
          <table:table-cell table:formula="of:=[.N140]+0" office:value-type="float" office:value="300" calcext:value-type="float">
            <text:p>300</text:p>
          </table:table-cell>
          <table:table-cell table:formula="of:=AVERAGE([.H141:.N141])" office:value-type="float" office:value="134.857142857143" calcext:value-type="float">
            <text:p>134.857142857143</text:p>
          </table:table-cell>
          <table:table-cell table:formula="of:=STDEV([.H141:.N141])" office:value-type="float" office:value="107.883314390176" calcext:value-type="float">
            <text:p>107.88</text:p>
          </table:table-cell>
          <table:table-cell table:formula="of:=[.P141]/SQRT(5)" office:value-type="float" office:value="48.2468849228829" calcext:value-type="float">
            <text:p>48.25</text:p>
          </table:table-cell>
          <table:table-cell table:formula="of:=[.O141]+[.P141]" office:value-type="float" office:value="242.740457247319" calcext:value-type="float">
            <text:p>242.740457247319</text:p>
          </table:table-cell>
          <table:table-cell table:formula="of:=[.O141]-[.P141]" office:value-type="float" office:value="26.973828466967" calcext:value-type="float">
            <text:p>26.973828466967</text:p>
          </table:table-cell>
          <table:table-cell table:formula="of:=[.R141]-[.S141]" office:value-type="float" office:value="215.766628780352" calcext:value-type="float">
            <text:p>215.766628780352</text:p>
          </table:table-cell>
          <table:table-cell table:formula="of:=[.O141]+[.Q141]" office:value-type="float" office:value="183.104027780026" calcext:value-type="float">
            <text:p>183.104027780026</text:p>
          </table:table-cell>
          <table:table-cell table:formula="of:=[.O141]-[.Q141]" office:value-type="float" office:value="86.61025793426" calcext:value-type="float">
            <text:p>86.61025793426</text:p>
          </table:table-cell>
          <table:table-cell table:formula="of:=[.U141]-[.V141]" office:value-type="float" office:value="96.4937698457658" calcext:value-type="float">
            <text:p>96.4937698457658</text:p>
          </table:table-cell>
        </table:table-row>
        <table:table-row table:style-name="ro1">
          <table:table-cell table:number-columns-repeated="6"/>
          <table:table-cell table:formula="of:=[.G141]+1" office:value-type="float" office:value="35" calcext:value-type="float">
            <text:p>35</text:p>
          </table:table-cell>
          <table:table-cell table:formula="of:=[.H141]+0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122" calcext:value-type="float">
            <text:p>122</text:p>
          </table:table-cell>
          <table:table-cell office:value-type="float" office:value="190" calcext:value-type="float">
            <text:p>190</text:p>
          </table:table-cell>
          <table:table-cell table:formula="of:=[.N141]+0" office:value-type="float" office:value="300" calcext:value-type="float">
            <text:p>300</text:p>
          </table:table-cell>
          <table:table-cell table:formula="of:=AVERAGE([.H142:.N142])" office:value-type="float" office:value="170.714285714286" calcext:value-type="float">
            <text:p>170.714285714286</text:p>
          </table:table-cell>
          <table:table-cell table:formula="of:=STDEV([.H142:.N142])" office:value-type="float" office:value="91.6709955687808" calcext:value-type="float">
            <text:p>91.67</text:p>
          </table:table-cell>
          <table:table-cell table:formula="of:=[.P142]/SQRT(5)" office:value-type="float" office:value="40.9965155313752" calcext:value-type="float">
            <text:p>41.00</text:p>
          </table:table-cell>
          <table:table-cell table:formula="of:=[.O142]+[.P142]" office:value-type="float" office:value="262.385281283067" calcext:value-type="float">
            <text:p>262.385281283067</text:p>
          </table:table-cell>
          <table:table-cell table:formula="of:=[.O142]-[.P142]" office:value-type="float" office:value="79.0432901455049" calcext:value-type="float">
            <text:p>79.0432901455049</text:p>
          </table:table-cell>
          <table:table-cell table:formula="of:=[.R142]-[.S142]" office:value-type="float" office:value="183.341991137562" calcext:value-type="float">
            <text:p>183.341991137562</text:p>
          </table:table-cell>
          <table:table-cell table:formula="of:=[.O142]+[.Q142]" office:value-type="float" office:value="211.710801245661" calcext:value-type="float">
            <text:p>211.710801245661</text:p>
          </table:table-cell>
          <table:table-cell table:formula="of:=[.O142]-[.Q142]" office:value-type="float" office:value="129.717770182911" calcext:value-type="float">
            <text:p>129.717770182911</text:p>
          </table:table-cell>
          <table:table-cell table:formula="of:=[.U142]-[.V142]" office:value-type="float" office:value="81.9930310627503" calcext:value-type="float">
            <text:p>81.9930310627503</text:p>
          </table:table-cell>
        </table:table-row>
        <table:table-row table:style-name="ro1">
          <table:table-cell table:number-columns-repeated="6"/>
          <table:table-cell table:formula="of:=[.G142]+1" office:value-type="float" office:value="36" calcext:value-type="float">
            <text:p>36</text:p>
          </table:table-cell>
          <table:table-cell table:formula="of:=[.H142]+0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08" calcext:value-type="float">
            <text:p>308</text:p>
          </table:table-cell>
          <table:table-cell office:value-type="float" office:value="255" calcext:value-type="float">
            <text:p>255</text:p>
          </table:table-cell>
          <table:table-cell office:value-type="float" office:value="181" calcext:value-type="float">
            <text:p>181</text:p>
          </table:table-cell>
          <table:table-cell table:formula="of:=[.N142]+0" office:value-type="float" office:value="300" calcext:value-type="float">
            <text:p>300</text:p>
          </table:table-cell>
          <table:table-cell table:formula="of:=AVERAGE([.H143:.N143])" office:value-type="float" office:value="234.285714285714" calcext:value-type="float">
            <text:p>234.285714285714</text:p>
          </table:table-cell>
          <table:table-cell table:formula="of:=STDEV([.H143:.N143])" office:value-type="float" office:value="113.046766555136" calcext:value-type="float">
            <text:p>113.05</text:p>
          </table:table-cell>
          <table:table-cell table:formula="of:=[.P143]/SQRT(5)" office:value-type="float" office:value="50.5560509307668" calcext:value-type="float">
            <text:p>50.56</text:p>
          </table:table-cell>
          <table:table-cell table:formula="of:=[.O143]+[.P143]" office:value-type="float" office:value="347.33248084085" calcext:value-type="float">
            <text:p>347.33248084085</text:p>
          </table:table-cell>
          <table:table-cell table:formula="of:=[.O143]-[.P143]" office:value-type="float" office:value="121.238947730578" calcext:value-type="float">
            <text:p>121.238947730578</text:p>
          </table:table-cell>
          <table:table-cell table:formula="of:=[.R143]-[.S143]" office:value-type="float" office:value="226.093533110272" calcext:value-type="float">
            <text:p>226.093533110272</text:p>
          </table:table-cell>
          <table:table-cell table:formula="of:=[.O143]+[.Q143]" office:value-type="float" office:value="284.841765216481" calcext:value-type="float">
            <text:p>284.841765216481</text:p>
          </table:table-cell>
          <table:table-cell table:formula="of:=[.O143]-[.Q143]" office:value-type="float" office:value="183.729663354947" calcext:value-type="float">
            <text:p>183.729663354947</text:p>
          </table:table-cell>
          <table:table-cell table:formula="of:=[.U143]-[.V143]" office:value-type="float" office:value="101.112101861534" calcext:value-type="float">
            <text:p>101.112101861534</text:p>
          </table:table-cell>
        </table:table-row>
        <table:table-row table:style-name="ro1">
          <table:table-cell table:number-columns-repeated="6"/>
          <table:table-cell table:formula="of:=[.G143]+1" office:value-type="float" office:value="37" calcext:value-type="float">
            <text:p>37</text:p>
          </table:table-cell>
          <table:table-cell table:formula="of:=[.H143]+0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float" office:value="96" calcext:value-type="float">
            <text:p>96</text:p>
          </table:table-cell>
          <table:table-cell table:formula="of:=[.N143]+0" office:value-type="float" office:value="300" calcext:value-type="float">
            <text:p>300</text:p>
          </table:table-cell>
          <table:table-cell table:formula="of:=AVERAGE([.H144:.N144])" office:value-type="float" office:value="135.571428571429" calcext:value-type="float">
            <text:p>135.571428571429</text:p>
          </table:table-cell>
          <table:table-cell table:formula="of:=STDEV([.H144:.N144])" office:value-type="float" office:value="89.9978835729988" calcext:value-type="float">
            <text:p>90.00</text:p>
          </table:table-cell>
          <table:table-cell table:formula="of:=[.P144]/SQRT(5)" office:value-type="float" office:value="40.2482771000674" calcext:value-type="float">
            <text:p>40.25</text:p>
          </table:table-cell>
          <table:table-cell table:formula="of:=[.O144]+[.P144]" office:value-type="float" office:value="225.569312144427" calcext:value-type="float">
            <text:p>225.569312144427</text:p>
          </table:table-cell>
          <table:table-cell table:formula="of:=[.O144]-[.P144]" office:value-type="float" office:value="45.5735449984298" calcext:value-type="float">
            <text:p>45.5735449984298</text:p>
          </table:table-cell>
          <table:table-cell table:formula="of:=[.R144]-[.S144]" office:value-type="float" office:value="179.995767145998" calcext:value-type="float">
            <text:p>179.995767145998</text:p>
          </table:table-cell>
          <table:table-cell table:formula="of:=[.O144]+[.Q144]" office:value-type="float" office:value="175.819705671496" calcext:value-type="float">
            <text:p>175.819705671496</text:p>
          </table:table-cell>
          <table:table-cell table:formula="of:=[.O144]-[.Q144]" office:value-type="float" office:value="95.3231514713612" calcext:value-type="float">
            <text:p>95.3231514713612</text:p>
          </table:table-cell>
          <table:table-cell table:formula="of:=[.U144]-[.V144]" office:value-type="float" office:value="80.4965542001348" calcext:value-type="float">
            <text:p>80.4965542001348</text:p>
          </table:table-cell>
        </table:table-row>
        <table:table-row table:style-name="ro1">
          <table:table-cell table:number-columns-repeated="6"/>
          <table:table-cell table:formula="of:=[.G144]+1" office:value-type="float" office:value="38" calcext:value-type="float">
            <text:p>38</text:p>
          </table:table-cell>
          <table:table-cell table:formula="of:=[.H144]+0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305" calcext:value-type="float">
            <text:p>305</text:p>
          </table:table-cell>
          <table:table-cell office:value-type="float" office:value="156" calcext:value-type="float">
            <text:p>156</text:p>
          </table:table-cell>
          <table:table-cell office:value-type="float" office:value="259" calcext:value-type="float">
            <text:p>259</text:p>
          </table:table-cell>
          <table:table-cell office:value-type="float" office:value="103" calcext:value-type="float">
            <text:p>103</text:p>
          </table:table-cell>
          <table:table-cell table:formula="of:=[.N144]+0" office:value-type="float" office:value="300" calcext:value-type="float">
            <text:p>300</text:p>
          </table:table-cell>
          <table:table-cell table:formula="of:=AVERAGE([.H145:.N145])" office:value-type="float" office:value="187.714285714286" calcext:value-type="float">
            <text:p>187.714285714286</text:p>
          </table:table-cell>
          <table:table-cell table:formula="of:=STDEV([.H145:.N145])" office:value-type="float" office:value="111.710510227275" calcext:value-type="float">
            <text:p>111.71</text:p>
          </table:table-cell>
          <table:table-cell table:formula="of:=[.P145]/SQRT(5)" office:value-type="float" office:value="49.9584589338744" calcext:value-type="float">
            <text:p>49.96</text:p>
          </table:table-cell>
          <table:table-cell table:formula="of:=[.O145]+[.P145]" office:value-type="float" office:value="299.424795941561" calcext:value-type="float">
            <text:p>299.424795941561</text:p>
          </table:table-cell>
          <table:table-cell table:formula="of:=[.O145]-[.P145]" office:value-type="float" office:value="76.0037754870108" calcext:value-type="float">
            <text:p>76.0037754870108</text:p>
          </table:table-cell>
          <table:table-cell table:formula="of:=[.R145]-[.S145]" office:value-type="float" office:value="223.42102045455" calcext:value-type="float">
            <text:p>223.42102045455</text:p>
          </table:table-cell>
          <table:table-cell table:formula="of:=[.O145]+[.Q145]" office:value-type="float" office:value="237.67274464816" calcext:value-type="float">
            <text:p>237.67274464816</text:p>
          </table:table-cell>
          <table:table-cell table:formula="of:=[.O145]-[.Q145]" office:value-type="float" office:value="137.755826780411" calcext:value-type="float">
            <text:p>137.755826780411</text:p>
          </table:table-cell>
          <table:table-cell table:formula="of:=[.U145]-[.V145]" office:value-type="float" office:value="99.9169178677489" calcext:value-type="float">
            <text:p>99.9169178677489</text:p>
          </table:table-cell>
        </table:table-row>
        <table:table-row table:style-name="ro1">
          <table:table-cell table:number-columns-repeated="6"/>
          <table:table-cell table:formula="of:=[.G145]+1" office:value-type="float" office:value="39" calcext:value-type="float">
            <text:p>39</text:p>
          </table:table-cell>
          <table:table-cell table:formula="of:=[.H145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5" calcext:value-type="float">
            <text:p>155</text:p>
          </table:table-cell>
          <table:table-cell office:value-type="float" office:value="243" calcext:value-type="float">
            <text:p>243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table:formula="of:=[.N145]+0" office:value-type="float" office:value="300" calcext:value-type="float">
            <text:p>300</text:p>
          </table:table-cell>
          <table:table-cell table:formula="of:=AVERAGE([.H146:.N146])" office:value-type="float" office:value="163.714285714286" calcext:value-type="float">
            <text:p>163.714285714286</text:p>
          </table:table-cell>
          <table:table-cell table:formula="of:=STDEV([.H146:.N146])" office:value-type="float" office:value="96.162560777249" calcext:value-type="float">
            <text:p>96.16</text:p>
          </table:table-cell>
          <table:table-cell table:formula="of:=[.P146]/SQRT(5)" office:value-type="float" office:value="43.0052045576767" calcext:value-type="float">
            <text:p>43.01</text:p>
          </table:table-cell>
          <table:table-cell table:formula="of:=[.O146]+[.P146]" office:value-type="float" office:value="259.876846491535" calcext:value-type="float">
            <text:p>259.876846491535</text:p>
          </table:table-cell>
          <table:table-cell table:formula="of:=[.O146]-[.P146]" office:value-type="float" office:value="67.5517249370368" calcext:value-type="float">
            <text:p>67.5517249370368</text:p>
          </table:table-cell>
          <table:table-cell table:formula="of:=[.R146]-[.S146]" office:value-type="float" office:value="192.325121554498" calcext:value-type="float">
            <text:p>192.325121554498</text:p>
          </table:table-cell>
          <table:table-cell table:formula="of:=[.O146]+[.Q146]" office:value-type="float" office:value="206.719490271962" calcext:value-type="float">
            <text:p>206.719490271962</text:p>
          </table:table-cell>
          <table:table-cell table:formula="of:=[.O146]-[.Q146]" office:value-type="float" office:value="120.709081156609" calcext:value-type="float">
            <text:p>120.709081156609</text:p>
          </table:table-cell>
          <table:table-cell table:formula="of:=[.U146]-[.V146]" office:value-type="float" office:value="86.0104091153535" calcext:value-type="float">
            <text:p>86.0104091153535</text:p>
          </table:table-cell>
        </table:table-row>
        <table:table-row table:style-name="ro1">
          <table:table-cell table:number-columns-repeated="6"/>
          <table:table-cell table:formula="of:=[.G146]+1" office:value-type="float" office:value="40" calcext:value-type="float">
            <text:p>40</text:p>
          </table:table-cell>
          <table:table-cell table:formula="of:=[.H146]+0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171" calcext:value-type="float">
            <text:p>171</text:p>
          </table:table-cell>
          <table:table-cell table:formula="of:=[.N146]+0" office:value-type="float" office:value="300" calcext:value-type="float">
            <text:p>300</text:p>
          </table:table-cell>
          <table:table-cell table:formula="of:=AVERAGE([.H147:.N147])" office:value-type="float" office:value="159.142857142857" calcext:value-type="float">
            <text:p>159.142857142857</text:p>
          </table:table-cell>
          <table:table-cell table:formula="of:=STDEV([.H147:.N147])" office:value-type="float" office:value="91.3207325336158" calcext:value-type="float">
            <text:p>91.32</text:p>
          </table:table-cell>
          <table:table-cell table:formula="of:=[.P147]/SQRT(5)" office:value-type="float" office:value="40.8398731400483" calcext:value-type="float">
            <text:p>40.84</text:p>
          </table:table-cell>
          <table:table-cell table:formula="of:=[.O147]+[.P147]" office:value-type="float" office:value="250.463589676473" calcext:value-type="float">
            <text:p>250.463589676473</text:p>
          </table:table-cell>
          <table:table-cell table:formula="of:=[.O147]-[.P147]" office:value-type="float" office:value="67.8221246092414" calcext:value-type="float">
            <text:p>67.8221246092414</text:p>
          </table:table-cell>
          <table:table-cell table:formula="of:=[.R147]-[.S147]" office:value-type="float" office:value="182.641465067232" calcext:value-type="float">
            <text:p>182.641465067232</text:p>
          </table:table-cell>
          <table:table-cell table:formula="of:=[.O147]+[.Q147]" office:value-type="float" office:value="199.982730282905" calcext:value-type="float">
            <text:p>199.982730282905</text:p>
          </table:table-cell>
          <table:table-cell table:formula="of:=[.O147]-[.Q147]" office:value-type="float" office:value="118.302984002809" calcext:value-type="float">
            <text:p>118.302984002809</text:p>
          </table:table-cell>
          <table:table-cell table:formula="of:=[.U147]-[.V147]" office:value-type="float" office:value="81.6797462800966" calcext:value-type="float">
            <text:p>81.6797462800966</text:p>
          </table:table-cell>
        </table:table-row>
        <table:table-row table:style-name="ro1">
          <table:table-cell table:number-columns-repeated="6"/>
          <table:table-cell table:formula="of:=[.G147]+1" office:value-type="float" office:value="41" calcext:value-type="float">
            <text:p>41</text:p>
          </table:table-cell>
          <table:table-cell table:formula="of:=[.H147]+0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40" calcext:value-type="float">
            <text:p>140</text:p>
          </table:table-cell>
          <table:table-cell table:formula="of:=[.N147]+0" office:value-type="float" office:value="300" calcext:value-type="float">
            <text:p>300</text:p>
          </table:table-cell>
          <table:table-cell table:formula="of:=AVERAGE([.H148:.N148])" office:value-type="float" office:value="125" calcext:value-type="float">
            <text:p>125</text:p>
          </table:table-cell>
          <table:table-cell table:formula="of:=STDEV([.H148:.N148])" office:value-type="float" office:value="94.8103369891701" calcext:value-type="float">
            <text:p>94.81</text:p>
          </table:table-cell>
          <table:table-cell table:formula="of:=[.P148]/SQRT(5)" office:value-type="float" office:value="42.4004716954894" calcext:value-type="float">
            <text:p>42.40</text:p>
          </table:table-cell>
          <table:table-cell table:formula="of:=[.O148]+[.P148]" office:value-type="float" office:value="219.81033698917" calcext:value-type="float">
            <text:p>219.81033698917</text:p>
          </table:table-cell>
          <table:table-cell table:formula="of:=[.O148]-[.P148]" office:value-type="float" office:value="30.1896630108299" calcext:value-type="float">
            <text:p>30.1896630108299</text:p>
          </table:table-cell>
          <table:table-cell table:formula="of:=[.R148]-[.S148]" office:value-type="float" office:value="189.62067397834" calcext:value-type="float">
            <text:p>189.62067397834</text:p>
          </table:table-cell>
          <table:table-cell table:formula="of:=[.O148]+[.Q148]" office:value-type="float" office:value="167.400471695489" calcext:value-type="float">
            <text:p>167.400471695489</text:p>
          </table:table-cell>
          <table:table-cell table:formula="of:=[.O148]-[.Q148]" office:value-type="float" office:value="82.5995283045106" calcext:value-type="float">
            <text:p>82.5995283045106</text:p>
          </table:table-cell>
          <table:table-cell table:formula="of:=[.U148]-[.V148]" office:value-type="float" office:value="84.8009433909789" calcext:value-type="float">
            <text:p>84.8009433909789</text:p>
          </table:table-cell>
        </table:table-row>
        <table:table-row table:style-name="ro1">
          <table:table-cell table:number-columns-repeated="6"/>
          <table:table-cell table:formula="of:=[.G148]+1" office:value-type="float" office:value="42" calcext:value-type="float">
            <text:p>42</text:p>
          </table:table-cell>
          <table:table-cell table:formula="of:=[.H148]+0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99" calcext:value-type="float">
            <text:p>199</text:p>
          </table:table-cell>
          <table:table-cell office:value-type="float" office:value="291" calcext:value-type="float">
            <text:p>291</text:p>
          </table:table-cell>
          <table:table-cell office:value-type="float" office:value="178" calcext:value-type="float">
            <text:p>178</text:p>
          </table:table-cell>
          <table:table-cell office:value-type="float" office:value="236" calcext:value-type="float">
            <text:p>236</text:p>
          </table:table-cell>
          <table:table-cell table:formula="of:=[.N148]+0" office:value-type="float" office:value="300" calcext:value-type="float">
            <text:p>300</text:p>
          </table:table-cell>
          <table:table-cell table:formula="of:=AVERAGE([.H149:.N149])" office:value-type="float" office:value="187.428571428571" calcext:value-type="float">
            <text:p>187.428571428571</text:p>
          </table:table-cell>
          <table:table-cell table:formula="of:=STDEV([.H149:.N149])" office:value-type="float" office:value="106.00291999572" calcext:value-type="float">
            <text:p>106.00</text:p>
          </table:table-cell>
          <table:table-cell table:formula="of:=[.P149]/SQRT(5)" office:value-type="float" office:value="47.4059469847804" calcext:value-type="float">
            <text:p>47.41</text:p>
          </table:table-cell>
          <table:table-cell table:formula="of:=[.O149]+[.P149]" office:value-type="float" office:value="293.431491424292" calcext:value-type="float">
            <text:p>293.431491424292</text:p>
          </table:table-cell>
          <table:table-cell table:formula="of:=[.O149]-[.P149]" office:value-type="float" office:value="81.4256514328513" calcext:value-type="float">
            <text:p>81.4256514328513</text:p>
          </table:table-cell>
          <table:table-cell table:formula="of:=[.R149]-[.S149]" office:value-type="float" office:value="212.00583999144" calcext:value-type="float">
            <text:p>212.00583999144</text:p>
          </table:table-cell>
          <table:table-cell table:formula="of:=[.O149]+[.Q149]" office:value-type="float" office:value="234.834518413352" calcext:value-type="float">
            <text:p>234.834518413352</text:p>
          </table:table-cell>
          <table:table-cell table:formula="of:=[.O149]-[.Q149]" office:value-type="float" office:value="140.022624443791" calcext:value-type="float">
            <text:p>140.022624443791</text:p>
          </table:table-cell>
          <table:table-cell table:formula="of:=[.U149]-[.V149]" office:value-type="float" office:value="94.8118939695608" calcext:value-type="float">
            <text:p>94.8118939695608</text:p>
          </table:table-cell>
        </table:table-row>
        <table:table-row table:style-name="ro1">
          <table:table-cell table:number-columns-repeated="6"/>
          <table:table-cell table:formula="of:=[.G149]+1" office:value-type="float" office:value="43" calcext:value-type="float">
            <text:p>43</text:p>
          </table:table-cell>
          <table:table-cell table:formula="of:=[.H149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table:formula="of:=[.N149]+0" office:value-type="float" office:value="300" calcext:value-type="float">
            <text:p>300</text:p>
          </table:table-cell>
          <table:table-cell table:formula="of:=AVERAGE([.H150:.N150])" office:value-type="float" office:value="106.142857142857" calcext:value-type="float">
            <text:p>106.142857142857</text:p>
          </table:table-cell>
          <table:table-cell table:formula="of:=STDEV([.H150:.N150])" office:value-type="float" office:value="95.3090212089576" calcext:value-type="float">
            <text:p>95.31</text:p>
          </table:table-cell>
          <table:table-cell table:formula="of:=[.P150]/SQRT(5)" office:value-type="float" office:value="42.6234900584397" calcext:value-type="float">
            <text:p>42.62</text:p>
          </table:table-cell>
          <table:table-cell table:formula="of:=[.O150]+[.P150]" office:value-type="float" office:value="201.451878351815" calcext:value-type="float">
            <text:p>201.451878351815</text:p>
          </table:table-cell>
          <table:table-cell table:formula="of:=[.O150]-[.P150]" office:value-type="float" office:value="10.8338359338996" calcext:value-type="float">
            <text:p>10.8338359338996</text:p>
          </table:table-cell>
          <table:table-cell table:formula="of:=[.R150]-[.S150]" office:value-type="float" office:value="190.618042417915" calcext:value-type="float">
            <text:p>190.618042417915</text:p>
          </table:table-cell>
          <table:table-cell table:formula="of:=[.O150]+[.Q150]" office:value-type="float" office:value="148.766347201297" calcext:value-type="float">
            <text:p>148.766347201297</text:p>
          </table:table-cell>
          <table:table-cell table:formula="of:=[.O150]-[.Q150]" office:value-type="float" office:value="63.5193670844175" calcext:value-type="float">
            <text:p>63.5193670844175</text:p>
          </table:table-cell>
          <table:table-cell table:formula="of:=[.U150]-[.V150]" office:value-type="float" office:value="85.2469801168794" calcext:value-type="float">
            <text:p>85.2469801168794</text:p>
          </table:table-cell>
        </table:table-row>
        <table:table-row table:style-name="ro1">
          <table:table-cell table:number-columns-repeated="6"/>
          <table:table-cell table:formula="of:=[.G150]+1" office:value-type="float" office:value="44" calcext:value-type="float">
            <text:p>44</text:p>
          </table:table-cell>
          <table:table-cell table:formula="of:=[.H150]+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18" calcext:value-type="float">
            <text:p>218</text:p>
          </table:table-cell>
          <table:table-cell office:value-type="float" office:value="116" calcext:value-type="float">
            <text:p>116</text:p>
          </table:table-cell>
          <table:table-cell office:value-type="float" office:value="162" calcext:value-type="float">
            <text:p>162</text:p>
          </table:table-cell>
          <table:table-cell office:value-type="float" office:value="108" calcext:value-type="float">
            <text:p>108</text:p>
          </table:table-cell>
          <table:table-cell table:formula="of:=[.N150]+0" office:value-type="float" office:value="300" calcext:value-type="float">
            <text:p>300</text:p>
          </table:table-cell>
          <table:table-cell table:formula="of:=AVERAGE([.H151:.N151])" office:value-type="float" office:value="147.142857142857" calcext:value-type="float">
            <text:p>147.142857142857</text:p>
          </table:table-cell>
          <table:table-cell table:formula="of:=STDEV([.H151:.N151])" office:value-type="float" office:value="94.1690475889478" calcext:value-type="float">
            <text:p>94.17</text:p>
          </table:table-cell>
          <table:table-cell table:formula="of:=[.P151]/SQRT(5)" office:value-type="float" office:value="42.11367835706" calcext:value-type="float">
            <text:p>42.11</text:p>
          </table:table-cell>
          <table:table-cell table:formula="of:=[.O151]+[.P151]" office:value-type="float" office:value="241.311904731805" calcext:value-type="float">
            <text:p>241.311904731805</text:p>
          </table:table-cell>
          <table:table-cell table:formula="of:=[.O151]-[.P151]" office:value-type="float" office:value="52.9738095539093" calcext:value-type="float">
            <text:p>52.9738095539093</text:p>
          </table:table-cell>
          <table:table-cell table:formula="of:=[.R151]-[.S151]" office:value-type="float" office:value="188.338095177896" calcext:value-type="float">
            <text:p>188.338095177896</text:p>
          </table:table-cell>
          <table:table-cell table:formula="of:=[.O151]+[.Q151]" office:value-type="float" office:value="189.256535499917" calcext:value-type="float">
            <text:p>189.256535499917</text:p>
          </table:table-cell>
          <table:table-cell table:formula="of:=[.O151]-[.Q151]" office:value-type="float" office:value="105.029178785797" calcext:value-type="float">
            <text:p>105.029178785797</text:p>
          </table:table-cell>
          <table:table-cell table:formula="of:=[.U151]-[.V151]" office:value-type="float" office:value="84.22735671412" calcext:value-type="float">
            <text:p>84.22735671412</text:p>
          </table:table-cell>
        </table:table-row>
        <table:table-row table:style-name="ro1">
          <table:table-cell table:number-columns-repeated="6"/>
          <table:table-cell table:formula="of:=[.G151]+1" office:value-type="float" office:value="45" calcext:value-type="float">
            <text:p>45</text:p>
          </table:table-cell>
          <table:table-cell table:formula="of:=[.H151]+0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02" calcext:value-type="float">
            <text:p>202</text:p>
          </table:table-cell>
          <table:table-cell office:value-type="float" office:value="94" calcext:value-type="float">
            <text:p>94</text:p>
          </table:table-cell>
          <table:table-cell office:value-type="float" office:value="268" calcext:value-type="float">
            <text:p>268</text:p>
          </table:table-cell>
          <table:table-cell office:value-type="float" office:value="109" calcext:value-type="float">
            <text:p>109</text:p>
          </table:table-cell>
          <table:table-cell table:formula="of:=[.N151]+0" office:value-type="float" office:value="300" calcext:value-type="float">
            <text:p>300</text:p>
          </table:table-cell>
          <table:table-cell table:formula="of:=AVERAGE([.H152:.N152])" office:value-type="float" office:value="153.571428571429" calcext:value-type="float">
            <text:p>153.571428571429</text:p>
          </table:table-cell>
          <table:table-cell table:formula="of:=STDEV([.H152:.N152])" office:value-type="float" office:value="106.973294397647" calcext:value-type="float">
            <text:p>106.97</text:p>
          </table:table-cell>
          <table:table-cell table:formula="of:=[.P152]/SQRT(5)" office:value-type="float" office:value="47.8399116100473" calcext:value-type="float">
            <text:p>47.84</text:p>
          </table:table-cell>
          <table:table-cell table:formula="of:=[.O152]+[.P152]" office:value-type="float" office:value="260.544722969076" calcext:value-type="float">
            <text:p>260.544722969076</text:p>
          </table:table-cell>
          <table:table-cell table:formula="of:=[.O152]-[.P152]" office:value-type="float" office:value="46.5981341737813" calcext:value-type="float">
            <text:p>46.5981341737813</text:p>
          </table:table-cell>
          <table:table-cell table:formula="of:=[.R152]-[.S152]" office:value-type="float" office:value="213.946588795295" calcext:value-type="float">
            <text:p>213.946588795295</text:p>
          </table:table-cell>
          <table:table-cell table:formula="of:=[.O152]+[.Q152]" office:value-type="float" office:value="201.411340181476" calcext:value-type="float">
            <text:p>201.411340181476</text:p>
          </table:table-cell>
          <table:table-cell table:formula="of:=[.O152]-[.Q152]" office:value-type="float" office:value="105.731516961381" calcext:value-type="float">
            <text:p>105.731516961381</text:p>
          </table:table-cell>
          <table:table-cell table:formula="of:=[.U152]-[.V152]" office:value-type="float" office:value="95.6798232200947" calcext:value-type="float">
            <text:p>95.6798232200947</text:p>
          </table:table-cell>
        </table:table-row>
        <table:table-row table:style-name="ro1">
          <table:table-cell table:number-columns-repeated="6"/>
          <table:table-cell table:formula="of:=[.G152]+1" office:value-type="float" office:value="46" calcext:value-type="float">
            <text:p>46</text:p>
          </table:table-cell>
          <table:table-cell table:formula="of:=[.H152]+0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05" calcext:value-type="float">
            <text:p>205</text:p>
          </table:table-cell>
          <table:table-cell office:value-type="float" office:value="247" calcext:value-type="float">
            <text:p>247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table:formula="of:=[.N152]+0" office:value-type="float" office:value="300" calcext:value-type="float">
            <text:p>300</text:p>
          </table:table-cell>
          <table:table-cell table:formula="of:=AVERAGE([.H153:.N153])" office:value-type="float" office:value="186.714285714286" calcext:value-type="float">
            <text:p>186.714285714286</text:p>
          </table:table-cell>
          <table:table-cell table:formula="of:=STDEV([.H153:.N153])" office:value-type="float" office:value="92.825489110327" calcext:value-type="float">
            <text:p>92.83</text:p>
          </table:table-cell>
          <table:table-cell table:formula="of:=[.P153]/SQRT(5)" office:value-type="float" office:value="41.5128207390715" calcext:value-type="float">
            <text:p>41.51</text:p>
          </table:table-cell>
          <table:table-cell table:formula="of:=[.O153]+[.P153]" office:value-type="float" office:value="279.539774824613" calcext:value-type="float">
            <text:p>279.539774824613</text:p>
          </table:table-cell>
          <table:table-cell table:formula="of:=[.O153]-[.P153]" office:value-type="float" office:value="93.8887966039588" calcext:value-type="float">
            <text:p>93.8887966039588</text:p>
          </table:table-cell>
          <table:table-cell table:formula="of:=[.R153]-[.S153]" office:value-type="float" office:value="185.650978220654" calcext:value-type="float">
            <text:p>185.650978220654</text:p>
          </table:table-cell>
          <table:table-cell table:formula="of:=[.O153]+[.Q153]" office:value-type="float" office:value="228.227106453357" calcext:value-type="float">
            <text:p>228.227106453357</text:p>
          </table:table-cell>
          <table:table-cell table:formula="of:=[.O153]-[.Q153]" office:value-type="float" office:value="145.201464975214" calcext:value-type="float">
            <text:p>145.201464975214</text:p>
          </table:table-cell>
          <table:table-cell table:formula="of:=[.U153]-[.V153]" office:value-type="float" office:value="83.025641478143" calcext:value-type="float">
            <text:p>83.025641478143</text:p>
          </table:table-cell>
        </table:table-row>
        <table:table-row table:style-name="ro1">
          <table:table-cell table:number-columns-repeated="6"/>
          <table:table-cell table:formula="of:=[.G153]+1" office:value-type="float" office:value="47" calcext:value-type="float">
            <text:p>47</text:p>
          </table:table-cell>
          <table:table-cell table:formula="of:=[.H153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table:formula="of:=[.N153]+0" office:value-type="float" office:value="300" calcext:value-type="float">
            <text:p>300</text:p>
          </table:table-cell>
          <table:table-cell table:formula="of:=AVERAGE([.H154:.N154])" office:value-type="float" office:value="128.285714285714" calcext:value-type="float">
            <text:p>128.285714285714</text:p>
          </table:table-cell>
          <table:table-cell table:formula="of:=STDEV([.H154:.N154])" office:value-type="float" office:value="100.142755247554" calcext:value-type="float">
            <text:p>100.14</text:p>
          </table:table-cell>
          <table:table-cell table:formula="of:=[.P154]/SQRT(5)" office:value-type="float" office:value="44.7852016375307" calcext:value-type="float">
            <text:p>44.79</text:p>
          </table:table-cell>
          <table:table-cell table:formula="of:=[.O154]+[.P154]" office:value-type="float" office:value="228.428469533268" calcext:value-type="float">
            <text:p>228.428469533268</text:p>
          </table:table-cell>
          <table:table-cell table:formula="of:=[.O154]-[.P154]" office:value-type="float" office:value="28.1429590381607" calcext:value-type="float">
            <text:p>28.1429590381607</text:p>
          </table:table-cell>
          <table:table-cell table:formula="of:=[.R154]-[.S154]" office:value-type="float" office:value="200.285510495107" calcext:value-type="float">
            <text:p>200.285510495107</text:p>
          </table:table-cell>
          <table:table-cell table:formula="of:=[.O154]+[.Q154]" office:value-type="float" office:value="173.070915923245" calcext:value-type="float">
            <text:p>173.070915923245</text:p>
          </table:table-cell>
          <table:table-cell table:formula="of:=[.O154]-[.Q154]" office:value-type="float" office:value="83.5005126481835" calcext:value-type="float">
            <text:p>83.5005126481835</text:p>
          </table:table-cell>
          <table:table-cell table:formula="of:=[.U154]-[.V154]" office:value-type="float" office:value="89.5704032750615" calcext:value-type="float">
            <text:p>89.5704032750615</text:p>
          </table:table-cell>
        </table:table-row>
        <table:table-row table:style-name="ro1">
          <table:table-cell table:number-columns-repeated="6"/>
          <table:table-cell table:formula="of:=[.G154]+1" office:value-type="float" office:value="48" calcext:value-type="float">
            <text:p>48</text:p>
          </table:table-cell>
          <table:table-cell table:formula="of:=[.H154]+0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10" calcext:value-type="float">
            <text:p>110</text:p>
          </table:table-cell>
          <table:table-cell office:value-type="float" office:value="295" calcext:value-type="float">
            <text:p>295</text:p>
          </table:table-cell>
          <table:table-cell office:value-type="float" office:value="264" calcext:value-type="float">
            <text:p>264</text:p>
          </table:table-cell>
          <table:table-cell office:value-type="float" office:value="281" calcext:value-type="float">
            <text:p>281</text:p>
          </table:table-cell>
          <table:table-cell table:formula="of:=[.N154]+0" office:value-type="float" office:value="300" calcext:value-type="float">
            <text:p>300</text:p>
          </table:table-cell>
          <table:table-cell table:formula="of:=AVERAGE([.H155:.N155])" office:value-type="float" office:value="216.285714285714" calcext:value-type="float">
            <text:p>216.285714285714</text:p>
          </table:table-cell>
          <table:table-cell table:formula="of:=STDEV([.H155:.N155])" office:value-type="float" office:value="115.485517541832" calcext:value-type="float">
            <text:p>115.49</text:p>
          </table:table-cell>
          <table:table-cell table:formula="of:=[.P155]/SQRT(5)" office:value-type="float" office:value="51.6466935280561" calcext:value-type="float">
            <text:p>51.65</text:p>
          </table:table-cell>
          <table:table-cell table:formula="of:=[.O155]+[.P155]" office:value-type="float" office:value="331.771231827546" calcext:value-type="float">
            <text:p>331.771231827546</text:p>
          </table:table-cell>
          <table:table-cell table:formula="of:=[.O155]-[.P155]" office:value-type="float" office:value="100.800196743882" calcext:value-type="float">
            <text:p>100.800196743882</text:p>
          </table:table-cell>
          <table:table-cell table:formula="of:=[.R155]-[.S155]" office:value-type="float" office:value="230.971035083664" calcext:value-type="float">
            <text:p>230.971035083664</text:p>
          </table:table-cell>
          <table:table-cell table:formula="of:=[.O155]+[.Q155]" office:value-type="float" office:value="267.93240781377" calcext:value-type="float">
            <text:p>267.93240781377</text:p>
          </table:table-cell>
          <table:table-cell table:formula="of:=[.O155]-[.Q155]" office:value-type="float" office:value="164.639020757658" calcext:value-type="float">
            <text:p>164.639020757658</text:p>
          </table:table-cell>
          <table:table-cell table:formula="of:=[.U155]-[.V155]" office:value-type="float" office:value="103.293387056112" calcext:value-type="float">
            <text:p>103.293387056112</text:p>
          </table:table-cell>
        </table:table-row>
        <table:table-row table:style-name="ro1">
          <table:table-cell table:number-columns-repeated="6"/>
          <table:table-cell table:formula="of:=[.G155]+1" office:value-type="float" office:value="49" calcext:value-type="float">
            <text:p>49</text:p>
          </table:table-cell>
          <table:table-cell table:formula="of:=[.H155]+0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table:formula="of:=[.N155]+0" office:value-type="float" office:value="300" calcext:value-type="float">
            <text:p>300</text:p>
          </table:table-cell>
          <table:table-cell table:formula="of:=AVERAGE([.H156:.N156])" office:value-type="float" office:value="181.857142857143" calcext:value-type="float">
            <text:p>181.857142857143</text:p>
          </table:table-cell>
          <table:table-cell table:formula="of:=STDEV([.H156:.N156])" office:value-type="float" office:value="118.554387759976" calcext:value-type="float">
            <text:p>118.55</text:p>
          </table:table-cell>
          <table:table-cell table:formula="of:=[.P156]/SQRT(5)" office:value-type="float" office:value="53.0191340124353" calcext:value-type="float">
            <text:p>53.02</text:p>
          </table:table-cell>
          <table:table-cell table:formula="of:=[.O156]+[.P156]" office:value-type="float" office:value="300.411530617119" calcext:value-type="float">
            <text:p>300.411530617119</text:p>
          </table:table-cell>
          <table:table-cell table:formula="of:=[.O156]-[.P156]" office:value-type="float" office:value="63.3027550971664" calcext:value-type="float">
            <text:p>63.3027550971664</text:p>
          </table:table-cell>
          <table:table-cell table:formula="of:=[.R156]-[.S156]" office:value-type="float" office:value="237.108775519953" calcext:value-type="float">
            <text:p>237.108775519953</text:p>
          </table:table-cell>
          <table:table-cell table:formula="of:=[.O156]+[.Q156]" office:value-type="float" office:value="234.876276869578" calcext:value-type="float">
            <text:p>234.876276869578</text:p>
          </table:table-cell>
          <table:table-cell table:formula="of:=[.O156]-[.Q156]" office:value-type="float" office:value="128.838008844708" calcext:value-type="float">
            <text:p>128.838008844708</text:p>
          </table:table-cell>
          <table:table-cell table:formula="of:=[.U156]-[.V156]" office:value-type="float" office:value="106.038268024871" calcext:value-type="float">
            <text:p>106.038268024871</text:p>
          </table:table-cell>
        </table:table-row>
        <table:table-row table:style-name="ro1">
          <table:table-cell table:number-columns-repeated="6"/>
          <table:table-cell table:formula="of:=[.G156]+1" office:value-type="float" office:value="50" calcext:value-type="float">
            <text:p>50</text:p>
          </table:table-cell>
          <table:table-cell table:formula="of:=[.H156]+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table:formula="of:=[.N156]+0" office:value-type="float" office:value="300" calcext:value-type="float">
            <text:p>300</text:p>
          </table:table-cell>
          <table:table-cell table:formula="of:=AVERAGE([.H157:.N157])" office:value-type="float" office:value="113.571428571429" calcext:value-type="float">
            <text:p>113.571428571429</text:p>
          </table:table-cell>
          <table:table-cell table:formula="of:=STDEV([.H157:.N157])" office:value-type="float" office:value="95.4006588776289" calcext:value-type="float">
            <text:p>95.40</text:p>
          </table:table-cell>
          <table:table-cell table:formula="of:=[.P157]/SQRT(5)" office:value-type="float" office:value="42.6644716697294" calcext:value-type="float">
            <text:p>42.66</text:p>
          </table:table-cell>
          <table:table-cell table:formula="of:=[.O157]+[.P157]" office:value-type="float" office:value="208.972087449057" calcext:value-type="float">
            <text:p>208.972087449057</text:p>
          </table:table-cell>
          <table:table-cell table:formula="of:=[.O157]-[.P157]" office:value-type="float" office:value="18.1707696937997" calcext:value-type="float">
            <text:p>18.1707696937997</text:p>
          </table:table-cell>
          <table:table-cell table:formula="of:=[.R157]-[.S157]" office:value-type="float" office:value="190.801317755258" calcext:value-type="float">
            <text:p>190.801317755258</text:p>
          </table:table-cell>
          <table:table-cell table:formula="of:=[.O157]+[.Q157]" office:value-type="float" office:value="156.235900241158" calcext:value-type="float">
            <text:p>156.235900241158</text:p>
          </table:table-cell>
          <table:table-cell table:formula="of:=[.O157]-[.Q157]" office:value-type="float" office:value="70.9069569016992" calcext:value-type="float">
            <text:p>70.9069569016992</text:p>
          </table:table-cell>
          <table:table-cell table:formula="of:=[.U157]-[.V157]" office:value-type="float" office:value="85.3289433394588" calcext:value-type="float">
            <text:p>85.3289433394588</text:p>
          </table:table-cell>
        </table:table-row>
        <table:table-row table:style-name="ro1">
          <table:table-cell table:number-columns-repeated="6"/>
          <table:table-cell table:formula="of:=[.G157]+1" office:value-type="float" office:value="51" calcext:value-type="float">
            <text:p>51</text:p>
          </table:table-cell>
          <table:table-cell table:formula="of:=[.H157]+0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18" calcext:value-type="float">
            <text:p>118</text:p>
          </table:table-cell>
          <table:table-cell office:value-type="float" office:value="230" calcext:value-type="float">
            <text:p>230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formula="of:=[.N157]+0" office:value-type="float" office:value="300" calcext:value-type="float">
            <text:p>300</text:p>
          </table:table-cell>
          <table:table-cell table:formula="of:=AVERAGE([.H158:.N158])" office:value-type="float" office:value="167.428571428571" calcext:value-type="float">
            <text:p>167.428571428571</text:p>
          </table:table-cell>
          <table:table-cell table:formula="of:=STDEV([.H158:.N158])" office:value-type="float" office:value="96.4397171689084" calcext:value-type="float">
            <text:p>96.44</text:p>
          </table:table-cell>
          <table:table-cell table:formula="of:=[.P158]/SQRT(5)" office:value-type="float" office:value="43.1291526641066" calcext:value-type="float">
            <text:p>43.13</text:p>
          </table:table-cell>
          <table:table-cell table:formula="of:=[.O158]+[.P158]" office:value-type="float" office:value="263.86828859748" calcext:value-type="float">
            <text:p>263.86828859748</text:p>
          </table:table-cell>
          <table:table-cell table:formula="of:=[.O158]-[.P158]" office:value-type="float" office:value="70.988854259663" calcext:value-type="float">
            <text:p>70.988854259663</text:p>
          </table:table-cell>
          <table:table-cell table:formula="of:=[.R158]-[.S158]" office:value-type="float" office:value="192.879434337817" calcext:value-type="float">
            <text:p>192.879434337817</text:p>
          </table:table-cell>
          <table:table-cell table:formula="of:=[.O158]+[.Q158]" office:value-type="float" office:value="210.557724092678" calcext:value-type="float">
            <text:p>210.557724092678</text:p>
          </table:table-cell>
          <table:table-cell table:formula="of:=[.O158]-[.Q158]" office:value-type="float" office:value="124.299418764465" calcext:value-type="float">
            <text:p>124.299418764465</text:p>
          </table:table-cell>
          <table:table-cell table:formula="of:=[.U158]-[.V158]" office:value-type="float" office:value="86.2583053282131" calcext:value-type="float">
            <text:p>86.2583053282131</text:p>
          </table:table-cell>
        </table:table-row>
        <table:table-row table:style-name="ro1">
          <table:table-cell table:number-columns-repeated="6"/>
          <table:table-cell table:formula="of:=[.G158]+1" office:value-type="float" office:value="52" calcext:value-type="float">
            <text:p>52</text:p>
          </table:table-cell>
          <table:table-cell table:formula="of:=[.H158]+0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263" calcext:value-type="float">
            <text:p>263</text:p>
          </table:table-cell>
          <table:table-cell office:value-type="float" office:value="293" calcext:value-type="float">
            <text:p>293</text:p>
          </table:table-cell>
          <table:table-cell table:formula="of:=[.N158]+0" office:value-type="float" office:value="300" calcext:value-type="float">
            <text:p>300</text:p>
          </table:table-cell>
          <table:table-cell table:formula="of:=AVERAGE([.H159:.N159])" office:value-type="float" office:value="204.571428571429" calcext:value-type="float">
            <text:p>204.571428571429</text:p>
          </table:table-cell>
          <table:table-cell table:formula="of:=STDEV([.H159:.N159])" office:value-type="float" office:value="113.992480955042" calcext:value-type="float">
            <text:p>113.99</text:p>
          </table:table-cell>
          <table:table-cell table:formula="of:=[.P159]/SQRT(5)" office:value-type="float" office:value="50.978987267865" calcext:value-type="float">
            <text:p>50.98</text:p>
          </table:table-cell>
          <table:table-cell table:formula="of:=[.O159]+[.P159]" office:value-type="float" office:value="318.563909526471" calcext:value-type="float">
            <text:p>318.563909526471</text:p>
          </table:table-cell>
          <table:table-cell table:formula="of:=[.O159]-[.P159]" office:value-type="float" office:value="90.5789476163861" calcext:value-type="float">
            <text:p>90.5789476163861</text:p>
          </table:table-cell>
          <table:table-cell table:formula="of:=[.R159]-[.S159]" office:value-type="float" office:value="227.984961910085" calcext:value-type="float">
            <text:p>227.984961910085</text:p>
          </table:table-cell>
          <table:table-cell table:formula="of:=[.O159]+[.Q159]" office:value-type="float" office:value="255.550415839294" calcext:value-type="float">
            <text:p>255.550415839294</text:p>
          </table:table-cell>
          <table:table-cell table:formula="of:=[.O159]-[.Q159]" office:value-type="float" office:value="153.592441303564" calcext:value-type="float">
            <text:p>153.592441303564</text:p>
          </table:table-cell>
          <table:table-cell table:formula="of:=[.U159]-[.V159]" office:value-type="float" office:value="101.95797453573" calcext:value-type="float">
            <text:p>101.95797453573</text:p>
          </table:table-cell>
        </table:table-row>
        <table:table-row table:style-name="ro1">
          <table:table-cell table:number-columns-repeated="6"/>
          <table:table-cell table:formula="of:=[.G159]+1" office:value-type="float" office:value="53" calcext:value-type="float">
            <text:p>53</text:p>
          </table:table-cell>
          <table:table-cell table:formula="of:=[.H159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92" calcext:value-type="float">
            <text:p>192</text:p>
          </table:table-cell>
          <table:table-cell office:value-type="float" office:value="320" calcext:value-type="float">
            <text:p>320</text:p>
          </table:table-cell>
          <table:table-cell office:value-type="float" office:value="177" calcext:value-type="float">
            <text:p>177</text:p>
          </table:table-cell>
          <table:table-cell office:value-type="float" office:value="74" calcext:value-type="float">
            <text:p>74</text:p>
          </table:table-cell>
          <table:table-cell table:formula="of:=[.N159]+0" office:value-type="float" office:value="300" calcext:value-type="float">
            <text:p>300</text:p>
          </table:table-cell>
          <table:table-cell table:formula="of:=AVERAGE([.H160:.N160])" office:value-type="float" office:value="167.571428571429" calcext:value-type="float">
            <text:p>167.571428571429</text:p>
          </table:table-cell>
          <table:table-cell table:formula="of:=STDEV([.H160:.N160])" office:value-type="float" office:value="116.624550221151" calcext:value-type="float">
            <text:p>116.62</text:p>
          </table:table-cell>
          <table:table-cell table:formula="of:=[.P160]/SQRT(5)" office:value-type="float" office:value="52.1560844279662" calcext:value-type="float">
            <text:p>52.16</text:p>
          </table:table-cell>
          <table:table-cell table:formula="of:=[.O160]+[.P160]" office:value-type="float" office:value="284.195978792579" calcext:value-type="float">
            <text:p>284.195978792579</text:p>
          </table:table-cell>
          <table:table-cell table:formula="of:=[.O160]-[.P160]" office:value-type="float" office:value="50.9468783502778" calcext:value-type="float">
            <text:p>50.9468783502778</text:p>
          </table:table-cell>
          <table:table-cell table:formula="of:=[.R160]-[.S160]" office:value-type="float" office:value="233.249100442302" calcext:value-type="float">
            <text:p>233.249100442302</text:p>
          </table:table-cell>
          <table:table-cell table:formula="of:=[.O160]+[.Q160]" office:value-type="float" office:value="219.727512999395" calcext:value-type="float">
            <text:p>219.727512999395</text:p>
          </table:table-cell>
          <table:table-cell table:formula="of:=[.O160]-[.Q160]" office:value-type="float" office:value="115.415344143462" calcext:value-type="float">
            <text:p>115.415344143462</text:p>
          </table:table-cell>
          <table:table-cell table:formula="of:=[.U160]-[.V160]" office:value-type="float" office:value="104.312168855933" calcext:value-type="float">
            <text:p>104.312168855933</text:p>
          </table:table-cell>
        </table:table-row>
        <table:table-row table:style-name="ro1">
          <table:table-cell table:number-columns-repeated="6"/>
          <table:table-cell table:formula="of:=[.G160]+1" office:value-type="float" office:value="54" calcext:value-type="float">
            <text:p>54</text:p>
          </table:table-cell>
          <table:table-cell table:formula="of:=[.H160]+0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19" calcext:value-type="float">
            <text:p>219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office:value-type="float" office:value="62" calcext:value-type="float">
            <text:p>62</text:p>
          </table:table-cell>
          <table:table-cell table:formula="of:=[.N160]+0" office:value-type="float" office:value="300" calcext:value-type="float">
            <text:p>300</text:p>
          </table:table-cell>
          <table:table-cell table:formula="of:=AVERAGE([.H161:.N161])" office:value-type="float" office:value="146.428571428571" calcext:value-type="float">
            <text:p>146.428571428571</text:p>
          </table:table-cell>
          <table:table-cell table:formula="of:=STDEV([.H161:.N161])" office:value-type="float" office:value="101.623253806822" calcext:value-type="float">
            <text:p>101.62</text:p>
          </table:table-cell>
          <table:table-cell table:formula="of:=[.P161]/SQRT(5)" office:value-type="float" office:value="45.4473007213536" calcext:value-type="float">
            <text:p>45.45</text:p>
          </table:table-cell>
          <table:table-cell table:formula="of:=[.O161]+[.P161]" office:value-type="float" office:value="248.051825235393" calcext:value-type="float">
            <text:p>248.051825235393</text:p>
          </table:table-cell>
          <table:table-cell table:formula="of:=[.O161]-[.P161]" office:value-type="float" office:value="44.8053176217497" calcext:value-type="float">
            <text:p>44.8053176217497</text:p>
          </table:table-cell>
          <table:table-cell table:formula="of:=[.R161]-[.S161]" office:value-type="float" office:value="203.246507613644" calcext:value-type="float">
            <text:p>203.246507613644</text:p>
          </table:table-cell>
          <table:table-cell table:formula="of:=[.O161]+[.Q161]" office:value-type="float" office:value="191.875872149925" calcext:value-type="float">
            <text:p>191.875872149925</text:p>
          </table:table-cell>
          <table:table-cell table:formula="of:=[.O161]-[.Q161]" office:value-type="float" office:value="100.981270707218" calcext:value-type="float">
            <text:p>100.981270707218</text:p>
          </table:table-cell>
          <table:table-cell table:formula="of:=[.U161]-[.V161]" office:value-type="float" office:value="90.8946014427071" calcext:value-type="float">
            <text:p>90.8946014427071</text:p>
          </table:table-cell>
        </table:table-row>
        <table:table-row table:style-name="ro1">
          <table:table-cell table:number-columns-repeated="6"/>
          <table:table-cell table:formula="of:=[.G161]+1" office:value-type="float" office:value="55" calcext:value-type="float">
            <text:p>55</text:p>
          </table:table-cell>
          <table:table-cell table:formula="of:=[.H161]+0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95" calcext:value-type="float">
            <text:p>195</text:p>
          </table:table-cell>
          <table:table-cell office:value-type="float" office:value="124" calcext:value-type="float">
            <text:p>124</text:p>
          </table:table-cell>
          <table:table-cell office:value-type="float" office:value="239" calcext:value-type="float">
            <text:p>239</text:p>
          </table:table-cell>
          <table:table-cell office:value-type="float" office:value="148" calcext:value-type="float">
            <text:p>148</text:p>
          </table:table-cell>
          <table:table-cell table:formula="of:=[.N161]+0" office:value-type="float" office:value="300" calcext:value-type="float">
            <text:p>300</text:p>
          </table:table-cell>
          <table:table-cell table:formula="of:=AVERAGE([.H162:.N162])" office:value-type="float" office:value="160.571428571429" calcext:value-type="float">
            <text:p>160.571428571429</text:p>
          </table:table-cell>
          <table:table-cell table:formula="of:=STDEV([.H162:.N162])" office:value-type="float" office:value="96.4950035716136" calcext:value-type="float">
            <text:p>96.50</text:p>
          </table:table-cell>
          <table:table-cell table:formula="of:=[.P162]/SQRT(5)" office:value-type="float" office:value="43.1538774950426" calcext:value-type="float">
            <text:p>43.15</text:p>
          </table:table-cell>
          <table:table-cell table:formula="of:=[.O162]+[.P162]" office:value-type="float" office:value="257.066432143042" calcext:value-type="float">
            <text:p>257.066432143042</text:p>
          </table:table-cell>
          <table:table-cell table:formula="of:=[.O162]-[.P162]" office:value-type="float" office:value="64.076424999815" calcext:value-type="float">
            <text:p>64.076424999815</text:p>
          </table:table-cell>
          <table:table-cell table:formula="of:=[.R162]-[.S162]" office:value-type="float" office:value="192.990007143227" calcext:value-type="float">
            <text:p>192.990007143227</text:p>
          </table:table-cell>
          <table:table-cell table:formula="of:=[.O162]+[.Q162]" office:value-type="float" office:value="203.725306066471" calcext:value-type="float">
            <text:p>203.725306066471</text:p>
          </table:table-cell>
          <table:table-cell table:formula="of:=[.O162]-[.Q162]" office:value-type="float" office:value="117.417551076386" calcext:value-type="float">
            <text:p>117.417551076386</text:p>
          </table:table-cell>
          <table:table-cell table:formula="of:=[.U162]-[.V162]" office:value-type="float" office:value="86.3077549900852" calcext:value-type="float">
            <text:p>86.3077549900852</text:p>
          </table:table-cell>
        </table:table-row>
        <table:table-row table:style-name="ro1">
          <table:table-cell table:number-columns-repeated="6"/>
          <table:table-cell table:formula="of:=[.G162]+1" office:value-type="float" office:value="56" calcext:value-type="float">
            <text:p>56</text:p>
          </table:table-cell>
          <table:table-cell table:formula="of:=[.H162]+0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42" calcext:value-type="float">
            <text:p>242</text:p>
          </table:table-cell>
          <table:table-cell office:value-type="float" office:value="98" calcext:value-type="float">
            <text:p>98</text:p>
          </table:table-cell>
          <table:table-cell office:value-type="float" office:value="198" calcext:value-type="float">
            <text:p>198</text:p>
          </table:table-cell>
          <table:table-cell office:value-type="float" office:value="250" calcext:value-type="float">
            <text:p>250</text:p>
          </table:table-cell>
          <table:table-cell table:formula="of:=[.N162]+0" office:value-type="float" office:value="300" calcext:value-type="float">
            <text:p>300</text:p>
          </table:table-cell>
          <table:table-cell table:formula="of:=AVERAGE([.H163:.N163])" office:value-type="float" office:value="188.857142857143" calcext:value-type="float">
            <text:p>188.857142857143</text:p>
          </table:table-cell>
          <table:table-cell table:formula="of:=STDEV([.H163:.N163])" office:value-type="float" office:value="104.050354110287" calcext:value-type="float">
            <text:p>104.05</text:p>
          </table:table-cell>
          <table:table-cell table:formula="of:=[.P163]/SQRT(5)" office:value-type="float" office:value="46.5327329747054" calcext:value-type="float">
            <text:p>46.53</text:p>
          </table:table-cell>
          <table:table-cell table:formula="of:=[.O163]+[.P163]" office:value-type="float" office:value="292.90749696743" calcext:value-type="float">
            <text:p>292.90749696743</text:p>
          </table:table-cell>
          <table:table-cell table:formula="of:=[.O163]-[.P163]" office:value-type="float" office:value="84.8067887468555" calcext:value-type="float">
            <text:p>84.8067887468555</text:p>
          </table:table-cell>
          <table:table-cell table:formula="of:=[.R163]-[.S163]" office:value-type="float" office:value="208.100708220575" calcext:value-type="float">
            <text:p>208.100708220575</text:p>
          </table:table-cell>
          <table:table-cell table:formula="of:=[.O163]+[.Q163]" office:value-type="float" office:value="235.389875831848" calcext:value-type="float">
            <text:p>235.389875831848</text:p>
          </table:table-cell>
          <table:table-cell table:formula="of:=[.O163]-[.Q163]" office:value-type="float" office:value="142.324409882437" calcext:value-type="float">
            <text:p>142.324409882437</text:p>
          </table:table-cell>
          <table:table-cell table:formula="of:=[.U163]-[.V163]" office:value-type="float" office:value="93.0654659494109" calcext:value-type="float">
            <text:p>93.0654659494109</text:p>
          </table:table-cell>
        </table:table-row>
        <table:table-row table:style-name="ro1">
          <table:table-cell table:number-columns-repeated="6"/>
          <table:table-cell table:formula="of:=[.G163]+1" office:value-type="float" office:value="57" calcext:value-type="float">
            <text:p>57</text:p>
          </table:table-cell>
          <table:table-cell table:formula="of:=[.H163]+0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98" calcext:value-type="float">
            <text:p>198</text:p>
          </table:table-cell>
          <table:table-cell office:value-type="float" office:value="284" calcext:value-type="float">
            <text:p>284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  <table:table-cell table:formula="of:=[.N163]+0" office:value-type="float" office:value="300" calcext:value-type="float">
            <text:p>300</text:p>
          </table:table-cell>
          <table:table-cell table:formula="of:=AVERAGE([.H164:.N164])" office:value-type="float" office:value="196" calcext:value-type="float">
            <text:p>196</text:p>
          </table:table-cell>
          <table:table-cell table:formula="of:=STDEV([.H164:.N164])" office:value-type="float" office:value="98.4462628374824" calcext:value-type="float">
            <text:p>98.45</text:p>
          </table:table-cell>
          <table:table-cell table:formula="of:=[.P164]/SQRT(5)" office:value-type="float" office:value="44.0265071670844" calcext:value-type="float">
            <text:p>44.03</text:p>
          </table:table-cell>
          <table:table-cell table:formula="of:=[.O164]+[.P164]" office:value-type="float" office:value="294.446262837482" calcext:value-type="float">
            <text:p>294.446262837482</text:p>
          </table:table-cell>
          <table:table-cell table:formula="of:=[.O164]-[.P164]" office:value-type="float" office:value="97.5537371625176" calcext:value-type="float">
            <text:p>97.5537371625176</text:p>
          </table:table-cell>
          <table:table-cell table:formula="of:=[.R164]-[.S164]" office:value-type="float" office:value="196.892525674965" calcext:value-type="float">
            <text:p>196.892525674965</text:p>
          </table:table-cell>
          <table:table-cell table:formula="of:=[.O164]+[.Q164]" office:value-type="float" office:value="240.026507167084" calcext:value-type="float">
            <text:p>240.026507167084</text:p>
          </table:table-cell>
          <table:table-cell table:formula="of:=[.O164]-[.Q164]" office:value-type="float" office:value="151.973492832916" calcext:value-type="float">
            <text:p>151.973492832916</text:p>
          </table:table-cell>
          <table:table-cell table:formula="of:=[.U164]-[.V164]" office:value-type="float" office:value="88.0530143341688" calcext:value-type="float">
            <text:p>88.0530143341688</text:p>
          </table:table-cell>
        </table:table-row>
        <table:table-row table:style-name="ro1">
          <table:table-cell table:number-columns-repeated="6"/>
          <table:table-cell table:formula="of:=[.G164]+1" office:value-type="float" office:value="58" calcext:value-type="float">
            <text:p>58</text:p>
          </table:table-cell>
          <table:table-cell table:formula="of:=[.H164]+0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42" calcext:value-type="float">
            <text:p>242</text:p>
          </table:table-cell>
          <table:table-cell office:value-type="float" office:value="171" calcext:value-type="float">
            <text:p>171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N164]+0" office:value-type="float" office:value="300" calcext:value-type="float">
            <text:p>300</text:p>
          </table:table-cell>
          <table:table-cell table:formula="of:=AVERAGE([.H165:.N165])" office:value-type="float" office:value="166.428571428571" calcext:value-type="float">
            <text:p>166.428571428571</text:p>
          </table:table-cell>
          <table:table-cell table:formula="of:=STDEV([.H165:.N165])" office:value-type="float" office:value="112.5594023066" calcext:value-type="float">
            <text:p>112.56</text:p>
          </table:table-cell>
          <table:table-cell table:formula="of:=[.P165]/SQRT(5)" office:value-type="float" office:value="50.3380950128609" calcext:value-type="float">
            <text:p>50.34</text:p>
          </table:table-cell>
          <table:table-cell table:formula="of:=[.O165]+[.P165]" office:value-type="float" office:value="278.987973735172" calcext:value-type="float">
            <text:p>278.987973735172</text:p>
          </table:table-cell>
          <table:table-cell table:formula="of:=[.O165]-[.P165]" office:value-type="float" office:value="53.8691691219713" calcext:value-type="float">
            <text:p>53.8691691219713</text:p>
          </table:table-cell>
          <table:table-cell table:formula="of:=[.R165]-[.S165]" office:value-type="float" office:value="225.1188046132" calcext:value-type="float">
            <text:p>225.1188046132</text:p>
          </table:table-cell>
          <table:table-cell table:formula="of:=[.O165]+[.Q165]" office:value-type="float" office:value="216.766666441432" calcext:value-type="float">
            <text:p>216.766666441432</text:p>
          </table:table-cell>
          <table:table-cell table:formula="of:=[.O165]-[.Q165]" office:value-type="float" office:value="116.090476415711" calcext:value-type="float">
            <text:p>116.090476415711</text:p>
          </table:table-cell>
          <table:table-cell table:formula="of:=[.U165]-[.V165]" office:value-type="float" office:value="100.676190025722" calcext:value-type="float">
            <text:p>100.676190025722</text:p>
          </table:table-cell>
        </table:table-row>
        <table:table-row table:style-name="ro1">
          <table:table-cell table:number-columns-repeated="6"/>
          <table:table-cell table:formula="of:=[.G165]+1" office:value-type="float" office:value="59" calcext:value-type="float">
            <text:p>59</text:p>
          </table:table-cell>
          <table:table-cell table:formula="of:=[.H165]+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office:value-type="float" office:value="133" calcext:value-type="float">
            <text:p>133</text:p>
          </table:table-cell>
          <table:table-cell office:value-type="float" office:value="187" calcext:value-type="float">
            <text:p>187</text:p>
          </table:table-cell>
          <table:table-cell office:value-type="float" office:value="205" calcext:value-type="float">
            <text:p>205</text:p>
          </table:table-cell>
          <table:table-cell table:formula="of:=[.N165]+0" office:value-type="float" office:value="300" calcext:value-type="float">
            <text:p>300</text:p>
          </table:table-cell>
          <table:table-cell table:formula="of:=AVERAGE([.H166:.N166])" office:value-type="float" office:value="166.285714285714" calcext:value-type="float">
            <text:p>166.285714285714</text:p>
          </table:table-cell>
          <table:table-cell table:formula="of:=STDEV([.H166:.N166])" office:value-type="float" office:value="98.5287001939271" calcext:value-type="float">
            <text:p>98.53</text:p>
          </table:table-cell>
          <table:table-cell table:formula="of:=[.P166]/SQRT(5)" office:value-type="float" office:value="44.0633742736635" calcext:value-type="float">
            <text:p>44.06</text:p>
          </table:table-cell>
          <table:table-cell table:formula="of:=[.O166]+[.P166]" office:value-type="float" office:value="264.814414479641" calcext:value-type="float">
            <text:p>264.814414479641</text:p>
          </table:table-cell>
          <table:table-cell table:formula="of:=[.O166]-[.P166]" office:value-type="float" office:value="67.7570140917872" calcext:value-type="float">
            <text:p>67.7570140917872</text:p>
          </table:table-cell>
          <table:table-cell table:formula="of:=[.R166]-[.S166]" office:value-type="float" office:value="197.057400387854" calcext:value-type="float">
            <text:p>197.057400387854</text:p>
          </table:table-cell>
          <table:table-cell table:formula="of:=[.O166]+[.Q166]" office:value-type="float" office:value="210.349088559378" calcext:value-type="float">
            <text:p>210.349088559378</text:p>
          </table:table-cell>
          <table:table-cell table:formula="of:=[.O166]-[.Q166]" office:value-type="float" office:value="122.222340012051" calcext:value-type="float">
            <text:p>122.222340012051</text:p>
          </table:table-cell>
          <table:table-cell table:formula="of:=[.U166]-[.V166]" office:value-type="float" office:value="88.1267485473271" calcext:value-type="float">
            <text:p>88.1267485473271</text:p>
          </table:table-cell>
        </table:table-row>
        <table:table-row table:style-name="ro1">
          <table:table-cell table:number-columns-repeated="6"/>
          <table:table-cell table:formula="of:=[.G166]+1" office:value-type="float" office:value="60" calcext:value-type="float">
            <text:p>60</text:p>
          </table:table-cell>
          <table:table-cell table:formula="of:=[.H166]+0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56" calcext:value-type="float">
            <text:p>156</text:p>
          </table:table-cell>
          <table:table-cell office:value-type="float" office:value="329" calcext:value-type="float">
            <text:p>329</text:p>
          </table:table-cell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 table:formula="of:=[.N166]+0" office:value-type="float" office:value="300" calcext:value-type="float">
            <text:p>300</text:p>
          </table:table-cell>
          <table:table-cell table:formula="of:=AVERAGE([.H167:.N167])" office:value-type="float" office:value="234.285714285714" calcext:value-type="float">
            <text:p>234.285714285714</text:p>
          </table:table-cell>
          <table:table-cell table:formula="of:=STDEV([.H167:.N167])" office:value-type="float" office:value="116.972524246386" calcext:value-type="float">
            <text:p>116.97</text:p>
          </table:table-cell>
          <table:table-cell table:formula="of:=[.P167]/SQRT(5)" office:value-type="float" office:value="52.3117031429324" calcext:value-type="float">
            <text:p>52.31</text:p>
          </table:table-cell>
          <table:table-cell table:formula="of:=[.O167]+[.P167]" office:value-type="float" office:value="351.258238532101" calcext:value-type="float">
            <text:p>351.258238532101</text:p>
          </table:table-cell>
          <table:table-cell table:formula="of:=[.O167]-[.P167]" office:value-type="float" office:value="117.313190039328" calcext:value-type="float">
            <text:p>117.313190039328</text:p>
          </table:table-cell>
          <table:table-cell table:formula="of:=[.R167]-[.S167]" office:value-type="float" office:value="233.945048492773" calcext:value-type="float">
            <text:p>233.945048492773</text:p>
          </table:table-cell>
          <table:table-cell table:formula="of:=[.O167]+[.Q167]" office:value-type="float" office:value="286.597417428647" calcext:value-type="float">
            <text:p>286.597417428647</text:p>
          </table:table-cell>
          <table:table-cell table:formula="of:=[.O167]-[.Q167]" office:value-type="float" office:value="181.974011142782" calcext:value-type="float">
            <text:p>181.974011142782</text:p>
          </table:table-cell>
          <table:table-cell table:formula="of:=[.U167]-[.V167]" office:value-type="float" office:value="104.623406285865" calcext:value-type="float">
            <text:p>104.623406285865</text:p>
          </table:table-cell>
        </table:table-row>
        <table:table-row table:style-name="ro1">
          <table:table-cell table:number-columns-repeated="6"/>
          <table:table-cell table:formula="of:=[.G167]+1" office:value-type="float" office:value="61" calcext:value-type="float">
            <text:p>61</text:p>
          </table:table-cell>
          <table:table-cell table:formula="of:=[.H167]+0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50" calcext:value-type="float">
            <text:p>250</text:p>
          </table:table-cell>
          <table:table-cell office:value-type="float" office:value="65" calcext:value-type="float">
            <text:p>65</text:p>
          </table:table-cell>
          <table:table-cell office:value-type="float" office:value="220" calcext:value-type="float">
            <text:p>220</text:p>
          </table:table-cell>
          <table:table-cell office:value-type="float" office:value="76" calcext:value-type="float">
            <text:p>76</text:p>
          </table:table-cell>
          <table:table-cell table:formula="of:=[.N167]+0" office:value-type="float" office:value="300" calcext:value-type="float">
            <text:p>300</text:p>
          </table:table-cell>
          <table:table-cell table:formula="of:=AVERAGE([.H168:.N168])" office:value-type="float" office:value="145" calcext:value-type="float">
            <text:p>145</text:p>
          </table:table-cell>
          <table:table-cell table:formula="of:=STDEV([.H168:.N168])" office:value-type="float" office:value="111.461503070193" calcext:value-type="float">
            <text:p>111.46</text:p>
          </table:table-cell>
          <table:table-cell table:formula="of:=[.P168]/SQRT(5)" office:value-type="float" office:value="49.8470995478507" calcext:value-type="float">
            <text:p>49.85</text:p>
          </table:table-cell>
          <table:table-cell table:formula="of:=[.O168]+[.P168]" office:value-type="float" office:value="256.461503070193" calcext:value-type="float">
            <text:p>256.461503070193</text:p>
          </table:table-cell>
          <table:table-cell table:formula="of:=[.O168]-[.P168]" office:value-type="float" office:value="33.5384969298069" calcext:value-type="float">
            <text:p>33.5384969298069</text:p>
          </table:table-cell>
          <table:table-cell table:formula="of:=[.R168]-[.S168]" office:value-type="float" office:value="222.923006140386" calcext:value-type="float">
            <text:p>222.923006140386</text:p>
          </table:table-cell>
          <table:table-cell table:formula="of:=[.O168]+[.Q168]" office:value-type="float" office:value="194.847099547851" calcext:value-type="float">
            <text:p>194.847099547851</text:p>
          </table:table-cell>
          <table:table-cell table:formula="of:=[.O168]-[.Q168]" office:value-type="float" office:value="95.1529004521493" calcext:value-type="float">
            <text:p>95.1529004521493</text:p>
          </table:table-cell>
          <table:table-cell table:formula="of:=[.U168]-[.V168]" office:value-type="float" office:value="99.6941990957013" calcext:value-type="float">
            <text:p>99.6941990957013</text:p>
          </table:table-cell>
        </table:table-row>
        <table:table-row table:style-name="ro1">
          <table:table-cell table:number-columns-repeated="6"/>
          <table:table-cell table:formula="of:=[.G168]+1" office:value-type="float" office:value="62" calcext:value-type="float">
            <text:p>62</text:p>
          </table:table-cell>
          <table:table-cell table:formula="of:=[.H168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float" office:value="158" calcext:value-type="float">
            <text:p>158</text:p>
          </table:table-cell>
          <table:table-cell office:value-type="float" office:value="206" calcext:value-type="float">
            <text:p>206</text:p>
          </table:table-cell>
          <table:table-cell table:formula="of:=[.N168]+0" office:value-type="float" office:value="300" calcext:value-type="float">
            <text:p>300</text:p>
          </table:table-cell>
          <table:table-cell table:formula="of:=AVERAGE([.H169:.N169])" office:value-type="float" office:value="181.714285714286" calcext:value-type="float">
            <text:p>181.714285714286</text:p>
          </table:table-cell>
          <table:table-cell table:formula="of:=STDEV([.H169:.N169])" office:value-type="float" office:value="103.119209794157" calcext:value-type="float">
            <text:p>103.12</text:p>
          </table:table-cell>
          <table:table-cell table:formula="of:=[.P169]/SQRT(5)" office:value-type="float" office:value="46.1163125771596" calcext:value-type="float">
            <text:p>46.12</text:p>
          </table:table-cell>
          <table:table-cell table:formula="of:=[.O169]+[.P169]" office:value-type="float" office:value="284.833495508443" calcext:value-type="float">
            <text:p>284.833495508443</text:p>
          </table:table-cell>
          <table:table-cell table:formula="of:=[.O169]-[.P169]" office:value-type="float" office:value="78.5950759201284" calcext:value-type="float">
            <text:p>78.5950759201284</text:p>
          </table:table-cell>
          <table:table-cell table:formula="of:=[.R169]-[.S169]" office:value-type="float" office:value="206.238419588315" calcext:value-type="float">
            <text:p>206.238419588315</text:p>
          </table:table-cell>
          <table:table-cell table:formula="of:=[.O169]+[.Q169]" office:value-type="float" office:value="227.830598291445" calcext:value-type="float">
            <text:p>227.830598291445</text:p>
          </table:table-cell>
          <table:table-cell table:formula="of:=[.O169]-[.Q169]" office:value-type="float" office:value="135.597973137126" calcext:value-type="float">
            <text:p>135.597973137126</text:p>
          </table:table-cell>
          <table:table-cell table:formula="of:=[.U169]-[.V169]" office:value-type="float" office:value="92.2326251543191" calcext:value-type="float">
            <text:p>92.2326251543191</text:p>
          </table:table-cell>
        </table:table-row>
        <table:table-row table:style-name="ro1">
          <table:table-cell table:number-columns-repeated="6"/>
          <table:table-cell table:formula="of:=[.G169]+1" office:value-type="float" office:value="63" calcext:value-type="float">
            <text:p>63</text:p>
          </table:table-cell>
          <table:table-cell table:formula="of:=[.H169]+0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204" calcext:value-type="float">
            <text:p>204</text:p>
          </table:table-cell>
          <table:table-cell office:value-type="float" office:value="58" calcext:value-type="float">
            <text:p>58</text:p>
          </table:table-cell>
          <table:table-cell table:formula="of:=[.N169]+0" office:value-type="float" office:value="300" calcext:value-type="float">
            <text:p>300</text:p>
          </table:table-cell>
          <table:table-cell table:formula="of:=AVERAGE([.H170:.N170])" office:value-type="float" office:value="131.428571428571" calcext:value-type="float">
            <text:p>131.428571428571</text:p>
          </table:table-cell>
          <table:table-cell table:formula="of:=STDEV([.H170:.N170])" office:value-type="float" office:value="97.8874475147472" calcext:value-type="float">
            <text:p>97.89</text:p>
          </table:table-cell>
          <table:table-cell table:formula="of:=[.P170]/SQRT(5)" office:value-type="float" office:value="43.7765973573835" calcext:value-type="float">
            <text:p>43.78</text:p>
          </table:table-cell>
          <table:table-cell table:formula="of:=[.O170]+[.P170]" office:value-type="float" office:value="229.316018943319" calcext:value-type="float">
            <text:p>229.316018943319</text:p>
          </table:table-cell>
          <table:table-cell table:formula="of:=[.O170]-[.P170]" office:value-type="float" office:value="33.5411239138242" calcext:value-type="float">
            <text:p>33.5411239138242</text:p>
          </table:table-cell>
          <table:table-cell table:formula="of:=[.R170]-[.S170]" office:value-type="float" office:value="195.774895029494" calcext:value-type="float">
            <text:p>195.774895029494</text:p>
          </table:table-cell>
          <table:table-cell table:formula="of:=[.O170]+[.Q170]" office:value-type="float" office:value="175.205168785955" calcext:value-type="float">
            <text:p>175.205168785955</text:p>
          </table:table-cell>
          <table:table-cell table:formula="of:=[.O170]-[.Q170]" office:value-type="float" office:value="87.6519740711879" calcext:value-type="float">
            <text:p>87.6519740711879</text:p>
          </table:table-cell>
          <table:table-cell table:formula="of:=[.U170]-[.V170]" office:value-type="float" office:value="87.553194714767" calcext:value-type="float">
            <text:p>87.553194714767</text:p>
          </table:table-cell>
        </table:table-row>
        <table:table-row table:style-name="ro1">
          <table:table-cell table:number-columns-repeated="6"/>
          <table:table-cell table:formula="of:=[.G170]+1" office:value-type="float" office:value="64" calcext:value-type="float">
            <text:p>64</text:p>
          </table:table-cell>
          <table:table-cell table:formula="of:=[.H170]+0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96" calcext:value-type="float">
            <text:p>296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table:formula="of:=[.N170]+0" office:value-type="float" office:value="300" calcext:value-type="float">
            <text:p>300</text:p>
          </table:table-cell>
          <table:table-cell table:formula="of:=AVERAGE([.H171:.N171])" office:value-type="float" office:value="143.571428571429" calcext:value-type="float">
            <text:p>143.571428571429</text:p>
          </table:table-cell>
          <table:table-cell table:formula="of:=STDEV([.H171:.N171])" office:value-type="float" office:value="112.660044888531" calcext:value-type="float">
            <text:p>112.66</text:p>
          </table:table-cell>
          <table:table-cell table:formula="of:=[.P171]/SQRT(5)" office:value-type="float" office:value="50.3831037437864" calcext:value-type="float">
            <text:p>50.38</text:p>
          </table:table-cell>
          <table:table-cell table:formula="of:=[.O171]+[.P171]" office:value-type="float" office:value="256.231473459959" calcext:value-type="float">
            <text:p>256.231473459959</text:p>
          </table:table-cell>
          <table:table-cell table:formula="of:=[.O171]-[.P171]" office:value-type="float" office:value="30.911383682898" calcext:value-type="float">
            <text:p>30.911383682898</text:p>
          </table:table-cell>
          <table:table-cell table:formula="of:=[.R171]-[.S171]" office:value-type="float" office:value="225.320089777061" calcext:value-type="float">
            <text:p>225.320089777061</text:p>
          </table:table-cell>
          <table:table-cell table:formula="of:=[.O171]+[.Q171]" office:value-type="float" office:value="193.954532315215" calcext:value-type="float">
            <text:p>193.954532315215</text:p>
          </table:table-cell>
          <table:table-cell table:formula="of:=[.O171]-[.Q171]" office:value-type="float" office:value="93.1883248276422" calcext:value-type="float">
            <text:p>93.1883248276422</text:p>
          </table:table-cell>
          <table:table-cell table:formula="of:=[.U171]-[.V171]" office:value-type="float" office:value="100.766207487573" calcext:value-type="float">
            <text:p>100.766207487573</text:p>
          </table:table-cell>
        </table:table-row>
        <table:table-row table:style-name="ro1">
          <table:table-cell table:number-columns-repeated="6"/>
          <table:table-cell table:formula="of:=[.G171]+1" office:value-type="float" office:value="65" calcext:value-type="float">
            <text:p>65</text:p>
          </table:table-cell>
          <table:table-cell table:formula="of:=[.H171]+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114" calcext:value-type="float">
            <text:p>114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table:formula="of:=[.N171]+0" office:value-type="float" office:value="300" calcext:value-type="float">
            <text:p>300</text:p>
          </table:table-cell>
          <table:table-cell table:formula="of:=AVERAGE([.H172:.N172])" office:value-type="float" office:value="138.428571428571" calcext:value-type="float">
            <text:p>138.428571428571</text:p>
          </table:table-cell>
          <table:table-cell table:formula="of:=STDEV([.H172:.N172])" office:value-type="float" office:value="93.546525221156" calcext:value-type="float">
            <text:p>93.55</text:p>
          </table:table-cell>
          <table:table-cell table:formula="of:=[.P172]/SQRT(5)" office:value-type="float" office:value="41.8352778906807" calcext:value-type="float">
            <text:p>41.84</text:p>
          </table:table-cell>
          <table:table-cell table:formula="of:=[.O172]+[.P172]" office:value-type="float" office:value="231.975096649727" calcext:value-type="float">
            <text:p>231.975096649727</text:p>
          </table:table-cell>
          <table:table-cell table:formula="of:=[.O172]-[.P172]" office:value-type="float" office:value="44.8820462074154" calcext:value-type="float">
            <text:p>44.8820462074154</text:p>
          </table:table-cell>
          <table:table-cell table:formula="of:=[.R172]-[.S172]" office:value-type="float" office:value="187.093050442312" calcext:value-type="float">
            <text:p>187.093050442312</text:p>
          </table:table-cell>
          <table:table-cell table:formula="of:=[.O172]+[.Q172]" office:value-type="float" office:value="180.263849319252" calcext:value-type="float">
            <text:p>180.263849319252</text:p>
          </table:table-cell>
          <table:table-cell table:formula="of:=[.O172]-[.Q172]" office:value-type="float" office:value="96.5932935378907" calcext:value-type="float">
            <text:p>96.5932935378907</text:p>
          </table:table-cell>
          <table:table-cell table:formula="of:=[.U172]-[.V172]" office:value-type="float" office:value="83.6705557813614" calcext:value-type="float">
            <text:p>83.6705557813614</text:p>
          </table:table-cell>
        </table:table-row>
        <table:table-row table:style-name="ro1">
          <table:table-cell table:number-columns-repeated="6"/>
          <table:table-cell table:formula="of:=[.G172]+1" office:value-type="float" office:value="66" calcext:value-type="float">
            <text:p>66</text:p>
          </table:table-cell>
          <table:table-cell table:formula="of:=[.H172]+0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17" calcext:value-type="float">
            <text:p>217</text:p>
          </table:table-cell>
          <table:table-cell office:value-type="float" office:value="163" calcext:value-type="float">
            <text:p>163</text:p>
          </table:table-cell>
          <table:table-cell office:value-type="float" office:value="256" calcext:value-type="float">
            <text:p>256</text:p>
          </table:table-cell>
          <table:table-cell office:value-type="float" office:value="191" calcext:value-type="float">
            <text:p>191</text:p>
          </table:table-cell>
          <table:table-cell table:formula="of:=[.N172]+0" office:value-type="float" office:value="300" calcext:value-type="float">
            <text:p>300</text:p>
          </table:table-cell>
          <table:table-cell table:formula="of:=AVERAGE([.H173:.N173])" office:value-type="float" office:value="170.714285714286" calcext:value-type="float">
            <text:p>170.714285714286</text:p>
          </table:table-cell>
          <table:table-cell table:formula="of:=STDEV([.H173:.N173])" office:value-type="float" office:value="105.115356134288" calcext:value-type="float">
            <text:p>105.12</text:p>
          </table:table-cell>
          <table:table-cell table:formula="of:=[.P173]/SQRT(5)" office:value-type="float" office:value="47.0090163590733" calcext:value-type="float">
            <text:p>47.01</text:p>
          </table:table-cell>
          <table:table-cell table:formula="of:=[.O173]+[.P173]" office:value-type="float" office:value="275.829641848573" calcext:value-type="float">
            <text:p>275.829641848573</text:p>
          </table:table-cell>
          <table:table-cell table:formula="of:=[.O173]-[.P173]" office:value-type="float" office:value="65.5989295799982" calcext:value-type="float">
            <text:p>65.5989295799982</text:p>
          </table:table-cell>
          <table:table-cell table:formula="of:=[.R173]-[.S173]" office:value-type="float" office:value="210.230712268575" calcext:value-type="float">
            <text:p>210.230712268575</text:p>
          </table:table-cell>
          <table:table-cell table:formula="of:=[.O173]+[.Q173]" office:value-type="float" office:value="217.723302073359" calcext:value-type="float">
            <text:p>217.723302073359</text:p>
          </table:table-cell>
          <table:table-cell table:formula="of:=[.O173]-[.Q173]" office:value-type="float" office:value="123.705269355212" calcext:value-type="float">
            <text:p>123.705269355212</text:p>
          </table:table-cell>
          <table:table-cell table:formula="of:=[.U173]-[.V173]" office:value-type="float" office:value="94.0180327181466" calcext:value-type="float">
            <text:p>94.0180327181466</text:p>
          </table:table-cell>
        </table:table-row>
        <table:table-row table:style-name="ro1">
          <table:table-cell table:number-columns-repeated="6"/>
          <table:table-cell table:formula="of:=[.G173]+1" office:value-type="float" office:value="67" calcext:value-type="float">
            <text:p>67</text:p>
          </table:table-cell>
          <table:table-cell table:formula="of:=[.H173]+0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51" calcext:value-type="float">
            <text:p>151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table:formula="of:=[.N173]+0" office:value-type="float" office:value="300" calcext:value-type="float">
            <text:p>300</text:p>
          </table:table-cell>
          <table:table-cell table:formula="of:=AVERAGE([.H174:.N174])" office:value-type="float" office:value="153.571428571429" calcext:value-type="float">
            <text:p>153.571428571429</text:p>
          </table:table-cell>
          <table:table-cell table:formula="of:=STDEV([.H174:.N174])" office:value-type="float" office:value="98.3070990024918" calcext:value-type="float">
            <text:p>98.31</text:p>
          </table:table-cell>
          <table:table-cell table:formula="of:=[.P174]/SQRT(5)" office:value-type="float" office:value="43.9642712080747" calcext:value-type="float">
            <text:p>43.96</text:p>
          </table:table-cell>
          <table:table-cell table:formula="of:=[.O174]+[.P174]" office:value-type="float" office:value="251.87852757392" calcext:value-type="float">
            <text:p>251.87852757392</text:p>
          </table:table-cell>
          <table:table-cell table:formula="of:=[.O174]-[.P174]" office:value-type="float" office:value="55.2643295689368" calcext:value-type="float">
            <text:p>55.2643295689368</text:p>
          </table:table-cell>
          <table:table-cell table:formula="of:=[.R174]-[.S174]" office:value-type="float" office:value="196.614198004984" calcext:value-type="float">
            <text:p>196.614198004984</text:p>
          </table:table-cell>
          <table:table-cell table:formula="of:=[.O174]+[.Q174]" office:value-type="float" office:value="197.535699779503" calcext:value-type="float">
            <text:p>197.535699779503</text:p>
          </table:table-cell>
          <table:table-cell table:formula="of:=[.O174]-[.Q174]" office:value-type="float" office:value="109.607157363354" calcext:value-type="float">
            <text:p>109.607157363354</text:p>
          </table:table-cell>
          <table:table-cell table:formula="of:=[.U174]-[.V174]" office:value-type="float" office:value="87.9285424161493" calcext:value-type="float">
            <text:p>87.9285424161493</text:p>
          </table:table-cell>
        </table:table-row>
        <table:table-row table:style-name="ro1">
          <table:table-cell table:number-columns-repeated="6"/>
          <table:table-cell table:formula="of:=[.G174]+1" office:value-type="float" office:value="68" calcext:value-type="float">
            <text:p>68</text:p>
          </table:table-cell>
          <table:table-cell table:formula="of:=[.H174]+0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office:value-type="float" office:value="162" calcext:value-type="float">
            <text:p>162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table:formula="of:=[.N174]+0" office:value-type="float" office:value="300" calcext:value-type="float">
            <text:p>300</text:p>
          </table:table-cell>
          <table:table-cell table:formula="of:=AVERAGE([.H175:.N175])" office:value-type="float" office:value="143.714285714286" calcext:value-type="float">
            <text:p>143.714285714286</text:p>
          </table:table-cell>
          <table:table-cell table:formula="of:=STDEV([.H175:.N175])" office:value-type="float" office:value="91.5472815648" calcext:value-type="float">
            <text:p>91.55</text:p>
          </table:table-cell>
          <table:table-cell table:formula="of:=[.P175]/SQRT(5)" office:value-type="float" office:value="40.9411889468412" calcext:value-type="float">
            <text:p>40.94</text:p>
          </table:table-cell>
          <table:table-cell table:formula="of:=[.O175]+[.P175]" office:value-type="float" office:value="235.261567279086" calcext:value-type="float">
            <text:p>235.261567279086</text:p>
          </table:table-cell>
          <table:table-cell table:formula="of:=[.O175]-[.P175]" office:value-type="float" office:value="52.1670041494858" calcext:value-type="float">
            <text:p>52.1670041494858</text:p>
          </table:table-cell>
          <table:table-cell table:formula="of:=[.R175]-[.S175]" office:value-type="float" office:value="183.0945631296" calcext:value-type="float">
            <text:p>183.0945631296</text:p>
          </table:table-cell>
          <table:table-cell table:formula="of:=[.O175]+[.Q175]" office:value-type="float" office:value="184.655474661127" calcext:value-type="float">
            <text:p>184.655474661127</text:p>
          </table:table-cell>
          <table:table-cell table:formula="of:=[.O175]-[.Q175]" office:value-type="float" office:value="102.773096767445" calcext:value-type="float">
            <text:p>102.773096767445</text:p>
          </table:table-cell>
          <table:table-cell table:formula="of:=[.U175]-[.V175]" office:value-type="float" office:value="81.8823778936824" calcext:value-type="float">
            <text:p>81.8823778936824</text:p>
          </table:table-cell>
        </table:table-row>
        <table:table-row table:style-name="ro1">
          <table:table-cell table:number-columns-repeated="6"/>
          <table:table-cell table:formula="of:=[.G175]+1" office:value-type="float" office:value="69" calcext:value-type="float">
            <text:p>69</text:p>
          </table:table-cell>
          <table:table-cell table:formula="of:=[.H175]+0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87" calcext:value-type="float">
            <text:p>87</text:p>
          </table:table-cell>
          <table:table-cell office:value-type="float" office:value="269" calcext:value-type="float">
            <text:p>269</text:p>
          </table:table-cell>
          <table:table-cell office:value-type="float" office:value="185" calcext:value-type="float">
            <text:p>185</text:p>
          </table:table-cell>
          <table:table-cell office:value-type="float" office:value="101" calcext:value-type="float">
            <text:p>101</text:p>
          </table:table-cell>
          <table:table-cell table:formula="of:=[.N175]+0" office:value-type="float" office:value="300" calcext:value-type="float">
            <text:p>300</text:p>
          </table:table-cell>
          <table:table-cell table:formula="of:=AVERAGE([.H176:.N176])" office:value-type="float" office:value="160.571428571429" calcext:value-type="float">
            <text:p>160.571428571429</text:p>
          </table:table-cell>
          <table:table-cell table:formula="of:=STDEV([.H176:.N176])" office:value-type="float" office:value="105.670647363805" calcext:value-type="float">
            <text:p>105.67</text:p>
          </table:table-cell>
          <table:table-cell table:formula="of:=[.P176]/SQRT(5)" office:value-type="float" office:value="47.2573501463756" calcext:value-type="float">
            <text:p>47.26</text:p>
          </table:table-cell>
          <table:table-cell table:formula="of:=[.O176]+[.P176]" office:value-type="float" office:value="266.242075935234" calcext:value-type="float">
            <text:p>266.242075935234</text:p>
          </table:table-cell>
          <table:table-cell table:formula="of:=[.O176]-[.P176]" office:value-type="float" office:value="54.9007812076232" calcext:value-type="float">
            <text:p>54.9007812076232</text:p>
          </table:table-cell>
          <table:table-cell table:formula="of:=[.R176]-[.S176]" office:value-type="float" office:value="211.341294727611" calcext:value-type="float">
            <text:p>211.341294727611</text:p>
          </table:table-cell>
          <table:table-cell table:formula="of:=[.O176]+[.Q176]" office:value-type="float" office:value="207.828778717804" calcext:value-type="float">
            <text:p>207.828778717804</text:p>
          </table:table-cell>
          <table:table-cell table:formula="of:=[.O176]-[.Q176]" office:value-type="float" office:value="113.314078425053" calcext:value-type="float">
            <text:p>113.314078425053</text:p>
          </table:table-cell>
          <table:table-cell table:formula="of:=[.U176]-[.V176]" office:value-type="float" office:value="94.5147002927511" calcext:value-type="float">
            <text:p>94.5147002927511</text:p>
          </table:table-cell>
        </table:table-row>
        <table:table-row table:style-name="ro1">
          <table:table-cell table:number-columns-repeated="6"/>
          <table:table-cell table:formula="of:=[.G176]+1" office:value-type="float" office:value="70" calcext:value-type="float">
            <text:p>70</text:p>
          </table:table-cell>
          <table:table-cell table:formula="of:=[.H176]+0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27" calcext:value-type="float">
            <text:p>327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formula="of:=[.N176]+0" office:value-type="float" office:value="300" calcext:value-type="float">
            <text:p>300</text:p>
          </table:table-cell>
          <table:table-cell table:formula="of:=AVERAGE([.H177:.N177])" office:value-type="float" office:value="149.285714285714" calcext:value-type="float">
            <text:p>149.285714285714</text:p>
          </table:table-cell>
          <table:table-cell table:formula="of:=STDEV([.H177:.N177])" office:value-type="float" office:value="120.116213567964" calcext:value-type="float">
            <text:p>120.12</text:p>
          </table:table-cell>
          <table:table-cell table:formula="of:=[.P177]/SQRT(5)" office:value-type="float" office:value="53.7176037475701" calcext:value-type="float">
            <text:p>53.72</text:p>
          </table:table-cell>
          <table:table-cell table:formula="of:=[.O177]+[.P177]" office:value-type="float" office:value="269.401927853678" calcext:value-type="float">
            <text:p>269.401927853678</text:p>
          </table:table-cell>
          <table:table-cell table:formula="of:=[.O177]-[.P177]" office:value-type="float" office:value="29.1695007177502" calcext:value-type="float">
            <text:p>29.1695007177502</text:p>
          </table:table-cell>
          <table:table-cell table:formula="of:=[.R177]-[.S177]" office:value-type="float" office:value="240.232427135928" calcext:value-type="float">
            <text:p>240.232427135928</text:p>
          </table:table-cell>
          <table:table-cell table:formula="of:=[.O177]+[.Q177]" office:value-type="float" office:value="203.003318033284" calcext:value-type="float">
            <text:p>203.003318033284</text:p>
          </table:table-cell>
          <table:table-cell table:formula="of:=[.O177]-[.Q177]" office:value-type="float" office:value="95.5681105381442" calcext:value-type="float">
            <text:p>95.5681105381442</text:p>
          </table:table-cell>
          <table:table-cell table:formula="of:=[.U177]-[.V177]" office:value-type="float" office:value="107.43520749514" calcext:value-type="float">
            <text:p>107.43520749514</text:p>
          </table:table-cell>
        </table:table-row>
        <table:table-row table:style-name="ro1">
          <table:table-cell table:number-columns-repeated="6"/>
          <table:table-cell table:formula="of:=[.G177]+1" office:value-type="float" office:value="71" calcext:value-type="float">
            <text:p>71</text:p>
          </table:table-cell>
          <table:table-cell table:formula="of:=[.H177]+0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office:value-type="float" office:value="96" calcext:value-type="float">
            <text:p>96</text:p>
          </table:table-cell>
          <table:table-cell table:formula="of:=[.N177]+0" office:value-type="float" office:value="300" calcext:value-type="float">
            <text:p>300</text:p>
          </table:table-cell>
          <table:table-cell table:formula="of:=AVERAGE([.H178:.N178])" office:value-type="float" office:value="112.714285714286" calcext:value-type="float">
            <text:p>112.714285714286</text:p>
          </table:table-cell>
          <table:table-cell table:formula="of:=STDEV([.H178:.N178])" office:value-type="float" office:value="94.5916033724528" calcext:value-type="float">
            <text:p>94.59</text:p>
          </table:table-cell>
          <table:table-cell table:formula="of:=[.P178]/SQRT(5)" office:value-type="float" office:value="42.3026510483006" calcext:value-type="float">
            <text:p>42.30</text:p>
          </table:table-cell>
          <table:table-cell table:formula="of:=[.O178]+[.P178]" office:value-type="float" office:value="207.305889086739" calcext:value-type="float">
            <text:p>207.305889086739</text:p>
          </table:table-cell>
          <table:table-cell table:formula="of:=[.O178]-[.P178]" office:value-type="float" office:value="18.1226823418329" calcext:value-type="float">
            <text:p>18.1226823418329</text:p>
          </table:table-cell>
          <table:table-cell table:formula="of:=[.R178]-[.S178]" office:value-type="float" office:value="189.183206744906" calcext:value-type="float">
            <text:p>189.183206744906</text:p>
          </table:table-cell>
          <table:table-cell table:formula="of:=[.O178]+[.Q178]" office:value-type="float" office:value="155.016936762586" calcext:value-type="float">
            <text:p>155.016936762586</text:p>
          </table:table-cell>
          <table:table-cell table:formula="of:=[.O178]-[.Q178]" office:value-type="float" office:value="70.4116346659851" calcext:value-type="float">
            <text:p>70.4116346659851</text:p>
          </table:table-cell>
          <table:table-cell table:formula="of:=[.U178]-[.V178]" office:value-type="float" office:value="84.6053020966012" calcext:value-type="float">
            <text:p>84.6053020966012</text:p>
          </table:table-cell>
        </table:table-row>
        <table:table-row table:style-name="ro1">
          <table:table-cell table:number-columns-repeated="6"/>
          <table:table-cell table:formula="of:=[.G178]+1" office:value-type="float" office:value="72" calcext:value-type="float">
            <text:p>72</text:p>
          </table:table-cell>
          <table:table-cell table:formula="of:=[.H178]+0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58" calcext:value-type="float">
            <text:p>25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11" calcext:value-type="float">
            <text:p>211</text:p>
          </table:table-cell>
          <table:table-cell table:formula="of:=[.N178]+0" office:value-type="float" office:value="300" calcext:value-type="float">
            <text:p>300</text:p>
          </table:table-cell>
          <table:table-cell table:formula="of:=AVERAGE([.H179:.N179])" office:value-type="float" office:value="212.428571428571" calcext:value-type="float">
            <text:p>212.428571428571</text:p>
          </table:table-cell>
          <table:table-cell table:formula="of:=STDEV([.H179:.N179])" office:value-type="float" office:value="97.5497431106427" calcext:value-type="float">
            <text:p>97.55</text:p>
          </table:table-cell>
          <table:table-cell table:formula="of:=[.P179]/SQRT(5)" office:value-type="float" office:value="43.6255713566078" calcext:value-type="float">
            <text:p>43.63</text:p>
          </table:table-cell>
          <table:table-cell table:formula="of:=[.O179]+[.P179]" office:value-type="float" office:value="309.978314539214" calcext:value-type="float">
            <text:p>309.978314539214</text:p>
          </table:table-cell>
          <table:table-cell table:formula="of:=[.O179]-[.P179]" office:value-type="float" office:value="114.878828317929" calcext:value-type="float">
            <text:p>114.878828317929</text:p>
          </table:table-cell>
          <table:table-cell table:formula="of:=[.R179]-[.S179]" office:value-type="float" office:value="195.099486221285" calcext:value-type="float">
            <text:p>195.099486221285</text:p>
          </table:table-cell>
          <table:table-cell table:formula="of:=[.O179]+[.Q179]" office:value-type="float" office:value="256.054142785179" calcext:value-type="float">
            <text:p>256.054142785179</text:p>
          </table:table-cell>
          <table:table-cell table:formula="of:=[.O179]-[.Q179]" office:value-type="float" office:value="168.803000071964" calcext:value-type="float">
            <text:p>168.803000071964</text:p>
          </table:table-cell>
          <table:table-cell table:formula="of:=[.U179]-[.V179]" office:value-type="float" office:value="87.2511427132155" calcext:value-type="float">
            <text:p>87.2511427132155</text:p>
          </table:table-cell>
        </table:table-row>
        <table:table-row table:style-name="ro1">
          <table:table-cell table:number-columns-repeated="6"/>
          <table:table-cell table:formula="of:=[.G179]+1" office:value-type="float" office:value="73" calcext:value-type="float">
            <text:p>73</text:p>
          </table:table-cell>
          <table:table-cell table:formula="of:=[.H179]+0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table:formula="of:=[.N179]+0" office:value-type="float" office:value="300" calcext:value-type="float">
            <text:p>300</text:p>
          </table:table-cell>
          <table:table-cell table:formula="of:=AVERAGE([.H180:.N180])" office:value-type="float" office:value="171.285714285714" calcext:value-type="float">
            <text:p>171.285714285714</text:p>
          </table:table-cell>
          <table:table-cell table:formula="of:=STDEV([.H180:.N180])" office:value-type="float" office:value="101.114974634018" calcext:value-type="float">
            <text:p>101.11</text:p>
          </table:table-cell>
          <table:table-cell table:formula="of:=[.P180]/SQRT(5)" office:value-type="float" office:value="45.2199913649662" calcext:value-type="float">
            <text:p>45.22</text:p>
          </table:table-cell>
          <table:table-cell table:formula="of:=[.O180]+[.P180]" office:value-type="float" office:value="272.400688919732" calcext:value-type="float">
            <text:p>272.400688919732</text:p>
          </table:table-cell>
          <table:table-cell table:formula="of:=[.O180]-[.P180]" office:value-type="float" office:value="70.1707396516963" calcext:value-type="float">
            <text:p>70.1707396516963</text:p>
          </table:table-cell>
          <table:table-cell table:formula="of:=[.R180]-[.S180]" office:value-type="float" office:value="202.229949268036" calcext:value-type="float">
            <text:p>202.229949268036</text:p>
          </table:table-cell>
          <table:table-cell table:formula="of:=[.O180]+[.Q180]" office:value-type="float" office:value="216.50570565068" calcext:value-type="float">
            <text:p>216.50570565068</text:p>
          </table:table-cell>
          <table:table-cell table:formula="of:=[.O180]-[.Q180]" office:value-type="float" office:value="126.065722920748" calcext:value-type="float">
            <text:p>126.065722920748</text:p>
          </table:table-cell>
          <table:table-cell table:formula="of:=[.U180]-[.V180]" office:value-type="float" office:value="90.4399827299324" calcext:value-type="float">
            <text:p>90.4399827299324</text:p>
          </table:table-cell>
        </table:table-row>
        <table:table-row table:style-name="ro1">
          <table:table-cell table:number-columns-repeated="6"/>
          <table:table-cell table:formula="of:=[.G180]+1" office:value-type="float" office:value="74" calcext:value-type="float">
            <text:p>74</text:p>
          </table:table-cell>
          <table:table-cell table:formula="of:=[.H180]+0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312" calcext:value-type="float">
            <text:p>312</text:p>
          </table:table-cell>
          <table:table-cell office:value-type="float" office:value="191" calcext:value-type="float">
            <text:p>191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table:formula="of:=[.N180]+0" office:value-type="float" office:value="300" calcext:value-type="float">
            <text:p>300</text:p>
          </table:table-cell>
          <table:table-cell table:formula="of:=AVERAGE([.H181:.N181])" office:value-type="float" office:value="185.142857142857" calcext:value-type="float">
            <text:p>185.142857142857</text:p>
          </table:table-cell>
          <table:table-cell table:formula="of:=STDEV([.H181:.N181])" office:value-type="float" office:value="104.013506448968" calcext:value-type="float">
            <text:p>104.01</text:p>
          </table:table-cell>
          <table:table-cell table:formula="of:=[.P181]/SQRT(5)" office:value-type="float" office:value="46.5162541996011" calcext:value-type="float">
            <text:p>46.52</text:p>
          </table:table-cell>
          <table:table-cell table:formula="of:=[.O181]+[.P181]" office:value-type="float" office:value="289.156363591825" calcext:value-type="float">
            <text:p>289.156363591825</text:p>
          </table:table-cell>
          <table:table-cell table:formula="of:=[.O181]-[.P181]" office:value-type="float" office:value="81.1293506938891" calcext:value-type="float">
            <text:p>81.1293506938891</text:p>
          </table:table-cell>
          <table:table-cell table:formula="of:=[.R181]-[.S181]" office:value-type="float" office:value="208.027012897936" calcext:value-type="float">
            <text:p>208.027012897936</text:p>
          </table:table-cell>
          <table:table-cell table:formula="of:=[.O181]+[.Q181]" office:value-type="float" office:value="231.659111342458" calcext:value-type="float">
            <text:p>231.659111342458</text:p>
          </table:table-cell>
          <table:table-cell table:formula="of:=[.O181]-[.Q181]" office:value-type="float" office:value="138.626602943256" calcext:value-type="float">
            <text:p>138.626602943256</text:p>
          </table:table-cell>
          <table:table-cell table:formula="of:=[.U181]-[.V181]" office:value-type="float" office:value="93.0325083992021" calcext:value-type="float">
            <text:p>93.0325083992021</text:p>
          </table:table-cell>
        </table:table-row>
        <table:table-row table:style-name="ro1">
          <table:table-cell table:number-columns-repeated="6"/>
          <table:table-cell table:formula="of:=[.G181]+1" office:value-type="float" office:value="75" calcext:value-type="float">
            <text:p>75</text:p>
          </table:table-cell>
          <table:table-cell table:formula="of:=[.H181]+0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1" calcext:value-type="float">
            <text:p>101</text:p>
          </table:table-cell>
          <table:table-cell office:value-type="float" office:value="217" calcext:value-type="float">
            <text:p>217</text:p>
          </table:table-cell>
          <table:table-cell office:value-type="float" office:value="58" calcext:value-type="float">
            <text:p>58</text:p>
          </table:table-cell>
          <table:table-cell office:value-type="float" office:value="119" calcext:value-type="float">
            <text:p>119</text:p>
          </table:table-cell>
          <table:table-cell table:formula="of:=[.N181]+0" office:value-type="float" office:value="300" calcext:value-type="float">
            <text:p>300</text:p>
          </table:table-cell>
          <table:table-cell table:formula="of:=AVERAGE([.H182:.N182])" office:value-type="float" office:value="144" calcext:value-type="float">
            <text:p>144</text:p>
          </table:table-cell>
          <table:table-cell table:formula="of:=STDEV([.H182:.N182])" office:value-type="float" office:value="104.108917325399" calcext:value-type="float">
            <text:p>104.11</text:p>
          </table:table-cell>
          <table:table-cell table:formula="of:=[.P182]/SQRT(5)" office:value-type="float" office:value="46.5589232406993" calcext:value-type="float">
            <text:p>46.56</text:p>
          </table:table-cell>
          <table:table-cell table:formula="of:=[.O182]+[.P182]" office:value-type="float" office:value="248.108917325399" calcext:value-type="float">
            <text:p>248.108917325399</text:p>
          </table:table-cell>
          <table:table-cell table:formula="of:=[.O182]-[.P182]" office:value-type="float" office:value="39.8910826746015" calcext:value-type="float">
            <text:p>39.8910826746015</text:p>
          </table:table-cell>
          <table:table-cell table:formula="of:=[.R182]-[.S182]" office:value-type="float" office:value="208.217834650797" calcext:value-type="float">
            <text:p>208.217834650797</text:p>
          </table:table-cell>
          <table:table-cell table:formula="of:=[.O182]+[.Q182]" office:value-type="float" office:value="190.558923240699" calcext:value-type="float">
            <text:p>190.558923240699</text:p>
          </table:table-cell>
          <table:table-cell table:formula="of:=[.O182]-[.Q182]" office:value-type="float" office:value="97.4410767593007" calcext:value-type="float">
            <text:p>97.4410767593007</text:p>
          </table:table-cell>
          <table:table-cell table:formula="of:=[.U182]-[.V182]" office:value-type="float" office:value="93.1178464813987" calcext:value-type="float">
            <text:p>93.1178464813987</text:p>
          </table:table-cell>
        </table:table-row>
        <table:table-row table:style-name="ro1">
          <table:table-cell table:number-columns-repeated="6"/>
          <table:table-cell table:formula="of:=[.G182]+1" office:value-type="float" office:value="76" calcext:value-type="float">
            <text:p>76</text:p>
          </table:table-cell>
          <table:table-cell table:formula="of:=[.H182]+0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261" calcext:value-type="float">
            <text:p>261</text:p>
          </table:table-cell>
          <table:table-cell office:value-type="float" office:value="168" calcext:value-type="float">
            <text:p>168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table:formula="of:=[.N182]+0" office:value-type="float" office:value="300" calcext:value-type="float">
            <text:p>300</text:p>
          </table:table-cell>
          <table:table-cell table:formula="of:=AVERAGE([.H183:.N183])" office:value-type="float" office:value="163.714285714286" calcext:value-type="float">
            <text:p>163.714285714286</text:p>
          </table:table-cell>
          <table:table-cell table:formula="of:=STDEV([.H183:.N183])" office:value-type="float" office:value="118.974386999491" calcext:value-type="float">
            <text:p>118.97</text:p>
          </table:table-cell>
          <table:table-cell table:formula="of:=[.P183]/SQRT(5)" office:value-type="float" office:value="53.206963382446" calcext:value-type="float">
            <text:p>53.21</text:p>
          </table:table-cell>
          <table:table-cell table:formula="of:=[.O183]+[.P183]" office:value-type="float" office:value="282.688672713777" calcext:value-type="float">
            <text:p>282.688672713777</text:p>
          </table:table-cell>
          <table:table-cell table:formula="of:=[.O183]-[.P183]" office:value-type="float" office:value="44.7398987147943" calcext:value-type="float">
            <text:p>44.7398987147943</text:p>
          </table:table-cell>
          <table:table-cell table:formula="of:=[.R183]-[.S183]" office:value-type="float" office:value="237.948773998983" calcext:value-type="float">
            <text:p>237.948773998983</text:p>
          </table:table-cell>
          <table:table-cell table:formula="of:=[.O183]+[.Q183]" office:value-type="float" office:value="216.921249096732" calcext:value-type="float">
            <text:p>216.921249096732</text:p>
          </table:table-cell>
          <table:table-cell table:formula="of:=[.O183]-[.Q183]" office:value-type="float" office:value="110.50732233184" calcext:value-type="float">
            <text:p>110.50732233184</text:p>
          </table:table-cell>
          <table:table-cell table:formula="of:=[.U183]-[.V183]" office:value-type="float" office:value="106.413926764892" calcext:value-type="float">
            <text:p>106.413926764892</text:p>
          </table:table-cell>
        </table:table-row>
        <table:table-row table:style-name="ro1">
          <table:table-cell table:number-columns-repeated="6"/>
          <table:table-cell table:formula="of:=[.G183]+1" office:value-type="float" office:value="77" calcext:value-type="float">
            <text:p>77</text:p>
          </table:table-cell>
          <table:table-cell table:formula="of:=[.H183]+0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224" calcext:value-type="float">
            <text:p>224</text:p>
          </table:table-cell>
          <table:table-cell office:value-type="float" office:value="91" calcext:value-type="float">
            <text:p>91</text:p>
          </table:table-cell>
          <table:table-cell table:formula="of:=[.N183]+0" office:value-type="float" office:value="300" calcext:value-type="float">
            <text:p>300</text:p>
          </table:table-cell>
          <table:table-cell table:formula="of:=AVERAGE([.H184:.N184])" office:value-type="float" office:value="137.857142857143" calcext:value-type="float">
            <text:p>137.857142857143</text:p>
          </table:table-cell>
          <table:table-cell table:formula="of:=STDEV([.H184:.N184])" office:value-type="float" office:value="97.1929842657184" calcext:value-type="float">
            <text:p>97.19</text:p>
          </table:table-cell>
          <table:table-cell table:formula="of:=[.P184]/SQRT(5)" office:value-type="float" office:value="43.4660239508428" calcext:value-type="float">
            <text:p>43.47</text:p>
          </table:table-cell>
          <table:table-cell table:formula="of:=[.O184]+[.P184]" office:value-type="float" office:value="235.050127122861" calcext:value-type="float">
            <text:p>235.050127122861</text:p>
          </table:table-cell>
          <table:table-cell table:formula="of:=[.O184]-[.P184]" office:value-type="float" office:value="40.6641585914244" calcext:value-type="float">
            <text:p>40.6641585914244</text:p>
          </table:table-cell>
          <table:table-cell table:formula="of:=[.R184]-[.S184]" office:value-type="float" office:value="194.385968531437" calcext:value-type="float">
            <text:p>194.385968531437</text:p>
          </table:table-cell>
          <table:table-cell table:formula="of:=[.O184]+[.Q184]" office:value-type="float" office:value="181.323166807986" calcext:value-type="float">
            <text:p>181.323166807986</text:p>
          </table:table-cell>
          <table:table-cell table:formula="of:=[.O184]-[.Q184]" office:value-type="float" office:value="94.3911189063001" calcext:value-type="float">
            <text:p>94.3911189063001</text:p>
          </table:table-cell>
          <table:table-cell table:formula="of:=[.U184]-[.V184]" office:value-type="float" office:value="86.9320479016856" calcext:value-type="float">
            <text:p>86.9320479016856</text:p>
          </table:table-cell>
        </table:table-row>
        <table:table-row table:style-name="ro1">
          <table:table-cell table:number-columns-repeated="6"/>
          <table:table-cell table:formula="of:=[.G184]+1" office:value-type="float" office:value="78" calcext:value-type="float">
            <text:p>78</text:p>
          </table:table-cell>
          <table:table-cell table:formula="of:=[.H184]+0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office:value-type="float" office:value="134" calcext:value-type="float">
            <text:p>134</text:p>
          </table:table-cell>
          <table:table-cell table:formula="of:=[.N184]+0" office:value-type="float" office:value="300" calcext:value-type="float">
            <text:p>300</text:p>
          </table:table-cell>
          <table:table-cell table:formula="of:=AVERAGE([.H185:.N185])" office:value-type="float" office:value="152.571428571429" calcext:value-type="float">
            <text:p>152.571428571429</text:p>
          </table:table-cell>
          <table:table-cell table:formula="of:=STDEV([.H185:.N185])" office:value-type="float" office:value="96.4708196690535" calcext:value-type="float">
            <text:p>96.47</text:p>
          </table:table-cell>
          <table:table-cell table:formula="of:=[.P185]/SQRT(5)" office:value-type="float" office:value="43.1430621250255" calcext:value-type="float">
            <text:p>43.14</text:p>
          </table:table-cell>
          <table:table-cell table:formula="of:=[.O185]+[.P185]" office:value-type="float" office:value="249.042248240482" calcext:value-type="float">
            <text:p>249.042248240482</text:p>
          </table:table-cell>
          <table:table-cell table:formula="of:=[.O185]-[.P185]" office:value-type="float" office:value="56.1006089023751" calcext:value-type="float">
            <text:p>56.1006089023751</text:p>
          </table:table-cell>
          <table:table-cell table:formula="of:=[.R185]-[.S185]" office:value-type="float" office:value="192.941639338107" calcext:value-type="float">
            <text:p>192.941639338107</text:p>
          </table:table-cell>
          <table:table-cell table:formula="of:=[.O185]+[.Q185]" office:value-type="float" office:value="195.714490696454" calcext:value-type="float">
            <text:p>195.714490696454</text:p>
          </table:table-cell>
          <table:table-cell table:formula="of:=[.O185]-[.Q185]" office:value-type="float" office:value="109.428366446403" calcext:value-type="float">
            <text:p>109.428366446403</text:p>
          </table:table-cell>
          <table:table-cell table:formula="of:=[.U185]-[.V185]" office:value-type="float" office:value="86.286124250051" calcext:value-type="float">
            <text:p>86.286124250051</text:p>
          </table:table-cell>
        </table:table-row>
        <table:table-row table:style-name="ro1">
          <table:table-cell table:number-columns-repeated="6"/>
          <table:table-cell table:formula="of:=[.G185]+1" office:value-type="float" office:value="79" calcext:value-type="float">
            <text:p>79</text:p>
          </table:table-cell>
          <table:table-cell table:formula="of:=[.H185]+0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formula="of:=[.N185]+0" office:value-type="float" office:value="300" calcext:value-type="float">
            <text:p>300</text:p>
          </table:table-cell>
          <table:table-cell table:formula="of:=AVERAGE([.H186:.N186])" office:value-type="float" office:value="145.857142857143" calcext:value-type="float">
            <text:p>145.857142857143</text:p>
          </table:table-cell>
          <table:table-cell table:formula="of:=STDEV([.H186:.N186])" office:value-type="float" office:value="95.1690225711227" calcext:value-type="float">
            <text:p>95.17</text:p>
          </table:table-cell>
          <table:table-cell table:formula="of:=[.P186]/SQRT(5)" office:value-type="float" office:value="42.5608807642484" calcext:value-type="float">
            <text:p>42.56</text:p>
          </table:table-cell>
          <table:table-cell table:formula="of:=[.O186]+[.P186]" office:value-type="float" office:value="241.026165428266" calcext:value-type="float">
            <text:p>241.026165428266</text:p>
          </table:table-cell>
          <table:table-cell table:formula="of:=[.O186]-[.P186]" office:value-type="float" office:value="50.6881202860202" calcext:value-type="float">
            <text:p>50.6881202860202</text:p>
          </table:table-cell>
          <table:table-cell table:formula="of:=[.R186]-[.S186]" office:value-type="float" office:value="190.338045142245" calcext:value-type="float">
            <text:p>190.338045142245</text:p>
          </table:table-cell>
          <table:table-cell table:formula="of:=[.O186]+[.Q186]" office:value-type="float" office:value="188.418023621391" calcext:value-type="float">
            <text:p>188.418023621391</text:p>
          </table:table-cell>
          <table:table-cell table:formula="of:=[.O186]-[.Q186]" office:value-type="float" office:value="103.296262092894" calcext:value-type="float">
            <text:p>103.296262092894</text:p>
          </table:table-cell>
          <table:table-cell table:formula="of:=[.U186]-[.V186]" office:value-type="float" office:value="85.1217615284969" calcext:value-type="float">
            <text:p>85.1217615284969</text:p>
          </table:table-cell>
        </table:table-row>
        <table:table-row table:style-name="ro1">
          <table:table-cell table:number-columns-repeated="6"/>
          <table:table-cell table:formula="of:=[.G186]+1" office:value-type="float" office:value="80" calcext:value-type="float">
            <text:p>80</text:p>
          </table:table-cell>
          <table:table-cell table:formula="of:=[.H186]+0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88" calcext:value-type="float">
            <text:p>288</text:p>
          </table:table-cell>
          <table:table-cell office:value-type="float" office:value="198" calcext:value-type="float">
            <text:p>198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table:formula="of:=[.N186]+0" office:value-type="float" office:value="300" calcext:value-type="float">
            <text:p>300</text:p>
          </table:table-cell>
          <table:table-cell table:formula="of:=AVERAGE([.H187:.N187])" office:value-type="float" office:value="179.714285714286" calcext:value-type="float">
            <text:p>179.714285714286</text:p>
          </table:table-cell>
          <table:table-cell table:formula="of:=STDEV([.H187:.N187])" office:value-type="float" office:value="101.916165361069" calcext:value-type="float">
            <text:p>101.92</text:p>
          </table:table-cell>
          <table:table-cell table:formula="of:=[.P187]/SQRT(5)" office:value-type="float" office:value="45.5782947506919" calcext:value-type="float">
            <text:p>45.58</text:p>
          </table:table-cell>
          <table:table-cell table:formula="of:=[.O187]+[.P187]" office:value-type="float" office:value="281.630451075355" calcext:value-type="float">
            <text:p>281.630451075355</text:p>
          </table:table-cell>
          <table:table-cell table:formula="of:=[.O187]-[.P187]" office:value-type="float" office:value="77.7981203532167" calcext:value-type="float">
            <text:p>77.7981203532167</text:p>
          </table:table-cell>
          <table:table-cell table:formula="of:=[.R187]-[.S187]" office:value-type="float" office:value="203.832330722138" calcext:value-type="float">
            <text:p>203.832330722138</text:p>
          </table:table-cell>
          <table:table-cell table:formula="of:=[.O187]+[.Q187]" office:value-type="float" office:value="225.292580464978" calcext:value-type="float">
            <text:p>225.292580464978</text:p>
          </table:table-cell>
          <table:table-cell table:formula="of:=[.O187]-[.Q187]" office:value-type="float" office:value="134.135990963594" calcext:value-type="float">
            <text:p>134.135990963594</text:p>
          </table:table-cell>
          <table:table-cell table:formula="of:=[.U187]-[.V187]" office:value-type="float" office:value="91.1565895013839" calcext:value-type="float">
            <text:p>91.1565895013839</text:p>
          </table:table-cell>
        </table:table-row>
        <table:table-row table:style-name="ro1">
          <table:table-cell table:number-columns-repeated="6"/>
          <table:table-cell table:formula="of:=[.G187]+1" office:value-type="float" office:value="81" calcext:value-type="float">
            <text:p>81</text:p>
          </table:table-cell>
          <table:table-cell table:formula="of:=[.H187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214" calcext:value-type="float">
            <text:p>214</text:p>
          </table:table-cell>
          <table:table-cell table:formula="of:=[.N187]+0" office:value-type="float" office:value="300" calcext:value-type="float">
            <text:p>300</text:p>
          </table:table-cell>
          <table:table-cell table:formula="of:=AVERAGE([.H188:.N188])" office:value-type="float" office:value="128.142857142857" calcext:value-type="float">
            <text:p>128.142857142857</text:p>
          </table:table-cell>
          <table:table-cell table:formula="of:=STDEV([.H188:.N188])" office:value-type="float" office:value="101.71762969356" calcext:value-type="float">
            <text:p>101.72</text:p>
          </table:table-cell>
          <table:table-cell table:formula="of:=[.P188]/SQRT(5)" office:value-type="float" office:value="45.4895069009902" calcext:value-type="float">
            <text:p>45.49</text:p>
          </table:table-cell>
          <table:table-cell table:formula="of:=[.O188]+[.P188]" office:value-type="float" office:value="229.860486836417" calcext:value-type="float">
            <text:p>229.860486836417</text:p>
          </table:table-cell>
          <table:table-cell table:formula="of:=[.O188]-[.P188]" office:value-type="float" office:value="26.4252274492972" calcext:value-type="float">
            <text:p>26.4252274492972</text:p>
          </table:table-cell>
          <table:table-cell table:formula="of:=[.R188]-[.S188]" office:value-type="float" office:value="203.43525938712" calcext:value-type="float">
            <text:p>203.43525938712</text:p>
          </table:table-cell>
          <table:table-cell table:formula="of:=[.O188]+[.Q188]" office:value-type="float" office:value="173.632364043847" calcext:value-type="float">
            <text:p>173.632364043847</text:p>
          </table:table-cell>
          <table:table-cell table:formula="of:=[.O188]-[.Q188]" office:value-type="float" office:value="82.6533502418669" calcext:value-type="float">
            <text:p>82.6533502418669</text:p>
          </table:table-cell>
          <table:table-cell table:formula="of:=[.U188]-[.V188]" office:value-type="float" office:value="90.9790138019804" calcext:value-type="float">
            <text:p>90.9790138019804</text:p>
          </table:table-cell>
        </table:table-row>
        <table:table-row table:style-name="ro1">
          <table:table-cell table:number-columns-repeated="6"/>
          <table:table-cell table:formula="of:=[.G188]+1" office:value-type="float" office:value="82" calcext:value-type="float">
            <text:p>82</text:p>
          </table:table-cell>
          <table:table-cell table:formula="of:=[.H188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88" calcext:value-type="float">
            <text:p>288</text:p>
          </table:table-cell>
          <table:table-cell office:value-type="float" office:value="157" calcext:value-type="float">
            <text:p>157</text:p>
          </table:table-cell>
          <table:table-cell office:value-type="float" office:value="197" calcext:value-type="float">
            <text:p>197</text:p>
          </table:table-cell>
          <table:table-cell office:value-type="float" office:value="110" calcext:value-type="float">
            <text:p>110</text:p>
          </table:table-cell>
          <table:table-cell table:formula="of:=[.N188]+0" office:value-type="float" office:value="300" calcext:value-type="float">
            <text:p>300</text:p>
          </table:table-cell>
          <table:table-cell table:formula="of:=AVERAGE([.H189:.N189])" office:value-type="float" office:value="168" calcext:value-type="float">
            <text:p>168</text:p>
          </table:table-cell>
          <table:table-cell table:formula="of:=STDEV([.H189:.N189])" office:value-type="float" office:value="105.126907434142" calcext:value-type="float">
            <text:p>105.13</text:p>
          </table:table-cell>
          <table:table-cell table:formula="of:=[.P189]/SQRT(5)" office:value-type="float" office:value="47.0141822574139" calcext:value-type="float">
            <text:p>47.01</text:p>
          </table:table-cell>
          <table:table-cell table:formula="of:=[.O189]+[.P189]" office:value-type="float" office:value="273.126907434142" calcext:value-type="float">
            <text:p>273.126907434142</text:p>
          </table:table-cell>
          <table:table-cell table:formula="of:=[.O189]-[.P189]" office:value-type="float" office:value="62.873092565858" calcext:value-type="float">
            <text:p>62.873092565858</text:p>
          </table:table-cell>
          <table:table-cell table:formula="of:=[.R189]-[.S189]" office:value-type="float" office:value="210.253814868284" calcext:value-type="float">
            <text:p>210.253814868284</text:p>
          </table:table-cell>
          <table:table-cell table:formula="of:=[.O189]+[.Q189]" office:value-type="float" office:value="215.014182257414" calcext:value-type="float">
            <text:p>215.014182257414</text:p>
          </table:table-cell>
          <table:table-cell table:formula="of:=[.O189]-[.Q189]" office:value-type="float" office:value="120.985817742586" calcext:value-type="float">
            <text:p>120.985817742586</text:p>
          </table:table-cell>
          <table:table-cell table:formula="of:=[.U189]-[.V189]" office:value-type="float" office:value="94.0283645148278" calcext:value-type="float">
            <text:p>94.0283645148278</text:p>
          </table:table-cell>
        </table:table-row>
        <table:table-row table:style-name="ro1">
          <table:table-cell table:number-columns-repeated="6"/>
          <table:table-cell table:formula="of:=[.G189]+1" office:value-type="float" office:value="83" calcext:value-type="float">
            <text:p>83</text:p>
          </table:table-cell>
          <table:table-cell table:formula="of:=[.H189]+0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8" calcext:value-type="float">
            <text:p>198</text:p>
          </table:table-cell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table:formula="of:=[.N189]+0" office:value-type="float" office:value="300" calcext:value-type="float">
            <text:p>300</text:p>
          </table:table-cell>
          <table:table-cell table:formula="of:=AVERAGE([.H190:.N190])" office:value-type="float" office:value="135.571428571429" calcext:value-type="float">
            <text:p>135.571428571429</text:p>
          </table:table-cell>
          <table:table-cell table:formula="of:=STDEV([.H190:.N190])" office:value-type="float" office:value="94.4578515227068" calcext:value-type="float">
            <text:p>94.46</text:p>
          </table:table-cell>
          <table:table-cell table:formula="of:=[.P190]/SQRT(5)" office:value-type="float" office:value="42.2428354026709" calcext:value-type="float">
            <text:p>42.24</text:p>
          </table:table-cell>
          <table:table-cell table:formula="of:=[.O190]+[.P190]" office:value-type="float" office:value="230.029280094135" calcext:value-type="float">
            <text:p>230.029280094135</text:p>
          </table:table-cell>
          <table:table-cell table:formula="of:=[.O190]-[.P190]" office:value-type="float" office:value="41.1135770487218" calcext:value-type="float">
            <text:p>41.1135770487218</text:p>
          </table:table-cell>
          <table:table-cell table:formula="of:=[.R190]-[.S190]" office:value-type="float" office:value="188.915703045414" calcext:value-type="float">
            <text:p>188.915703045414</text:p>
          </table:table-cell>
          <table:table-cell table:formula="of:=[.O190]+[.Q190]" office:value-type="float" office:value="177.814263974099" calcext:value-type="float">
            <text:p>177.814263974099</text:p>
          </table:table-cell>
          <table:table-cell table:formula="of:=[.O190]-[.Q190]" office:value-type="float" office:value="93.3285931687577" calcext:value-type="float">
            <text:p>93.3285931687577</text:p>
          </table:table-cell>
          <table:table-cell table:formula="of:=[.U190]-[.V190]" office:value-type="float" office:value="84.4856708053417" calcext:value-type="float">
            <text:p>84.4856708053417</text:p>
          </table:table-cell>
        </table:table-row>
        <table:table-row table:style-name="ro1">
          <table:table-cell table:number-columns-repeated="6"/>
          <table:table-cell table:formula="of:=[.G190]+1" office:value-type="float" office:value="84" calcext:value-type="float">
            <text:p>84</text:p>
          </table:table-cell>
          <table:table-cell table:formula="of:=[.H190]+0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office:value-type="float" office:value="202" calcext:value-type="float">
            <text:p>202</text:p>
          </table:table-cell>
          <table:table-cell office:value-type="float" office:value="97" calcext:value-type="float">
            <text:p>97</text:p>
          </table:table-cell>
          <table:table-cell table:formula="of:=[.N190]+0" office:value-type="float" office:value="300" calcext:value-type="float">
            <text:p>300</text:p>
          </table:table-cell>
          <table:table-cell table:formula="of:=AVERAGE([.H191:.N191])" office:value-type="float" office:value="148.428571428571" calcext:value-type="float">
            <text:p>148.428571428571</text:p>
          </table:table-cell>
          <table:table-cell table:formula="of:=STDEV([.H191:.N191])" office:value-type="float" office:value="99.5571145002659" calcext:value-type="float">
            <text:p>99.56</text:p>
          </table:table-cell>
          <table:table-cell table:formula="of:=[.P191]/SQRT(5)" office:value-type="float" office:value="44.5232951332649" calcext:value-type="float">
            <text:p>44.52</text:p>
          </table:table-cell>
          <table:table-cell table:formula="of:=[.O191]+[.P191]" office:value-type="float" office:value="247.985685928837" calcext:value-type="float">
            <text:p>247.985685928837</text:p>
          </table:table-cell>
          <table:table-cell table:formula="of:=[.O191]-[.P191]" office:value-type="float" office:value="48.8714569283056" calcext:value-type="float">
            <text:p>48.8714569283056</text:p>
          </table:table-cell>
          <table:table-cell table:formula="of:=[.R191]-[.S191]" office:value-type="float" office:value="199.114229000532" calcext:value-type="float">
            <text:p>199.114229000532</text:p>
          </table:table-cell>
          <table:table-cell table:formula="of:=[.O191]+[.Q191]" office:value-type="float" office:value="192.951866561836" calcext:value-type="float">
            <text:p>192.951866561836</text:p>
          </table:table-cell>
          <table:table-cell table:formula="of:=[.O191]-[.Q191]" office:value-type="float" office:value="103.905276295307" calcext:value-type="float">
            <text:p>103.905276295307</text:p>
          </table:table-cell>
          <table:table-cell table:formula="of:=[.U191]-[.V191]" office:value-type="float" office:value="89.0465902665298" calcext:value-type="float">
            <text:p>89.0465902665298</text:p>
          </table:table-cell>
        </table:table-row>
        <table:table-row table:style-name="ro1">
          <table:table-cell table:number-columns-repeated="6"/>
          <table:table-cell table:formula="of:=[.G191]+1" office:value-type="float" office:value="85" calcext:value-type="float">
            <text:p>85</text:p>
          </table:table-cell>
          <table:table-cell table:formula="of:=[.H191]+0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43" calcext:value-type="float">
            <text:p>343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162" calcext:value-type="float">
            <text:p>162</text:p>
          </table:table-cell>
          <table:table-cell table:formula="of:=[.N191]+0" office:value-type="float" office:value="300" calcext:value-type="float">
            <text:p>300</text:p>
          </table:table-cell>
          <table:table-cell table:formula="of:=AVERAGE([.H192:.N192])" office:value-type="float" office:value="158.571428571429" calcext:value-type="float">
            <text:p>158.571428571429</text:p>
          </table:table-cell>
          <table:table-cell table:formula="of:=STDEV([.H192:.N192])" office:value-type="float" office:value="121.961547414007" calcext:value-type="float">
            <text:p>121.96</text:p>
          </table:table-cell>
          <table:table-cell table:formula="of:=[.P192]/SQRT(5)" office:value-type="float" office:value="54.5428621317566" calcext:value-type="float">
            <text:p>54.54</text:p>
          </table:table-cell>
          <table:table-cell table:formula="of:=[.O192]+[.P192]" office:value-type="float" office:value="280.532975985435" calcext:value-type="float">
            <text:p>280.532975985435</text:p>
          </table:table-cell>
          <table:table-cell table:formula="of:=[.O192]-[.P192]" office:value-type="float" office:value="36.6098811574217" calcext:value-type="float">
            <text:p>36.6098811574217</text:p>
          </table:table-cell>
          <table:table-cell table:formula="of:=[.R192]-[.S192]" office:value-type="float" office:value="243.923094828014" calcext:value-type="float">
            <text:p>243.923094828014</text:p>
          </table:table-cell>
          <table:table-cell table:formula="of:=[.O192]+[.Q192]" office:value-type="float" office:value="213.114290703185" calcext:value-type="float">
            <text:p>213.114290703185</text:p>
          </table:table-cell>
          <table:table-cell table:formula="of:=[.O192]-[.Q192]" office:value-type="float" office:value="104.028566439672" calcext:value-type="float">
            <text:p>104.028566439672</text:p>
          </table:table-cell>
          <table:table-cell table:formula="of:=[.U192]-[.V192]" office:value-type="float" office:value="109.085724263513" calcext:value-type="float">
            <text:p>109.085724263513</text:p>
          </table:table-cell>
        </table:table-row>
        <table:table-row table:style-name="ro1">
          <table:table-cell table:number-columns-repeated="6"/>
          <table:table-cell table:formula="of:=[.G192]+1" office:value-type="float" office:value="86" calcext:value-type="float">
            <text:p>86</text:p>
          </table:table-cell>
          <table:table-cell table:formula="of:=[.H192]+0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float" office:value="122" calcext:value-type="float">
            <text:p>122</text:p>
          </table:table-cell>
          <table:table-cell table:formula="of:=[.N192]+0" office:value-type="float" office:value="300" calcext:value-type="float">
            <text:p>300</text:p>
          </table:table-cell>
          <table:table-cell table:formula="of:=AVERAGE([.H193:.N193])" office:value-type="float" office:value="141.142857142857" calcext:value-type="float">
            <text:p>141.142857142857</text:p>
          </table:table-cell>
          <table:table-cell table:formula="of:=STDEV([.H193:.N193])" office:value-type="float" office:value="89.1560963917192" calcext:value-type="float">
            <text:p>89.16</text:p>
          </table:table-cell>
          <table:table-cell table:formula="of:=[.P193]/SQRT(5)" office:value-type="float" office:value="39.8718184280816" calcext:value-type="float">
            <text:p>39.87</text:p>
          </table:table-cell>
          <table:table-cell table:formula="of:=[.O193]+[.P193]" office:value-type="float" office:value="230.298953534576" calcext:value-type="float">
            <text:p>230.298953534576</text:p>
          </table:table-cell>
          <table:table-cell table:formula="of:=[.O193]-[.P193]" office:value-type="float" office:value="51.9867607511379" calcext:value-type="float">
            <text:p>51.9867607511379</text:p>
          </table:table-cell>
          <table:table-cell table:formula="of:=[.R193]-[.S193]" office:value-type="float" office:value="178.312192783438" calcext:value-type="float">
            <text:p>178.312192783438</text:p>
          </table:table-cell>
          <table:table-cell table:formula="of:=[.O193]+[.Q193]" office:value-type="float" office:value="181.014675570939" calcext:value-type="float">
            <text:p>181.014675570939</text:p>
          </table:table-cell>
          <table:table-cell table:formula="of:=[.O193]-[.Q193]" office:value-type="float" office:value="101.271038714776" calcext:value-type="float">
            <text:p>101.271038714776</text:p>
          </table:table-cell>
          <table:table-cell table:formula="of:=[.U193]-[.V193]" office:value-type="float" office:value="79.7436368561632" calcext:value-type="float">
            <text:p>79.7436368561632</text:p>
          </table:table-cell>
        </table:table-row>
        <table:table-row table:style-name="ro1">
          <table:table-cell table:number-columns-repeated="6"/>
          <table:table-cell table:formula="of:=[.G193]+1" office:value-type="float" office:value="87" calcext:value-type="float">
            <text:p>87</text:p>
          </table:table-cell>
          <table:table-cell table:formula="of:=[.H193]+0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formula="of:=[.N193]+0" office:value-type="float" office:value="300" calcext:value-type="float">
            <text:p>300</text:p>
          </table:table-cell>
          <table:table-cell table:formula="of:=AVERAGE([.H194:.N194])" office:value-type="float" office:value="106.285714285714" calcext:value-type="float">
            <text:p>106.285714285714</text:p>
          </table:table-cell>
          <table:table-cell table:formula="of:=STDEV([.H194:.N194])" office:value-type="float" office:value="96.6345595283494" calcext:value-type="float">
            <text:p>96.63</text:p>
          </table:table-cell>
          <table:table-cell table:formula="of:=[.P194]/SQRT(5)" office:value-type="float" office:value="43.2162888162278" calcext:value-type="float">
            <text:p>43.22</text:p>
          </table:table-cell>
          <table:table-cell table:formula="of:=[.O194]+[.P194]" office:value-type="float" office:value="202.920273814064" calcext:value-type="float">
            <text:p>202.920273814064</text:p>
          </table:table-cell>
          <table:table-cell table:formula="of:=[.O194]-[.P194]" office:value-type="float" office:value="9.65115475736492" calcext:value-type="float">
            <text:p>9.65115475736492</text:p>
          </table:table-cell>
          <table:table-cell table:formula="of:=[.R194]-[.S194]" office:value-type="float" office:value="193.269119056699" calcext:value-type="float">
            <text:p>193.269119056699</text:p>
          </table:table-cell>
          <table:table-cell table:formula="of:=[.O194]+[.Q194]" office:value-type="float" office:value="149.502003101942" calcext:value-type="float">
            <text:p>149.502003101942</text:p>
          </table:table-cell>
          <table:table-cell table:formula="of:=[.O194]-[.Q194]" office:value-type="float" office:value="63.0694254694865" calcext:value-type="float">
            <text:p>63.0694254694865</text:p>
          </table:table-cell>
          <table:table-cell table:formula="of:=[.U194]-[.V194]" office:value-type="float" office:value="86.4325776324557" calcext:value-type="float">
            <text:p>86.4325776324557</text:p>
          </table:table-cell>
        </table:table-row>
        <table:table-row table:style-name="ro1">
          <table:table-cell table:number-columns-repeated="6"/>
          <table:table-cell table:formula="of:=[.G194]+1" office:value-type="float" office:value="88" calcext:value-type="float">
            <text:p>88</text:p>
          </table:table-cell>
          <table:table-cell table:formula="of:=[.H194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float" office:value="214" calcext:value-type="float">
            <text:p>214</text:p>
          </table:table-cell>
          <table:table-cell office:value-type="float" office:value="274" calcext:value-type="float">
            <text:p>274</text:p>
          </table:table-cell>
          <table:table-cell table:formula="of:=[.N194]+0" office:value-type="float" office:value="300" calcext:value-type="float">
            <text:p>300</text:p>
          </table:table-cell>
          <table:table-cell table:formula="of:=AVERAGE([.H195:.N195])" office:value-type="float" office:value="156.714285714286" calcext:value-type="float">
            <text:p>156.714285714286</text:p>
          </table:table-cell>
          <table:table-cell table:formula="of:=STDEV([.H195:.N195])" office:value-type="float" office:value="110.921465138951" calcext:value-type="float">
            <text:p>110.92</text:p>
          </table:table-cell>
          <table:table-cell table:formula="of:=[.P195]/SQRT(5)" office:value-type="float" office:value="49.6055872429133" calcext:value-type="float">
            <text:p>49.61</text:p>
          </table:table-cell>
          <table:table-cell table:formula="of:=[.O195]+[.P195]" office:value-type="float" office:value="267.635750853236" calcext:value-type="float">
            <text:p>267.635750853236</text:p>
          </table:table-cell>
          <table:table-cell table:formula="of:=[.O195]-[.P195]" office:value-type="float" office:value="45.7928205753351" calcext:value-type="float">
            <text:p>45.7928205753351</text:p>
          </table:table-cell>
          <table:table-cell table:formula="of:=[.R195]-[.S195]" office:value-type="float" office:value="221.842930277901" calcext:value-type="float">
            <text:p>221.842930277901</text:p>
          </table:table-cell>
          <table:table-cell table:formula="of:=[.O195]+[.Q195]" office:value-type="float" office:value="206.319872957199" calcext:value-type="float">
            <text:p>206.319872957199</text:p>
          </table:table-cell>
          <table:table-cell table:formula="of:=[.O195]-[.Q195]" office:value-type="float" office:value="107.108698471372" calcext:value-type="float">
            <text:p>107.108698471372</text:p>
          </table:table-cell>
          <table:table-cell table:formula="of:=[.U195]-[.V195]" office:value-type="float" office:value="99.2111744858267" calcext:value-type="float">
            <text:p>99.2111744858267</text:p>
          </table:table-cell>
        </table:table-row>
        <table:table-row table:style-name="ro1">
          <table:table-cell table:number-columns-repeated="6"/>
          <table:table-cell table:formula="of:=[.G195]+1" office:value-type="float" office:value="89" calcext:value-type="float">
            <text:p>89</text:p>
          </table:table-cell>
          <table:table-cell table:formula="of:=[.H195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8" calcext:value-type="float">
            <text:p>168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58" calcext:value-type="float">
            <text:p>158</text:p>
          </table:table-cell>
          <table:table-cell table:formula="of:=[.N195]+0" office:value-type="float" office:value="300" calcext:value-type="float">
            <text:p>300</text:p>
          </table:table-cell>
          <table:table-cell table:formula="of:=AVERAGE([.H196:.N196])" office:value-type="float" office:value="121.571428571429" calcext:value-type="float">
            <text:p>121.571428571429</text:p>
          </table:table-cell>
          <table:table-cell table:formula="of:=STDEV([.H196:.N196])" office:value-type="float" office:value="97.3016908774922" calcext:value-type="float">
            <text:p>97.30</text:p>
          </table:table-cell>
          <table:table-cell table:formula="of:=[.P196]/SQRT(5)" office:value-type="float" office:value="43.5146390255487" calcext:value-type="float">
            <text:p>43.51</text:p>
          </table:table-cell>
          <table:table-cell table:formula="of:=[.O196]+[.P196]" office:value-type="float" office:value="218.873119448921" calcext:value-type="float">
            <text:p>218.873119448921</text:p>
          </table:table-cell>
          <table:table-cell table:formula="of:=[.O196]-[.P196]" office:value-type="float" office:value="24.2697376939364" calcext:value-type="float">
            <text:p>24.2697376939364</text:p>
          </table:table-cell>
          <table:table-cell table:formula="of:=[.R196]-[.S196]" office:value-type="float" office:value="194.603381754984" calcext:value-type="float">
            <text:p>194.603381754984</text:p>
          </table:table-cell>
          <table:table-cell table:formula="of:=[.O196]+[.Q196]" office:value-type="float" office:value="165.086067596977" calcext:value-type="float">
            <text:p>165.086067596977</text:p>
          </table:table-cell>
          <table:table-cell table:formula="of:=[.O196]-[.Q196]" office:value-type="float" office:value="78.0567895458798" calcext:value-type="float">
            <text:p>78.0567895458798</text:p>
          </table:table-cell>
          <table:table-cell table:formula="of:=[.U196]-[.V196]" office:value-type="float" office:value="87.0292780510975" calcext:value-type="float">
            <text:p>87.0292780510975</text:p>
          </table:table-cell>
        </table:table-row>
        <table:table-row table:style-name="ro1">
          <table:table-cell table:number-columns-repeated="6"/>
          <table:table-cell table:formula="of:=[.G196]+1" office:value-type="float" office:value="90" calcext:value-type="float">
            <text:p>90</text:p>
          </table:table-cell>
          <table:table-cell table:formula="of:=[.H196]+0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51" calcext:value-type="float">
            <text:p>251</text:p>
          </table:table-cell>
          <table:table-cell office:value-type="float" office:value="151" calcext:value-type="float">
            <text:p>151</text:p>
          </table:table-cell>
          <table:table-cell office:value-type="float" office:value="208" calcext:value-type="float">
            <text:p>208</text:p>
          </table:table-cell>
          <table:table-cell office:value-type="float" office:value="279" calcext:value-type="float">
            <text:p>279</text:p>
          </table:table-cell>
          <table:table-cell table:formula="of:=[.N196]+0" office:value-type="float" office:value="300" calcext:value-type="float">
            <text:p>300</text:p>
          </table:table-cell>
          <table:table-cell table:formula="of:=AVERAGE([.H197:.N197])" office:value-type="float" office:value="188.428571428571" calcext:value-type="float">
            <text:p>188.428571428571</text:p>
          </table:table-cell>
          <table:table-cell table:formula="of:=STDEV([.H197:.N197])" office:value-type="float" office:value="104.299020677501" calcext:value-type="float">
            <text:p>104.30</text:p>
          </table:table-cell>
          <table:table-cell table:formula="of:=[.P197]/SQRT(5)" office:value-type="float" office:value="46.6439400443095" calcext:value-type="float">
            <text:p>46.64</text:p>
          </table:table-cell>
          <table:table-cell table:formula="of:=[.O197]+[.P197]" office:value-type="float" office:value="292.727592106072" calcext:value-type="float">
            <text:p>292.727592106072</text:p>
          </table:table-cell>
          <table:table-cell table:formula="of:=[.O197]-[.P197]" office:value-type="float" office:value="84.1295507510707" calcext:value-type="float">
            <text:p>84.1295507510707</text:p>
          </table:table-cell>
          <table:table-cell table:formula="of:=[.R197]-[.S197]" office:value-type="float" office:value="208.598041355001" calcext:value-type="float">
            <text:p>208.598041355001</text:p>
          </table:table-cell>
          <table:table-cell table:formula="of:=[.O197]+[.Q197]" office:value-type="float" office:value="235.072511472881" calcext:value-type="float">
            <text:p>235.072511472881</text:p>
          </table:table-cell>
          <table:table-cell table:formula="of:=[.O197]-[.Q197]" office:value-type="float" office:value="141.784631384262" calcext:value-type="float">
            <text:p>141.784631384262</text:p>
          </table:table-cell>
          <table:table-cell table:formula="of:=[.U197]-[.V197]" office:value-type="float" office:value="93.2878800886191" calcext:value-type="float">
            <text:p>93.2878800886191</text:p>
          </table:table-cell>
        </table:table-row>
        <table:table-row table:style-name="ro1">
          <table:table-cell table:number-columns-repeated="6"/>
          <table:table-cell table:formula="of:=[.G197]+1" office:value-type="float" office:value="91" calcext:value-type="float">
            <text:p>91</text:p>
          </table:table-cell>
          <table:table-cell table:formula="of:=[.H197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  <table:table-cell table:formula="of:=[.N197]+0" office:value-type="float" office:value="300" calcext:value-type="float">
            <text:p>300</text:p>
          </table:table-cell>
          <table:table-cell table:formula="of:=AVERAGE([.H198:.N198])" office:value-type="float" office:value="131.714285714286" calcext:value-type="float">
            <text:p>131.714285714286</text:p>
          </table:table-cell>
          <table:table-cell table:formula="of:=STDEV([.H198:.N198])" office:value-type="float" office:value="105.588374179664" calcext:value-type="float">
            <text:p>105.59</text:p>
          </table:table-cell>
          <table:table-cell table:formula="of:=[.P198]/SQRT(5)" office:value-type="float" office:value="47.2205564598825" calcext:value-type="float">
            <text:p>47.22</text:p>
          </table:table-cell>
          <table:table-cell table:formula="of:=[.O198]+[.P198]" office:value-type="float" office:value="237.30265989395" calcext:value-type="float">
            <text:p>237.30265989395</text:p>
          </table:table-cell>
          <table:table-cell table:formula="of:=[.O198]-[.P198]" office:value-type="float" office:value="26.1259115346216" calcext:value-type="float">
            <text:p>26.1259115346216</text:p>
          </table:table-cell>
          <table:table-cell table:formula="of:=[.R198]-[.S198]" office:value-type="float" office:value="211.176748359328" calcext:value-type="float">
            <text:p>211.176748359328</text:p>
          </table:table-cell>
          <table:table-cell table:formula="of:=[.O198]+[.Q198]" office:value-type="float" office:value="178.934842174168" calcext:value-type="float">
            <text:p>178.934842174168</text:p>
          </table:table-cell>
          <table:table-cell table:formula="of:=[.O198]-[.Q198]" office:value-type="float" office:value="84.4937292544032" calcext:value-type="float">
            <text:p>84.4937292544032</text:p>
          </table:table-cell>
          <table:table-cell table:formula="of:=[.U198]-[.V198]" office:value-type="float" office:value="94.441112919765" calcext:value-type="float">
            <text:p>94.441112919765</text:p>
          </table:table-cell>
        </table:table-row>
        <table:table-row table:style-name="ro1">
          <table:table-cell table:number-columns-repeated="6"/>
          <table:table-cell table:formula="of:=[.G198]+1" office:value-type="float" office:value="92" calcext:value-type="float">
            <text:p>92</text:p>
          </table:table-cell>
          <table:table-cell table:formula="of:=[.H198]+0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57" calcext:value-type="float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formula="of:=[.N198]+0" office:value-type="float" office:value="300" calcext:value-type="float">
            <text:p>300</text:p>
          </table:table-cell>
          <table:table-cell table:formula="of:=AVERAGE([.H199:.N199])" office:value-type="float" office:value="139" calcext:value-type="float">
            <text:p>139</text:p>
          </table:table-cell>
          <table:table-cell table:formula="of:=STDEV([.H199:.N199])" office:value-type="float" office:value="114.725759966975" calcext:value-type="float">
            <text:p>114.73</text:p>
          </table:table-cell>
          <table:table-cell table:formula="of:=[.P199]/SQRT(5)" office:value-type="float" office:value="51.3069196112961" calcext:value-type="float">
            <text:p>51.31</text:p>
          </table:table-cell>
          <table:table-cell table:formula="of:=[.O199]+[.P199]" office:value-type="float" office:value="253.725759966975" calcext:value-type="float">
            <text:p>253.725759966975</text:p>
          </table:table-cell>
          <table:table-cell table:formula="of:=[.O199]-[.P199]" office:value-type="float" office:value="24.2742400330248" calcext:value-type="float">
            <text:p>24.2742400330248</text:p>
          </table:table-cell>
          <table:table-cell table:formula="of:=[.R199]-[.S199]" office:value-type="float" office:value="229.45151993395" calcext:value-type="float">
            <text:p>229.45151993395</text:p>
          </table:table-cell>
          <table:table-cell table:formula="of:=[.O199]+[.Q199]" office:value-type="float" office:value="190.306919611296" calcext:value-type="float">
            <text:p>190.306919611296</text:p>
          </table:table-cell>
          <table:table-cell table:formula="of:=[.O199]-[.Q199]" office:value-type="float" office:value="87.6930803887039" calcext:value-type="float">
            <text:p>87.6930803887039</text:p>
          </table:table-cell>
          <table:table-cell table:formula="of:=[.U199]-[.V199]" office:value-type="float" office:value="102.613839222592" calcext:value-type="float">
            <text:p>102.613839222592</text:p>
          </table:table-cell>
        </table:table-row>
        <table:table-row table:style-name="ro1">
          <table:table-cell table:number-columns-repeated="6"/>
          <table:table-cell table:formula="of:=[.G199]+1" office:value-type="float" office:value="93" calcext:value-type="float">
            <text:p>93</text:p>
          </table:table-cell>
          <table:table-cell table:formula="of:=[.H199]+0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46" calcext:value-type="float">
            <text:p>346</text:p>
          </table:table-cell>
          <table:table-cell office:value-type="float" office:value="310" calcext:value-type="float">
            <text:p>310</text:p>
          </table:table-cell>
          <table:table-cell office:value-type="float" office:value="161" calcext:value-type="float">
            <text:p>161</text:p>
          </table:table-cell>
          <table:table-cell office:value-type="float" office:value="209" calcext:value-type="float">
            <text:p>209</text:p>
          </table:table-cell>
          <table:table-cell table:formula="of:=[.N199]+0" office:value-type="float" office:value="300" calcext:value-type="float">
            <text:p>300</text:p>
          </table:table-cell>
          <table:table-cell table:formula="of:=AVERAGE([.H200:.N200])" office:value-type="float" office:value="228.428571428571" calcext:value-type="float">
            <text:p>228.428571428571</text:p>
          </table:table-cell>
          <table:table-cell table:formula="of:=STDEV([.H200:.N200])" office:value-type="float" office:value="118.806365069185" calcext:value-type="float">
            <text:p>118.81</text:p>
          </table:table-cell>
          <table:table-cell table:formula="of:=[.P200]/SQRT(5)" office:value-type="float" office:value="53.1318216908707" calcext:value-type="float">
            <text:p>53.13</text:p>
          </table:table-cell>
          <table:table-cell table:formula="of:=[.O200]+[.P200]" office:value-type="float" office:value="347.234936497756" calcext:value-type="float">
            <text:p>347.234936497756</text:p>
          </table:table-cell>
          <table:table-cell table:formula="of:=[.O200]-[.P200]" office:value-type="float" office:value="109.622206359387" calcext:value-type="float">
            <text:p>109.622206359387</text:p>
          </table:table-cell>
          <table:table-cell table:formula="of:=[.R200]-[.S200]" office:value-type="float" office:value="237.612730138369" calcext:value-type="float">
            <text:p>237.612730138369</text:p>
          </table:table-cell>
          <table:table-cell table:formula="of:=[.O200]+[.Q200]" office:value-type="float" office:value="281.560393119442" calcext:value-type="float">
            <text:p>281.560393119442</text:p>
          </table:table-cell>
          <table:table-cell table:formula="of:=[.O200]-[.Q200]" office:value-type="float" office:value="175.296749737701" calcext:value-type="float">
            <text:p>175.296749737701</text:p>
          </table:table-cell>
          <table:table-cell table:formula="of:=[.U200]-[.V200]" office:value-type="float" office:value="106.263643381741" calcext:value-type="float">
            <text:p>106.263643381741</text:p>
          </table:table-cell>
        </table:table-row>
        <table:table-row table:style-name="ro1">
          <table:table-cell table:number-columns-repeated="6"/>
          <table:table-cell table:formula="of:=[.G200]+1" office:value-type="float" office:value="94" calcext:value-type="float">
            <text:p>94</text:p>
          </table:table-cell>
          <table:table-cell table:formula="of:=[.H200]+0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93" calcext:value-type="float">
            <text:p>193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146" calcext:value-type="float">
            <text:p>146</text:p>
          </table:table-cell>
          <table:table-cell table:formula="of:=[.N200]+0" office:value-type="float" office:value="300" calcext:value-type="float">
            <text:p>300</text:p>
          </table:table-cell>
          <table:table-cell table:formula="of:=AVERAGE([.H201:.N201])" office:value-type="float" office:value="160" calcext:value-type="float">
            <text:p>160</text:p>
          </table:table-cell>
          <table:table-cell table:formula="of:=STDEV([.H201:.N201])" office:value-type="float" office:value="102.705079394027" calcext:value-type="float">
            <text:p>102.71</text:p>
          </table:table-cell>
          <table:table-cell table:formula="of:=[.P201]/SQRT(5)" office:value-type="float" office:value="45.9311078319113" calcext:value-type="float">
            <text:p>45.93</text:p>
          </table:table-cell>
          <table:table-cell table:formula="of:=[.O201]+[.P201]" office:value-type="float" office:value="262.705079394027" calcext:value-type="float">
            <text:p>262.705079394027</text:p>
          </table:table-cell>
          <table:table-cell table:formula="of:=[.O201]-[.P201]" office:value-type="float" office:value="57.2949206059733" calcext:value-type="float">
            <text:p>57.2949206059733</text:p>
          </table:table-cell>
          <table:table-cell table:formula="of:=[.R201]-[.S201]" office:value-type="float" office:value="205.410158788053" calcext:value-type="float">
            <text:p>205.410158788053</text:p>
          </table:table-cell>
          <table:table-cell table:formula="of:=[.O201]+[.Q201]" office:value-type="float" office:value="205.931107831911" calcext:value-type="float">
            <text:p>205.931107831911</text:p>
          </table:table-cell>
          <table:table-cell table:formula="of:=[.O201]-[.Q201]" office:value-type="float" office:value="114.068892168089" calcext:value-type="float">
            <text:p>114.068892168089</text:p>
          </table:table-cell>
          <table:table-cell table:formula="of:=[.U201]-[.V201]" office:value-type="float" office:value="91.8622156638227" calcext:value-type="float">
            <text:p>91.8622156638227</text:p>
          </table:table-cell>
        </table:table-row>
        <table:table-row table:style-name="ro1">
          <table:table-cell table:number-columns-repeated="6"/>
          <table:table-cell table:formula="of:=[.G201]+1" office:value-type="float" office:value="95" calcext:value-type="float">
            <text:p>95</text:p>
          </table:table-cell>
          <table:table-cell table:formula="of:=[.H201]+0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114" calcext:value-type="float">
            <text:p>114</text:p>
          </table:table-cell>
          <table:table-cell table:formula="of:=[.N201]+0" office:value-type="float" office:value="300" calcext:value-type="float">
            <text:p>300</text:p>
          </table:table-cell>
          <table:table-cell table:formula="of:=AVERAGE([.H202:.N202])" office:value-type="float" office:value="127.285714285714" calcext:value-type="float">
            <text:p>127.285714285714</text:p>
          </table:table-cell>
          <table:table-cell table:formula="of:=STDEV([.H202:.N202])" office:value-type="float" office:value="113.202936189415" calcext:value-type="float">
            <text:p>113.20</text:p>
          </table:table-cell>
          <table:table-cell table:formula="of:=[.P202]/SQRT(5)" office:value-type="float" office:value="50.6258921144206" calcext:value-type="float">
            <text:p>50.63</text:p>
          </table:table-cell>
          <table:table-cell table:formula="of:=[.O202]+[.P202]" office:value-type="float" office:value="240.488650475129" calcext:value-type="float">
            <text:p>240.488650475129</text:p>
          </table:table-cell>
          <table:table-cell table:formula="of:=[.O202]-[.P202]" office:value-type="float" office:value="14.0827780962993" calcext:value-type="float">
            <text:p>14.0827780962993</text:p>
          </table:table-cell>
          <table:table-cell table:formula="of:=[.R202]-[.S202]" office:value-type="float" office:value="226.40587237883" calcext:value-type="float">
            <text:p>226.40587237883</text:p>
          </table:table-cell>
          <table:table-cell table:formula="of:=[.O202]+[.Q202]" office:value-type="float" office:value="177.911606400135" calcext:value-type="float">
            <text:p>177.911606400135</text:p>
          </table:table-cell>
          <table:table-cell table:formula="of:=[.O202]-[.Q202]" office:value-type="float" office:value="76.6598221712937" calcext:value-type="float">
            <text:p>76.6598221712937</text:p>
          </table:table-cell>
          <table:table-cell table:formula="of:=[.U202]-[.V202]" office:value-type="float" office:value="101.251784228841" calcext:value-type="float">
            <text:p>101.251784228841</text:p>
          </table:table-cell>
        </table:table-row>
        <table:table-row table:style-name="ro1">
          <table:table-cell table:number-columns-repeated="6"/>
          <table:table-cell table:formula="of:=[.G202]+1" office:value-type="float" office:value="96" calcext:value-type="float">
            <text:p>96</text:p>
          </table:table-cell>
          <table:table-cell table:formula="of:=[.H202]+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63" calcext:value-type="float">
            <text:p>63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table:formula="of:=[.N202]+0" office:value-type="float" office:value="300" calcext:value-type="float">
            <text:p>300</text:p>
          </table:table-cell>
          <table:table-cell table:formula="of:=AVERAGE([.H203:.N203])" office:value-type="float" office:value="138.714285714286" calcext:value-type="float">
            <text:p>138.714285714286</text:p>
          </table:table-cell>
          <table:table-cell table:formula="of:=STDEV([.H203:.N203])" office:value-type="float" office:value="92.9241882499103" calcext:value-type="float">
            <text:p>92.92</text:p>
          </table:table-cell>
          <table:table-cell table:formula="of:=[.P203]/SQRT(5)" office:value-type="float" office:value="41.5569603361573" calcext:value-type="float">
            <text:p>41.56</text:p>
          </table:table-cell>
          <table:table-cell table:formula="of:=[.O203]+[.P203]" office:value-type="float" office:value="231.638473964196" calcext:value-type="float">
            <text:p>231.638473964196</text:p>
          </table:table-cell>
          <table:table-cell table:formula="of:=[.O203]-[.P203]" office:value-type="float" office:value="45.7900974643755" calcext:value-type="float">
            <text:p>45.7900974643755</text:p>
          </table:table-cell>
          <table:table-cell table:formula="of:=[.R203]-[.S203]" office:value-type="float" office:value="185.848376499821" calcext:value-type="float">
            <text:p>185.848376499821</text:p>
          </table:table-cell>
          <table:table-cell table:formula="of:=[.O203]+[.Q203]" office:value-type="float" office:value="180.271246050443" calcext:value-type="float">
            <text:p>180.271246050443</text:p>
          </table:table-cell>
          <table:table-cell table:formula="of:=[.O203]-[.Q203]" office:value-type="float" office:value="97.1573253781284" calcext:value-type="float">
            <text:p>97.1573253781284</text:p>
          </table:table-cell>
          <table:table-cell table:formula="of:=[.U203]-[.V203]" office:value-type="float" office:value="83.1139206723146" calcext:value-type="float">
            <text:p>83.1139206723146</text:p>
          </table:table-cell>
        </table:table-row>
        <table:table-row table:style-name="ro1">
          <table:table-cell table:number-columns-repeated="6"/>
          <table:table-cell table:formula="of:=[.G203]+1" office:value-type="float" office:value="97" calcext:value-type="float">
            <text:p>97</text:p>
          </table:table-cell>
          <table:table-cell table:formula="of:=[.H203]+0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table:formula="of:=[.N203]+0" office:value-type="float" office:value="300" calcext:value-type="float">
            <text:p>300</text:p>
          </table:table-cell>
          <table:table-cell table:formula="of:=AVERAGE([.H204:.N204])" office:value-type="float" office:value="127" calcext:value-type="float">
            <text:p>127</text:p>
          </table:table-cell>
          <table:table-cell table:formula="of:=STDEV([.H204:.N204])" office:value-type="float" office:value="96.4330510423337" calcext:value-type="float">
            <text:p>96.43</text:p>
          </table:table-cell>
          <table:table-cell table:formula="of:=[.P204]/SQRT(5)" office:value-type="float" office:value="43.126171481673" calcext:value-type="float">
            <text:p>43.13</text:p>
          </table:table-cell>
          <table:table-cell table:formula="of:=[.O204]+[.P204]" office:value-type="float" office:value="223.433051042334" calcext:value-type="float">
            <text:p>223.433051042334</text:p>
          </table:table-cell>
          <table:table-cell table:formula="of:=[.O204]-[.P204]" office:value-type="float" office:value="30.5669489576663" calcext:value-type="float">
            <text:p>30.5669489576663</text:p>
          </table:table-cell>
          <table:table-cell table:formula="of:=[.R204]-[.S204]" office:value-type="float" office:value="192.866102084667" calcext:value-type="float">
            <text:p>192.866102084667</text:p>
          </table:table-cell>
          <table:table-cell table:formula="of:=[.O204]+[.Q204]" office:value-type="float" office:value="170.126171481673" calcext:value-type="float">
            <text:p>170.126171481673</text:p>
          </table:table-cell>
          <table:table-cell table:formula="of:=[.O204]-[.Q204]" office:value-type="float" office:value="83.873828518327" calcext:value-type="float">
            <text:p>83.873828518327</text:p>
          </table:table-cell>
          <table:table-cell table:formula="of:=[.U204]-[.V204]" office:value-type="float" office:value="86.252342963346" calcext:value-type="float">
            <text:p>86.252342963346</text:p>
          </table:table-cell>
        </table:table-row>
        <table:table-row table:style-name="ro1">
          <table:table-cell table:number-columns-repeated="6"/>
          <table:table-cell table:formula="of:=[.G204]+1" office:value-type="float" office:value="98" calcext:value-type="float">
            <text:p>98</text:p>
          </table:table-cell>
          <table:table-cell table:formula="of:=[.H204]+0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15" calcext:value-type="float">
            <text:p>115</text:p>
          </table:table-cell>
          <table:table-cell office:value-type="float" office:value="258" calcext:value-type="float">
            <text:p>258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table:formula="of:=[.N204]+0" office:value-type="float" office:value="300" calcext:value-type="float">
            <text:p>300</text:p>
          </table:table-cell>
          <table:table-cell table:formula="of:=AVERAGE([.H205:.N205])" office:value-type="float" office:value="158.142857142857" calcext:value-type="float">
            <text:p>158.142857142857</text:p>
          </table:table-cell>
          <table:table-cell table:formula="of:=STDEV([.H205:.N205])" office:value-type="float" office:value="102.827409723654" calcext:value-type="float">
            <text:p>102.83</text:p>
          </table:table-cell>
          <table:table-cell table:formula="of:=[.P205]/SQRT(5)" office:value-type="float" office:value="45.9858156184626" calcext:value-type="float">
            <text:p>45.99</text:p>
          </table:table-cell>
          <table:table-cell table:formula="of:=[.O205]+[.P205]" office:value-type="float" office:value="260.970266866511" calcext:value-type="float">
            <text:p>260.970266866511</text:p>
          </table:table-cell>
          <table:table-cell table:formula="of:=[.O205]-[.P205]" office:value-type="float" office:value="55.3154474192033" calcext:value-type="float">
            <text:p>55.3154474192033</text:p>
          </table:table-cell>
          <table:table-cell table:formula="of:=[.R205]-[.S205]" office:value-type="float" office:value="205.654819447308" calcext:value-type="float">
            <text:p>205.654819447308</text:p>
          </table:table-cell>
          <table:table-cell table:formula="of:=[.O205]+[.Q205]" office:value-type="float" office:value="204.12867276132" calcext:value-type="float">
            <text:p>204.12867276132</text:p>
          </table:table-cell>
          <table:table-cell table:formula="of:=[.O205]-[.Q205]" office:value-type="float" office:value="112.157041524395" calcext:value-type="float">
            <text:p>112.157041524395</text:p>
          </table:table-cell>
          <table:table-cell table:formula="of:=[.U205]-[.V205]" office:value-type="float" office:value="91.9716312369252" calcext:value-type="float">
            <text:p>91.9716312369252</text:p>
          </table:table-cell>
        </table:table-row>
        <table:table-row table:style-name="ro1">
          <table:table-cell table:number-columns-repeated="6"/>
          <table:table-cell table:formula="of:=[.G205]+1" office:value-type="float" office:value="99" calcext:value-type="float">
            <text:p>99</text:p>
          </table:table-cell>
          <table:table-cell table:formula="of:=[.H205]+0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  <table:table-cell office:value-type="float" office:value="226" calcext:value-type="float">
            <text:p>226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  <table:table-cell table:formula="of:=[.N205]+0" office:value-type="float" office:value="300" calcext:value-type="float">
            <text:p>300</text:p>
          </table:table-cell>
          <table:table-cell table:formula="of:=AVERAGE([.H206:.N206])" office:value-type="float" office:value="198.857142857143" calcext:value-type="float">
            <text:p>198.857142857143</text:p>
          </table:table-cell>
          <table:table-cell table:formula="of:=STDEV([.H206:.N206])" office:value-type="float" office:value="93.5991961707446" calcext:value-type="float">
            <text:p>93.60</text:p>
          </table:table-cell>
          <table:table-cell table:formula="of:=[.P206]/SQRT(5)" office:value-type="float" office:value="41.8588330554246" calcext:value-type="float">
            <text:p>41.86</text:p>
          </table:table-cell>
          <table:table-cell table:formula="of:=[.O206]+[.P206]" office:value-type="float" office:value="292.456339027887" calcext:value-type="float">
            <text:p>292.456339027887</text:p>
          </table:table-cell>
          <table:table-cell table:formula="of:=[.O206]-[.P206]" office:value-type="float" office:value="105.257946686398" calcext:value-type="float">
            <text:p>105.257946686398</text:p>
          </table:table-cell>
          <table:table-cell table:formula="of:=[.R206]-[.S206]" office:value-type="float" office:value="187.198392341489" calcext:value-type="float">
            <text:p>187.198392341489</text:p>
          </table:table-cell>
          <table:table-cell table:formula="of:=[.O206]+[.Q206]" office:value-type="float" office:value="240.715975912567" calcext:value-type="float">
            <text:p>240.715975912567</text:p>
          </table:table-cell>
          <table:table-cell table:formula="of:=[.O206]-[.Q206]" office:value-type="float" office:value="156.998309801718" calcext:value-type="float">
            <text:p>156.998309801718</text:p>
          </table:table-cell>
          <table:table-cell table:formula="of:=[.U206]-[.V206]" office:value-type="float" office:value="83.7176661108492" calcext:value-type="float">
            <text:p>83.7176661108492</text:p>
          </table:table-cell>
        </table:table-row>
        <table:table-row table:style-name="ro1">
          <table:table-cell table:number-columns-repeated="6"/>
          <table:table-cell table:formula="of:=[.G206]+1" office:value-type="float" office:value="100" calcext:value-type="float">
            <text:p>100</text:p>
          </table:table-cell>
          <table:table-cell table:formula="of:=[.H206]+0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N206]+0" office:value-type="float" office:value="300" calcext:value-type="float">
            <text:p>300</text:p>
          </table:table-cell>
          <table:table-cell table:formula="of:=AVERAGE([.H207:.N207])" office:value-type="float" office:value="135.142857142857" calcext:value-type="float">
            <text:p>135.142857142857</text:p>
          </table:table-cell>
          <table:table-cell table:formula="of:=STDEV([.H207:.N207])" office:value-type="float" office:value="93.6383621019871" calcext:value-type="float">
            <text:p>93.64</text:p>
          </table:table-cell>
          <table:table-cell table:formula="of:=[.P207]/SQRT(5)" office:value-type="float" office:value="41.8763485923567" calcext:value-type="float">
            <text:p>41.88</text:p>
          </table:table-cell>
          <table:table-cell table:formula="of:=[.O207]+[.P207]" office:value-type="float" office:value="228.781219244844" calcext:value-type="float">
            <text:p>228.781219244844</text:p>
          </table:table-cell>
          <table:table-cell table:formula="of:=[.O207]-[.P207]" office:value-type="float" office:value="41.50449504087" calcext:value-type="float">
            <text:p>41.50449504087</text:p>
          </table:table-cell>
          <table:table-cell table:formula="of:=[.R207]-[.S207]" office:value-type="float" office:value="187.276724203974" calcext:value-type="float">
            <text:p>187.276724203974</text:p>
          </table:table-cell>
          <table:table-cell table:formula="of:=[.O207]+[.Q207]" office:value-type="float" office:value="177.019205735214" calcext:value-type="float">
            <text:p>177.019205735214</text:p>
          </table:table-cell>
          <table:table-cell table:formula="of:=[.O207]-[.Q207]" office:value-type="float" office:value="93.2665085505005" calcext:value-type="float">
            <text:p>93.2665085505005</text:p>
          </table:table-cell>
          <table:table-cell table:formula="of:=[.U207]-[.V207]" office:value-type="float" office:value="83.7526971847133" calcext:value-type="float">
            <text:p>83.7526971847133</text:p>
          </table:table-cell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table:formula="of:=AVERAGE([.I108:.I207])" office:value-type="float" office:value="148.92" calcext:value-type="float">
            <text:p>148.92</text:p>
          </table:table-cell>
          <table:table-cell table:formula="of:=AVERAGE([.J108:.J207])" office:value-type="float" office:value="179.37" calcext:value-type="float">
            <text:p>179.37</text:p>
          </table:table-cell>
          <table:table-cell table:formula="of:=AVERAGE([.K108:.K207])" office:value-type="float" office:value="153.28" calcext:value-type="float">
            <text:p>153.28</text:p>
          </table:table-cell>
          <table:table-cell table:formula="of:=AVERAGE([.L108:.L207])" office:value-type="float" office:value="161.08" calcext:value-type="float">
            <text:p>161.08</text:p>
          </table:table-cell>
          <table:table-cell table:formula="of:=AVERAGE([.M108:.M207])" office:value-type="float" office:value="138.45" calcext:value-type="float">
            <text:p>138.4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formula="of:=AVERAGE([.T108:.T207])" office:value-type="float" office:value="204.865952366182" calcext:value-type="float">
            <text:p>204.865952366182</text:p>
          </table:table-cell>
          <table:table-cell table:number-columns-repeated="2"/>
          <table:table-cell table:formula="of:=AVERAGE([.W108:.W207])" office:value-type="float" office:value="91.6188391532035" calcext:value-type="float">
            <text:p>91.6188391532035</text:p>
          </table:table-cell>
        </table:table-row>
        <table:table-row table:style-name="ro1">
          <table:table-cell table:number-columns-repeated="8"/>
          <table:table-cell table:formula="of:=STDEV([.I108:.I207])/10" office:value-type="float" office:value="7.02672646745872" calcext:value-type="float">
            <text:p>7.02672646745872</text:p>
          </table:table-cell>
          <table:table-cell table:formula="of:=STDEV([.J108:.J207])/10" office:value-type="float" office:value="7.45560131103393" calcext:value-type="float">
            <text:p>7.45560131103393</text:p>
          </table:table-cell>
          <table:table-cell table:formula="of:=STDEV([.K108:.K207])/10" office:value-type="float" office:value="7.50247205051021" calcext:value-type="float">
            <text:p>7.50247205051021</text:p>
          </table:table-cell>
          <table:table-cell table:formula="of:=STDEV([.L108:.L207])/10" office:value-type="float" office:value="6.40838592010579" calcext:value-type="float">
            <text:p>6.40838592010579</text:p>
          </table:table-cell>
          <table:table-cell table:formula="of:=STDEV([.M108:.M207])/10" office:value-type="float" office:value="6.24011743932481" calcext:value-type="float">
            <text:p>6.2401174393248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formula="of:=STDEV([.T108:.T207])/10" office:value-type="float" office:value="1.80436816763825" calcext:value-type="float">
            <text:p>1.80436816763825</text:p>
          </table:table-cell>
          <table:table-cell table:number-columns-repeated="2"/>
          <table:table-cell table:formula="of:=STDEV([.W108:.W207])/10" office:value-type="float" office:value="0.806937975855173" calcext:value-type="float">
            <text:p>0.806937975855173</text:p>
          </table:table-cell>
        </table:table-row>
        <table:table-row table:style-name="ro1" table:number-rows-repeated="2">
          <table:table-cell table:number-columns-repeated="15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threeSubstitutionDifference</text:p>
          </table:table-cell>
          <table:table-cell office:value-type="string" calcext:value-type="string">
            <text:p>threeInsertionDifference</text:p>
          </table:table-cell>
          <table:table-cell office:value-type="string" calcext:value-type="string">
            <text:p>threeDeletionDiffernce</text:p>
          </table:table-cell>
          <table:table-cell office:value-type="string" calcext:value-type="string">
            <text:p>threeCapDifference</text:p>
          </table:table-cell>
          <table:table-cell office:value-type="string" calcext:value-type="string">
            <text:p>subPuncDifference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float" office:value="79" calcext:value-type="float">
            <text:p>79</text:p>
          </table:table-cell>
          <table:table-cell office:value-type="float" office:value="300" calcext:value-type="float">
            <text:p>300</text:p>
          </table:table-cell>
          <table:table-cell table:formula="of:=AVERAGE([.H214:.N214])" office:value-type="float" office:value="127.857142857143" calcext:value-type="float">
            <text:p>127.857142857143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14]+1" office:value-type="float" office:value="2" calcext:value-type="float">
            <text:p>2</text:p>
          </table:table-cell>
          <table:table-cell table:formula="of:=[.H214]+0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93" calcext:value-type="float">
            <text:p>193</text:p>
          </table:table-cell>
          <table:table-cell office:value-type="float" office:value="104" calcext:value-type="float">
            <text:p>104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table:formula="of:=[.N214]+0" office:value-type="float" office:value="300" calcext:value-type="float">
            <text:p>300</text:p>
          </table:table-cell>
          <table:table-cell table:formula="of:=AVERAGE([.H215:.N215])" office:value-type="float" office:value="149" calcext:value-type="float">
            <text:p>14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15]+1" office:value-type="float" office:value="3" calcext:value-type="float">
            <text:p>3</text:p>
          </table:table-cell>
          <table:table-cell table:formula="of:=[.H215]+0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59" calcext:value-type="float">
            <text:p>159</text:p>
          </table:table-cell>
          <table:table-cell office:value-type="float" office:value="274" calcext:value-type="float">
            <text:p>274</text:p>
          </table:table-cell>
          <table:table-cell office:value-type="float" office:value="73" calcext:value-type="float">
            <text:p>73</text:p>
          </table:table-cell>
          <table:table-cell office:value-type="float" office:value="235" calcext:value-type="float">
            <text:p>235</text:p>
          </table:table-cell>
          <table:table-cell table:formula="of:=[.N215]+0" office:value-type="float" office:value="300" calcext:value-type="float">
            <text:p>300</text:p>
          </table:table-cell>
          <table:table-cell table:formula="of:=AVERAGE([.H216:.N216])" office:value-type="float" office:value="188.428571428571" calcext:value-type="float">
            <text:p>188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16]+1" office:value-type="float" office:value="4" calcext:value-type="float">
            <text:p>4</text:p>
          </table:table-cell>
          <table:table-cell table:formula="of:=[.H216]+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86" calcext:value-type="float">
            <text:p>286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table:formula="of:=[.N216]+0" office:value-type="float" office:value="300" calcext:value-type="float">
            <text:p>300</text:p>
          </table:table-cell>
          <table:table-cell table:formula="of:=AVERAGE([.H217:.N217])" office:value-type="float" office:value="142" calcext:value-type="float">
            <text:p>142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17]+1" office:value-type="float" office:value="5" calcext:value-type="float">
            <text:p>5</text:p>
          </table:table-cell>
          <table:table-cell table:formula="of:=[.H217]+0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formula="of:=[.N217]+0" office:value-type="float" office:value="300" calcext:value-type="float">
            <text:p>300</text:p>
          </table:table-cell>
          <table:table-cell table:formula="of:=AVERAGE([.H218:.N218])" office:value-type="float" office:value="98.8571428571429" calcext:value-type="float">
            <text:p>98.85714285714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18]+1" office:value-type="float" office:value="6" calcext:value-type="float">
            <text:p>6</text:p>
          </table:table-cell>
          <table:table-cell table:formula="of:=[.H218]+0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table:formula="of:=[.N218]+0" office:value-type="float" office:value="300" calcext:value-type="float">
            <text:p>300</text:p>
          </table:table-cell>
          <table:table-cell table:formula="of:=AVERAGE([.H219:.N219])" office:value-type="float" office:value="134.571428571429" calcext:value-type="float">
            <text:p>134.5714285714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19]+1" office:value-type="float" office:value="7" calcext:value-type="float">
            <text:p>7</text:p>
          </table:table-cell>
          <table:table-cell table:formula="of:=[.H219]+0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13" calcext:value-type="float">
            <text:p>313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office:value-type="float" office:value="278" calcext:value-type="float">
            <text:p>278</text:p>
          </table:table-cell>
          <table:table-cell table:formula="of:=[.N219]+0" office:value-type="float" office:value="300" calcext:value-type="float">
            <text:p>300</text:p>
          </table:table-cell>
          <table:table-cell table:formula="of:=AVERAGE([.H220:.N220])" office:value-type="float" office:value="186.285714285714" calcext:value-type="float">
            <text:p>186.285714285714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20]+1" office:value-type="float" office:value="8" calcext:value-type="float">
            <text:p>8</text:p>
          </table:table-cell>
          <table:table-cell table:formula="of:=[.H220]+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formula="of:=[.N220]+0" office:value-type="float" office:value="300" calcext:value-type="float">
            <text:p>300</text:p>
          </table:table-cell>
          <table:table-cell table:formula="of:=AVERAGE([.H221:.N221])" office:value-type="float" office:value="117.428571428571" calcext:value-type="float">
            <text:p>117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21]+1" office:value-type="float" office:value="9" calcext:value-type="float">
            <text:p>9</text:p>
          </table:table-cell>
          <table:table-cell table:formula="of:=[.H221]+0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[.N221]+0" office:value-type="float" office:value="300" calcext:value-type="float">
            <text:p>300</text:p>
          </table:table-cell>
          <table:table-cell table:formula="of:=AVERAGE([.H222:.N222])" office:value-type="float" office:value="147.428571428571" calcext:value-type="float">
            <text:p>147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22]+1" office:value-type="float" office:value="10" calcext:value-type="float">
            <text:p>10</text:p>
          </table:table-cell>
          <table:table-cell table:formula="of:=[.H222]+0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75" calcext:value-type="float">
            <text:p>275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 office:value-type="float" office:value="198" calcext:value-type="float">
            <text:p>198</text:p>
          </table:table-cell>
          <table:table-cell table:formula="of:=[.N222]+0" office:value-type="float" office:value="300" calcext:value-type="float">
            <text:p>300</text:p>
          </table:table-cell>
          <table:table-cell table:formula="of:=AVERAGE([.H223:.N223])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23]+1" office:value-type="float" office:value="11" calcext:value-type="float">
            <text:p>11</text:p>
          </table:table-cell>
          <table:table-cell table:formula="of:=[.H223]+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66" calcext:value-type="float">
            <text:p>266</text:p>
          </table:table-cell>
          <table:table-cell office:value-type="float" office:value="73" calcext:value-type="float">
            <text:p>73</text:p>
          </table:table-cell>
          <table:table-cell office:value-type="float" office:value="125" calcext:value-type="float">
            <text:p>125</text:p>
          </table:table-cell>
          <table:table-cell office:value-type="float" office:value="196" calcext:value-type="float">
            <text:p>196</text:p>
          </table:table-cell>
          <table:table-cell table:formula="of:=[.N223]+0" office:value-type="float" office:value="300" calcext:value-type="float">
            <text:p>300</text:p>
          </table:table-cell>
          <table:table-cell table:formula="of:=AVERAGE([.H224:.N224])" office:value-type="float" office:value="151" calcext:value-type="float">
            <text:p>15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24]+1" office:value-type="float" office:value="12" calcext:value-type="float">
            <text:p>12</text:p>
          </table:table-cell>
          <table:table-cell table:formula="of:=[.H224]+0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office:value-type="float" office:value="212" calcext:value-type="float">
            <text:p>212</text:p>
          </table:table-cell>
          <table:table-cell office:value-type="float" office:value="116" calcext:value-type="float">
            <text:p>116</text:p>
          </table:table-cell>
          <table:table-cell table:formula="of:=[.N224]+0" office:value-type="float" office:value="300" calcext:value-type="float">
            <text:p>300</text:p>
          </table:table-cell>
          <table:table-cell table:formula="of:=AVERAGE([.H225:.N225])" office:value-type="float" office:value="156.714285714286" calcext:value-type="float">
            <text:p>156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25]+1" office:value-type="float" office:value="13" calcext:value-type="float">
            <text:p>13</text:p>
          </table:table-cell>
          <table:table-cell table:formula="of:=[.H225]+0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13" calcext:value-type="float">
            <text:p>313</text:p>
          </table:table-cell>
          <table:table-cell office:value-type="float" office:value="95" calcext:value-type="float">
            <text:p>95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table:formula="of:=[.N225]+0" office:value-type="float" office:value="300" calcext:value-type="float">
            <text:p>300</text:p>
          </table:table-cell>
          <table:table-cell table:formula="of:=AVERAGE([.H226:.N226])" office:value-type="float" office:value="161.714285714286" calcext:value-type="float">
            <text:p>161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26]+1" office:value-type="float" office:value="14" calcext:value-type="float">
            <text:p>14</text:p>
          </table:table-cell>
          <table:table-cell table:formula="of:=[.H226]+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32" calcext:value-type="float">
            <text:p>232</text:p>
          </table:table-cell>
          <table:table-cell office:value-type="float" office:value="133" calcext:value-type="float">
            <text:p>133</text:p>
          </table:table-cell>
          <table:table-cell office:value-type="float" office:value="221" calcext:value-type="float">
            <text:p>221</text:p>
          </table:table-cell>
          <table:table-cell office:value-type="float" office:value="261" calcext:value-type="float">
            <text:p>261</text:p>
          </table:table-cell>
          <table:table-cell table:formula="of:=[.N226]+0" office:value-type="float" office:value="300" calcext:value-type="float">
            <text:p>300</text:p>
          </table:table-cell>
          <table:table-cell table:formula="of:=AVERAGE([.H227:.N227])" office:value-type="float" office:value="177.428571428571" calcext:value-type="float">
            <text:p>177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27]+1" office:value-type="float" office:value="15" calcext:value-type="float">
            <text:p>15</text:p>
          </table:table-cell>
          <table:table-cell table:formula="of:=[.H227]+0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table:formula="of:=[.N227]+0" office:value-type="float" office:value="300" calcext:value-type="float">
            <text:p>300</text:p>
          </table:table-cell>
          <table:table-cell table:formula="of:=AVERAGE([.H228:.N228])" office:value-type="float" office:value="128.571428571429" calcext:value-type="float">
            <text:p>128.5714285714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28]+1" office:value-type="float" office:value="16" calcext:value-type="float">
            <text:p>16</text:p>
          </table:table-cell>
          <table:table-cell table:formula="of:=[.H228]+0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07" calcext:value-type="float">
            <text:p>207</text:p>
          </table:table-cell>
          <table:table-cell office:value-type="float" office:value="163" calcext:value-type="float">
            <text:p>163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table:formula="of:=[.N228]+0" office:value-type="float" office:value="300" calcext:value-type="float">
            <text:p>300</text:p>
          </table:table-cell>
          <table:table-cell table:formula="of:=AVERAGE([.H229:.N229])" office:value-type="float" office:value="162.714285714286" calcext:value-type="float">
            <text:p>162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29]+1" office:value-type="float" office:value="17" calcext:value-type="float">
            <text:p>17</text:p>
          </table:table-cell>
          <table:table-cell table:formula="of:=[.H229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246" calcext:value-type="float">
            <text:p>246</text:p>
          </table:table-cell>
          <table:table-cell office:value-type="float" office:value="81" calcext:value-type="float">
            <text:p>81</text:p>
          </table:table-cell>
          <table:table-cell table:formula="of:=[.N229]+0" office:value-type="float" office:value="300" calcext:value-type="float">
            <text:p>300</text:p>
          </table:table-cell>
          <table:table-cell table:formula="of:=AVERAGE([.H230:.N230])" office:value-type="float" office:value="136.428571428571" calcext:value-type="float">
            <text:p>136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30]+1" office:value-type="float" office:value="18" calcext:value-type="float">
            <text:p>18</text:p>
          </table:table-cell>
          <table:table-cell table:formula="of:=[.H230]+0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table:formula="of:=[.N230]+0" office:value-type="float" office:value="300" calcext:value-type="float">
            <text:p>300</text:p>
          </table:table-cell>
          <table:table-cell table:formula="of:=AVERAGE([.H231:.N231])" office:value-type="float" office:value="146.428571428571" calcext:value-type="float">
            <text:p>146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31]+1" office:value-type="float" office:value="19" calcext:value-type="float">
            <text:p>19</text:p>
          </table:table-cell>
          <table:table-cell table:formula="of:=[.H231]+0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table:formula="of:=[.N231]+0" office:value-type="float" office:value="300" calcext:value-type="float">
            <text:p>300</text:p>
          </table:table-cell>
          <table:table-cell table:formula="of:=AVERAGE([.H232:.N232])" office:value-type="float" office:value="133.142857142857" calcext:value-type="float">
            <text:p>133.14285714285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32]+1" office:value-type="float" office:value="20" calcext:value-type="float">
            <text:p>20</text:p>
          </table:table-cell>
          <table:table-cell table:formula="of:=[.H232]+0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216" calcext:value-type="float">
            <text:p>216</text:p>
          </table:table-cell>
          <table:table-cell office:value-type="float" office:value="227" calcext:value-type="float">
            <text:p>227</text:p>
          </table:table-cell>
          <table:table-cell table:formula="of:=[.N232]+0" office:value-type="float" office:value="300" calcext:value-type="float">
            <text:p>300</text:p>
          </table:table-cell>
          <table:table-cell table:formula="of:=AVERAGE([.H233:.N233])" office:value-type="float" office:value="188.428571428571" calcext:value-type="float">
            <text:p>188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33]+1" office:value-type="float" office:value="21" calcext:value-type="float">
            <text:p>21</text:p>
          </table:table-cell>
          <table:table-cell table:formula="of:=[.H233]+0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216" calcext:value-type="float">
            <text:p>216</text:p>
          </table:table-cell>
          <table:table-cell table:formula="of:=[.N233]+0" office:value-type="float" office:value="300" calcext:value-type="float">
            <text:p>300</text:p>
          </table:table-cell>
          <table:table-cell table:formula="of:=AVERAGE([.H234:.N234])" office:value-type="float" office:value="165.428571428571" calcext:value-type="float">
            <text:p>165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34]+1" office:value-type="float" office:value="22" calcext:value-type="float">
            <text:p>22</text:p>
          </table:table-cell>
          <table:table-cell table:formula="of:=[.H234]+0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44" calcext:value-type="float">
            <text:p>244</text:p>
          </table:table-cell>
          <table:table-cell office:value-type="float" office:value="69" calcext:value-type="float">
            <text:p>69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table:formula="of:=[.N234]+0" office:value-type="float" office:value="300" calcext:value-type="float">
            <text:p>300</text:p>
          </table:table-cell>
          <table:table-cell table:formula="of:=AVERAGE([.H235:.N235])" office:value-type="float" office:value="153" calcext:value-type="float">
            <text:p>153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35]+1" office:value-type="float" office:value="23" calcext:value-type="float">
            <text:p>23</text:p>
          </table:table-cell>
          <table:table-cell table:formula="of:=[.H235]+0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40" calcext:value-type="float">
            <text:p>240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[.N235]+0" office:value-type="float" office:value="300" calcext:value-type="float">
            <text:p>300</text:p>
          </table:table-cell>
          <table:table-cell table:formula="of:=AVERAGE([.H236:.N236])" office:value-type="float" office:value="153.714285714286" calcext:value-type="float">
            <text:p>153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36]+1" office:value-type="float" office:value="24" calcext:value-type="float">
            <text:p>24</text:p>
          </table:table-cell>
          <table:table-cell table:formula="of:=[.H236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77" calcext:value-type="float">
            <text:p>177</text:p>
          </table:table-cell>
          <table:table-cell table:formula="of:=[.N236]+0" office:value-type="float" office:value="300" calcext:value-type="float">
            <text:p>300</text:p>
          </table:table-cell>
          <table:table-cell table:formula="of:=AVERAGE([.H237:.N237])" office:value-type="float" office:value="136.428571428571" calcext:value-type="float">
            <text:p>136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37]+1" office:value-type="float" office:value="25" calcext:value-type="float">
            <text:p>25</text:p>
          </table:table-cell>
          <table:table-cell table:formula="of:=[.H237]+0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table:formula="of:=[.N237]+0" office:value-type="float" office:value="300" calcext:value-type="float">
            <text:p>300</text:p>
          </table:table-cell>
          <table:table-cell table:formula="of:=AVERAGE([.H238:.N238])" office:value-type="float" office:value="152" calcext:value-type="float">
            <text:p>152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38]+1" office:value-type="float" office:value="26" calcext:value-type="float">
            <text:p>26</text:p>
          </table:table-cell>
          <table:table-cell table:formula="of:=[.H238]+0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75" calcext:value-type="float">
            <text:p>275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282" calcext:value-type="float">
            <text:p>282</text:p>
          </table:table-cell>
          <table:table-cell table:formula="of:=[.N238]+0" office:value-type="float" office:value="300" calcext:value-type="float">
            <text:p>300</text:p>
          </table:table-cell>
          <table:table-cell table:formula="of:=AVERAGE([.H239:.N239])" office:value-type="float" office:value="207.571428571429" calcext:value-type="float">
            <text:p>207.5714285714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39]+1" office:value-type="float" office:value="27" calcext:value-type="float">
            <text:p>27</text:p>
          </table:table-cell>
          <table:table-cell table:formula="of:=[.H239]+0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49" calcext:value-type="float">
            <text:p>349</text:p>
          </table:table-cell>
          <table:table-cell office:value-type="float" office:value="199" calcext:value-type="float">
            <text:p>199</text:p>
          </table:table-cell>
          <table:table-cell office:value-type="float" office:value="110" calcext:value-type="float">
            <text:p>110</text:p>
          </table:table-cell>
          <table:table-cell office:value-type="float" office:value="194" calcext:value-type="float">
            <text:p>194</text:p>
          </table:table-cell>
          <table:table-cell table:formula="of:=[.N239]+0" office:value-type="float" office:value="300" calcext:value-type="float">
            <text:p>300</text:p>
          </table:table-cell>
          <table:table-cell table:formula="of:=AVERAGE([.H240:.N240])" office:value-type="float" office:value="182.857142857143" calcext:value-type="float">
            <text:p>182.857142857143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40]+1" office:value-type="float" office:value="28" calcext:value-type="float">
            <text:p>28</text:p>
          </table:table-cell>
          <table:table-cell table:formula="of:=[.H240]+0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float" office:value="211" calcext:value-type="float">
            <text:p>211</text:p>
          </table:table-cell>
          <table:table-cell office:value-type="float" office:value="141" calcext:value-type="float">
            <text:p>141</text:p>
          </table:table-cell>
          <table:table-cell table:formula="of:=[.N240]+0" office:value-type="float" office:value="300" calcext:value-type="float">
            <text:p>300</text:p>
          </table:table-cell>
          <table:table-cell table:formula="of:=AVERAGE([.H241:.N241])" office:value-type="float" office:value="178.857142857143" calcext:value-type="float">
            <text:p>178.857142857143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41]+1" office:value-type="float" office:value="29" calcext:value-type="float">
            <text:p>29</text:p>
          </table:table-cell>
          <table:table-cell table:formula="of:=[.H241]+0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263" calcext:value-type="float">
            <text:p>263</text:p>
          </table:table-cell>
          <table:table-cell table:formula="of:=[.N241]+0" office:value-type="float" office:value="300" calcext:value-type="float">
            <text:p>300</text:p>
          </table:table-cell>
          <table:table-cell table:formula="of:=AVERAGE([.H242:.N242])" office:value-type="float" office:value="167.142857142857" calcext:value-type="float">
            <text:p>167.14285714285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42]+1" office:value-type="float" office:value="30" calcext:value-type="float">
            <text:p>30</text:p>
          </table:table-cell>
          <table:table-cell table:formula="of:=[.H242]+0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67" calcext:value-type="float">
            <text:p>167</text:p>
          </table:table-cell>
          <table:table-cell office:value-type="float" office:value="210" calcext:value-type="float">
            <text:p>210</text:p>
          </table:table-cell>
          <table:table-cell office:value-type="float" office:value="116" calcext:value-type="float">
            <text:p>116</text:p>
          </table:table-cell>
          <table:table-cell office:value-type="float" office:value="188" calcext:value-type="float">
            <text:p>188</text:p>
          </table:table-cell>
          <table:table-cell table:formula="of:=[.N242]+0" office:value-type="float" office:value="300" calcext:value-type="float">
            <text:p>300</text:p>
          </table:table-cell>
          <table:table-cell table:formula="of:=AVERAGE([.H243:.N243])" office:value-type="float" office:value="182.142857142857" calcext:value-type="float">
            <text:p>182.14285714285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43]+1" office:value-type="float" office:value="31" calcext:value-type="float">
            <text:p>31</text:p>
          </table:table-cell>
          <table:table-cell table:formula="of:=[.H243]+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  <table:table-cell office:value-type="float" office:value="273" calcext:value-type="float">
            <text:p>273</text:p>
          </table:table-cell>
          <table:table-cell office:value-type="float" office:value="173" calcext:value-type="float">
            <text:p>173</text:p>
          </table:table-cell>
          <table:table-cell table:formula="of:=[.N243]+0" office:value-type="float" office:value="300" calcext:value-type="float">
            <text:p>300</text:p>
          </table:table-cell>
          <table:table-cell table:formula="of:=AVERAGE([.H244:.N244])" office:value-type="float" office:value="216.285714285714" calcext:value-type="float">
            <text:p>216.285714285714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44]+1" office:value-type="float" office:value="32" calcext:value-type="float">
            <text:p>32</text:p>
          </table:table-cell>
          <table:table-cell table:formula="of:=[.H244]+0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95" calcext:value-type="float">
            <text:p>295</text:p>
          </table:table-cell>
          <table:table-cell office:value-type="float" office:value="187" calcext:value-type="float">
            <text:p>187</text:p>
          </table:table-cell>
          <table:table-cell office:value-type="float" office:value="152" calcext:value-type="float">
            <text:p>152</text:p>
          </table:table-cell>
          <table:table-cell office:value-type="float" office:value="271" calcext:value-type="float">
            <text:p>271</text:p>
          </table:table-cell>
          <table:table-cell table:formula="of:=[.N244]+0" office:value-type="float" office:value="300" calcext:value-type="float">
            <text:p>300</text:p>
          </table:table-cell>
          <table:table-cell table:formula="of:=AVERAGE([.H245:.N245])" office:value-type="float" office:value="194.714285714286" calcext:value-type="float">
            <text:p>194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45]+1" office:value-type="float" office:value="33" calcext:value-type="float">
            <text:p>33</text:p>
          </table:table-cell>
          <table:table-cell table:formula="of:=[.H245]+0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86" calcext:value-type="float">
            <text:p>286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formula="of:=[.N245]+0" office:value-type="float" office:value="300" calcext:value-type="float">
            <text:p>300</text:p>
          </table:table-cell>
          <table:table-cell table:formula="of:=AVERAGE([.H246:.N246])" office:value-type="float" office:value="154.571428571429" calcext:value-type="float">
            <text:p>154.5714285714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46]+1" office:value-type="float" office:value="34" calcext:value-type="float">
            <text:p>34</text:p>
          </table:table-cell>
          <table:table-cell table:formula="of:=[.H246]+0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formula="of:=[.N246]+0" office:value-type="float" office:value="300" calcext:value-type="float">
            <text:p>300</text:p>
          </table:table-cell>
          <table:table-cell table:formula="of:=AVERAGE([.H247:.N247])" office:value-type="float" office:value="136.714285714286" calcext:value-type="float">
            <text:p>136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47]+1" office:value-type="float" office:value="35" calcext:value-type="float">
            <text:p>35</text:p>
          </table:table-cell>
          <table:table-cell table:formula="of:=[.H247]+0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49" calcext:value-type="float">
            <text:p>149</text:p>
          </table:table-cell>
          <table:table-cell office:value-type="float" office:value="262" calcext:value-type="float">
            <text:p>262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table:formula="of:=[.N247]+0" office:value-type="float" office:value="300" calcext:value-type="float">
            <text:p>300</text:p>
          </table:table-cell>
          <table:table-cell table:formula="of:=AVERAGE([.H248:.N248])" office:value-type="float" office:value="182.857142857143" calcext:value-type="float">
            <text:p>182.857142857143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48]+1" office:value-type="float" office:value="36" calcext:value-type="float">
            <text:p>36</text:p>
          </table:table-cell>
          <table:table-cell table:formula="of:=[.H248]+0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269" calcext:value-type="float">
            <text:p>269</text:p>
          </table:table-cell>
          <table:table-cell office:value-type="float" office:value="281" calcext:value-type="float">
            <text:p>281</text:p>
          </table:table-cell>
          <table:table-cell office:value-type="float" office:value="214" calcext:value-type="float">
            <text:p>214</text:p>
          </table:table-cell>
          <table:table-cell office:value-type="float" office:value="175" calcext:value-type="float">
            <text:p>175</text:p>
          </table:table-cell>
          <table:table-cell table:formula="of:=[.N248]+0" office:value-type="float" office:value="300" calcext:value-type="float">
            <text:p>300</text:p>
          </table:table-cell>
          <table:table-cell table:formula="of:=AVERAGE([.H249:.N249])" office:value-type="float" office:value="221.857142857143" calcext:value-type="float">
            <text:p>221.857142857143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49]+1" office:value-type="float" office:value="37" calcext:value-type="float">
            <text:p>37</text:p>
          </table:table-cell>
          <table:table-cell table:formula="of:=[.H249]+0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85" calcext:value-type="float">
            <text:p>285</text:p>
          </table:table-cell>
          <table:table-cell office:value-type="float" office:value="201" calcext:value-type="float">
            <text:p>201</text:p>
          </table:table-cell>
          <table:table-cell office:value-type="float" office:value="153" calcext:value-type="float">
            <text:p>153</text:p>
          </table:table-cell>
          <table:table-cell office:value-type="float" office:value="323" calcext:value-type="float">
            <text:p>323</text:p>
          </table:table-cell>
          <table:table-cell table:formula="of:=[.N249]+0" office:value-type="float" office:value="300" calcext:value-type="float">
            <text:p>300</text:p>
          </table:table-cell>
          <table:table-cell table:formula="of:=AVERAGE([.H250:.N250])" office:value-type="float" office:value="202.714285714286" calcext:value-type="float">
            <text:p>202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50]+1" office:value-type="float" office:value="38" calcext:value-type="float">
            <text:p>38</text:p>
          </table:table-cell>
          <table:table-cell table:formula="of:=[.H250]+0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331" calcext:value-type="float">
            <text:p>331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table:formula="of:=[.N250]+0" office:value-type="float" office:value="300" calcext:value-type="float">
            <text:p>300</text:p>
          </table:table-cell>
          <table:table-cell table:formula="of:=AVERAGE([.H251:.N251])" office:value-type="float" office:value="210.714285714286" calcext:value-type="float">
            <text:p>210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51]+1" office:value-type="float" office:value="39" calcext:value-type="float">
            <text:p>39</text:p>
          </table:table-cell>
          <table:table-cell table:formula="of:=[.H251]+0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57" calcext:value-type="float">
            <text:p>157</text:p>
          </table:table-cell>
          <table:table-cell office:value-type="float" office:value="221" calcext:value-type="float">
            <text:p>221</text:p>
          </table:table-cell>
          <table:table-cell office:value-type="float" office:value="251" calcext:value-type="float">
            <text:p>251</text:p>
          </table:table-cell>
          <table:table-cell office:value-type="float" office:value="98" calcext:value-type="float">
            <text:p>98</text:p>
          </table:table-cell>
          <table:table-cell table:formula="of:=[.N251]+0" office:value-type="float" office:value="300" calcext:value-type="float">
            <text:p>300</text:p>
          </table:table-cell>
          <table:table-cell table:formula="of:=AVERAGE([.H252:.N252])" office:value-type="float" office:value="178.428571428571" calcext:value-type="float">
            <text:p>178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52]+1" office:value-type="float" office:value="40" calcext:value-type="float">
            <text:p>40</text:p>
          </table:table-cell>
          <table:table-cell table:formula="of:=[.H252]+0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19" calcext:value-type="float">
            <text:p>219</text:p>
          </table:table-cell>
          <table:table-cell office:value-type="float" office:value="206" calcext:value-type="float">
            <text:p>206</text:p>
          </table:table-cell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 table:formula="of:=[.N252]+0" office:value-type="float" office:value="300" calcext:value-type="float">
            <text:p>300</text:p>
          </table:table-cell>
          <table:table-cell table:formula="of:=AVERAGE([.H253:.N253])" office:value-type="float" office:value="171.142857142857" calcext:value-type="float">
            <text:p>171.14285714285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53]+1" office:value-type="float" office:value="41" calcext:value-type="float">
            <text:p>41</text:p>
          </table:table-cell>
          <table:table-cell table:formula="of:=[.H253]+0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  <table:table-cell table:formula="of:=[.N253]+0" office:value-type="float" office:value="300" calcext:value-type="float">
            <text:p>300</text:p>
          </table:table-cell>
          <table:table-cell table:formula="of:=AVERAGE([.H254:.N254])" office:value-type="float" office:value="163" calcext:value-type="float">
            <text:p>163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54]+1" office:value-type="float" office:value="42" calcext:value-type="float">
            <text:p>42</text:p>
          </table:table-cell>
          <table:table-cell table:formula="of:=[.H254]+0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367" calcext:value-type="float">
            <text:p>367</text:p>
          </table:table-cell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142" calcext:value-type="float">
            <text:p>142</text:p>
          </table:table-cell>
          <table:table-cell table:formula="of:=[.N254]+0" office:value-type="float" office:value="300" calcext:value-type="float">
            <text:p>300</text:p>
          </table:table-cell>
          <table:table-cell table:formula="of:=AVERAGE([.H255:.N255])" office:value-type="float" office:value="200.428571428571" calcext:value-type="float">
            <text:p>200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55]+1" office:value-type="float" office:value="43" calcext:value-type="float">
            <text:p>43</text:p>
          </table:table-cell>
          <table:table-cell table:formula="of:=[.H255]+0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office:value-type="float" office:value="210" calcext:value-type="float">
            <text:p>210</text:p>
          </table:table-cell>
          <table:table-cell office:value-type="float" office:value="87" calcext:value-type="float">
            <text:p>87</text:p>
          </table:table-cell>
          <table:table-cell table:formula="of:=[.N255]+0" office:value-type="float" office:value="300" calcext:value-type="float">
            <text:p>300</text:p>
          </table:table-cell>
          <table:table-cell table:formula="of:=AVERAGE([.H256:.N256])" office:value-type="float" office:value="130" calcext:value-type="float">
            <text:p>13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56]+1" office:value-type="float" office:value="44" calcext:value-type="float">
            <text:p>44</text:p>
          </table:table-cell>
          <table:table-cell table:formula="of:=[.H256]+0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82" calcext:value-type="float">
            <text:p>82</text:p>
          </table:table-cell>
          <table:table-cell office:value-type="float" office:value="168" calcext:value-type="float">
            <text:p>168</text:p>
          </table:table-cell>
          <table:table-cell table:formula="of:=[.N256]+0" office:value-type="float" office:value="300" calcext:value-type="float">
            <text:p>300</text:p>
          </table:table-cell>
          <table:table-cell table:formula="of:=AVERAGE([.H257:.N257])" office:value-type="float" office:value="127.142857142857" calcext:value-type="float">
            <text:p>127.14285714285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57]+1" office:value-type="float" office:value="45" calcext:value-type="float">
            <text:p>45</text:p>
          </table:table-cell>
          <table:table-cell table:formula="of:=[.H257]+0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225" calcext:value-type="float">
            <text:p>225</text:p>
          </table:table-cell>
          <table:table-cell office:value-type="float" office:value="304" calcext:value-type="float">
            <text:p>304</text:p>
          </table:table-cell>
          <table:table-cell office:value-type="float" office:value="182" calcext:value-type="float">
            <text:p>182</text:p>
          </table:table-cell>
          <table:table-cell office:value-type="float" office:value="84" calcext:value-type="float">
            <text:p>84</text:p>
          </table:table-cell>
          <table:table-cell table:formula="of:=[.N257]+0" office:value-type="float" office:value="300" calcext:value-type="float">
            <text:p>300</text:p>
          </table:table-cell>
          <table:table-cell table:formula="of:=AVERAGE([.H258:.N258])" office:value-type="float" office:value="202.714285714286" calcext:value-type="float">
            <text:p>202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58]+1" office:value-type="float" office:value="46" calcext:value-type="float">
            <text:p>46</text:p>
          </table:table-cell>
          <table:table-cell table:formula="of:=[.H258]+0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78" calcext:value-type="float">
            <text:p>178</text:p>
          </table:table-cell>
          <table:table-cell office:value-type="float" office:value="219" calcext:value-type="float">
            <text:p>219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table:formula="of:=[.N258]+0" office:value-type="float" office:value="300" calcext:value-type="float">
            <text:p>300</text:p>
          </table:table-cell>
          <table:table-cell table:formula="of:=AVERAGE([.H259:.N259])" office:value-type="float" office:value="194.142857142857" calcext:value-type="float">
            <text:p>194.14285714285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59]+1" office:value-type="float" office:value="47" calcext:value-type="float">
            <text:p>47</text:p>
          </table:table-cell>
          <table:table-cell table:formula="of:=[.H259]+0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268" calcext:value-type="float">
            <text:p>268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formula="of:=[.N259]+0" office:value-type="float" office:value="300" calcext:value-type="float">
            <text:p>300</text:p>
          </table:table-cell>
          <table:table-cell table:formula="of:=AVERAGE([.H260:.N260])" office:value-type="float" office:value="151.142857142857" calcext:value-type="float">
            <text:p>151.14285714285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60]+1" office:value-type="float" office:value="48" calcext:value-type="float">
            <text:p>48</text:p>
          </table:table-cell>
          <table:table-cell table:formula="of:=[.H260]+0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36" calcext:value-type="float">
            <text:p>236</text:p>
          </table:table-cell>
          <table:table-cell office:value-type="float" office:value="275" calcext:value-type="float">
            <text:p>275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table:formula="of:=[.N260]+0" office:value-type="float" office:value="300" calcext:value-type="float">
            <text:p>300</text:p>
          </table:table-cell>
          <table:table-cell table:formula="of:=AVERAGE([.H261:.N261])" office:value-type="float" office:value="192.714285714286" calcext:value-type="float">
            <text:p>192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61]+1" office:value-type="float" office:value="49" calcext:value-type="float">
            <text:p>49</text:p>
          </table:table-cell>
          <table:table-cell table:formula="of:=[.H261]+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25" calcext:value-type="float">
            <text:p>325</text:p>
          </table:table-cell>
          <table:table-cell office:value-type="float" office:value="360" calcext:value-type="float">
            <text:p>360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table:formula="of:=[.N261]+0" office:value-type="float" office:value="300" calcext:value-type="float">
            <text:p>300</text:p>
          </table:table-cell>
          <table:table-cell table:formula="of:=AVERAGE([.H262:.N262])" office:value-type="float" office:value="222.285714285714" calcext:value-type="float">
            <text:p>222.285714285714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62]+1" office:value-type="float" office:value="50" calcext:value-type="float">
            <text:p>50</text:p>
          </table:table-cell>
          <table:table-cell table:formula="of:=[.H262]+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8" calcext:value-type="float">
            <text:p>17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84" calcext:value-type="float">
            <text:p>184</text:p>
          </table:table-cell>
          <table:table-cell table:formula="of:=[.N262]+0" office:value-type="float" office:value="300" calcext:value-type="float">
            <text:p>300</text:p>
          </table:table-cell>
          <table:table-cell table:formula="of:=AVERAGE([.H263:.N263])" office:value-type="float" office:value="131.142857142857" calcext:value-type="float">
            <text:p>131.14285714285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63]+1" office:value-type="float" office:value="51" calcext:value-type="float">
            <text:p>51</text:p>
          </table:table-cell>
          <table:table-cell table:formula="of:=[.H263]+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table:formula="of:=[.N263]+0" office:value-type="float" office:value="300" calcext:value-type="float">
            <text:p>300</text:p>
          </table:table-cell>
          <table:table-cell table:formula="of:=AVERAGE([.H264:.N264])" office:value-type="float" office:value="154.428571428571" calcext:value-type="float">
            <text:p>154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64]+1" office:value-type="float" office:value="52" calcext:value-type="float">
            <text:p>52</text:p>
          </table:table-cell>
          <table:table-cell table:formula="of:=[.H264]+0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330" calcext:value-type="float">
            <text:p>330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154" calcext:value-type="float">
            <text:p>154</text:p>
          </table:table-cell>
          <table:table-cell table:formula="of:=[.N264]+0" office:value-type="float" office:value="300" calcext:value-type="float">
            <text:p>300</text:p>
          </table:table-cell>
          <table:table-cell table:formula="of:=AVERAGE([.H265:.N265])" office:value-type="float" office:value="205" calcext:value-type="float">
            <text:p>205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65]+1" office:value-type="float" office:value="53" calcext:value-type="float">
            <text:p>53</text:p>
          </table:table-cell>
          <table:table-cell table:formula="of:=[.H265]+0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0" calcext:value-type="float">
            <text:p>210</text:p>
          </table:table-cell>
          <table:table-cell office:value-type="float" office:value="338" calcext:value-type="float">
            <text:p>338</text:p>
          </table:table-cell>
          <table:table-cell office:value-type="float" office:value="178" calcext:value-type="float">
            <text:p>178</text:p>
          </table:table-cell>
          <table:table-cell office:value-type="float" office:value="81" calcext:value-type="float">
            <text:p>81</text:p>
          </table:table-cell>
          <table:table-cell table:formula="of:=[.N265]+0" office:value-type="float" office:value="300" calcext:value-type="float">
            <text:p>300</text:p>
          </table:table-cell>
          <table:table-cell table:formula="of:=AVERAGE([.H266:.N266])" office:value-type="float" office:value="192.714285714286" calcext:value-type="float">
            <text:p>192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66]+1" office:value-type="float" office:value="54" calcext:value-type="float">
            <text:p>54</text:p>
          </table:table-cell>
          <table:table-cell table:formula="of:=[.H266]+0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85" calcext:value-type="float">
            <text:p>285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table:formula="of:=[.N266]+0" office:value-type="float" office:value="300" calcext:value-type="float">
            <text:p>300</text:p>
          </table:table-cell>
          <table:table-cell table:formula="of:=AVERAGE([.H267:.N267])" office:value-type="float" office:value="169" calcext:value-type="float">
            <text:p>16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67]+1" office:value-type="float" office:value="55" calcext:value-type="float">
            <text:p>55</text:p>
          </table:table-cell>
          <table:table-cell table:formula="of:=[.H267]+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362" calcext:value-type="float">
            <text:p>362</text:p>
          </table:table-cell>
          <table:table-cell office:value-type="float" office:value="173" calcext:value-type="float">
            <text:p>173</text:p>
          </table:table-cell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  <table:table-cell table:formula="of:=[.N267]+0" office:value-type="float" office:value="300" calcext:value-type="float">
            <text:p>300</text:p>
          </table:table-cell>
          <table:table-cell table:formula="of:=AVERAGE([.H268:.N268])" office:value-type="float" office:value="180.571428571429" calcext:value-type="float">
            <text:p>180.5714285714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68]+1" office:value-type="float" office:value="56" calcext:value-type="float">
            <text:p>56</text:p>
          </table:table-cell>
          <table:table-cell table:formula="of:=[.H268]+0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62" calcext:value-type="float">
            <text:p>262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float" office:value="93" calcext:value-type="float">
            <text:p>93</text:p>
          </table:table-cell>
          <table:table-cell table:formula="of:=[.N268]+0" office:value-type="float" office:value="300" calcext:value-type="float">
            <text:p>300</text:p>
          </table:table-cell>
          <table:table-cell table:formula="of:=AVERAGE([.H269:.N269])" office:value-type="float" office:value="170.142857142857" calcext:value-type="float">
            <text:p>170.14285714285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69]+1" office:value-type="float" office:value="57" calcext:value-type="float">
            <text:p>57</text:p>
          </table:table-cell>
          <table:table-cell table:formula="of:=[.H269]+0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167" calcext:value-type="float">
            <text:p>167</text:p>
          </table:table-cell>
          <table:table-cell table:formula="of:=[.N269]+0" office:value-type="float" office:value="300" calcext:value-type="float">
            <text:p>300</text:p>
          </table:table-cell>
          <table:table-cell table:formula="of:=AVERAGE([.H270:.N270])" office:value-type="float" office:value="192.571428571429" calcext:value-type="float">
            <text:p>192.5714285714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70]+1" office:value-type="float" office:value="58" calcext:value-type="float">
            <text:p>58</text:p>
          </table:table-cell>
          <table:table-cell table:formula="of:=[.H270]+0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table:formula="of:=[.N270]+0" office:value-type="float" office:value="300" calcext:value-type="float">
            <text:p>300</text:p>
          </table:table-cell>
          <table:table-cell table:formula="of:=AVERAGE([.H271:.N271])" office:value-type="float" office:value="127.571428571429" calcext:value-type="float">
            <text:p>127.5714285714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71]+1" office:value-type="float" office:value="59" calcext:value-type="float">
            <text:p>59</text:p>
          </table:table-cell>
          <table:table-cell table:formula="of:=[.H271]+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formula="of:=[.N271]+0" office:value-type="float" office:value="300" calcext:value-type="float">
            <text:p>300</text:p>
          </table:table-cell>
          <table:table-cell table:formula="of:=AVERAGE([.H272:.N272])" office:value-type="float" office:value="156.714285714286" calcext:value-type="float">
            <text:p>156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72]+1" office:value-type="float" office:value="60" calcext:value-type="float">
            <text:p>60</text:p>
          </table:table-cell>
          <table:table-cell table:formula="of:=[.H272]+0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370" calcext:value-type="float">
            <text:p>370</text:p>
          </table:table-cell>
          <table:table-cell office:value-type="float" office:value="320" calcext:value-type="float">
            <text:p>320</text:p>
          </table:table-cell>
          <table:table-cell office:value-type="float" office:value="144" calcext:value-type="float">
            <text:p>144</text:p>
          </table:table-cell>
          <table:table-cell office:value-type="float" office:value="281" calcext:value-type="float">
            <text:p>281</text:p>
          </table:table-cell>
          <table:table-cell table:formula="of:=[.N272]+0" office:value-type="float" office:value="300" calcext:value-type="float">
            <text:p>300</text:p>
          </table:table-cell>
          <table:table-cell table:formula="of:=AVERAGE([.H273:.N273])" office:value-type="float" office:value="245.428571428571" calcext:value-type="float">
            <text:p>245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73]+1" office:value-type="float" office:value="61" calcext:value-type="float">
            <text:p>61</text:p>
          </table:table-cell>
          <table:table-cell table:formula="of:=[.H273]+0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68" calcext:value-type="float">
            <text:p>26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table:formula="of:=[.N273]+0" office:value-type="float" office:value="300" calcext:value-type="float">
            <text:p>300</text:p>
          </table:table-cell>
          <table:table-cell table:formula="of:=AVERAGE([.H274:.N274])" office:value-type="float" office:value="161.857142857143" calcext:value-type="float">
            <text:p>161.857142857143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74]+1" office:value-type="float" office:value="62" calcext:value-type="float">
            <text:p>62</text:p>
          </table:table-cell>
          <table:table-cell table:formula="of:=[.H274]+0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office:value-type="float" office:value="112" calcext:value-type="float">
            <text:p>112</text:p>
          </table:table-cell>
          <table:table-cell table:formula="of:=[.N274]+0" office:value-type="float" office:value="300" calcext:value-type="float">
            <text:p>300</text:p>
          </table:table-cell>
          <table:table-cell table:formula="of:=AVERAGE([.H275:.N275])" office:value-type="float" office:value="180.714285714286" calcext:value-type="float">
            <text:p>180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75]+1" office:value-type="float" office:value="63" calcext:value-type="float">
            <text:p>63</text:p>
          </table:table-cell>
          <table:table-cell table:formula="of:=[.H275]+0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317" calcext:value-type="float">
            <text:p>317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formula="of:=[.N275]+0" office:value-type="float" office:value="300" calcext:value-type="float">
            <text:p>300</text:p>
          </table:table-cell>
          <table:table-cell table:formula="of:=AVERAGE([.H276:.N276])" office:value-type="float" office:value="158.142857142857" calcext:value-type="float">
            <text:p>158.14285714285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76]+1" office:value-type="float" office:value="64" calcext:value-type="float">
            <text:p>64</text:p>
          </table:table-cell>
          <table:table-cell table:formula="of:=[.H276]+0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27" calcext:value-type="float">
            <text:p>227</text:p>
          </table:table-cell>
          <table:table-cell office:value-type="float" office:value="134" calcext:value-type="float">
            <text:p>134</text:p>
          </table:table-cell>
          <table:table-cell table:formula="of:=[.N276]+0" office:value-type="float" office:value="300" calcext:value-type="float">
            <text:p>300</text:p>
          </table:table-cell>
          <table:table-cell table:formula="of:=AVERAGE([.H277:.N277])" office:value-type="float" office:value="149.714285714286" calcext:value-type="float">
            <text:p>149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77]+1" office:value-type="float" office:value="65" calcext:value-type="float">
            <text:p>65</text:p>
          </table:table-cell>
          <table:table-cell table:formula="of:=[.H277]+0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51" calcext:value-type="float">
            <text:p>251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table:formula="of:=[.N277]+0" office:value-type="float" office:value="300" calcext:value-type="float">
            <text:p>300</text:p>
          </table:table-cell>
          <table:table-cell table:formula="of:=AVERAGE([.H278:.N278])" office:value-type="float" office:value="154.285714285714" calcext:value-type="float">
            <text:p>154.285714285714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78]+1" office:value-type="float" office:value="66" calcext:value-type="float">
            <text:p>66</text:p>
          </table:table-cell>
          <table:table-cell table:formula="of:=[.H278]+0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62" calcext:value-type="float">
            <text:p>162</text:p>
          </table:table-cell>
          <table:table-cell office:value-type="float" office:value="195" calcext:value-type="float">
            <text:p>195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table:formula="of:=[.N278]+0" office:value-type="float" office:value="300" calcext:value-type="float">
            <text:p>300</text:p>
          </table:table-cell>
          <table:table-cell table:formula="of:=AVERAGE([.H279:.N279])" office:value-type="float" office:value="157.857142857143" calcext:value-type="float">
            <text:p>157.857142857143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79]+1" office:value-type="float" office:value="67" calcext:value-type="float">
            <text:p>67</text:p>
          </table:table-cell>
          <table:table-cell table:formula="of:=[.H279]+0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office:value-type="float" office:value="57" calcext:value-type="float">
            <text:p>57</text:p>
          </table:table-cell>
          <table:table-cell office:value-type="float" office:value="178" calcext:value-type="float">
            <text:p>178</text:p>
          </table:table-cell>
          <table:table-cell table:formula="of:=[.N279]+0" office:value-type="float" office:value="300" calcext:value-type="float">
            <text:p>300</text:p>
          </table:table-cell>
          <table:table-cell table:formula="of:=AVERAGE([.H280:.N280])" office:value-type="float" office:value="149.857142857143" calcext:value-type="float">
            <text:p>149.857142857143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80]+1" office:value-type="float" office:value="68" calcext:value-type="float">
            <text:p>68</text:p>
          </table:table-cell>
          <table:table-cell table:formula="of:=[.H280]+0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07" calcext:value-type="float">
            <text:p>107</text:p>
          </table:table-cell>
          <table:table-cell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 office:value-type="float" office:value="59" calcext:value-type="float">
            <text:p>59</text:p>
          </table:table-cell>
          <table:table-cell table:formula="of:=[.N280]+0" office:value-type="float" office:value="300" calcext:value-type="float">
            <text:p>300</text:p>
          </table:table-cell>
          <table:table-cell table:formula="of:=AVERAGE([.H281:.N281])" office:value-type="float" office:value="149.857142857143" calcext:value-type="float">
            <text:p>149.857142857143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81]+1" office:value-type="float" office:value="69" calcext:value-type="float">
            <text:p>69</text:p>
          </table:table-cell>
          <table:table-cell table:formula="of:=[.H281]+0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88" calcext:value-type="float">
            <text:p>188</text:p>
          </table:table-cell>
          <table:table-cell office:value-type="float" office:value="271" calcext:value-type="float">
            <text:p>271</text:p>
          </table:table-cell>
          <table:table-cell office:value-type="float" office:value="95" calcext:value-type="float">
            <text:p>95</text:p>
          </table:table-cell>
          <table:table-cell office:value-type="float" office:value="228" calcext:value-type="float">
            <text:p>228</text:p>
          </table:table-cell>
          <table:table-cell table:formula="of:=[.N281]+0" office:value-type="float" office:value="300" calcext:value-type="float">
            <text:p>300</text:p>
          </table:table-cell>
          <table:table-cell table:formula="of:=AVERAGE([.H282:.N282])" office:value-type="float" office:value="198.857142857143" calcext:value-type="float">
            <text:p>198.857142857143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82]+1" office:value-type="float" office:value="70" calcext:value-type="float">
            <text:p>70</text:p>
          </table:table-cell>
          <table:table-cell table:formula="of:=[.H282]+0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87" calcext:value-type="float">
            <text:p>187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78" calcext:value-type="float">
            <text:p>178</text:p>
          </table:table-cell>
          <table:table-cell table:formula="of:=[.N282]+0" office:value-type="float" office:value="300" calcext:value-type="float">
            <text:p>300</text:p>
          </table:table-cell>
          <table:table-cell table:formula="of:=AVERAGE([.H283:.N283])" office:value-type="float" office:value="150.428571428571" calcext:value-type="float">
            <text:p>150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83]+1" office:value-type="float" office:value="71" calcext:value-type="float">
            <text:p>71</text:p>
          </table:table-cell>
          <table:table-cell table:formula="of:=[.H283]+0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47" calcext:value-type="float">
            <text:p>147</text:p>
          </table:table-cell>
          <table:table-cell table:formula="of:=[.N283]+0" office:value-type="float" office:value="300" calcext:value-type="float">
            <text:p>300</text:p>
          </table:table-cell>
          <table:table-cell table:formula="of:=AVERAGE([.H284:.N284])" office:value-type="float" office:value="138.428571428571" calcext:value-type="float">
            <text:p>138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84]+1" office:value-type="float" office:value="72" calcext:value-type="float">
            <text:p>72</text:p>
          </table:table-cell>
          <table:table-cell table:formula="of:=[.H284]+0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53" calcext:value-type="float">
            <text:p>153</text:p>
          </table:table-cell>
          <table:table-cell office:value-type="float" office:value="248" calcext:value-type="float">
            <text:p>24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formula="of:=[.N284]+0" office:value-type="float" office:value="300" calcext:value-type="float">
            <text:p>300</text:p>
          </table:table-cell>
          <table:table-cell table:formula="of:=AVERAGE([.H285:.N285])" office:value-type="float" office:value="180.714285714286" calcext:value-type="float">
            <text:p>180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85]+1" office:value-type="float" office:value="73" calcext:value-type="float">
            <text:p>73</text:p>
          </table:table-cell>
          <table:table-cell table:formula="of:=[.H285]+0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81" calcext:value-type="float">
            <text:p>181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table:formula="of:=[.N285]+0" office:value-type="float" office:value="300" calcext:value-type="float">
            <text:p>300</text:p>
          </table:table-cell>
          <table:table-cell table:formula="of:=AVERAGE([.H286:.N286])" office:value-type="float" office:value="141.285714285714" calcext:value-type="float">
            <text:p>141.285714285714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86]+1" office:value-type="float" office:value="74" calcext:value-type="float">
            <text:p>74</text:p>
          </table:table-cell>
          <table:table-cell table:formula="of:=[.H286]+0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60" calcext:value-type="float">
            <text:p>160</text:p>
          </table:table-cell>
          <table:table-cell office:value-type="float" office:value="193" calcext:value-type="float">
            <text:p>193</text:p>
          </table:table-cell>
          <table:table-cell office:value-type="float" office:value="311" calcext:value-type="float">
            <text:p>311</text:p>
          </table:table-cell>
          <table:table-cell office:value-type="float" office:value="64" calcext:value-type="float">
            <text:p>64</text:p>
          </table:table-cell>
          <table:table-cell table:formula="of:=[.N286]+0" office:value-type="float" office:value="300" calcext:value-type="float">
            <text:p>300</text:p>
          </table:table-cell>
          <table:table-cell table:formula="of:=AVERAGE([.H287:.N287])" office:value-type="float" office:value="173.571428571429" calcext:value-type="float">
            <text:p>173.5714285714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87]+1" office:value-type="float" office:value="75" calcext:value-type="float">
            <text:p>75</text:p>
          </table:table-cell>
          <table:table-cell table:formula="of:=[.H287]+0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63" calcext:value-type="float">
            <text:p>263</text:p>
          </table:table-cell>
          <table:table-cell office:value-type="float" office:value="221" calcext:value-type="float">
            <text:p>221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table:formula="of:=[.N287]+0" office:value-type="float" office:value="300" calcext:value-type="float">
            <text:p>300</text:p>
          </table:table-cell>
          <table:table-cell table:formula="of:=AVERAGE([.H288:.N288])" office:value-type="float" office:value="180.285714285714" calcext:value-type="float">
            <text:p>180.285714285714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88]+1" office:value-type="float" office:value="76" calcext:value-type="float">
            <text:p>76</text:p>
          </table:table-cell>
          <table:table-cell table:formula="of:=[.H288]+0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97" calcext:value-type="float">
            <text:p>197</text:p>
          </table:table-cell>
          <table:table-cell office:value-type="float" office:value="170" calcext:value-type="float">
            <text:p>170</text:p>
          </table:table-cell>
          <table:table-cell office:value-type="float" office:value="243" calcext:value-type="float">
            <text:p>243</text:p>
          </table:table-cell>
          <table:table-cell office:value-type="float" office:value="77" calcext:value-type="float">
            <text:p>77</text:p>
          </table:table-cell>
          <table:table-cell table:formula="of:=[.N288]+0" office:value-type="float" office:value="300" calcext:value-type="float">
            <text:p>300</text:p>
          </table:table-cell>
          <table:table-cell table:formula="of:=AVERAGE([.H289:.N289])" office:value-type="float" office:value="179.142857142857" calcext:value-type="float">
            <text:p>179.14285714285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89]+1" office:value-type="float" office:value="77" calcext:value-type="float">
            <text:p>77</text:p>
          </table:table-cell>
          <table:table-cell table:formula="of:=[.H289]+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33" calcext:value-type="float">
            <text:p>233</text:p>
          </table:table-cell>
          <table:table-cell office:value-type="float" office:value="148" calcext:value-type="float">
            <text:p>148</text:p>
          </table:table-cell>
          <table:table-cell office:value-type="float" office:value="205" calcext:value-type="float">
            <text:p>205</text:p>
          </table:table-cell>
          <table:table-cell office:value-type="float" office:value="268" calcext:value-type="float">
            <text:p>268</text:p>
          </table:table-cell>
          <table:table-cell table:formula="of:=[.N289]+0" office:value-type="float" office:value="300" calcext:value-type="float">
            <text:p>300</text:p>
          </table:table-cell>
          <table:table-cell table:formula="of:=AVERAGE([.H290:.N290])" office:value-type="float" office:value="182.857142857143" calcext:value-type="float">
            <text:p>182.857142857143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90]+1" office:value-type="float" office:value="78" calcext:value-type="float">
            <text:p>78</text:p>
          </table:table-cell>
          <table:table-cell table:formula="of:=[.H290]+0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27" calcext:value-type="float">
            <text:p>127</text:p>
          </table:table-cell>
          <table:table-cell office:value-type="float" office:value="215" calcext:value-type="float">
            <text:p>215</text:p>
          </table:table-cell>
          <table:table-cell office:value-type="float" office:value="88" calcext:value-type="float">
            <text:p>88</text:p>
          </table:table-cell>
          <table:table-cell office:value-type="float" office:value="210" calcext:value-type="float">
            <text:p>210</text:p>
          </table:table-cell>
          <table:table-cell table:formula="of:=[.N290]+0" office:value-type="float" office:value="300" calcext:value-type="float">
            <text:p>300</text:p>
          </table:table-cell>
          <table:table-cell table:formula="of:=AVERAGE([.H291:.N291])" office:value-type="float" office:value="177.571428571429" calcext:value-type="float">
            <text:p>177.5714285714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91]+1" office:value-type="float" office:value="79" calcext:value-type="float">
            <text:p>79</text:p>
          </table:table-cell>
          <table:table-cell table:formula="of:=[.H291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71" calcext:value-type="float">
            <text:p>171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85" calcext:value-type="float">
            <text:p>185</text:p>
          </table:table-cell>
          <table:table-cell table:formula="of:=[.N291]+0" office:value-type="float" office:value="300" calcext:value-type="float">
            <text:p>300</text:p>
          </table:table-cell>
          <table:table-cell table:formula="of:=AVERAGE([.H292:.N292])" office:value-type="float" office:value="146.857142857143" calcext:value-type="float">
            <text:p>146.857142857143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92]+1" office:value-type="float" office:value="80" calcext:value-type="float">
            <text:p>80</text:p>
          </table:table-cell>
          <table:table-cell table:formula="of:=[.H292]+0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11" calcext:value-type="float">
            <text:p>111</text:p>
          </table:table-cell>
          <table:table-cell office:value-type="float" office:value="257" calcext:value-type="float">
            <text:p>257</text:p>
          </table:table-cell>
          <table:table-cell office:value-type="float" office:value="185" calcext:value-type="float">
            <text:p>185</text:p>
          </table:table-cell>
          <table:table-cell office:value-type="float" office:value="62" calcext:value-type="float">
            <text:p>62</text:p>
          </table:table-cell>
          <table:table-cell table:formula="of:=[.N292]+0" office:value-type="float" office:value="300" calcext:value-type="float">
            <text:p>300</text:p>
          </table:table-cell>
          <table:table-cell table:formula="of:=AVERAGE([.H293:.N293])" office:value-type="float" office:value="161" calcext:value-type="float">
            <text:p>16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93]+1" office:value-type="float" office:value="81" calcext:value-type="float">
            <text:p>81</text:p>
          </table:table-cell>
          <table:table-cell table:formula="of:=[.H293]+0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  <table:table-cell office:value-type="float" office:value="154" calcext:value-type="float">
            <text:p>154</text:p>
          </table:table-cell>
          <table:table-cell table:formula="of:=[.N293]+0" office:value-type="float" office:value="300" calcext:value-type="float">
            <text:p>300</text:p>
          </table:table-cell>
          <table:table-cell table:formula="of:=AVERAGE([.H294:.N294])" office:value-type="float" office:value="139.142857142857" calcext:value-type="float">
            <text:p>139.14285714285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94]+1" office:value-type="float" office:value="82" calcext:value-type="float">
            <text:p>82</text:p>
          </table:table-cell>
          <table:table-cell table:formula="of:=[.H294]+0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table:formula="of:=[.N294]+0" office:value-type="float" office:value="300" calcext:value-type="float">
            <text:p>300</text:p>
          </table:table-cell>
          <table:table-cell table:formula="of:=AVERAGE([.H295:.N295])" office:value-type="float" office:value="163.285714285714" calcext:value-type="float">
            <text:p>163.285714285714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95]+1" office:value-type="float" office:value="83" calcext:value-type="float">
            <text:p>83</text:p>
          </table:table-cell>
          <table:table-cell table:formula="of:=[.H295]+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formula="of:=[.N295]+0" office:value-type="float" office:value="300" calcext:value-type="float">
            <text:p>300</text:p>
          </table:table-cell>
          <table:table-cell table:formula="of:=AVERAGE([.H296:.N296])" office:value-type="float" office:value="126.142857142857" calcext:value-type="float">
            <text:p>126.14285714285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96]+1" office:value-type="float" office:value="84" calcext:value-type="float">
            <text:p>84</text:p>
          </table:table-cell>
          <table:table-cell table:formula="of:=[.H296]+0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  <table:table-cell table:formula="of:=[.N296]+0" office:value-type="float" office:value="300" calcext:value-type="float">
            <text:p>300</text:p>
          </table:table-cell>
          <table:table-cell table:formula="of:=AVERAGE([.H297:.N297])" office:value-type="float" office:value="190.428571428571" calcext:value-type="float">
            <text:p>190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97]+1" office:value-type="float" office:value="85" calcext:value-type="float">
            <text:p>85</text:p>
          </table:table-cell>
          <table:table-cell table:formula="of:=[.H297]+0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11" calcext:value-type="float">
            <text:p>211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table:formula="of:=[.N297]+0" office:value-type="float" office:value="300" calcext:value-type="float">
            <text:p>300</text:p>
          </table:table-cell>
          <table:table-cell table:formula="of:=AVERAGE([.H298:.N298])" office:value-type="float" office:value="178.571428571429" calcext:value-type="float">
            <text:p>178.5714285714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98]+1" office:value-type="float" office:value="86" calcext:value-type="float">
            <text:p>86</text:p>
          </table:table-cell>
          <table:table-cell table:formula="of:=[.H298]+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table:formula="of:=[.N298]+0" office:value-type="float" office:value="300" calcext:value-type="float">
            <text:p>300</text:p>
          </table:table-cell>
          <table:table-cell table:formula="of:=AVERAGE([.H299:.N299])" office:value-type="float" office:value="147.714285714286" calcext:value-type="float">
            <text:p>147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299]+1" office:value-type="float" office:value="87" calcext:value-type="float">
            <text:p>87</text:p>
          </table:table-cell>
          <table:table-cell table:formula="of:=[.H299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9" calcext:value-type="float">
            <text:p>139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  <table:table-cell table:formula="of:=[.N299]+0" office:value-type="float" office:value="300" calcext:value-type="float">
            <text:p>300</text:p>
          </table:table-cell>
          <table:table-cell table:formula="of:=AVERAGE([.H300:.N300])" office:value-type="float" office:value="134.428571428571" calcext:value-type="float">
            <text:p>134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300]+1" office:value-type="float" office:value="88" calcext:value-type="float">
            <text:p>88</text:p>
          </table:table-cell>
          <table:table-cell table:formula="of:=[.H300]+0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337" calcext:value-type="float">
            <text:p>337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float" office:value="274" calcext:value-type="float">
            <text:p>274</text:p>
          </table:table-cell>
          <table:table-cell table:formula="of:=[.N300]+0" office:value-type="float" office:value="300" calcext:value-type="float">
            <text:p>300</text:p>
          </table:table-cell>
          <table:table-cell table:formula="of:=AVERAGE([.H301:.N301])" office:value-type="float" office:value="197.285714285714" calcext:value-type="float">
            <text:p>197.285714285714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301]+1" office:value-type="float" office:value="89" calcext:value-type="float">
            <text:p>89</text:p>
          </table:table-cell>
          <table:table-cell table:formula="of:=[.H301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98" calcext:value-type="float">
            <text:p>198</text:p>
          </table:table-cell>
          <table:table-cell table:formula="of:=[.N301]+0" office:value-type="float" office:value="300" calcext:value-type="float">
            <text:p>300</text:p>
          </table:table-cell>
          <table:table-cell table:formula="of:=AVERAGE([.H302:.N302])" office:value-type="float" office:value="133.571428571429" calcext:value-type="float">
            <text:p>133.5714285714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302]+1" office:value-type="float" office:value="90" calcext:value-type="float">
            <text:p>90</text:p>
          </table:table-cell>
          <table:table-cell table:formula="of:=[.H302]+0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62" calcext:value-type="float">
            <text:p>262</text:p>
          </table:table-cell>
          <table:table-cell office:value-type="float" office:value="168" calcext:value-type="float">
            <text:p>168</text:p>
          </table:table-cell>
          <table:table-cell office:value-type="float" office:value="212" calcext:value-type="float">
            <text:p>212</text:p>
          </table:table-cell>
          <table:table-cell office:value-type="float" office:value="266" calcext:value-type="float">
            <text:p>266</text:p>
          </table:table-cell>
          <table:table-cell table:formula="of:=[.N302]+0" office:value-type="float" office:value="300" calcext:value-type="float">
            <text:p>300</text:p>
          </table:table-cell>
          <table:table-cell table:formula="of:=AVERAGE([.H303:.N303])" office:value-type="float" office:value="197.142857142857" calcext:value-type="float">
            <text:p>197.14285714285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303]+1" office:value-type="float" office:value="91" calcext:value-type="float">
            <text:p>91</text:p>
          </table:table-cell>
          <table:table-cell table:formula="of:=[.H303]+0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214" calcext:value-type="float">
            <text:p>214</text:p>
          </table:table-cell>
          <table:table-cell office:value-type="float" office:value="76" calcext:value-type="float">
            <text:p>76</text:p>
          </table:table-cell>
          <table:table-cell table:formula="of:=[.N303]+0" office:value-type="float" office:value="300" calcext:value-type="float">
            <text:p>300</text:p>
          </table:table-cell>
          <table:table-cell table:formula="of:=AVERAGE([.H304:.N304])" office:value-type="float" office:value="148.571428571429" calcext:value-type="float">
            <text:p>148.5714285714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304]+1" office:value-type="float" office:value="92" calcext:value-type="float">
            <text:p>92</text:p>
          </table:table-cell>
          <table:table-cell table:formula="of:=[.H304]+0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N304]+0" office:value-type="float" office:value="300" calcext:value-type="float">
            <text:p>300</text:p>
          </table:table-cell>
          <table:table-cell table:formula="of:=AVERAGE([.H305:.N305])" office:value-type="float" office:value="193.142857142857" calcext:value-type="float">
            <text:p>193.14285714285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305]+1" office:value-type="float" office:value="93" calcext:value-type="float">
            <text:p>93</text:p>
          </table:table-cell>
          <table:table-cell table:formula="of:=[.H305]+0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205" calcext:value-type="float">
            <text:p>205</text:p>
          </table:table-cell>
          <table:table-cell office:value-type="float" office:value="286" calcext:value-type="float">
            <text:p>286</text:p>
          </table:table-cell>
          <table:table-cell table:formula="of:=[.N305]+0" office:value-type="float" office:value="300" calcext:value-type="float">
            <text:p>300</text:p>
          </table:table-cell>
          <table:table-cell table:formula="of:=AVERAGE([.H306:.N306])" office:value-type="float" office:value="235.428571428571" calcext:value-type="float">
            <text:p>235.4285714285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306]+1" office:value-type="float" office:value="94" calcext:value-type="float">
            <text:p>94</text:p>
          </table:table-cell>
          <table:table-cell table:formula="of:=[.H306]+0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table:formula="of:=[.N306]+0" office:value-type="float" office:value="300" calcext:value-type="float">
            <text:p>300</text:p>
          </table:table-cell>
          <table:table-cell table:formula="of:=AVERAGE([.H307:.N307])" office:value-type="float" office:value="161.571428571429" calcext:value-type="float">
            <text:p>161.5714285714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307]+1" office:value-type="float" office:value="95" calcext:value-type="float">
            <text:p>95</text:p>
          </table:table-cell>
          <table:table-cell table:formula="of:=[.H307]+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70" calcext:value-type="float">
            <text:p>270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table:formula="of:=[.N307]+0" office:value-type="float" office:value="300" calcext:value-type="float">
            <text:p>300</text:p>
          </table:table-cell>
          <table:table-cell table:formula="of:=AVERAGE([.H308:.N308])" office:value-type="float" office:value="138.714285714286" calcext:value-type="float">
            <text:p>138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308]+1" office:value-type="float" office:value="96" calcext:value-type="float">
            <text:p>96</text:p>
          </table:table-cell>
          <table:table-cell table:formula="of:=[.H308]+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143" calcext:value-type="float">
            <text:p>143</text:p>
          </table:table-cell>
          <table:table-cell table:formula="of:=[.N308]+0" office:value-type="float" office:value="300" calcext:value-type="float">
            <text:p>300</text:p>
          </table:table-cell>
          <table:table-cell table:formula="of:=AVERAGE([.H309:.N309])" office:value-type="float" office:value="114.714285714286" calcext:value-type="float">
            <text:p>114.71428571428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309]+1" office:value-type="float" office:value="97" calcext:value-type="float">
            <text:p>97</text:p>
          </table:table-cell>
          <table:table-cell table:formula="of:=[.H309]+0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147" calcext:value-type="float">
            <text:p>147</text:p>
          </table:table-cell>
          <table:table-cell table:formula="of:=[.N309]+0" office:value-type="float" office:value="300" calcext:value-type="float">
            <text:p>300</text:p>
          </table:table-cell>
          <table:table-cell table:formula="of:=AVERAGE([.H310:.N310])" office:value-type="float" office:value="122.142857142857" calcext:value-type="float">
            <text:p>122.14285714285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310]+1" office:value-type="float" office:value="98" calcext:value-type="float">
            <text:p>98</text:p>
          </table:table-cell>
          <table:table-cell table:formula="of:=[.H310]+0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  <table:table-cell office:value-type="float" office:value="231" calcext:value-type="float">
            <text:p>231</text:p>
          </table:table-cell>
          <table:table-cell office:value-type="float" office:value="148" calcext:value-type="float">
            <text:p>148</text:p>
          </table:table-cell>
          <table:table-cell office:value-type="float" office:value="163" calcext:value-type="float">
            <text:p>163</text:p>
          </table:table-cell>
          <table:table-cell table:formula="of:=[.N310]+0" office:value-type="float" office:value="300" calcext:value-type="float">
            <text:p>300</text:p>
          </table:table-cell>
          <table:table-cell table:formula="of:=AVERAGE([.H311:.N311])" office:value-type="float" office:value="175.857142857143" calcext:value-type="float">
            <text:p>175.857142857143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311]+1" office:value-type="float" office:value="99" calcext:value-type="float">
            <text:p>99</text:p>
          </table:table-cell>
          <table:table-cell table:formula="of:=[.H311]+0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office:value-type="float" office:value="278" calcext:value-type="float">
            <text:p>278</text:p>
          </table:table-cell>
          <table:table-cell office:value-type="float" office:value="127" calcext:value-type="float">
            <text:p>127</text:p>
          </table:table-cell>
          <table:table-cell table:formula="of:=[.N311]+0" office:value-type="float" office:value="300" calcext:value-type="float">
            <text:p>300</text:p>
          </table:table-cell>
          <table:table-cell table:formula="of:=AVERAGE([.H312:.N312])" office:value-type="float" office:value="212.571428571429" calcext:value-type="float">
            <text:p>212.5714285714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[.G312]+1" office:value-type="float" office:value="100" calcext:value-type="float">
            <text:p>100</text:p>
          </table:table-cell>
          <table:table-cell table:formula="of:=[.H312]+0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3" calcext:value-type="float">
            <text:p>263</text:p>
          </table:table-cell>
          <table:table-cell office:value-type="float" office:value="253" calcext:value-type="float">
            <text:p>253</text:p>
          </table:table-cell>
          <table:table-cell office:value-type="float" office:value="227" calcext:value-type="float">
            <text:p>227</text:p>
          </table:table-cell>
          <table:table-cell office:value-type="float" office:value="192" calcext:value-type="float">
            <text:p>192</text:p>
          </table:table-cell>
          <table:table-cell table:formula="of:=[.N312]+0" office:value-type="float" office:value="300" calcext:value-type="float">
            <text:p>300</text:p>
          </table:table-cell>
          <table:table-cell table:formula="of:=AVERAGE([.H313:.N313])" office:value-type="float" office:value="197.571428571429" calcext:value-type="float">
            <text:p>197.5714285714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table:formula="of:=AVERAGE([.I214:.I313])" office:value-type="float" office:value="182.32" calcext:value-type="float">
            <text:p>182.32</text:p>
          </table:table-cell>
          <table:table-cell table:formula="of:=AVERAGE([.J214:.J313])" office:value-type="float" office:value="207.33" calcext:value-type="float">
            <text:p>207.33</text:p>
          </table:table-cell>
          <table:table-cell table:formula="of:=AVERAGE([.K214:.K313])" office:value-type="float" office:value="169.1" calcext:value-type="float">
            <text:p>169.1</text:p>
          </table:table-cell>
          <table:table-cell table:formula="of:=AVERAGE([.L214:.L313])" office:value-type="float" office:value="152.17" calcext:value-type="float">
            <text:p>152.17</text:p>
          </table:table-cell>
          <table:table-cell table:formula="of:=AVERAGE([.M214:.M313])" office:value-type="float" office:value="154.84" calcext:value-type="float">
            <text:p>154.84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table:formula="of:=STDEV([.I214:.I313])/10" office:value-type="float" office:value="7.47289891419777" calcext:value-type="float">
            <text:p>7.47289891419777</text:p>
          </table:table-cell>
          <table:table-cell table:formula="of:=STDEV([.J214:.J313])/10" office:value-type="float" office:value="7.16923921410709" calcext:value-type="float">
            <text:p>7.16923921410709</text:p>
          </table:table-cell>
          <table:table-cell table:formula="of:=STDEV([.K214:.K313])/10" office:value-type="float" office:value="6.96613018088018" calcext:value-type="float">
            <text:p>6.96613018088018</text:p>
          </table:table-cell>
          <table:table-cell table:formula="of:=STDEV([.L214:.L313])/10" office:value-type="float" office:value="5.52882355469859" calcext:value-type="float">
            <text:p>5.52882355469859</text:p>
          </table:table-cell>
          <table:table-cell table:formula="of:=STDEV([.M214:.M313])/10" office:value-type="float" office:value="6.25732249836021" calcext:value-type="float">
            <text:p>6.25732249836021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22:35:46.966964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22:40:07.505739705</meta:creation-date>
    <meta:generator>LibreOffice/6.2.2.2$Linux_X86_64 LibreOffice_project/20$Build-2</meta:generator>
    <dc:date>2019-03-30T21:00:25.512297493</dc:date>
    <meta:editing-duration>P1DT21H36M22S</meta:editing-duration>
    <meta:editing-cycles>5</meta:editing-cycles>
    <meta:document-statistic meta:table-count="1" meta:cell-count="43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8cm" svg:height="8.997cm" xlink:href=".." xlink:type="simple" chart:class="chart:stock" chart:style-name="ch1">
        <chart:title svg:x="4.127cm" svg:y="0.315cm" chart:style-name="ch2">
          <text:p>Tentative Password Bounds stdev</text:p>
        </chart:title>
        <chart:legend chart:legend-position="end" svg:x="14.538cm" svg:y="4.199cm" style:legend-expansion="high" chart:style-name="ch3"/>
        <chart:plot-area chart:style-name="ch4" table:cell-range-address="Sheet1.R2:Sheet1.S101" chart:data-source-has-labels="row" svg:x="1.33cm" svg:y="1.299cm" svg:width="12.889cm" svg:height="6.538cm">
          <chartooo:coordinate-region svg:x="2.216cm" svg:y="1.498cm" svg:width="12.003cm" svg:height="6.14cm"/>
          <chart:axis chart:dimension="x" chart:name="primary-x" chart:style-name="ch5">
            <chart:title svg:x="6.288cm" svg:y="8.016cm" chart:style-name="ch6">
              <text:p>Password number</text:p>
            </chart:title>
          </chart:axis>
          <chart:axis chart:dimension="y" chart:name="primary-y" chart:style-name="ch5">
            <chart:title svg:x="0.451cm" svg:y="5.935cm" chart:style-name="ch7">
              <text:p>Difference Score</text:p>
            </chart:title>
            <chart:grid chart:style-name="ch8" chart:class="major"/>
          </chart:axis>
          <chart:series chart:values-cell-range-address="Sheet1.R3:Sheet1.R101" chart:label-cell-address="Sheet1.R2:Sheet1.R2" chart:attached-axis="primary-y">
            <chart:data-point/>
          </chart:series>
          <chart:series chart:values-cell-range-address="Sheet1.S3:Sheet1.S101" chart:label-cell-address="Sheet1.S2:Sheet1.S2" chart:attached-axis="primary-y">
            <chart:data-point/>
          </chart:series>
          <chart:series chart:attached-axis="primary-y">
            <chart:data-point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2.762978134994</text:p>
                <draw:g>
                  <svg:desc>Sheet1.R2:Sheet1.R2</svg:desc>
                </draw:g>
              </table:table-cell>
              <table:table-cell office:value-type="string">
                <text:p>-9.90583527785087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8.659692860735">
                <text:p>158.659692860735</text:p>
                <draw:g>
                  <svg:desc>Sheet1.R3:Sheet1.R101</svg:desc>
                </draw:g>
              </table:table-cell>
              <table:table-cell office:value-type="float" office:value="-0.659692860735206">
                <text:p>-0.659692860735206</text:p>
                <draw:g>
                  <svg:desc>Sheet1.S3:Sheet1.S101</svg:desc>
                </draw:g>
              </table:table-cell>
            </table:table-row>
            <table:table-row>
              <table:table-cell office:value-type="string"/>
              <table:table-cell office:value-type="float" office:value="199.690395774593">
                <text:p>199.690395774593</text:p>
              </table:table-cell>
              <table:table-cell office:value-type="float" office:value="23.4524613682641">
                <text:p>23.4524613682641</text:p>
              </table:table-cell>
            </table:table-row>
            <table:table-row>
              <table:table-cell office:value-type="string"/>
              <table:table-cell office:value-type="float" office:value="160.551619644656">
                <text:p>160.551619644656</text:p>
              </table:table-cell>
              <table:table-cell office:value-type="float" office:value="-2.55161964465616">
                <text:p>-2.55161964465616</text:p>
              </table:table-cell>
            </table:table-row>
            <table:table-row>
              <table:table-cell office:value-type="string"/>
              <table:table-cell office:value-type="float" office:value="151.495900175578">
                <text:p>151.495900175578</text:p>
              </table:table-cell>
              <table:table-cell office:value-type="float" office:value="-12.3530430327206">
                <text:p>-12.3530430327206</text:p>
              </table:table-cell>
            </table:table-row>
            <table:table-row>
              <table:table-cell office:value-type="string"/>
              <table:table-cell office:value-type="float" office:value="186.662375889124">
                <text:p>186.662375889124</text:p>
              </table:table-cell>
              <table:table-cell office:value-type="float" office:value="30.7661955394472">
                <text:p>30.7661955394472</text:p>
              </table:table-cell>
            </table:table-row>
            <table:table-row>
              <table:table-cell office:value-type="string"/>
              <table:table-cell office:value-type="float" office:value="153.167810362614">
                <text:p>153.167810362614</text:p>
              </table:table-cell>
              <table:table-cell office:value-type="float" office:value="-12.8820960769">
                <text:p>-12.8820960769</text:p>
              </table:table-cell>
            </table:table-row>
            <table:table-row>
              <table:table-cell office:value-type="string"/>
              <table:table-cell office:value-type="float" office:value="154.196199439167">
                <text:p>154.196199439167</text:p>
              </table:table-cell>
              <table:table-cell office:value-type="float" office:value="-14.1961994391671">
                <text:p>-14.1961994391671</text:p>
              </table:table-cell>
            </table:table-row>
            <table:table-row>
              <table:table-cell office:value-type="string"/>
              <table:table-cell office:value-type="float" office:value="187.735777267216">
                <text:p>187.735777267216</text:p>
              </table:table-cell>
              <table:table-cell office:value-type="float" office:value="11.4070798756412">
                <text:p>11.4070798756412</text:p>
              </table:table-cell>
            </table:table-row>
            <table:table-row>
              <table:table-cell office:value-type="string"/>
              <table:table-cell office:value-type="float" office:value="263.23792379224">
                <text:p>263.23792379224</text:p>
              </table:table-cell>
              <table:table-cell office:value-type="float" office:value="51.6192190649025">
                <text:p>51.6192190649025</text:p>
              </table:table-cell>
            </table:table-row>
            <table:table-row>
              <table:table-cell office:value-type="string"/>
              <table:table-cell office:value-type="float" office:value="186.400218818119">
                <text:p>186.400218818119</text:p>
              </table:table-cell>
              <table:table-cell office:value-type="float" office:value="3.59978118188118">
                <text:p>3.59978118188118</text:p>
              </table:table-cell>
            </table:table-row>
            <table:table-row>
              <table:table-cell office:value-type="string"/>
              <table:table-cell office:value-type="float" office:value="193.603388441327">
                <text:p>193.603388441327</text:p>
              </table:table-cell>
              <table:table-cell office:value-type="float" office:value="39.2537544158154">
                <text:p>39.2537544158154</text:p>
              </table:table-cell>
            </table:table-row>
            <table:table-row>
              <table:table-cell office:value-type="string"/>
              <table:table-cell office:value-type="float" office:value="168.857796289195">
                <text:p>168.857796289195</text:p>
              </table:table-cell>
              <table:table-cell office:value-type="float" office:value="2.28506085366189">
                <text:p>2.28506085366189</text:p>
              </table:table-cell>
            </table:table-row>
            <table:table-row>
              <table:table-cell office:value-type="string"/>
              <table:table-cell office:value-type="float" office:value="216.267149808659">
                <text:p>216.267149808659</text:p>
              </table:table-cell>
              <table:table-cell office:value-type="float" office:value="11.447135905627">
                <text:p>11.447135905627</text:p>
              </table:table-cell>
            </table:table-row>
            <table:table-row>
              <table:table-cell office:value-type="string"/>
              <table:table-cell office:value-type="float" office:value="149.263340999141">
                <text:p>149.263340999141</text:p>
              </table:table-cell>
              <table:table-cell office:value-type="float" office:value="-16.1204838562834">
                <text:p>-16.1204838562834</text:p>
              </table:table-cell>
            </table:table-row>
            <table:table-row>
              <table:table-cell office:value-type="string"/>
              <table:table-cell office:value-type="float" office:value="215.751012869317">
                <text:p>215.751012869317</text:p>
              </table:table-cell>
              <table:table-cell office:value-type="float" office:value="62.5347014163973">
                <text:p>62.5347014163973</text:p>
              </table:table-cell>
            </table:table-row>
            <table:table-row>
              <table:table-cell office:value-type="string"/>
              <table:table-cell office:value-type="float" office:value="166.702772159503">
                <text:p>166.702772159503</text:p>
              </table:table-cell>
              <table:table-cell office:value-type="float" office:value="1.86865641192563">
                <text:p>1.86865641192563</text:p>
              </table:table-cell>
            </table:table-row>
            <table:table-row>
              <table:table-cell office:value-type="string"/>
              <table:table-cell office:value-type="float" office:value="173.361987797354">
                <text:p>173.361987797354</text:p>
              </table:table-cell>
              <table:table-cell office:value-type="float" office:value="-2.50484494021134">
                <text:p>-2.50484494021134</text:p>
              </table:table-cell>
            </table:table-row>
            <table:table-row>
              <table:table-cell office:value-type="string"/>
              <table:table-cell office:value-type="float" office:value="156.746769381914">
                <text:p>156.746769381914</text:p>
              </table:table-cell>
              <table:table-cell office:value-type="float" office:value="-7.88962652477126">
                <text:p>-7.88962652477126</text:p>
              </table:table-cell>
            </table:table-row>
            <table:table-row>
              <table:table-cell office:value-type="string"/>
              <table:table-cell office:value-type="float" office:value="204.06105326374">
                <text:p>204.06105326374</text:p>
              </table:table-cell>
              <table:table-cell office:value-type="float" office:value="6.22466102197387">
                <text:p>6.22466102197387</text:p>
              </table:table-cell>
            </table:table-row>
            <table:table-row>
              <table:table-cell office:value-type="string"/>
              <table:table-cell office:value-type="float" office:value="186.607600731406">
                <text:p>186.607600731406</text:p>
              </table:table-cell>
              <table:table-cell office:value-type="float" office:value="11.1066849828796">
                <text:p>11.1066849828796</text:p>
              </table:table-cell>
            </table:table-row>
            <table:table-row>
              <table:table-cell office:value-type="string"/>
              <table:table-cell office:value-type="float" office:value="264.90799733051">
                <text:p>264.90799733051</text:p>
              </table:table-cell>
              <table:table-cell office:value-type="float" office:value="91.0920026694896">
                <text:p>91.0920026694896</text:p>
              </table:table-cell>
            </table:table-row>
            <table:table-row>
              <table:table-cell office:value-type="string"/>
              <table:table-cell office:value-type="float" office:value="179.091061403373">
                <text:p>179.091061403373</text:p>
              </table:table-cell>
              <table:table-cell office:value-type="float" office:value="30.3375100251987">
                <text:p>30.3375100251987</text:p>
              </table:table-cell>
            </table:table-row>
            <table:table-row>
              <table:table-cell office:value-type="string"/>
              <table:table-cell office:value-type="float" office:value="165.70008019275">
                <text:p>165.70008019275</text:p>
              </table:table-cell>
              <table:table-cell office:value-type="float" office:value="-1.41436590703559">
                <text:p>-1.41436590703559</text:p>
              </table:table-cell>
            </table:table-row>
            <table:table-row>
              <table:table-cell office:value-type="string"/>
              <table:table-cell office:value-type="float" office:value="192.455377381802">
                <text:p>192.455377381802</text:p>
              </table:table-cell>
              <table:table-cell office:value-type="float" office:value="17.8303369039121">
                <text:p>17.8303369039121</text:p>
              </table:table-cell>
            </table:table-row>
            <table:table-row>
              <table:table-cell office:value-type="string"/>
              <table:table-cell office:value-type="float" office:value="217.150052455901">
                <text:p>217.150052455901</text:p>
              </table:table-cell>
              <table:table-cell office:value-type="float" office:value="36.5642332583846">
                <text:p>36.5642332583846</text:p>
              </table:table-cell>
            </table:table-row>
            <table:table-row>
              <table:table-cell office:value-type="string"/>
              <table:table-cell office:value-type="float" office:value="217.438041055822">
                <text:p>217.438041055822</text:p>
              </table:table-cell>
              <table:table-cell office:value-type="float" office:value="39.9905303727496">
                <text:p>39.9905303727496</text:p>
              </table:table-cell>
            </table:table-row>
            <table:table-row>
              <table:table-cell office:value-type="string"/>
              <table:table-cell office:value-type="float" office:value="190.207031397595">
                <text:p>190.207031397595</text:p>
              </table:table-cell>
              <table:table-cell office:value-type="float" office:value="6.65011145954757">
                <text:p>6.65011145954757</text:p>
              </table:table-cell>
            </table:table-row>
            <table:table-row>
              <table:table-cell office:value-type="string"/>
              <table:table-cell office:value-type="float" office:value="241.756369888511">
                <text:p>241.756369888511</text:p>
              </table:table-cell>
              <table:table-cell office:value-type="float" office:value="42.2436301114895">
                <text:p>42.2436301114895</text:p>
              </table:table-cell>
            </table:table-row>
            <table:table-row>
              <table:table-cell office:value-type="string"/>
              <table:table-cell office:value-type="float" office:value="222.90355842785">
                <text:p>222.90355842785</text:p>
              </table:table-cell>
              <table:table-cell office:value-type="float" office:value="57.0964415721496">
                <text:p>57.0964415721496</text:p>
              </table:table-cell>
            </table:table-row>
            <table:table-row>
              <table:table-cell office:value-type="string"/>
              <table:table-cell office:value-type="float" office:value="181.542079510038">
                <text:p>181.542079510038</text:p>
              </table:table-cell>
              <table:table-cell office:value-type="float" office:value="23.0293490613903">
                <text:p>23.0293490613903</text:p>
              </table:table-cell>
            </table:table-row>
            <table:table-row>
              <table:table-cell office:value-type="string"/>
              <table:table-cell office:value-type="float" office:value="164.847680082608">
                <text:p>164.847680082608</text:p>
              </table:table-cell>
              <table:table-cell office:value-type="float" office:value="10.2951770602492">
                <text:p>10.2951770602492</text:p>
              </table:table-cell>
            </table:table-row>
            <table:table-row>
              <table:table-cell office:value-type="string"/>
              <table:table-cell office:value-type="float" office:value="243.70641979181">
                <text:p>243.70641979181</text:p>
              </table:table-cell>
              <table:table-cell office:value-type="float" office:value="19.7221516367618">
                <text:p>19.7221516367618</text:p>
              </table:table-cell>
            </table:table-row>
            <table:table-row>
              <table:table-cell office:value-type="string"/>
              <table:table-cell office:value-type="float" office:value="173.4578289513">
                <text:p>173.4578289513</text:p>
              </table:table-cell>
              <table:table-cell office:value-type="float" office:value="19.9707424772718">
                <text:p>19.9707424772718</text:p>
              </table:table-cell>
            </table:table-row>
            <table:table-row>
              <table:table-cell office:value-type="string"/>
              <table:table-cell office:value-type="float" office:value="198.142753171082">
                <text:p>198.142753171082</text:p>
              </table:table-cell>
              <table:table-cell office:value-type="float" office:value="1.85724682891762">
                <text:p>1.85724682891762</text:p>
              </table:table-cell>
            </table:table-row>
            <table:table-row>
              <table:table-cell office:value-type="string"/>
              <table:table-cell office:value-type="float" office:value="306.300936722106">
                <text:p>306.300936722106</text:p>
              </table:table-cell>
              <table:table-cell office:value-type="float" office:value="117.699063277894">
                <text:p>117.699063277894</text:p>
              </table:table-cell>
            </table:table-row>
            <table:table-row>
              <table:table-cell office:value-type="string"/>
              <table:table-cell office:value-type="float" office:value="185.393403662179">
                <text:p>185.393403662179</text:p>
              </table:table-cell>
              <table:table-cell office:value-type="float" office:value="13.4637391949634">
                <text:p>13.4637391949634</text:p>
              </table:table-cell>
            </table:table-row>
            <table:table-row>
              <table:table-cell office:value-type="string"/>
              <table:table-cell office:value-type="float" office:value="189.096376803138">
                <text:p>189.096376803138</text:p>
              </table:table-cell>
              <table:table-cell office:value-type="float" office:value="35.7607660540051">
                <text:p>35.7607660540051</text:p>
              </table:table-cell>
            </table:table-row>
            <table:table-row>
              <table:table-cell office:value-type="string"/>
              <table:table-cell office:value-type="float" office:value="230.445462695285">
                <text:p>230.445462695285</text:p>
              </table:table-cell>
              <table:table-cell office:value-type="float" office:value="68.1259658761439">
                <text:p>68.1259658761439</text:p>
              </table:table-cell>
            </table:table-row>
            <table:table-row>
              <table:table-cell office:value-type="string"/>
              <table:table-cell office:value-type="float" office:value="165.247440259943">
                <text:p>165.247440259943</text:p>
              </table:table-cell>
              <table:table-cell office:value-type="float" office:value="-2.67601168851417">
                <text:p>-2.67601168851417</text:p>
              </table:table-cell>
            </table:table-row>
            <table:table-row>
              <table:table-cell office:value-type="string"/>
              <table:table-cell office:value-type="float" office:value="182.954749548535">
                <text:p>182.954749548535</text:p>
              </table:table-cell>
              <table:table-cell office:value-type="float" office:value="17.3309647371795">
                <text:p>17.3309647371795</text:p>
              </table:table-cell>
            </table:table-row>
            <table:table-row>
              <table:table-cell office:value-type="string"/>
              <table:table-cell office:value-type="float" office:value="242.151847756171">
                <text:p>242.151847756171</text:p>
              </table:table-cell>
              <table:table-cell office:value-type="float" office:value="37.8481522438287">
                <text:p>37.8481522438287</text:p>
              </table:table-cell>
            </table:table-row>
            <table:table-row>
              <table:table-cell office:value-type="string"/>
              <table:table-cell office:value-type="float" office:value="198.851505538067">
                <text:p>198.851505538067</text:p>
              </table:table-cell>
              <table:table-cell office:value-type="float" office:value="15.4342087476475">
                <text:p>15.4342087476475</text:p>
              </table:table-cell>
            </table:table-row>
            <table:table-row>
              <table:table-cell office:value-type="string"/>
              <table:table-cell office:value-type="float" office:value="154.680439595563">
                <text:p>154.680439595563</text:p>
              </table:table-cell>
              <table:table-cell office:value-type="float" office:value="-6.68043959556327">
                <text:p>-6.68043959556327</text:p>
              </table:table-cell>
            </table:table-row>
            <table:table-row>
              <table:table-cell office:value-type="string"/>
              <table:table-cell office:value-type="float" office:value="201.034473216166">
                <text:p>201.034473216166</text:p>
              </table:table-cell>
              <table:table-cell office:value-type="float" office:value="2.6798124981195">
                <text:p>2.6798124981195</text:p>
              </table:table-cell>
            </table:table-row>
            <table:table-row>
              <table:table-cell office:value-type="string"/>
              <table:table-cell office:value-type="float" office:value="201.222278964875">
                <text:p>201.222278964875</text:p>
              </table:table-cell>
              <table:table-cell office:value-type="float" office:value="32.4920067494106">
                <text:p>32.4920067494106</text:p>
              </table:table-cell>
            </table:table-row>
            <table:table-row>
              <table:table-cell office:value-type="string"/>
              <table:table-cell office:value-type="float" office:value="215.864008603568">
                <text:p>215.864008603568</text:p>
              </table:table-cell>
              <table:table-cell office:value-type="float" office:value="31.5645628250039">
                <text:p>31.5645628250039</text:p>
              </table:table-cell>
            </table:table-row>
            <table:table-row>
              <table:table-cell office:value-type="string"/>
              <table:table-cell office:value-type="float" office:value="273.973281594634">
                <text:p>273.973281594634</text:p>
              </table:table-cell>
              <table:table-cell office:value-type="float" office:value="44.5981469767941">
                <text:p>44.5981469767941</text:p>
              </table:table-cell>
            </table:table-row>
            <table:table-row>
              <table:table-cell office:value-type="string"/>
              <table:table-cell office:value-type="float" office:value="204.044791100717">
                <text:p>204.044791100717</text:p>
              </table:table-cell>
              <table:table-cell office:value-type="float" office:value="39.6694946135684">
                <text:p>39.6694946135684</text:p>
              </table:table-cell>
            </table:table-row>
            <table:table-row>
              <table:table-cell office:value-type="string"/>
              <table:table-cell office:value-type="float" office:value="160.860351734663">
                <text:p>160.860351734663</text:p>
              </table:table-cell>
              <table:table-cell office:value-type="float" office:value="-10.8603517346627">
                <text:p>-10.8603517346627</text:p>
              </table:table-cell>
            </table:table-row>
            <table:table-row>
              <table:table-cell office:value-type="string"/>
              <table:table-cell office:value-type="float" office:value="204.869086212211">
                <text:p>204.869086212211</text:p>
              </table:table-cell>
              <table:table-cell office:value-type="float" office:value="32.273770930646">
                <text:p>32.273770930646</text:p>
              </table:table-cell>
            </table:table-row>
            <table:table-row>
              <table:table-cell office:value-type="string"/>
              <table:table-cell office:value-type="float" office:value="220.216300347296">
                <text:p>220.216300347296</text:p>
              </table:table-cell>
              <table:table-cell office:value-type="float" office:value="6.64084250984666">
                <text:p>6.64084250984666</text:p>
              </table:table-cell>
            </table:table-row>
            <table:table-row>
              <table:table-cell office:value-type="string"/>
              <table:table-cell office:value-type="float" office:value="255.406040920656">
                <text:p>255.406040920656</text:p>
              </table:table-cell>
              <table:table-cell office:value-type="float" office:value="53.7368162222008">
                <text:p>53.7368162222008</text:p>
              </table:table-cell>
            </table:table-row>
            <table:table-row>
              <table:table-cell office:value-type="string"/>
              <table:table-cell office:value-type="float" office:value="167.095179269956">
                <text:p>167.095179269956</text:p>
              </table:table-cell>
              <table:table-cell office:value-type="float" office:value="12.9048207300439">
                <text:p>12.9048207300439</text:p>
              </table:table-cell>
            </table:table-row>
            <table:table-row>
              <table:table-cell office:value-type="string"/>
              <table:table-cell office:value-type="float" office:value="167.170966005475">
                <text:p>167.170966005475</text:p>
              </table:table-cell>
              <table:table-cell office:value-type="float" office:value="15.4004625659537">
                <text:p>15.4004625659537</text:p>
              </table:table-cell>
            </table:table-row>
            <table:table-row>
              <table:table-cell office:value-type="string"/>
              <table:table-cell office:value-type="float" office:value="214.625592417841">
                <text:p>214.625592417841</text:p>
              </table:table-cell>
              <table:table-cell office:value-type="float" office:value="18.5172647250164">
                <text:p>18.5172647250164</text:p>
              </table:table-cell>
            </table:table-row>
            <table:table-row>
              <table:table-cell office:value-type="string"/>
              <table:table-cell office:value-type="float" office:value="233.967651486435">
                <text:p>233.967651486435</text:p>
              </table:table-cell>
              <table:table-cell office:value-type="float" office:value="81.7466342278509">
                <text:p>81.7466342278509</text:p>
              </table:table-cell>
            </table:table-row>
            <table:table-row>
              <table:table-cell office:value-type="string"/>
              <table:table-cell office:value-type="float" office:value="181.713784459831">
                <text:p>181.713784459831</text:p>
              </table:table-cell>
              <table:table-cell office:value-type="float" office:value="-8.28521303125906">
                <text:p>-8.28521303125906</text:p>
              </table:table-cell>
            </table:table-row>
            <table:table-row>
              <table:table-cell office:value-type="string"/>
              <table:table-cell office:value-type="float" office:value="195.193243696287">
                <text:p>195.193243696287</text:p>
              </table:table-cell>
              <table:table-cell office:value-type="float" office:value="36.2353277322842">
                <text:p>36.2353277322842</text:p>
              </table:table-cell>
            </table:table-row>
            <table:table-row>
              <table:table-cell office:value-type="string"/>
              <table:table-cell office:value-type="float" office:value="288.788972730397">
                <text:p>288.788972730397</text:p>
              </table:table-cell>
              <table:table-cell office:value-type="float" office:value="25.211027269603">
                <text:p>25.211027269603</text:p>
              </table:table-cell>
            </table:table-row>
            <table:table-row>
              <table:table-cell office:value-type="string"/>
              <table:table-cell office:value-type="float" office:value="165.387992826784">
                <text:p>165.387992826784</text:p>
              </table:table-cell>
              <table:table-cell office:value-type="float" office:value="-3.38799282678391">
                <text:p>-3.38799282678391</text:p>
              </table:table-cell>
            </table:table-row>
            <table:table-row>
              <table:table-cell office:value-type="string"/>
              <table:table-cell office:value-type="float" office:value="199.442507526565">
                <text:p>199.442507526565</text:p>
              </table:table-cell>
              <table:table-cell office:value-type="float" office:value="35.4146353305782">
                <text:p>35.4146353305782</text:p>
              </table:table-cell>
            </table:table-row>
            <table:table-row>
              <table:table-cell office:value-type="string"/>
              <table:table-cell office:value-type="float" office:value="161.291528521798">
                <text:p>161.291528521798</text:p>
              </table:table-cell>
              <table:table-cell office:value-type="float" office:value="0.994185763915837">
                <text:p>0.994185763915837</text:p>
              </table:table-cell>
            </table:table-row>
            <table:table-row>
              <table:table-cell office:value-type="string"/>
              <table:table-cell office:value-type="float" office:value="215.167864717829">
                <text:p>215.167864717829</text:p>
              </table:table-cell>
              <table:table-cell office:value-type="float" office:value="28.2607067107428">
                <text:p>28.2607067107428</text:p>
              </table:table-cell>
            </table:table-row>
            <table:table-row>
              <table:table-cell office:value-type="string"/>
              <table:table-cell office:value-type="float" office:value="165.617852538152">
                <text:p>165.617852538152</text:p>
              </table:table-cell>
              <table:table-cell office:value-type="float" office:value="-7.04642396672386">
                <text:p>-7.04642396672386</text:p>
              </table:table-cell>
            </table:table-row>
            <table:table-row>
              <table:table-cell office:value-type="string"/>
              <table:table-cell office:value-type="float" office:value="213.363858353796">
                <text:p>213.363858353796</text:p>
              </table:table-cell>
              <table:table-cell office:value-type="float" office:value="65.2075702176329">
                <text:p>65.2075702176329</text:p>
              </table:table-cell>
            </table:table-row>
            <table:table-row>
              <table:table-cell office:value-type="string"/>
              <table:table-cell office:value-type="float" office:value="197.522688292383">
                <text:p>197.522688292383</text:p>
              </table:table-cell>
              <table:table-cell office:value-type="float" office:value="25.6201688504736">
                <text:p>25.6201688504736</text:p>
              </table:table-cell>
            </table:table-row>
            <table:table-row>
              <table:table-cell office:value-type="string"/>
              <table:table-cell office:value-type="float" office:value="163.596827010946">
                <text:p>163.596827010946</text:p>
              </table:table-cell>
              <table:table-cell office:value-type="float" office:value="1.26031584619666">
                <text:p>1.26031584619666</text:p>
              </table:table-cell>
            </table:table-row>
            <table:table-row>
              <table:table-cell office:value-type="string"/>
              <table:table-cell office:value-type="float" office:value="210.540250266613">
                <text:p>210.540250266613</text:p>
              </table:table-cell>
              <table:table-cell office:value-type="float" office:value="16.6026068762446">
                <text:p>16.6026068762446</text:p>
              </table:table-cell>
            </table:table-row>
            <table:table-row>
              <table:table-cell office:value-type="string"/>
              <table:table-cell office:value-type="float" office:value="189.693377125276">
                <text:p>189.693377125276</text:p>
              </table:table-cell>
              <table:table-cell office:value-type="float" office:value="25.7351943032959">
                <text:p>25.7351943032959</text:p>
              </table:table-cell>
            </table:table-row>
            <table:table-row>
              <table:table-cell office:value-type="string"/>
              <table:table-cell office:value-type="float" office:value="181.294070866234">
                <text:p>181.294070866234</text:p>
              </table:table-cell>
              <table:table-cell office:value-type="float" office:value="8.70592913376571">
                <text:p>8.70592913376571</text:p>
              </table:table-cell>
            </table:table-row>
            <table:table-row>
              <table:table-cell office:value-type="string"/>
              <table:table-cell office:value-type="float" office:value="229.918686276467">
                <text:p>229.918686276467</text:p>
              </table:table-cell>
              <table:table-cell office:value-type="float" office:value="64.9384565806756">
                <text:p>64.9384565806756</text:p>
              </table:table-cell>
            </table:table-row>
            <table:table-row>
              <table:table-cell office:value-type="string"/>
              <table:table-cell office:value-type="float" office:value="194.073490266224">
                <text:p>194.073490266224</text:p>
              </table:table-cell>
              <table:table-cell office:value-type="float" office:value="15.0693668766327">
                <text:p>15.0693668766327</text:p>
              </table:table-cell>
            </table:table-row>
            <table:table-row>
              <table:table-cell office:value-type="string"/>
              <table:table-cell office:value-type="float" office:value="184.326400363971">
                <text:p>184.326400363971</text:p>
              </table:table-cell>
              <table:table-cell office:value-type="float" office:value="7.38788535031441">
                <text:p>7.38788535031441</text:p>
              </table:table-cell>
            </table:table-row>
            <table:table-row>
              <table:table-cell office:value-type="string"/>
              <table:table-cell office:value-type="float" office:value="207.699012574535">
                <text:p>207.699012574535</text:p>
              </table:table-cell>
              <table:table-cell office:value-type="float" office:value="38.0152731397512">
                <text:p>38.0152731397512</text:p>
              </table:table-cell>
            </table:table-row>
            <table:table-row>
              <table:table-cell office:value-type="string"/>
              <table:table-cell office:value-type="float" office:value="157.605271356278">
                <text:p>157.605271356278</text:p>
              </table:table-cell>
              <table:table-cell office:value-type="float" office:value="-8.4624142134206">
                <text:p>-8.4624142134206</text:p>
              </table:table-cell>
            </table:table-row>
            <table:table-row>
              <table:table-cell office:value-type="string"/>
              <table:table-cell office:value-type="float" office:value="193.554355255878">
                <text:p>193.554355255878</text:p>
              </table:table-cell>
              <table:table-cell office:value-type="float" office:value="13.8742161726937">
                <text:p>13.8742161726937</text:p>
              </table:table-cell>
            </table:table-row>
            <table:table-row>
              <table:table-cell office:value-type="string"/>
              <table:table-cell office:value-type="float" office:value="164.211278042251">
                <text:p>164.211278042251</text:p>
              </table:table-cell>
              <table:table-cell office:value-type="float" office:value="-11.6398494708222">
                <text:p>-11.6398494708222</text:p>
              </table:table-cell>
            </table:table-row>
            <table:table-row>
              <table:table-cell office:value-type="string"/>
              <table:table-cell office:value-type="float" office:value="183.712554861517">
                <text:p>183.712554861517</text:p>
              </table:table-cell>
              <table:table-cell office:value-type="float" office:value="22.5731594241975">
                <text:p>22.5731594241975</text:p>
              </table:table-cell>
            </table:table-row>
            <table:table-row>
              <table:table-cell office:value-type="string"/>
              <table:table-cell office:value-type="float" office:value="191.542599149729">
                <text:p>191.542599149729</text:p>
              </table:table-cell>
              <table:table-cell office:value-type="float" office:value="30.1716865645565">
                <text:p>30.1716865645565</text:p>
              </table:table-cell>
            </table:table-row>
            <table:table-row>
              <table:table-cell office:value-type="string"/>
              <table:table-cell office:value-type="float" office:value="226.098720313116">
                <text:p>226.098720313116</text:p>
              </table:table-cell>
              <table:table-cell office:value-type="float" office:value="9.90127968688374">
                <text:p>9.90127968688374</text:p>
              </table:table-cell>
            </table:table-row>
            <table:table-row>
              <table:table-cell office:value-type="string"/>
              <table:table-cell office:value-type="float" office:value="213.473133349828">
                <text:p>213.473133349828</text:p>
              </table:table-cell>
              <table:table-cell office:value-type="float" office:value="10.2411523644575">
                <text:p>10.2411523644575</text:p>
              </table:table-cell>
            </table:table-row>
            <table:table-row>
              <table:table-cell office:value-type="string"/>
              <table:table-cell office:value-type="float" office:value="209.694594672034">
                <text:p>209.694594672034</text:p>
              </table:table-cell>
              <table:table-cell office:value-type="float" office:value="-6.55173752917656">
                <text:p>-6.55173752917656</text:p>
              </table:table-cell>
            </table:table-row>
            <table:table-row>
              <table:table-cell office:value-type="string"/>
              <table:table-cell office:value-type="float" office:value="208.891962138006">
                <text:p>208.891962138006</text:p>
              </table:table-cell>
              <table:table-cell office:value-type="float" office:value="40.2508950048507">
                <text:p>40.2508950048507</text:p>
              </table:table-cell>
            </table:table-row>
            <table:table-row>
              <table:table-cell office:value-type="string"/>
              <table:table-cell office:value-type="float" office:value="166.550099012252">
                <text:p>166.550099012252</text:p>
              </table:table-cell>
              <table:table-cell office:value-type="float" office:value="13.1641867020335">
                <text:p>13.1641867020335</text:p>
              </table:table-cell>
            </table:table-row>
            <table:table-row>
              <table:table-cell office:value-type="string"/>
              <table:table-cell office:value-type="float" office:value="166.008228489846">
                <text:p>166.008228489846</text:p>
              </table:table-cell>
              <table:table-cell office:value-type="float" office:value="3.13462865301096">
                <text:p>3.13462865301096</text:p>
              </table:table-cell>
            </table:table-row>
            <table:table-row>
              <table:table-cell office:value-type="string"/>
              <table:table-cell office:value-type="float" office:value="159.174610799995">
                <text:p>159.174610799995</text:p>
              </table:table-cell>
              <table:table-cell office:value-type="float" office:value="-6.03175365713763">
                <text:p>-6.03175365713763</text:p>
              </table:table-cell>
            </table:table-row>
            <table:table-row>
              <table:table-cell office:value-type="string"/>
              <table:table-cell office:value-type="float" office:value="300.081485652654">
                <text:p>300.081485652654</text:p>
              </table:table-cell>
              <table:table-cell office:value-type="float" office:value="115.918514347346">
                <text:p>115.918514347346</text:p>
              </table:table-cell>
            </table:table-row>
            <table:table-row>
              <table:table-cell office:value-type="string"/>
              <table:table-cell office:value-type="float" office:value="164.288214624608">
                <text:p>164.288214624608</text:p>
              </table:table-cell>
              <table:table-cell office:value-type="float" office:value="-18.0025003388939">
                <text:p>-18.0025003388939</text:p>
              </table:table-cell>
            </table:table-row>
            <table:table-row>
              <table:table-cell office:value-type="string"/>
              <table:table-cell office:value-type="float" office:value="213.489525812157">
                <text:p>213.489525812157</text:p>
              </table:table-cell>
              <table:table-cell office:value-type="float" office:value="30.510474187843">
                <text:p>30.510474187843</text:p>
              </table:table-cell>
            </table:table-row>
            <table:table-row>
              <table:table-cell office:value-type="string"/>
              <table:table-cell office:value-type="float" office:value="183.183406046681">
                <text:p>183.183406046681</text:p>
              </table:table-cell>
              <table:table-cell office:value-type="float" office:value="27.9594510961764">
                <text:p>27.9594510961764</text:p>
              </table:table-cell>
            </table:table-row>
            <table:table-row>
              <table:table-cell office:value-type="string"/>
              <table:table-cell office:value-type="float" office:value="166.071741569987">
                <text:p>166.071741569987</text:p>
              </table:table-cell>
              <table:table-cell office:value-type="float" office:value="8.49968700144201">
                <text:p>8.49968700144201</text:p>
              </table:table-cell>
            </table:table-row>
            <table:table-row>
              <table:table-cell office:value-type="string"/>
              <table:table-cell office:value-type="float" office:value="290.514549144563">
                <text:p>290.514549144563</text:p>
              </table:table-cell>
              <table:table-cell office:value-type="float" office:value="101.485450855437">
                <text:p>101.485450855437</text:p>
              </table:table-cell>
            </table:table-row>
            <table:table-row>
              <table:table-cell office:value-type="string"/>
              <table:table-cell office:value-type="float" office:value="185.441898732784">
                <text:p>185.441898732784</text:p>
              </table:table-cell>
              <table:table-cell office:value-type="float" office:value="20.5581012672157">
                <text:p>20.5581012672157</text:p>
              </table:table-cell>
            </table:table-row>
            <table:table-row>
              <table:table-cell office:value-type="string"/>
              <table:table-cell office:value-type="float" office:value="182.431206610227">
                <text:p>182.431206610227</text:p>
              </table:table-cell>
              <table:table-cell office:value-type="float" office:value="35.2830791040589">
                <text:p>35.2830791040589</text:p>
              </table:table-cell>
            </table:table-row>
            <table:table-row>
              <table:table-cell office:value-type="string"/>
              <table:table-cell office:value-type="float" office:value="143.135935491114">
                <text:p>143.135935491114</text:p>
              </table:table-cell>
              <table:table-cell office:value-type="float" office:value="-28.8502212054002">
                <text:p>-28.8502212054002</text:p>
              </table:table-cell>
            </table:table-row>
            <table:table-row>
              <table:table-cell office:value-type="string"/>
              <table:table-cell office:value-type="float" office:value="161.942661280204">
                <text:p>161.942661280204</text:p>
              </table:table-cell>
              <table:table-cell office:value-type="float" office:value="6.34305300551034">
                <text:p>6.34305300551034</text:p>
              </table:table-cell>
            </table:table-row>
            <table:table-row>
              <table:table-cell office:value-type="string"/>
              <table:table-cell office:value-type="float" office:value="201.399621288419">
                <text:p>201.399621288419</text:p>
              </table:table-cell>
              <table:table-cell office:value-type="float" office:value="41.1718072830091">
                <text:p>41.1718072830091</text:p>
              </table:table-cell>
            </table:table-row>
            <table:table-row>
              <table:table-cell office:value-type="string"/>
              <table:table-cell office:value-type="float" office:value="210.802984788419">
                <text:p>210.802984788419</text:p>
              </table:table-cell>
              <table:table-cell office:value-type="float" office:value="37.7684437830101">
                <text:p>37.7684437830101</text:p>
              </table:table-cell>
            </table:table-row>
            <table:table-row>
              <table:table-cell office:value-type="string"/>
              <table:table-cell office:value-type="float" office:value="207.454077760195">
                <text:p>207.454077760195</text:p>
              </table:table-cell>
              <table:table-cell office:value-type="float" office:value="39.4030650969478">
                <text:p>39.4030650969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7e002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89cm" svg:height="9.725cm" xlink:href=".." xlink:type="simple" chart:class="chart:stock" chart:style-name="ch1">
        <chart:title svg:x="5.743cm" svg:y="0.33cm" chart:style-name="ch2">
          <text:p>tentative thresholds sem</text:p>
        </chart:title>
        <chart:legend chart:legend-position="end" svg:x="15.839cm" svg:y="4.563cm" style:legend-expansion="high" chart:style-name="ch3"/>
        <chart:plot-area chart:style-name="ch4" table:cell-range-address="Sheet1.U2:Sheet1.V101" chart:data-source-has-labels="row" svg:x="1.356cm" svg:y="1.329cm" svg:width="14.138cm" svg:height="8.202cm">
          <chartooo:coordinate-region svg:x="2.242cm" svg:y="1.529cm" svg:width="13.252cm" svg:height="7.803cm"/>
          <chart:axis chart:dimension="x" chart:name="primary-x" chart:style-name="ch5"/>
          <chart:axis chart:dimension="y" chart:name="primary-y" chart:style-name="ch5">
            <chart:title svg:x="0.451cm" svg:y="5.911cm" chart:style-name="ch6">
              <text:p>score</text:p>
            </chart:title>
            <chart:grid chart:style-name="ch7" chart:class="major"/>
          </chart:axis>
          <chart:series chart:values-cell-range-address="Sheet1.U3:Sheet1.U101" chart:label-cell-address="Sheet1.U2:Sheet1.U2" chart:attached-axis="primary-y">
            <chart:data-point/>
          </chart:series>
          <chart:series chart:values-cell-range-address="Sheet1.V3:Sheet1.V101" chart:label-cell-address="Sheet1.V2:Sheet1.V2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7.802423889606</text:p>
                <draw:g>
                  <svg:desc>Sheet1.U2:Sheet1.U2</svg:desc>
                </draw:g>
              </table:table-cell>
              <table:table-cell office:value-type="string">
                <text:p>35.0547189675364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4.624897660672">
                <text:p>114.624897660672</text:p>
                <draw:g>
                  <svg:desc>Sheet1.U3:Sheet1.U101</svg:desc>
                </draw:g>
              </table:table-cell>
              <table:table-cell office:value-type="float" office:value="43.3751023393283">
                <text:p>43.3751023393283</text:p>
                <draw:g>
                  <svg:desc>Sheet1.V3:Sheet1.V101</svg:desc>
                </draw:g>
              </table:table-cell>
            </table:table-row>
            <table:table-row>
              <table:table-cell office:value-type="string"/>
              <table:table-cell office:value-type="float" office:value="150.979428726099">
                <text:p>150.979428726099</text:p>
              </table:table-cell>
              <table:table-cell office:value-type="float" office:value="72.1634284167585">
                <text:p>72.1634284167585</text:p>
              </table:table-cell>
            </table:table-row>
            <table:table-row>
              <table:table-cell office:value-type="string"/>
              <table:table-cell office:value-type="float" office:value="115.470993040132">
                <text:p>115.470993040132</text:p>
              </table:table-cell>
              <table:table-cell office:value-type="float" office:value="42.5290069598683">
                <text:p>42.5290069598683</text:p>
              </table:table-cell>
            </table:table-row>
            <table:table-row>
              <table:table-cell office:value-type="string"/>
              <table:table-cell office:value-type="float" office:value="106.209166076954">
                <text:p>106.209166076954</text:p>
              </table:table-cell>
              <table:table-cell office:value-type="float" office:value="32.9336910659028">
                <text:p>32.9336910659028</text:p>
              </table:table-cell>
            </table:table-row>
            <table:table-row>
              <table:table-cell office:value-type="string"/>
              <table:table-cell office:value-type="float" office:value="143.57373138373">
                <text:p>143.57373138373</text:p>
              </table:table-cell>
              <table:table-cell office:value-type="float" office:value="73.8548400448412">
                <text:p>73.8548400448412</text:p>
              </table:table-cell>
            </table:table-row>
            <table:table-row>
              <table:table-cell office:value-type="string"/>
              <table:table-cell office:value-type="float" office:value="107.272744988481">
                <text:p>107.272744988481</text:p>
              </table:table-cell>
              <table:table-cell office:value-type="float" office:value="33.0129692972337">
                <text:p>33.0129692972337</text:p>
              </table:table-cell>
            </table:table-row>
            <table:table-row>
              <table:table-cell office:value-type="string"/>
              <table:table-cell office:value-type="float" office:value="107.653685078621">
                <text:p>107.653685078621</text:p>
              </table:table-cell>
              <table:table-cell office:value-type="float" office:value="32.3463149213785">
                <text:p>32.3463149213785</text:p>
              </table:table-cell>
            </table:table-row>
            <table:table-row>
              <table:table-cell office:value-type="string"/>
              <table:table-cell office:value-type="float" office:value="138.999723946584">
                <text:p>138.999723946584</text:p>
              </table:table-cell>
              <table:table-cell office:value-type="float" office:value="60.1431331962735">
                <text:p>60.1431331962735</text:p>
              </table:table-cell>
            </table:table-row>
            <table:table-row>
              <table:table-cell office:value-type="string"/>
              <table:table-cell office:value-type="float" office:value="204.74795233665">
                <text:p>204.74795233665</text:p>
              </table:table-cell>
              <table:table-cell office:value-type="float" office:value="110.109190520493">
                <text:p>110.109190520493</text:p>
              </table:table-cell>
            </table:table-row>
            <table:table-row>
              <table:table-cell office:value-type="string"/>
              <table:table-cell office:value-type="float" office:value="135.875420487134">
                <text:p>135.875420487134</text:p>
              </table:table-cell>
              <table:table-cell office:value-type="float" office:value="54.1245795128662">
                <text:p>54.1245795128662</text:p>
              </table:table-cell>
            </table:table-row>
            <table:table-row>
              <table:table-cell office:value-type="string"/>
              <table:table-cell office:value-type="float" office:value="150.942198826897">
                <text:p>150.942198826897</text:p>
              </table:table-cell>
              <table:table-cell office:value-type="float" office:value="81.9149440302455">
                <text:p>81.9149440302455</text:p>
              </table:table-cell>
            </table:table-row>
            <table:table-row>
              <table:table-cell office:value-type="string"/>
              <table:table-cell office:value-type="float" office:value="122.818224534623">
                <text:p>122.818224534623</text:p>
              </table:table-cell>
              <table:table-cell office:value-type="float" office:value="48.3246326082345">
                <text:p>48.3246326082345</text:p>
              </table:table-cell>
            </table:table-row>
            <table:table-row>
              <table:table-cell office:value-type="string"/>
              <table:table-cell office:value-type="float" office:value="159.656290281106">
                <text:p>159.656290281106</text:p>
              </table:table-cell>
              <table:table-cell office:value-type="float" office:value="68.0579954331798">
                <text:p>68.0579954331798</text:p>
              </table:table-cell>
            </table:table-row>
            <table:table-row>
              <table:table-cell office:value-type="string"/>
              <table:table-cell office:value-type="float" office:value="103.552376046993">
                <text:p>103.552376046993</text:p>
              </table:table-cell>
              <table:table-cell office:value-type="float" office:value="29.5904810958639">
                <text:p>29.5904810958639</text:p>
              </table:table-cell>
            </table:table-row>
            <table:table-row>
              <table:table-cell office:value-type="string"/>
              <table:table-cell office:value-type="float" office:value="173.403065909908">
                <text:p>173.403065909908</text:p>
              </table:table-cell>
              <table:table-cell office:value-type="float" office:value="104.882648375806">
                <text:p>104.882648375806</text:p>
              </table:table-cell>
            </table:table-row>
            <table:table-row>
              <table:table-cell office:value-type="string"/>
              <table:table-cell office:value-type="float" office:value="121.143743067979">
                <text:p>121.143743067979</text:p>
              </table:table-cell>
              <table:table-cell office:value-type="float" office:value="47.4276855034491">
                <text:p>47.4276855034491</text:p>
              </table:table-cell>
            </table:table-row>
            <table:table-row>
              <table:table-cell office:value-type="string"/>
              <table:table-cell office:value-type="float" office:value="124.75359072745">
                <text:p>124.75359072745</text:p>
              </table:table-cell>
              <table:table-cell office:value-type="float" office:value="46.1035521296932">
                <text:p>46.1035521296932</text:p>
              </table:table-cell>
            </table:table-row>
            <table:table-row>
              <table:table-cell office:value-type="string"/>
              <table:table-cell office:value-type="float" office:value="111.242388710363">
                <text:p>111.242388710363</text:p>
              </table:table-cell>
              <table:table-cell office:value-type="float" office:value="37.6147541467798">
                <text:p>37.6147541467798</text:p>
              </table:table-cell>
            </table:table-row>
            <table:table-row>
              <table:table-cell office:value-type="string"/>
              <table:table-cell office:value-type="float" office:value="149.380419290447">
                <text:p>149.380419290447</text:p>
              </table:table-cell>
              <table:table-cell office:value-type="float" office:value="60.9052949952669">
                <text:p>60.9052949952669</text:p>
              </table:table-cell>
            </table:table-row>
            <table:table-row>
              <table:table-cell office:value-type="string"/>
              <table:table-cell office:value-type="float" office:value="138.10034062986">
                <text:p>138.10034062986</text:p>
              </table:table-cell>
              <table:table-cell office:value-type="float" office:value="59.613945084426">
                <text:p>59.613945084426</text:p>
              </table:table-cell>
            </table:table-row>
            <table:table-row>
              <table:table-cell office:value-type="string"/>
              <table:table-cell office:value-type="float" office:value="216.866437963878">
                <text:p>216.866437963878</text:p>
              </table:table-cell>
              <table:table-cell office:value-type="float" office:value="139.133562036122">
                <text:p>139.133562036122</text:p>
              </table:table-cell>
            </table:table-row>
            <table:table-row>
              <table:table-cell office:value-type="string"/>
              <table:table-cell office:value-type="float" office:value="137.976590991896">
                <text:p>137.976590991896</text:p>
              </table:table-cell>
              <table:table-cell office:value-type="float" office:value="71.4519804366753">
                <text:p>71.4519804366753</text:p>
              </table:table-cell>
            </table:table-row>
            <table:table-row>
              <table:table-cell office:value-type="string"/>
              <table:table-cell office:value-type="float" office:value="119.510783292992">
                <text:p>119.510783292992</text:p>
              </table:table-cell>
              <table:table-cell office:value-type="float" office:value="44.7749309927227">
                <text:p>44.7749309927227</text:p>
              </table:table-cell>
            </table:table-row>
            <table:table-row>
              <table:table-cell office:value-type="string"/>
              <table:table-cell office:value-type="float" office:value="144.190203251079">
                <text:p>144.190203251079</text:p>
              </table:table-cell>
              <table:table-cell office:value-type="float" office:value="66.0955110346357">
                <text:p>66.0955110346357</text:p>
              </table:table-cell>
            </table:table-row>
            <table:table-row>
              <table:table-cell office:value-type="string"/>
              <table:table-cell office:value-type="float" office:value="167.237359606956">
                <text:p>167.237359606956</text:p>
              </table:table-cell>
              <table:table-cell office:value-type="float" office:value="86.4769261073296">
                <text:p>86.4769261073296</text:p>
              </table:table-cell>
            </table:table-row>
            <table:table-row>
              <table:table-cell office:value-type="string"/>
              <table:table-cell office:value-type="float" office:value="168.392755346833">
                <text:p>168.392755346833</text:p>
              </table:table-cell>
              <table:table-cell office:value-type="float" office:value="89.0358160817388">
                <text:p>89.0358160817388</text:p>
              </table:table-cell>
            </table:table-row>
            <table:table-row>
              <table:table-cell office:value-type="string"/>
              <table:table-cell office:value-type="float" office:value="139.473146500768">
                <text:p>139.473146500768</text:p>
              </table:table-cell>
              <table:table-cell office:value-type="float" office:value="57.3839963563753">
                <text:p>57.3839963563753</text:p>
              </table:table-cell>
            </table:table-row>
            <table:table-row>
              <table:table-cell office:value-type="string"/>
              <table:table-cell office:value-type="float" office:value="186.612404851865">
                <text:p>186.612404851865</text:p>
              </table:table-cell>
              <table:table-cell office:value-type="float" office:value="97.3875951481355">
                <text:p>97.3875951481355</text:p>
              </table:table-cell>
            </table:table-row>
            <table:table-row>
              <table:table-cell office:value-type="string"/>
              <table:table-cell office:value-type="float" office:value="177.07559844426">
                <text:p>177.07559844426</text:p>
              </table:table-cell>
              <table:table-cell office:value-type="float" office:value="102.92440155574">
                <text:p>102.92440155574</text:p>
              </table:table-cell>
            </table:table-row>
            <table:table-row>
              <table:table-cell office:value-type="string"/>
              <table:table-cell office:value-type="float" office:value="137.730238343942">
                <text:p>137.730238343942</text:p>
              </table:table-cell>
              <table:table-cell office:value-type="float" office:value="66.8411902274866">
                <text:p>66.8411902274866</text:p>
              </table:table-cell>
            </table:table-row>
            <table:table-row>
              <table:table-cell office:value-type="string"/>
              <table:table-cell office:value-type="float" office:value="122.130418856502">
                <text:p>122.130418856502</text:p>
              </table:table-cell>
              <table:table-cell office:value-type="float" office:value="53.012438286355">
                <text:p>53.012438286355</text:p>
              </table:table-cell>
            </table:table-row>
            <table:table-row>
              <table:table-cell office:value-type="string"/>
              <table:table-cell office:value-type="float" office:value="181.798690662809">
                <text:p>181.798690662809</text:p>
              </table:table-cell>
              <table:table-cell office:value-type="float" office:value="81.6298807657629">
                <text:p>81.6298807657629</text:p>
              </table:table-cell>
            </table:table-row>
            <table:table-row>
              <table:table-cell office:value-type="string"/>
              <table:table-cell office:value-type="float" office:value="131.035041616717">
                <text:p>131.035041616717</text:p>
              </table:table-cell>
              <table:table-cell office:value-type="float" office:value="62.3935298118542">
                <text:p>62.3935298118542</text:p>
              </table:table-cell>
            </table:table-row>
            <table:table-row>
              <table:table-cell office:value-type="string"/>
              <table:table-cell office:value-type="float" office:value="143.890773517905">
                <text:p>143.890773517905</text:p>
              </table:table-cell>
              <table:table-cell office:value-type="float" office:value="56.1092264820954">
                <text:p>56.1092264820954</text:p>
              </table:table-cell>
            </table:table-row>
            <table:table-row>
              <table:table-cell office:value-type="string"/>
              <table:table-cell office:value-type="float" office:value="254.172660970507">
                <text:p>254.172660970507</text:p>
              </table:table-cell>
              <table:table-cell office:value-type="float" office:value="169.827339029493">
                <text:p>169.827339029493</text:p>
              </table:table-cell>
            </table:table-row>
            <table:table-row>
              <table:table-cell office:value-type="string"/>
              <table:table-cell office:value-type="float" office:value="137.873213138314">
                <text:p>137.873213138314</text:p>
              </table:table-cell>
              <table:table-cell office:value-type="float" office:value="60.9839297188289">
                <text:p>60.9839297188289</text:p>
              </table:table-cell>
            </table:table-row>
            <table:table-row>
              <table:table-cell office:value-type="string"/>
              <table:table-cell office:value-type="float" office:value="146.715456329222">
                <text:p>146.715456329222</text:p>
              </table:table-cell>
              <table:table-cell office:value-type="float" office:value="78.1416865279206">
                <text:p>78.1416865279206</text:p>
              </table:table-cell>
            </table:table-row>
            <table:table-row>
              <table:table-cell office:value-type="string"/>
              <table:table-cell office:value-type="float" office:value="185.58145718183">
                <text:p>185.58145718183</text:p>
              </table:table-cell>
              <table:table-cell office:value-type="float" office:value="112.989971389598">
                <text:p>112.989971389598</text:p>
              </table:table-cell>
            </table:table-row>
            <table:table-row>
              <table:table-cell office:value-type="string"/>
              <table:table-cell office:value-type="float" office:value="118.834539643031">
                <text:p>118.834539643031</text:p>
              </table:table-cell>
              <table:table-cell office:value-type="float" office:value="43.7368889283974">
                <text:p>43.7368889283974</text:p>
              </table:table-cell>
            </table:table-row>
            <table:table-row>
              <table:table-cell office:value-type="string"/>
              <table:table-cell office:value-type="float" office:value="137.177461295756">
                <text:p>137.177461295756</text:p>
              </table:table-cell>
              <table:table-cell office:value-type="float" office:value="63.1082529899584">
                <text:p>63.1082529899584</text:p>
              </table:table-cell>
            </table:table-row>
            <table:table-row>
              <table:table-cell office:value-type="string"/>
              <table:table-cell office:value-type="float" office:value="185.683695122002">
                <text:p>185.683695122002</text:p>
              </table:table-cell>
              <table:table-cell office:value-type="float" office:value="94.3163048779983">
                <text:p>94.3163048779983</text:p>
              </table:table-cell>
            </table:table-row>
            <table:table-row>
              <table:table-cell office:value-type="string"/>
              <table:table-cell office:value-type="float" office:value="148.15621153012">
                <text:p>148.15621153012</text:p>
              </table:table-cell>
              <table:table-cell office:value-type="float" office:value="66.129502755594">
                <text:p>66.129502755594</text:p>
              </table:table-cell>
            </table:table-row>
            <table:table-row>
              <table:table-cell office:value-type="string"/>
              <table:table-cell office:value-type="float" office:value="110.081389478049">
                <text:p>110.081389478049</text:p>
              </table:table-cell>
              <table:table-cell office:value-type="float" office:value="37.918610521951">
                <text:p>37.918610521951</text:p>
              </table:table-cell>
            </table:table-row>
            <table:table-row>
              <table:table-cell office:value-type="string"/>
              <table:table-cell office:value-type="float" office:value="146.210593359089">
                <text:p>146.210593359089</text:p>
              </table:table-cell>
              <table:table-cell office:value-type="float" office:value="57.5036923551969">
                <text:p>57.5036923551969</text:p>
              </table:table-cell>
            </table:table-row>
            <table:table-row>
              <table:table-cell office:value-type="string"/>
              <table:table-cell office:value-type="float" office:value="154.586378710725">
                <text:p>154.586378710725</text:p>
              </table:table-cell>
              <table:table-cell office:value-type="float" office:value="79.1279070035606">
                <text:p>79.1279070035606</text:p>
              </table:table-cell>
            </table:table-row>
            <table:table-row>
              <table:table-cell office:value-type="string"/>
              <table:table-cell office:value-type="float" office:value="164.924894611926">
                <text:p>164.924894611926</text:p>
              </table:table-cell>
              <table:table-cell office:value-type="float" office:value="82.5036768166452">
                <text:p>82.5036768166452</text:p>
              </table:table-cell>
            </table:table-row>
            <table:table-row>
              <table:table-cell office:value-type="string"/>
              <table:table-cell office:value-type="float" office:value="210.57555362108">
                <text:p>210.57555362108</text:p>
              </table:table-cell>
              <table:table-cell office:value-type="float" office:value="107.995874950349">
                <text:p>107.995874950349</text:p>
              </table:table-cell>
            </table:table-row>
            <table:table-row>
              <table:table-cell office:value-type="string"/>
              <table:table-cell office:value-type="float" office:value="158.612576533838">
                <text:p>158.612576533838</text:p>
              </table:table-cell>
              <table:table-cell office:value-type="float" office:value="85.1017091804481">
                <text:p>85.1017091804481</text:p>
              </table:table-cell>
            </table:table-row>
            <table:table-row>
              <table:table-cell office:value-type="string"/>
              <table:table-cell office:value-type="float" office:value="113.39791661015">
                <text:p>113.39791661015</text:p>
              </table:table-cell>
              <table:table-cell office:value-type="float" office:value="36.6020833898504">
                <text:p>36.6020833898504</text:p>
              </table:table-cell>
            </table:table-row>
            <table:table-row>
              <table:table-cell office:value-type="string"/>
              <table:table-cell office:value-type="float" office:value="157.164914328187">
                <text:p>157.164914328187</text:p>
              </table:table-cell>
              <table:table-cell office:value-type="float" office:value="79.9779428146698">
                <text:p>79.9779428146698</text:p>
              </table:table-cell>
            </table:table-row>
            <table:table-row>
              <table:table-cell office:value-type="string"/>
              <table:table-cell office:value-type="float" office:value="161.185495633589">
                <text:p>161.185495633589</text:p>
              </table:table-cell>
              <table:table-cell office:value-type="float" office:value="65.6716472235537">
                <text:p>65.6716472235537</text:p>
              </table:table-cell>
            </table:table-row>
            <table:table-row>
              <table:table-cell office:value-type="string"/>
              <table:table-cell office:value-type="float" office:value="199.666038110971">
                <text:p>199.666038110971</text:p>
              </table:table-cell>
              <table:table-cell office:value-type="float" office:value="109.476819031886">
                <text:p>109.476819031886</text:p>
              </table:table-cell>
            </table:table-row>
            <table:table-row>
              <table:table-cell office:value-type="string"/>
              <table:table-cell office:value-type="float" office:value="124.478012317031">
                <text:p>124.478012317031</text:p>
              </table:table-cell>
              <table:table-cell office:value-type="float" office:value="55.5219876829691">
                <text:p>55.5219876829691</text:p>
              </table:table-cell>
            </table:table-row>
            <table:table-row>
              <table:table-cell office:value-type="string"/>
              <table:table-cell office:value-type="float" office:value="125.222630552728">
                <text:p>125.222630552728</text:p>
              </table:table-cell>
              <table:table-cell office:value-type="float" office:value="57.3487980187008">
                <text:p>57.3487980187008</text:p>
              </table:table-cell>
            </table:table-row>
            <table:table-row>
              <table:table-cell office:value-type="string"/>
              <table:table-cell office:value-type="float" office:value="160.422583738925">
                <text:p>160.422583738925</text:p>
              </table:table-cell>
              <table:table-cell office:value-type="float" office:value="72.7202734039326">
                <text:p>72.7202734039326</text:p>
              </table:table-cell>
            </table:table-row>
            <table:table-row>
              <table:table-cell office:value-type="string"/>
              <table:table-cell office:value-type="float" office:value="191.894797076579">
                <text:p>191.894797076579</text:p>
              </table:table-cell>
              <table:table-cell office:value-type="float" office:value="123.819488637707">
                <text:p>123.819488637707</text:p>
              </table:table-cell>
            </table:table-row>
            <table:table-row>
              <table:table-cell office:value-type="string"/>
              <table:table-cell office:value-type="float" office:value="129.199353118975">
                <text:p>129.199353118975</text:p>
              </table:table-cell>
              <table:table-cell office:value-type="float" office:value="44.2292183095969">
                <text:p>44.2292183095969</text:p>
              </table:table-cell>
            </table:table-row>
            <table:table-row>
              <table:table-cell office:value-type="string"/>
              <table:table-cell office:value-type="float" office:value="151.258356280007">
                <text:p>151.258356280007</text:p>
              </table:table-cell>
              <table:table-cell office:value-type="float" office:value="80.1702151485647">
                <text:p>80.1702151485647</text:p>
              </table:table-cell>
            </table:table-row>
            <table:table-row>
              <table:table-cell office:value-type="string"/>
              <table:table-cell office:value-type="float" office:value="215.937820342007">
                <text:p>215.937820342007</text:p>
              </table:table-cell>
              <table:table-cell office:value-type="float" office:value="98.0621796579932">
                <text:p>98.0621796579932</text:p>
              </table:table-cell>
            </table:table-row>
            <table:table-row>
              <table:table-cell office:value-type="string"/>
              <table:table-cell office:value-type="float" office:value="118.739457689091">
                <text:p>118.739457689091</text:p>
              </table:table-cell>
              <table:table-cell office:value-type="float" office:value="43.2605423109093">
                <text:p>43.2605423109093</text:p>
              </table:table-cell>
            </table:table-row>
            <table:table-row>
              <table:table-cell office:value-type="string"/>
              <table:table-cell office:value-type="float" office:value="154.106318672059">
                <text:p>154.106318672059</text:p>
              </table:table-cell>
              <table:table-cell office:value-type="float" office:value="80.7508241850841">
                <text:p>80.7508241850841</text:p>
              </table:table-cell>
            </table:table-row>
            <table:table-row>
              <table:table-cell office:value-type="string"/>
              <table:table-cell office:value-type="float" office:value="116.986432644778">
                <text:p>116.986432644778</text:p>
              </table:table-cell>
              <table:table-cell office:value-type="float" office:value="45.2992816409362">
                <text:p>45.2992816409362</text:p>
              </table:table-cell>
            </table:table-row>
            <table:table-row>
              <table:table-cell office:value-type="string"/>
              <table:table-cell office:value-type="float" office:value="163.507996792799">
                <text:p>163.507996792799</text:p>
              </table:table-cell>
              <table:table-cell office:value-type="float" office:value="79.9205746357719">
                <text:p>79.9205746357719</text:p>
              </table:table-cell>
            </table:table-row>
            <table:table-row>
              <table:table-cell office:value-type="string"/>
              <table:table-cell office:value-type="float" office:value="117.894620240787">
                <text:p>117.894620240787</text:p>
              </table:table-cell>
              <table:table-cell office:value-type="float" office:value="40.676808330642">
                <text:p>40.676808330642</text:p>
              </table:table-cell>
            </table:table-row>
            <table:table-row>
              <table:table-cell office:value-type="string"/>
              <table:table-cell office:value-type="float" office:value="172.414467442365">
                <text:p>172.414467442365</text:p>
              </table:table-cell>
              <table:table-cell office:value-type="float" office:value="106.156961129064">
                <text:p>106.156961129064</text:p>
              </table:table-cell>
            </table:table-row>
            <table:table-row>
              <table:table-cell office:value-type="string"/>
              <table:table-cell office:value-type="float" office:value="150.010000468988">
                <text:p>150.010000468988</text:p>
              </table:table-cell>
              <table:table-cell office:value-type="float" office:value="73.1328566738696">
                <text:p>73.1328566738696</text:p>
              </table:table-cell>
            </table:table-row>
            <table:table-row>
              <table:table-cell office:value-type="string"/>
              <table:table-cell office:value-type="float" office:value="118.728118848025">
                <text:p>118.728118848025</text:p>
              </table:table-cell>
              <table:table-cell office:value-type="float" office:value="46.1290240091181">
                <text:p>46.1290240091181</text:p>
              </table:table-cell>
            </table:table-row>
            <table:table-row>
              <table:table-cell office:value-type="string"/>
              <table:table-cell office:value-type="float" office:value="156.937203973126">
                <text:p>156.937203973126</text:p>
              </table:table-cell>
              <table:table-cell office:value-type="float" office:value="70.205653169731">
                <text:p>70.205653169731</text:p>
              </table:table-cell>
            </table:table-row>
            <table:table-row>
              <table:table-cell office:value-type="string"/>
              <table:table-cell office:value-type="float" office:value="144.376449940014">
                <text:p>144.376449940014</text:p>
              </table:table-cell>
              <table:table-cell office:value-type="float" office:value="71.0521214885572">
                <text:p>71.0521214885572</text:p>
              </table:table-cell>
            </table:table-row>
            <table:table-row>
              <table:table-cell office:value-type="string"/>
              <table:table-cell office:value-type="float" office:value="133.591881702417">
                <text:p>133.591881702417</text:p>
              </table:table-cell>
              <table:table-cell office:value-type="float" office:value="56.4081182975832">
                <text:p>56.4081182975832</text:p>
              </table:table-cell>
            </table:table-row>
            <table:table-row>
              <table:table-cell office:value-type="string"/>
              <table:table-cell office:value-type="float" office:value="184.319272282903">
                <text:p>184.319272282903</text:p>
              </table:table-cell>
              <table:table-cell office:value-type="float" office:value="110.537870574239">
                <text:p>110.537870574239</text:p>
              </table:table-cell>
            </table:table-row>
            <table:table-row>
              <table:table-cell office:value-type="string"/>
              <table:table-cell office:value-type="float" office:value="144.597967386617">
                <text:p>144.597967386617</text:p>
              </table:table-cell>
              <table:table-cell office:value-type="float" office:value="64.5448897562399">
                <text:p>64.5448897562399</text:p>
              </table:table-cell>
            </table:table-row>
            <table:table-row>
              <table:table-cell office:value-type="string"/>
              <table:table-cell office:value-type="float" office:value="135.421797597983">
                <text:p>135.421797597983</text:p>
              </table:table-cell>
              <table:table-cell office:value-type="float" office:value="56.2924881163025">
                <text:p>56.2924881163025</text:p>
              </table:table-cell>
            </table:table-row>
            <table:table-row>
              <table:table-cell office:value-type="string"/>
              <table:table-cell office:value-type="float" office:value="160.799580462397">
                <text:p>160.799580462397</text:p>
              </table:table-cell>
              <table:table-cell office:value-type="float" office:value="84.9147052518891">
                <text:p>84.9147052518891</text:p>
              </table:table-cell>
            </table:table-row>
            <table:table-row>
              <table:table-cell office:value-type="string"/>
              <table:table-cell office:value-type="float" office:value="111.705291951419">
                <text:p>111.705291951419</text:p>
              </table:table-cell>
              <table:table-cell office:value-type="float" office:value="37.4375651914379">
                <text:p>37.4375651914379</text:p>
              </table:table-cell>
            </table:table-row>
            <table:table-row>
              <table:table-cell office:value-type="string"/>
              <table:table-cell office:value-type="float" office:value="143.891986233947">
                <text:p>143.891986233947</text:p>
              </table:table-cell>
              <table:table-cell office:value-type="float" office:value="63.5365851946241">
                <text:p>63.5365851946241</text:p>
              </table:table-cell>
            </table:table-row>
            <table:table-row>
              <table:table-cell office:value-type="string"/>
              <table:table-cell office:value-type="float" office:value="115.607221789636">
                <text:p>115.607221789636</text:p>
              </table:table-cell>
              <table:table-cell office:value-type="float" office:value="36.9642067817928">
                <text:p>36.9642067817928</text:p>
              </table:table-cell>
            </table:table-row>
            <table:table-row>
              <table:table-cell office:value-type="string"/>
              <table:table-cell office:value-type="float" office:value="139.174721347964">
                <text:p>139.174721347964</text:p>
              </table:table-cell>
              <table:table-cell office:value-type="float" office:value="67.1109929377506">
                <text:p>67.1109929377506</text:p>
              </table:table-cell>
            </table:table-row>
            <table:table-row>
              <table:table-cell office:value-type="string"/>
              <table:table-cell office:value-type="float" office:value="146.940775870305">
                <text:p>146.940775870305</text:p>
              </table:table-cell>
              <table:table-cell office:value-type="float" office:value="74.7735098439806">
                <text:p>74.7735098439806</text:p>
              </table:table-cell>
            </table:table-row>
            <table:table-row>
              <table:table-cell office:value-type="string"/>
              <table:table-cell office:value-type="float" office:value="166.343217380173">
                <text:p>166.343217380173</text:p>
              </table:table-cell>
              <table:table-cell office:value-type="float" office:value="69.6567826198269">
                <text:p>69.6567826198269</text:p>
              </table:table-cell>
            </table:table-row>
            <table:table-row>
              <table:table-cell office:value-type="string"/>
              <table:table-cell office:value-type="float" office:value="157.301195325666">
                <text:p>157.301195325666</text:p>
              </table:table-cell>
              <table:table-cell office:value-type="float" office:value="66.4130903886195">
                <text:p>66.4130903886195</text:p>
              </table:table-cell>
            </table:table-row>
            <table:table-row>
              <table:table-cell office:value-type="string"/>
              <table:table-cell office:value-type="float" office:value="149.925578440119">
                <text:p>149.925578440119</text:p>
              </table:table-cell>
              <table:table-cell office:value-type="float" office:value="53.2172787027378">
                <text:p>53.2172787027378</text:p>
              </table:table-cell>
            </table:table-row>
            <table:table-row>
              <table:table-cell office:value-type="string"/>
              <table:table-cell office:value-type="float" office:value="162.280717562213">
                <text:p>162.280717562213</text:p>
              </table:table-cell>
              <table:table-cell office:value-type="float" office:value="86.8621395806444">
                <text:p>86.8621395806444</text:p>
              </table:table-cell>
            </table:table-row>
            <table:table-row>
              <table:table-cell office:value-type="string"/>
              <table:table-cell office:value-type="float" office:value="124.15527552879">
                <text:p>124.15527552879</text:p>
              </table:table-cell>
              <table:table-cell office:value-type="float" office:value="55.5590101854958">
                <text:p>55.5590101854958</text:p>
              </table:table-cell>
            </table:table-row>
            <table:table-row>
              <table:table-cell office:value-type="string"/>
              <table:table-cell office:value-type="float" office:value="120.991072668955">
                <text:p>120.991072668955</text:p>
              </table:table-cell>
              <table:table-cell office:value-type="float" office:value="48.1517844739024">
                <text:p>48.1517844739024</text:p>
              </table:table-cell>
            </table:table-row>
            <table:table-row>
              <table:table-cell office:value-type="string"/>
              <table:table-cell office:value-type="float" office:value="113.512694695604">
                <text:p>113.512694695604</text:p>
              </table:table-cell>
              <table:table-cell office:value-type="float" office:value="39.6301624472533">
                <text:p>39.6301624472533</text:p>
              </table:table-cell>
            </table:table-row>
            <table:table-row>
              <table:table-cell office:value-type="string"/>
              <table:table-cell office:value-type="float" office:value="249.180092277701">
                <text:p>249.180092277701</text:p>
              </table:table-cell>
              <table:table-cell office:value-type="float" office:value="166.819907722299">
                <text:p>166.819907722299</text:p>
              </table:table-cell>
            </table:table-row>
            <table:table-row>
              <table:table-cell office:value-type="string"/>
              <table:table-cell office:value-type="float" office:value="113.9043001754">
                <text:p>113.9043001754</text:p>
              </table:table-cell>
              <table:table-cell office:value-type="float" office:value="32.3814141103143">
                <text:p>32.3814141103143</text:p>
              </table:table-cell>
            </table:table-row>
            <table:table-row>
              <table:table-cell office:value-type="string"/>
              <table:table-cell office:value-type="float" office:value="162.915359789041">
                <text:p>162.915359789041</text:p>
              </table:table-cell>
              <table:table-cell office:value-type="float" office:value="81.0846402109591">
                <text:p>81.0846402109591</text:p>
              </table:table-cell>
            </table:table-row>
            <table:table-row>
              <table:table-cell office:value-type="string"/>
              <table:table-cell office:value-type="float" office:value="140.280560071998">
                <text:p>140.280560071998</text:p>
              </table:table-cell>
              <table:table-cell office:value-type="float" office:value="70.8622970708593">
                <text:p>70.8622970708593</text:p>
              </table:table-cell>
            </table:table-row>
            <table:table-row>
              <table:table-cell office:value-type="string"/>
              <table:table-cell office:value-type="float" office:value="122.519896822671">
                <text:p>122.519896822671</text:p>
              </table:table-cell>
              <table:table-cell office:value-type="float" office:value="52.0515317487571">
                <text:p>52.0515317487571</text:p>
              </table:table-cell>
            </table:table-row>
            <table:table-row>
              <table:table-cell office:value-type="string"/>
              <table:table-cell office:value-type="float" office:value="238.268191349997">
                <text:p>238.268191349997</text:p>
              </table:table-cell>
              <table:table-cell office:value-type="float" office:value="153.731808650003">
                <text:p>153.731808650003</text:p>
              </table:table-cell>
            </table:table-row>
            <table:table-row>
              <table:table-cell office:value-type="string"/>
              <table:table-cell office:value-type="float" office:value="139.869137952132">
                <text:p>139.869137952132</text:p>
              </table:table-cell>
              <table:table-cell office:value-type="float" office:value="66.1308620478681">
                <text:p>66.1308620478681</text:p>
              </table:table-cell>
            </table:table-row>
            <table:table-row>
              <table:table-cell office:value-type="string"/>
              <table:table-cell office:value-type="float" office:value="141.760464443703">
                <text:p>141.760464443703</text:p>
              </table:table-cell>
              <table:table-cell office:value-type="float" office:value="75.9538212705831">
                <text:p>75.9538212705831</text:p>
              </table:table-cell>
            </table:table-row>
            <table:table-row>
              <table:table-cell office:value-type="string"/>
              <table:table-cell office:value-type="float" office:value="95.6001308990909">
                <text:p>95.6001308990909</text:p>
              </table:table-cell>
              <table:table-cell office:value-type="float" office:value="18.6855833866234">
                <text:p>18.6855833866234</text:p>
              </table:table-cell>
            </table:table-row>
            <table:table-row>
              <table:table-cell office:value-type="string"/>
              <table:table-cell office:value-type="float" office:value="118.935987280313">
                <text:p>118.935987280313</text:p>
              </table:table-cell>
              <table:table-cell office:value-type="float" office:value="49.3497270054018">
                <text:p>49.3497270054018</text:p>
              </table:table-cell>
            </table:table-row>
            <table:table-row>
              <table:table-cell office:value-type="string"/>
              <table:table-cell office:value-type="float" office:value="157.113742685943">
                <text:p>157.113742685943</text:p>
              </table:table-cell>
              <table:table-cell office:value-type="float" office:value="85.4576858854852">
                <text:p>85.4576858854852</text:p>
              </table:table-cell>
            </table:table-row>
            <table:table-row>
              <table:table-cell office:value-type="string"/>
              <table:table-cell office:value-type="float" office:value="162.977413900071">
                <text:p>162.977413900071</text:p>
              </table:table-cell>
              <table:table-cell office:value-type="float" office:value="85.5940146713575">
                <text:p>85.5940146713575</text:p>
              </table:table-cell>
            </table:table-row>
            <table:table-row>
              <table:table-cell office:value-type="string"/>
              <table:table-cell office:value-type="float" office:value="161.005920228841">
                <text:p>161.005920228841</text:p>
              </table:table-cell>
              <table:table-cell office:value-type="float" office:value="85.8512226283016">
                <text:p>85.8512226283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